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378in"/>
    </style:style>
    <style:style style:name="co3" style:family="table-column">
      <style:table-column-properties fo:break-before="auto" style:column-width="2.9835in"/>
    </style:style>
    <style:style style:name="co4" style:family="table-column">
      <style:table-column-properties fo:break-before="auto" style:column-width="3.1in"/>
    </style:style>
    <style:style style:name="co5" style:family="table-column">
      <style:table-column-properties fo:break-before="auto" style:column-width="1.7063in"/>
    </style:style>
    <style:style style:name="co6" style:family="table-column">
      <style:table-column-properties fo:break-before="auto" style:column-width="2.3398in"/>
    </style:style>
    <style:style style:name="co7" style:family="table-column">
      <style:table-column-properties fo:break-before="auto" style:column-width="2.398in"/>
    </style:style>
    <style:style style:name="co8" style:family="table-column">
      <style:table-column-properties fo:break-before="auto" style:column-width="0.8091in"/>
    </style:style>
    <style:style style:name="co9" style:family="table-column">
      <style:table-column-properties fo:break-before="auto" style:column-width="1.1898in"/>
    </style:style>
    <style:style style:name="co10" style:family="table-column">
      <style:table-column-properties fo:break-before="auto" style:column-width="2.3299in"/>
    </style:style>
    <style:style style:name="co11" style:family="table-column">
      <style:table-column-properties fo:break-before="auto" style:column-width="4.9626in"/>
    </style:style>
    <style:style style:name="co12" style:family="table-column">
      <style:table-column-properties fo:break-before="auto" style:column-width="2.4272in"/>
    </style:style>
    <style:style style:name="co13" style:family="table-column">
      <style:table-column-properties fo:break-before="auto" style:column-width="2.0945in"/>
    </style:style>
    <style:style style:name="co14" style:family="table-column">
      <style:table-column-properties fo:break-before="auto" style:column-width="4.8362in"/>
    </style:style>
    <style:style style:name="co15" style:family="table-column">
      <style:table-column-properties fo:break-before="auto" style:column-width="1.2083in"/>
    </style:style>
    <style:style style:name="co16" style:family="table-column">
      <style:table-column-properties fo:break-before="auto" style:column-width="3.4709in"/>
    </style:style>
    <style:style style:name="co17" style:family="table-column">
      <style:table-column-properties fo:break-before="auto" style:column-width="1.6472in"/>
    </style:style>
    <style:style style:name="co18" style:family="table-column">
      <style:table-column-properties fo:break-before="auto" style:column-width="3.7146in"/>
    </style:style>
    <style:style style:name="co19" style:family="table-column">
      <style:table-column-properties fo:break-before="auto" style:column-width="1.9783in"/>
    </style:style>
    <style:style style:name="co20" style:family="table-column">
      <style:table-column-properties fo:break-before="auto" style:column-width="1.4425in"/>
    </style:style>
    <style:style style:name="co21" style:family="table-column">
      <style:table-column-properties fo:break-before="auto" style:column-width="2.7783in"/>
    </style:style>
    <style:style style:name="co22" style:family="table-column">
      <style:table-column-properties fo:break-before="auto" style:column-width="2.0181in"/>
    </style:style>
    <style:style style:name="co23" style:family="table-column">
      <style:table-column-properties fo:break-before="auto" style:column-width="1.8327in"/>
    </style:style>
    <style:style style:name="co24" style:family="table-column">
      <style:table-column-properties fo:break-before="auto" style:column-width="0.8874in"/>
    </style:style>
    <style:style style:name="co25" style:family="table-column">
      <style:table-column-properties fo:break-before="auto" style:column-width="3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ddddd"/>
      <style:text-properties fo:language="en" fo:country="US" fo:font-weight="bold" style:font-weight-asian="bold" style:font-weight-complex="bold"/>
    </style:style>
    <style:style style:name="ce30" style:family="table-cell" style:parent-style-name="Default">
      <style:text-properties fo:color="#ff0000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468a1a"/>
    </style:style>
    <style:style style:name="ce10" style:family="table-cell" style:parent-style-name="Default">
      <style:table-cell-properties fo:background-color="#ffff38"/>
    </style:style>
    <style:style style:name="ce33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dddddd" fo:wrap-option="no-wrap"/>
      <style:text-properties fo:language="en" fo:country="US" fo:font-weight="bold" style:font-weight-asian="bold" style:font-weight-complex="bold"/>
    </style:style>
    <style:style style:name="ce35" style:family="table-cell" style:parent-style-name="Default">
      <style:table-cell-properties fo:wrap-option="no-wrap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fo:color="#ff0000"/>
    </style:style>
    <style:style style:name="ce37" style:family="table-cell" style:parent-style-name="Default">
      <style:table-cell-properties fo:wrap-option="no-wrap"/>
    </style:style>
    <style:style style:name="ce4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5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51" style:family="table-cell" style:parent-style-name="Pivot_20_Table_20_Category" style:data-style-name="N0">
      <style:table-cell-properties fo:border="0.99pt solid #000000"/>
    </style:style>
    <style:style style:name="ce52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5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5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5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67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6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69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7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Read 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Source:</text:p>
          </table:table-cell>
          <table:table-cell office:value-type="string" calcext:value-type="string">
            <text:p>https://winaero.com/windows-11-shell-commands-the-complete-list/</text:p>
          </table:table-cell>
        </table:table-row>
      </table:table>
      <table:table table:name="INDEX(MATCH) EXAMPLE" table:style-name="ta1">
        <office:forms form:automatic-focus="false" form:apply-design-mode="false"/>
        <table:table-column table:style-name="co3" table:default-cell-style-name="Default"/>
        <table:table-column table:style-name="co1" table:default-cell-style-name="ce3"/>
        <table:table-column table:style-name="co4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Default"/>
        <table:table-column table:style-name="co3" table:default-cell-style-name="Default"/>
        <table:table-column table:style-name="co1" table:default-cell-style-name="ce3"/>
        <table:table-row table:style-name="ro1">
          <table:table-cell table:style-name="ce23" office:value-type="string" calcext:value-type="string">
            <text:p>DATA</text:p>
          </table:table-cell>
          <table:table-cell table:style-name="ce23" office:value-type="string" calcext:value-type="string">
            <text:p>MATCH</text:p>
          </table:table-cell>
          <table:table-cell table:style-name="ce23" office:value-type="string" calcext:value-type="string">
            <text:p>INDEX</text:p>
          </table:table-cell>
          <table:table-cell table:style-name="ce23" office:value-type="string" calcext:value-type="string">
            <text:p>INDEX(MATCH)</text:p>
          </table:table-cell>
          <table:table-cell table:style-name="Default"/>
          <table:table-cell/>
          <table:table-cell table:style-name="ce28" office:value-type="string" calcext:value-type="string">
            <text:p>MATCH</text:p>
          </table:table-cell>
          <table:table-cell table:style-name="Default"/>
        </table:table-row>
        <table:table-row table:style-name="ro1">
          <table:table-cell office:value-type="string" calcext:value-type="string">
            <text:p><text:s/>%ComSpec%</text:p>
          </table:table-cell>
          <table:table-cell table:formula="of:=MATCH([.A2];[.$A$2:.$A$30];0)" office:value-type="float" office:value="1" calcext:value-type="float">
            <text:p>1</text:p>
          </table:table-cell>
          <table:table-cell table:formula="of:=INDEX([.$A$2:.$A$30];[.B2];1)" office:value-type="string" office:string-value=" %ComSpec%" calcext:value-type="string">
            <text:p><text:s/>%ComSpec%</text:p>
          </table:table-cell>
          <table:table-cell table:formula="of:=INDEX([.$A$2:.$A$30];MATCH([.A2];[.$G$2:.$G$30];0);1)" office:value-type="string" office:string-value=" %ComSpec%" calcext:value-type="string">
            <text:p><text:s/>%ComSpec%</text:p>
          </table:table-cell>
          <table:table-cell table:number-columns-repeated="2"/>
          <table:table-cell office:value-type="string" calcext:value-type="string">
            <text:p><text:s/>%ComSpec%</text:p>
          </table:table-cell>
          <table:table-cell table:formula="of:=MATCH([.G2];[.$G$2:.$G$30]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Add Network Place</text:p>
          </table:table-cell>
          <table:table-cell table:formula="of:=MATCH([.A3];[.$A$2:.$A$30];0)" office:value-type="float" office:value="2" calcext:value-type="float">
            <text:p>2</text:p>
          </table:table-cell>
          <table:table-cell table:formula="of:=INDEX([.$A$2:.$A$30];[.B3];1)" office:value-type="string" office:string-value=" Add Network Place" calcext:value-type="string">
            <text:p><text:s/>Add Network Place</text:p>
          </table:table-cell>
          <table:table-cell table:formula="of:=INDEX([.$A$2:.$A$30];MATCH([.A3];[.$G$2:.$G$30];0);1)" office:value-type="string" office:string-value=" Add Network Place" calcext:value-type="string">
            <text:p><text:s/>Add Network Place</text:p>
          </table:table-cell>
          <table:table-cell table:number-columns-repeated="2"/>
          <table:table-cell office:value-type="string" calcext:value-type="string">
            <text:p><text:s/>Add Network Place</text:p>
          </table:table-cell>
          <table:table-cell table:formula="of:=MATCH([.G3];[.$G$2:.$G$30]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Connect To</text:p>
          </table:table-cell>
          <table:table-cell table:formula="of:=MATCH([.A4];[.$A$2:.$A$30];0)" office:value-type="float" office:value="3" calcext:value-type="float">
            <text:p>3</text:p>
          </table:table-cell>
          <table:table-cell table:formula="of:=INDEX([.$A$2:.$A$30];[.B4];1)" office:value-type="string" office:string-value=" Connect To" calcext:value-type="string">
            <text:p><text:s/>Connect To</text:p>
          </table:table-cell>
          <table:table-cell table:formula="of:=INDEX([.$A$2:.$A$30];MATCH([.A4];[.$G$2:.$G$30];0);1)" office:value-type="string" office:string-value=" Connect To" calcext:value-type="string">
            <text:p><text:s/>Connect To</text:p>
          </table:table-cell>
          <table:table-cell table:number-columns-repeated="2"/>
          <table:table-cell office:value-type="string" calcext:value-type="string">
            <text:p><text:s/>Connect To</text:p>
          </table:table-cell>
          <table:table-cell table:formula="of:=MATCH([.G4];[.$G$2:.$G$30]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CSCFolder</text:p>
          </table:table-cell>
          <table:table-cell table:formula="of:=MATCH([.A5];[.$A$2:.$A$30];0)" office:value-type="float" office:value="4" calcext:value-type="float">
            <text:p>4</text:p>
          </table:table-cell>
          <table:table-cell table:formula="of:=INDEX([.$A$2:.$A$30];[.B5];1)" office:value-type="string" office:string-value=" CSCFolder" calcext:value-type="string">
            <text:p><text:s/>CSCFolder</text:p>
          </table:table-cell>
          <table:table-cell table:formula="of:=INDEX([.$A$2:.$A$30];MATCH([.A5];[.$G$2:.$G$30];0);1)" office:value-type="string" office:string-value=" CSCFolder" calcext:value-type="string">
            <text:p><text:s/>CSCFolder</text:p>
          </table:table-cell>
          <table:table-cell table:number-columns-repeated="2"/>
          <table:table-cell office:value-type="string" calcext:value-type="string">
            <text:p><text:s/>CSCFolder</text:p>
          </table:table-cell>
          <table:table-cell table:formula="of:=MATCH([.G5];[.$G$2:.$G$30]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InternetFolder</text:p>
          </table:table-cell>
          <table:table-cell table:formula="of:=MATCH([.A6];[.$A$2:.$A$30];0)" office:value-type="float" office:value="5" calcext:value-type="float">
            <text:p>5</text:p>
          </table:table-cell>
          <table:table-cell table:formula="of:=INDEX([.$A$2:.$A$30];[.B6];1)" office:value-type="string" office:string-value=" InternetFolder" calcext:value-type="string">
            <text:p><text:s/>InternetFolder</text:p>
          </table:table-cell>
          <table:table-cell table:formula="of:=INDEX([.$A$2:.$A$30];MATCH([.A6];[.$G$2:.$G$30];0);1)" office:value-type="string" office:string-value=" InternetFolder" calcext:value-type="string">
            <text:p><text:s/>InternetFolder</text:p>
          </table:table-cell>
          <table:table-cell table:number-columns-repeated="2"/>
          <table:table-cell office:value-type="string" calcext:value-type="string">
            <text:p><text:s/>InternetFolder</text:p>
          </table:table-cell>
          <table:table-cell table:formula="of:=MATCH([.G6];[.$G$2:.$G$30];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Manage Wireless Networks</text:p>
          </table:table-cell>
          <table:table-cell table:formula="of:=MATCH([.A7];[.$A$2:.$A$30];0)" office:value-type="float" office:value="6" calcext:value-type="float">
            <text:p>6</text:p>
          </table:table-cell>
          <table:table-cell table:formula="of:=INDEX([.$A$2:.$A$30];[.B7];1)" office:value-type="string" office:string-value=" Manage Wireless Networks" calcext:value-type="string">
            <text:p><text:s/>Manage Wireless Networks</text:p>
          </table:table-cell>
          <table:table-cell table:formula="of:=INDEX([.$A$2:.$A$30];MATCH([.A7];[.$G$2:.$G$30];0);1)" office:value-type="string" office:string-value=" Manage Wireless Networks" calcext:value-type="string">
            <text:p><text:s/>Manage Wireless Networks</text:p>
          </table:table-cell>
          <table:table-cell table:number-columns-repeated="2"/>
          <table:table-cell office:value-type="string" calcext:value-type="string">
            <text:p><text:s/>Manage Wireless Networks</text:p>
          </table:table-cell>
          <table:table-cell table:formula="of:=MATCH([.G7];[.$G$2:.$G$30]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MAPIFolder</text:p>
          </table:table-cell>
          <table:table-cell table:formula="of:=MATCH([.A8];[.$A$2:.$A$30];0)" office:value-type="float" office:value="7" calcext:value-type="float">
            <text:p>7</text:p>
          </table:table-cell>
          <table:table-cell table:formula="of:=INDEX([.$A$2:.$A$30];[.B8];1)" office:value-type="string" office:string-value=" MAPIFolder" calcext:value-type="string">
            <text:p><text:s/>MAPIFolder</text:p>
          </table:table-cell>
          <table:table-cell table:formula="of:=INDEX([.$A$2:.$A$30];MATCH([.A8];[.$G$2:.$G$30];0);1)" office:value-type="string" office:string-value=" MAPIFolder" calcext:value-type="string">
            <text:p><text:s/>MAPIFolder</text:p>
          </table:table-cell>
          <table:table-cell table:number-columns-repeated="2"/>
          <table:table-cell office:value-type="string" calcext:value-type="string">
            <text:p><text:s/>MAPIFolder</text:p>
          </table:table-cell>
          <table:table-cell table:formula="of:=MATCH([.G8];[.$G$2:.$G$30]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Microsoft FTP Folder</text:p>
          </table:table-cell>
          <table:table-cell table:formula="of:=MATCH([.A9];[.$A$2:.$A$30];0)" office:value-type="float" office:value="8" calcext:value-type="float">
            <text:p>8</text:p>
          </table:table-cell>
          <table:table-cell table:formula="of:=INDEX([.$A$2:.$A$30];[.B9];1)" office:value-type="string" office:string-value=" Microsoft FTP Folder" calcext:value-type="string">
            <text:p><text:s/>Microsoft FTP Folder</text:p>
          </table:table-cell>
          <table:table-cell table:formula="of:=INDEX([.$A$2:.$A$30];MATCH([.A9];[.$G$2:.$G$30];0);1)" office:value-type="string" office:string-value=" Microsoft FTP Folder" calcext:value-type="string">
            <text:p><text:s/>Microsoft FTP Folder</text:p>
          </table:table-cell>
          <table:table-cell table:number-columns-repeated="2"/>
          <table:table-cell office:value-type="string" calcext:value-type="string">
            <text:p><text:s/>Microsoft FTP Folder</text:p>
          </table:table-cell>
          <table:table-cell table:formula="of:=MATCH([.G9];[.$G$2:.$G$30];0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/>Microsoft Office Outlook</text:p>
          </table:table-cell>
          <table:table-cell table:formula="of:=MATCH([.A10];[.$A$2:.$A$30];0)" office:value-type="float" office:value="9" calcext:value-type="float">
            <text:p>9</text:p>
          </table:table-cell>
          <table:table-cell table:formula="of:=INDEX([.$A$2:.$A$30];[.B10];1)" office:value-type="string" office:string-value=" Microsoft Office Outlook" calcext:value-type="string">
            <text:p><text:s/>Microsoft Office Outlook</text:p>
          </table:table-cell>
          <table:table-cell table:formula="of:=INDEX([.$A$2:.$A$30];MATCH([.A10];[.$G$2:.$G$30];0);1)" office:value-type="string" office:string-value=" Microsoft Office Outlook" calcext:value-type="string">
            <text:p><text:s/>Microsoft Office Outlook</text:p>
          </table:table-cell>
          <table:table-cell table:number-columns-repeated="2"/>
          <table:table-cell office:value-type="string" calcext:value-type="string">
            <text:p><text:s/>Microsoft Office Outlook</text:p>
          </table:table-cell>
          <table:table-cell table:formula="of:=MATCH([.G10];[.$G$2:.$G$30];0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Offline Files</text:p>
          </table:table-cell>
          <table:table-cell table:formula="of:=MATCH([.A11];[.$A$2:.$A$30];0)" office:value-type="float" office:value="10" calcext:value-type="float">
            <text:p>10</text:p>
          </table:table-cell>
          <table:table-cell table:formula="of:=INDEX([.$A$2:.$A$30];[.B11];1)" office:value-type="string" office:string-value=" Offline Files" calcext:value-type="string">
            <text:p><text:s/>Offline Files</text:p>
          </table:table-cell>
          <table:table-cell table:formula="of:=INDEX([.$A$2:.$A$30];MATCH([.A11];[.$G$2:.$G$30];0);1)" office:value-type="string" office:string-value=" Offline Files" calcext:value-type="string">
            <text:p><text:s/>Offline Files</text:p>
          </table:table-cell>
          <table:table-cell table:number-columns-repeated="2"/>
          <table:table-cell office:value-type="string" calcext:value-type="string">
            <text:p><text:s/>Offline Files</text:p>
          </table:table-cell>
          <table:table-cell table:formula="of:=MATCH([.G11];[.$G$2:.$G$30];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/>Offline Files Folder</text:p>
          </table:table-cell>
          <table:table-cell table:formula="of:=MATCH([.A12];[.$A$2:.$A$30];0)" office:value-type="float" office:value="11" calcext:value-type="float">
            <text:p>11</text:p>
          </table:table-cell>
          <table:table-cell table:formula="of:=INDEX([.$A$2:.$A$30];[.B12];1)" office:value-type="string" office:string-value=" Offline Files Folder" calcext:value-type="string">
            <text:p><text:s/>Offline Files Folder</text:p>
          </table:table-cell>
          <table:table-cell table:formula="of:=INDEX([.$A$2:.$A$30];MATCH([.A12];[.$G$2:.$G$30];0);1)" office:value-type="string" office:string-value=" Offline Files Folder" calcext:value-type="string">
            <text:p><text:s/>Offline Files Folder</text:p>
          </table:table-cell>
          <table:table-cell table:number-columns-repeated="2"/>
          <table:table-cell office:value-type="string" calcext:value-type="string">
            <text:p><text:s/>Offline Files Folder</text:p>
          </table:table-cell>
          <table:table-cell table:formula="of:=MATCH([.G12];[.$G$2:.$G$30];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Previous Versions</text:p>
          </table:table-cell>
          <table:table-cell table:formula="of:=MATCH([.A13];[.$A$2:.$A$30];0)" office:value-type="float" office:value="12" calcext:value-type="float">
            <text:p>12</text:p>
          </table:table-cell>
          <table:table-cell table:formula="of:=INDEX([.$A$2:.$A$30];[.B13];1)" office:value-type="string" office:string-value=" Previous Versions" calcext:value-type="string">
            <text:p><text:s/>Previous Versions</text:p>
          </table:table-cell>
          <table:table-cell table:formula="of:=INDEX([.$A$2:.$A$30];MATCH([.A13];[.$G$2:.$G$30];0);1)" office:value-type="string" office:string-value=" Previous Versions" calcext:value-type="string">
            <text:p><text:s/>Previous Versions</text:p>
          </table:table-cell>
          <table:table-cell table:number-columns-repeated="2"/>
          <table:table-cell office:value-type="string" calcext:value-type="string">
            <text:p><text:s/>Previous Versions</text:p>
          </table:table-cell>
          <table:table-cell table:formula="of:=MATCH([.G13];[.$G$2:.$G$30];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/>Previous Versions Results Delegate Folder</text:p>
          </table:table-cell>
          <table:table-cell table:formula="of:=MATCH([.A14];[.$A$2:.$A$30];0)" office:value-type="float" office:value="13" calcext:value-type="float">
            <text:p>13</text:p>
          </table:table-cell>
          <table:table-cell table:formula="of:=INDEX([.$A$2:.$A$30];[.B14];1)" office:value-type="string" office:string-value=" Previous Versions Results Delegate Folder" calcext:value-type="string">
            <text:p><text:s/>Previous Versions Results Delegate Folder</text:p>
          </table:table-cell>
          <table:table-cell table:formula="of:=INDEX([.$A$2:.$A$30];MATCH([.A14];[.$G$2:.$G$30];0);1)" office:value-type="string" office:string-value=" Previous Versions Results Delegate Folder" calcext:value-type="string">
            <text:p><text:s/>Previous Versions Results Delegate Folder</text:p>
          </table:table-cell>
          <table:table-cell table:number-columns-repeated="2"/>
          <table:table-cell office:value-type="string" calcext:value-type="string">
            <text:p><text:s/>Previous Versions Results Delegate Folder</text:p>
          </table:table-cell>
          <table:table-cell table:formula="of:=MATCH([.G14];[.$G$2:.$G$30];0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s/>Remote File Browser</text:p>
          </table:table-cell>
          <table:table-cell table:formula="of:=MATCH([.A15];[.$A$2:.$A$30];0)" office:value-type="float" office:value="14" calcext:value-type="float">
            <text:p>14</text:p>
          </table:table-cell>
          <table:table-cell table:formula="of:=INDEX([.$A$2:.$A$30];[.B15];1)" office:value-type="string" office:string-value=" Remote File Browser" calcext:value-type="string">
            <text:p><text:s/>Remote File Browser</text:p>
          </table:table-cell>
          <table:table-cell table:formula="of:=INDEX([.$A$2:.$A$30];MATCH([.A15];[.$G$2:.$G$30];0);1)" office:value-type="string" office:string-value=" Remote File Browser" calcext:value-type="string">
            <text:p><text:s/>Remote File Browser</text:p>
          </table:table-cell>
          <table:table-cell table:number-columns-repeated="2"/>
          <table:table-cell office:value-type="string" calcext:value-type="string">
            <text:p><text:s/>Remote File Browser</text:p>
          </table:table-cell>
          <table:table-cell table:formula="of:=MATCH([.G15];[.$G$2:.$G$30]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s/>Run...</text:p>
          </table:table-cell>
          <table:table-cell table:formula="of:=MATCH([.A16];[.$A$2:.$A$30];0)" office:value-type="float" office:value="15" calcext:value-type="float">
            <text:p>15</text:p>
          </table:table-cell>
          <table:table-cell table:formula="of:=INDEX([.$A$2:.$A$30];[.B16];1)" office:value-type="string" office:string-value=" Run..." calcext:value-type="string">
            <text:p><text:s/>Run...</text:p>
          </table:table-cell>
          <table:table-cell table:formula="of:=INDEX([.$A$2:.$A$30];MATCH([.A16];[.$G$2:.$G$30];0);1)" office:value-type="string" office:string-value=" Run..." calcext:value-type="string">
            <text:p><text:s/>Run...</text:p>
          </table:table-cell>
          <table:table-cell table:number-columns-repeated="2"/>
          <table:table-cell office:value-type="string" calcext:value-type="string">
            <text:p><text:s/>Run...</text:p>
          </table:table-cell>
          <table:table-cell table:formula="of:=MATCH([.G16];[.$G$2:.$G$30]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s/>Set Program Access and Computer Defaults</text:p>
          </table:table-cell>
          <table:table-cell table:formula="of:=MATCH([.A17];[.$A$2:.$A$30];0)" office:value-type="float" office:value="16" calcext:value-type="float">
            <text:p>16</text:p>
          </table:table-cell>
          <table:table-cell table:formula="of:=INDEX([.$A$2:.$A$30];[.B17];1)" office:value-type="string" office:string-value=" Set Program Access and Computer Defaults" calcext:value-type="string">
            <text:p><text:s/>Set Program Access and Computer Defaults</text:p>
          </table:table-cell>
          <table:table-cell table:formula="of:=INDEX([.$A$2:.$A$30];MATCH([.A17];[.$G$2:.$G$30];0);1)" office:value-type="string" office:string-value=" Set Program Access and Computer Defaults" calcext:value-type="string">
            <text:p><text:s/>Set Program Access and Computer Defaults</text:p>
          </table:table-cell>
          <table:table-cell table:number-columns-repeated="2"/>
          <table:table-cell office:value-type="string" calcext:value-type="string">
            <text:p><text:s/>Set Program Access and Computer Defaults</text:p>
          </table:table-cell>
          <table:table-cell table:formula="of:=MATCH([.G17];[.$G$2:.$G$30]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s/>Show desktop</text:p>
          </table:table-cell>
          <table:table-cell table:formula="of:=MATCH([.A18];[.$A$2:.$A$30];0)" office:value-type="float" office:value="17" calcext:value-type="float">
            <text:p>17</text:p>
          </table:table-cell>
          <table:table-cell table:formula="of:=INDEX([.$A$2:.$A$30];[.B18];1)" office:value-type="string" office:string-value=" Show desktop" calcext:value-type="string">
            <text:p><text:s/>Show desktop</text:p>
          </table:table-cell>
          <table:table-cell table:formula="of:=INDEX([.$A$2:.$A$30];MATCH([.A18];[.$G$2:.$G$30];0);1)" office:value-type="string" office:string-value=" Show desktop" calcext:value-type="string">
            <text:p><text:s/>Show desktop</text:p>
          </table:table-cell>
          <table:table-cell table:number-columns-repeated="2"/>
          <table:table-cell office:value-type="string" calcext:value-type="string">
            <text:p><text:s/>Show desktop</text:p>
          </table:table-cell>
          <table:table-cell table:formula="of:=MATCH([.G18];[.$G$2:.$G$30];0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<text:s/>Speech Recognition</text:p>
          </table:table-cell>
          <table:table-cell table:formula="of:=MATCH([.A19];[.$A$2:.$A$30];0)" office:value-type="float" office:value="18" calcext:value-type="float">
            <text:p>18</text:p>
          </table:table-cell>
          <table:table-cell table:formula="of:=INDEX([.$A$2:.$A$30];[.B19];1)" office:value-type="string" office:string-value=" Speech Recognition" calcext:value-type="string">
            <text:p><text:s/>Speech Recognition</text:p>
          </table:table-cell>
          <table:table-cell table:formula="of:=INDEX([.$A$2:.$A$30];MATCH([.A19];[.$G$2:.$G$30];0);1)" office:value-type="string" office:string-value=" Speech Recognition" calcext:value-type="string">
            <text:p><text:s/>Speech Recognition</text:p>
          </table:table-cell>
          <table:table-cell table:number-columns-repeated="2"/>
          <table:table-cell office:value-type="string" calcext:value-type="string">
            <text:p><text:s/>Speech Recognition</text:p>
          </table:table-cell>
          <table:table-cell table:formula="of:=MATCH([.G19];[.$G$2:.$G$30];0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s/>Start Menu</text:p>
          </table:table-cell>
          <table:table-cell table:formula="of:=MATCH([.A20];[.$A$2:.$A$30];0)" office:value-type="float" office:value="19" calcext:value-type="float">
            <text:p>19</text:p>
          </table:table-cell>
          <table:table-cell table:formula="of:=INDEX([.$A$2:.$A$30];[.B20];1)" office:value-type="string" office:string-value=" Start Menu" calcext:value-type="string">
            <text:p><text:s/>Start Menu</text:p>
          </table:table-cell>
          <table:table-cell table:formula="of:=INDEX([.$A$2:.$A$30];MATCH([.A20];[.$G$2:.$G$30];0);1)" office:value-type="string" office:string-value=" Start Menu" calcext:value-type="string">
            <text:p><text:s/>Start Menu</text:p>
          </table:table-cell>
          <table:table-cell table:number-columns-repeated="2"/>
          <table:table-cell office:value-type="string" calcext:value-type="string">
            <text:p><text:s/>Start Menu</text:p>
          </table:table-cell>
          <table:table-cell table:formula="of:=MATCH([.G20];[.$G$2:.$G$30];0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s/>Storage Spaces</text:p>
          </table:table-cell>
          <table:table-cell table:formula="of:=MATCH([.A21];[.$A$2:.$A$30];0)" office:value-type="float" office:value="20" calcext:value-type="float">
            <text:p>20</text:p>
          </table:table-cell>
          <table:table-cell table:formula="of:=INDEX([.$A$2:.$A$30];[.B21];1)" office:value-type="string" office:string-value=" Storage Spaces" calcext:value-type="string">
            <text:p><text:s/>Storage Spaces</text:p>
          </table:table-cell>
          <table:table-cell table:formula="of:=INDEX([.$A$2:.$A$30];MATCH([.A21];[.$G$2:.$G$30];0);1)" office:value-type="string" office:string-value=" Storage Spaces" calcext:value-type="string">
            <text:p><text:s/>Storage Spaces</text:p>
          </table:table-cell>
          <table:table-cell table:number-columns-repeated="2"/>
          <table:table-cell office:value-type="string" calcext:value-type="string">
            <text:p><text:s/>Storage Spaces</text:p>
          </table:table-cell>
          <table:table-cell table:formula="of:=MATCH([.G21];[.$G$2:.$G$30];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s/>Switch between windows</text:p>
          </table:table-cell>
          <table:table-cell table:formula="of:=MATCH([.A22];[.$A$2:.$A$30];0)" office:value-type="float" office:value="21" calcext:value-type="float">
            <text:p>21</text:p>
          </table:table-cell>
          <table:table-cell table:formula="of:=INDEX([.$A$2:.$A$30];[.B22];1)" office:value-type="string" office:string-value=" Switch between windows" calcext:value-type="string">
            <text:p><text:s/>Switch between windows</text:p>
          </table:table-cell>
          <table:table-cell table:formula="of:=INDEX([.$A$2:.$A$30];MATCH([.A22];[.$G$2:.$G$30];0);1)" office:value-type="string" office:string-value=" Switch between windows" calcext:value-type="string">
            <text:p><text:s/>Switch between windows</text:p>
          </table:table-cell>
          <table:table-cell table:number-columns-repeated="2"/>
          <table:table-cell office:value-type="string" calcext:value-type="string">
            <text:p><text:s/>Switch between windows</text:p>
          </table:table-cell>
          <table:table-cell table:formula="of:=MATCH([.G22];[.$G$2:.$G$30];0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s/>System Restore</text:p>
          </table:table-cell>
          <table:table-cell table:formula="of:=MATCH([.A23];[.$A$2:.$A$30];0)" office:value-type="float" office:value="22" calcext:value-type="float">
            <text:p>22</text:p>
          </table:table-cell>
          <table:table-cell table:formula="of:=INDEX([.$A$2:.$A$30];[.B23];1)" office:value-type="string" office:string-value=" System Restore" calcext:value-type="string">
            <text:p><text:s/>System Restore</text:p>
          </table:table-cell>
          <table:table-cell table:formula="of:=INDEX([.$A$2:.$A$30];MATCH([.A23];[.$G$2:.$G$30];0);1)" office:value-type="string" office:string-value=" System Restore" calcext:value-type="string">
            <text:p><text:s/>System Restore</text:p>
          </table:table-cell>
          <table:table-cell table:number-columns-repeated="2"/>
          <table:table-cell office:value-type="string" calcext:value-type="string">
            <text:p><text:s/>System Restore</text:p>
          </table:table-cell>
          <table:table-cell table:formula="of:=MATCH([.G23];[.$G$2:.$G$30];0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s/>Taskbar</text:p>
          </table:table-cell>
          <table:table-cell table:formula="of:=MATCH([.A24];[.$A$2:.$A$30];0)" office:value-type="float" office:value="23" calcext:value-type="float">
            <text:p>23</text:p>
          </table:table-cell>
          <table:table-cell table:formula="of:=INDEX([.$A$2:.$A$30];[.B24];1)" office:value-type="string" office:string-value=" Taskbar" calcext:value-type="string">
            <text:p><text:s/>Taskbar</text:p>
          </table:table-cell>
          <table:table-cell table:formula="of:=INDEX([.$A$2:.$A$30];MATCH([.A24];[.$G$2:.$G$30];0);1)" office:value-type="string" office:string-value=" Taskbar" calcext:value-type="string">
            <text:p><text:s/>Taskbar</text:p>
          </table:table-cell>
          <table:table-cell table:number-columns-repeated="2"/>
          <table:table-cell office:value-type="string" calcext:value-type="string">
            <text:p><text:s/>Taskbar</text:p>
          </table:table-cell>
          <table:table-cell table:formula="of:=MATCH([.G24];[.$G$2:.$G$30];0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s/>User Accounts</text:p>
          </table:table-cell>
          <table:table-cell table:formula="of:=MATCH([.A25];[.$A$2:.$A$30];0)" office:value-type="float" office:value="24" calcext:value-type="float">
            <text:p>24</text:p>
          </table:table-cell>
          <table:table-cell table:formula="of:=INDEX([.$A$2:.$A$30];[.B25];1)" office:value-type="string" office:string-value=" User Accounts" calcext:value-type="string">
            <text:p><text:s/>User Accounts</text:p>
          </table:table-cell>
          <table:table-cell table:formula="of:=INDEX([.$A$2:.$A$30];MATCH([.A25];[.$G$2:.$G$30];0);1)" office:value-type="string" office:string-value=" User Accounts" calcext:value-type="string">
            <text:p><text:s/>User Accounts</text:p>
          </table:table-cell>
          <table:table-cell table:number-columns-repeated="2"/>
          <table:table-cell office:value-type="string" calcext:value-type="string">
            <text:p><text:s/>User Accounts</text:p>
          </table:table-cell>
          <table:table-cell table:formula="of:=MATCH([.G25];[.$G$2:.$G$30];0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s/>Windows Features</text:p>
          </table:table-cell>
          <table:table-cell table:formula="of:=MATCH([.A26];[.$A$2:.$A$30];0)" office:value-type="float" office:value="25" calcext:value-type="float">
            <text:p>25</text:p>
          </table:table-cell>
          <table:table-cell table:formula="of:=INDEX([.$A$2:.$A$30];[.B26];1)" office:value-type="string" office:string-value=" Windows Features" calcext:value-type="string">
            <text:p><text:s/>Windows Features</text:p>
          </table:table-cell>
          <table:table-cell table:formula="of:=INDEX([.$A$2:.$A$30];MATCH([.A26];[.$G$2:.$G$30];0);1)" office:value-type="string" office:string-value=" Windows Features" calcext:value-type="string">
            <text:p><text:s/>Windows Features</text:p>
          </table:table-cell>
          <table:table-cell table:number-columns-repeated="2"/>
          <table:table-cell office:value-type="string" calcext:value-type="string">
            <text:p><text:s/>Windows Features</text:p>
          </table:table-cell>
          <table:table-cell table:formula="of:=MATCH([.G26];[.$G$2:.$G$30];0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s/>Windows Mobility Center</text:p>
          </table:table-cell>
          <table:table-cell table:formula="of:=MATCH([.A27];[.$A$2:.$A$30];0)" office:value-type="float" office:value="26" calcext:value-type="float">
            <text:p>26</text:p>
          </table:table-cell>
          <table:table-cell table:formula="of:=INDEX([.$A$2:.$A$30];[.B27];1)" office:value-type="string" office:string-value=" Windows Mobility Center" calcext:value-type="string">
            <text:p><text:s/>Windows Mobility Center</text:p>
          </table:table-cell>
          <table:table-cell table:formula="of:=INDEX([.$A$2:.$A$30];MATCH([.A27];[.$G$2:.$G$30];0);1)" office:value-type="string" office:string-value=" Windows Mobility Center" calcext:value-type="string">
            <text:p><text:s/>Windows Mobility Center</text:p>
          </table:table-cell>
          <table:table-cell table:number-columns-repeated="2"/>
          <table:table-cell office:value-type="string" calcext:value-type="string">
            <text:p><text:s/>Windows Mobility Center</text:p>
          </table:table-cell>
          <table:table-cell table:formula="of:=MATCH([.G27];[.$G$2:.$G$30];0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s/>Windows Search</text:p>
          </table:table-cell>
          <table:table-cell table:formula="of:=MATCH([.A28];[.$A$2:.$A$30];0)" office:value-type="float" office:value="27" calcext:value-type="float">
            <text:p>27</text:p>
          </table:table-cell>
          <table:table-cell table:formula="of:=INDEX([.$A$2:.$A$30];[.B28];1)" office:value-type="string" office:string-value=" Windows Search" calcext:value-type="string">
            <text:p><text:s/>Windows Search</text:p>
          </table:table-cell>
          <table:table-cell table:formula="of:=INDEX([.$A$2:.$A$30];MATCH([.A28];[.$G$2:.$G$30];0);1)" office:value-type="string" office:string-value=" Windows Search" calcext:value-type="string">
            <text:p><text:s/>Windows Search</text:p>
          </table:table-cell>
          <table:table-cell table:number-columns-repeated="2"/>
          <table:table-cell office:value-type="string" calcext:value-type="string">
            <text:p><text:s/>Windows Search</text:p>
          </table:table-cell>
          <table:table-cell table:formula="of:=MATCH([.G28];[.$G$2:.$G$30];0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s/>Windows Security</text:p>
          </table:table-cell>
          <table:table-cell table:formula="of:=MATCH([.A29];[.$A$2:.$A$30];0)" office:value-type="float" office:value="28" calcext:value-type="float">
            <text:p>28</text:p>
          </table:table-cell>
          <table:table-cell table:formula="of:=INDEX([.$A$2:.$A$30];[.B29];1)" office:value-type="string" office:string-value=" Windows Security" calcext:value-type="string">
            <text:p><text:s/>Windows Security</text:p>
          </table:table-cell>
          <table:table-cell table:formula="of:=INDEX([.$A$2:.$A$30];MATCH([.A29];[.$G$2:.$G$30];0);1)" office:value-type="string" office:string-value=" Windows Security" calcext:value-type="string">
            <text:p><text:s/>Windows Security</text:p>
          </table:table-cell>
          <table:table-cell table:number-columns-repeated="2"/>
          <table:table-cell office:value-type="string" calcext:value-type="string">
            <text:p><text:s/>Windows Security</text:p>
          </table:table-cell>
          <table:table-cell table:formula="of:=MATCH([.G29];[.$G$2:.$G$30];0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s/>Work Folders</text:p>
          </table:table-cell>
          <table:table-cell table:formula="of:=MATCH([.A30];[.$A$2:.$A$30];0)" office:value-type="float" office:value="29" calcext:value-type="float">
            <text:p>29</text:p>
          </table:table-cell>
          <table:table-cell table:formula="of:=INDEX([.$A$2:.$A$30];[.B30];1)" office:value-type="string" office:string-value=" Work Folders" calcext:value-type="string">
            <text:p><text:s/>Work Folders</text:p>
          </table:table-cell>
          <table:table-cell table:formula="of:=INDEX([.$A$2:.$A$30];MATCH([.A30];[.$G$2:.$G$30];0);1)" office:value-type="string" office:string-value=" Work Folders" calcext:value-type="string">
            <text:p><text:s/>Work Folders</text:p>
          </table:table-cell>
          <table:table-cell table:number-columns-repeated="2"/>
          <table:table-cell office:value-type="string" calcext:value-type="string">
            <text:p><text:s/>Work Folders</text:p>
          </table:table-cell>
          <table:table-cell table:formula="of:=MATCH([.G30];[.$G$2:.$G$30];0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MATCH(DATA(INDEX(MATCH)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EnvVars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1"/>
        <table:table-column table:style-name="co11" table:default-cell-style-name="Default"/>
        <table:table-row table:style-name="ro1">
          <table:table-cell table:style-name="ce23" office:value-type="string" calcext:value-type="string">
            <text:p>Command Environment Variables​</text:p>
          </table:table-cell>
          <table:table-cell table:style-name="ce23" office:value-type="string" calcext:value-type="string">
            <text:p>PowerShell Environment Variables​</text:p>
          </table:table-cell>
          <table:table-cell table:style-name="ce23" office:value-type="string" calcext:value-type="string">
            <text:p>What opens</text:p>
          </table:table-cell>
          <table:table-cell table:style-name="ce29" office:value-type="string" calcext:value-type="string">
            <text:p>Concatenate</text:p>
          </table:table-cell>
          <table:table-cell table:style-name="ce29" office:value-type="string" calcext:value-type="string">
            <text:p>IsPath?</text:p>
          </table:table-cell>
          <table:table-cell table:style-name="ce23" office:value-type="string" calcext:value-type="string">
            <text:p>TestEnvVar.ahk</text:p>
          </table:table-cell>
          <table:table-cell table:style-name="ce29" office:value-type="string" calcext:value-type="string">
            <text:p>Key, Value</text:p>
          </table:table-cell>
          <table:table-cell table:style-name="ce32" office:value-type="string" calcext:value-type="string">
            <text:p>Sorted Key, Value</text:p>
          </table:table-cell>
        </table:table-row>
        <table:table-row table:style-name="ro1">
          <table:table-cell office:value-type="string" calcext:value-type="string">
            <text:p>%ALLUSERSPROFILE%</text:p>
          </table:table-cell>
          <table:table-cell office:value-type="string" calcext:value-type="string">
            <text:p>$Env:ALLUSERSPROFILE</text:p>
          </table:table-cell>
          <table:table-cell office:value-type="string" calcext:value-type="string">
            <text:p>C:\ProgramData</text:p>
          </table:table-cell>
          <table:table-cell table:formula="of:=&quot;&quot;&quot;&quot; &amp; [.A2] &amp; &quot;&quot;&quot;&quot; &amp; &quot;,&quot; &amp; &quot;&quot;&quot;&quot; &amp; [.C2] &amp; &quot;&quot;&quot;&quot; &amp; &quot;,&quot;" office:value-type="string" office:string-value="&quot;%ALLUSERSPROFILE%&quot;,&quot;C:\ProgramData&quot;," calcext:value-type="string">
            <text:p>"%ALLUSERSPROFILE%","C:\ProgramData",</text:p>
          </table:table-cell>
          <table:table-cell table:formula="of:=IF(ISNUMBER(SEARCH(&quot;:\&quot;; [.$D2])); &quot;&quot;; &quot;EXCLUDE&quot;)">
            <text:p/>
          </table:table-cell>
          <table:table-cell/>
          <table:table-cell table:formula="of:=IF(OR([.$E2]=&quot;EXCLUDE&quot;; [.$F2] = &quot;EXCLUDE&quot;); &quot;&quot;; [.$D2])" office:value-type="string" office:string-value="&quot;%ALLUSERSPROFILE%&quot;,&quot;C:\ProgramData&quot;," calcext:value-type="string">
            <text:p>"%ALLUSERSPROFILE%","C:\ProgramData",</text:p>
          </table:table-cell>
          <table:table-cell office:value-type="string" calcext:value-type="string">
            <text:p>"%ALLUSERSPROFILE%","C:\ProgramData",</text:p>
          </table:table-cell>
        </table:table-row>
        <table:table-row table:style-name="ro1">
          <table:table-cell office:value-type="string" calcext:value-type="string">
            <text:p>%APPDATA%</text:p>
          </table:table-cell>
          <table:table-cell office:value-type="string" calcext:value-type="string">
            <text:p>$Env:APPDATA</text:p>
          </table:table-cell>
          <table:table-cell office:value-type="string" calcext:value-type="string">
            <text:p>C:\Users\(user-name)\AppData\Roaming</text:p>
          </table:table-cell>
          <table:table-cell table:formula="of:=&quot;&quot;&quot;&quot; &amp; [.A3] &amp; &quot;&quot;&quot;&quot; &amp; &quot;,&quot; &amp; &quot;&quot;&quot;&quot; &amp; [.C3] &amp; &quot;&quot;&quot;&quot; &amp; &quot;,&quot;" office:value-type="string" office:string-value="&quot;%APPDATA%&quot;,&quot;C:\Users\(user-name)\AppData\Roaming&quot;," calcext:value-type="string">
            <text:p>"%APPDATA%","C:\Users\(user-name)\AppData\Roaming",</text:p>
          </table:table-cell>
          <table:table-cell table:formula="of:=IF(ISNUMBER(SEARCH(&quot;:\&quot;; [.$D3])); &quot;&quot;; &quot;EXCLUDE&quot;)">
            <text:p/>
          </table:table-cell>
          <table:table-cell/>
          <table:table-cell table:formula="of:=IF(OR([.$E3]=&quot;EXCLUDE&quot;; [.$F3] = &quot;EXCLUDE&quot;); &quot;&quot;; [.$D3])" office:value-type="string" office:string-value="&quot;%APPDATA%&quot;,&quot;C:\Users\(user-name)\AppData\Roaming&quot;," calcext:value-type="string">
            <text:p>"%APPDATA%","C:\Users\(user-name)\AppData\Roaming",</text:p>
          </table:table-cell>
          <table:table-cell office:value-type="string" calcext:value-type="string">
            <text:p>"%APPDATA%","C:\Users\(user-name)\AppData\Roaming",</text:p>
          </table:table-cell>
        </table:table-row>
        <table:table-row table:style-name="ro1">
          <table:table-cell office:value-type="string" calcext:value-type="string">
            <text:p>%CD%</text:p>
          </table:table-cell>
          <table:table-cell office:value-type="string" calcext:value-type="string">
            <text:p>$Env:CD</text:p>
          </table:table-cell>
          <table:table-cell office:value-type="string" calcext:value-type="string">
            <text:p>Current directory full path</text:p>
          </table:table-cell>
          <table:table-cell table:formula="of:=&quot;&quot;&quot;&quot; &amp; [.A4] &amp; &quot;&quot;&quot;&quot; &amp; &quot;,&quot; &amp; &quot;&quot;&quot;&quot; &amp; [.C4] &amp; &quot;&quot;&quot;&quot; &amp; &quot;,&quot;" office:value-type="string" office:string-value="&quot;%CD%&quot;,&quot;Current directory full path&quot;," calcext:value-type="string">
            <text:p>"%CD%","Current directory full path",</text:p>
          </table:table-cell>
          <table:table-cell table:formula="of:=IF(ISNUMBER(SEARCH(&quot;:\&quot;; [.$D4])); &quot;&quot;; &quot;EXCLUDE&quot;)" office:value-type="string" office:string-value="EXCLUDE" calcext:value-type="string">
            <text:p>EXCLUDE</text:p>
          </table:table-cell>
          <table:table-cell/>
          <table:table-cell table:formula="of:=IF(OR([.$E4]=&quot;EXCLUDE&quot;; [.$F4] = &quot;EXCLUDE&quot;); &quot;&quot;; [.$D4])">
            <text:p/>
          </table:table-cell>
          <table:table-cell office:value-type="string" calcext:value-type="string">
            <text:p>"%CommonProgramFiles(x86)%","C:\Program Files (x86)\Common Files",</text:p>
          </table:table-cell>
        </table:table-row>
        <table:table-row table:style-name="ro1">
          <table:table-cell office:value-type="string" calcext:value-type="string">
            <text:p>%CMDCMDLINE%</text:p>
          </table:table-cell>
          <table:table-cell/>
          <table:table-cell office:value-type="string" calcext:value-type="string">
            <text:p>Returns exact command line used to start current cmd.exe session.</text:p>
          </table:table-cell>
          <table:table-cell table:formula="of:=&quot;&quot;&quot;&quot; &amp; [.A5] &amp; &quot;&quot;&quot;&quot; &amp; &quot;,&quot; &amp; &quot;&quot;&quot;&quot; &amp; [.C5] &amp; &quot;&quot;&quot;&quot; &amp; &quot;,&quot;" office:value-type="string" office:string-value="&quot;%CMDCMDLINE%&quot;,&quot;Returns exact command line used to start current cmd.exe session.&quot;," calcext:value-type="string">
            <text:p>"%CMDCMDLINE%","Returns exact command line used to start current cmd.exe session.",</text:p>
          </table:table-cell>
          <table:table-cell table:formula="of:=IF(ISNUMBER(SEARCH(&quot;:\&quot;; [.$D5])); &quot;&quot;; &quot;EXCLUDE&quot;)" office:value-type="string" office:string-value="EXCLUDE" calcext:value-type="string">
            <text:p>EXCLUDE</text:p>
          </table:table-cell>
          <table:table-cell/>
          <table:table-cell table:formula="of:=IF(OR([.$E5]=&quot;EXCLUDE&quot;; [.$F5] = &quot;EXCLUDE&quot;); &quot;&quot;; [.$D5])">
            <text:p/>
          </table:table-cell>
          <table:table-cell office:value-type="string" calcext:value-type="string">
            <text:p>"%CommonProgramFiles%","C:\Program Files\Common Files",</text:p>
          </table:table-cell>
        </table:table-row>
        <table:table-row table:style-name="ro1">
          <table:table-cell office:value-type="string" calcext:value-type="string">
            <text:p>%CMDEXTVERSION%</text:p>
          </table:table-cell>
          <table:table-cell/>
          <table:table-cell office:value-type="string" calcext:value-type="string">
            <text:p>Number of current command processor extensions.</text:p>
          </table:table-cell>
          <table:table-cell table:formula="of:=&quot;&quot;&quot;&quot; &amp; [.A6] &amp; &quot;&quot;&quot;&quot; &amp; &quot;,&quot; &amp; &quot;&quot;&quot;&quot; &amp; [.C6] &amp; &quot;&quot;&quot;&quot; &amp; &quot;,&quot;" office:value-type="string" office:string-value="&quot;%CMDEXTVERSION%&quot;,&quot;Number of current command processor extensions.&quot;," calcext:value-type="string">
            <text:p>"%CMDEXTVERSION%","Number of current command processor extensions.",</text:p>
          </table:table-cell>
          <table:table-cell table:formula="of:=IF(ISNUMBER(SEARCH(&quot;:\&quot;; [.$D6])); &quot;&quot;; &quot;EXCLUDE&quot;)" office:value-type="string" office:string-value="EXCLUDE" calcext:value-type="string">
            <text:p>EXCLUDE</text:p>
          </table:table-cell>
          <table:table-cell/>
          <table:table-cell table:formula="of:=IF(OR([.$E6]=&quot;EXCLUDE&quot;; [.$F6] = &quot;EXCLUDE&quot;); &quot;&quot;; [.$D6])">
            <text:p/>
          </table:table-cell>
          <table:table-cell office:value-type="string" calcext:value-type="string">
            <text:p>"%CommonProgramW6432%","C:\Program Files\Common Files",</text:p>
          </table:table-cell>
        </table:table-row>
        <table:table-row table:style-name="ro1">
          <table:table-cell office:value-type="string" calcext:value-type="string">
            <text:p>%CommonProgramFiles%</text:p>
          </table:table-cell>
          <table:table-cell office:value-type="string" calcext:value-type="string">
            <text:p>$Env:CommonProgramFiles</text:p>
          </table:table-cell>
          <table:table-cell office:value-type="string" calcext:value-type="string">
            <text:p>C:\Program Files\Common Files</text:p>
          </table:table-cell>
          <table:table-cell table:formula="of:=&quot;&quot;&quot;&quot; &amp; [.A7] &amp; &quot;&quot;&quot;&quot; &amp; &quot;,&quot; &amp; &quot;&quot;&quot;&quot; &amp; [.C7] &amp; &quot;&quot;&quot;&quot; &amp; &quot;,&quot;" office:value-type="string" office:string-value="&quot;%CommonProgramFiles%&quot;,&quot;C:\Program Files\Common Files&quot;," calcext:value-type="string">
            <text:p>"%CommonProgramFiles%","C:\Program Files\Common Files",</text:p>
          </table:table-cell>
          <table:table-cell table:formula="of:=IF(ISNUMBER(SEARCH(&quot;:\&quot;; [.$D7])); &quot;&quot;; &quot;EXCLUDE&quot;)">
            <text:p/>
          </table:table-cell>
          <table:table-cell/>
          <table:table-cell table:formula="of:=IF(OR([.$E7]=&quot;EXCLUDE&quot;; [.$F7] = &quot;EXCLUDE&quot;); &quot;&quot;; [.$D7])" office:value-type="string" office:string-value="&quot;%CommonProgramFiles%&quot;,&quot;C:\Program Files\Common Files&quot;," calcext:value-type="string">
            <text:p>"%CommonProgramFiles%","C:\Program Files\Common Files",</text:p>
          </table:table-cell>
          <table:table-cell office:value-type="string" calcext:value-type="string">
            <text:p>"%DriverData%","C:\Windows\System32\Drivers\DriverData",</text:p>
          </table:table-cell>
        </table:table-row>
        <table:table-row table:style-name="ro1">
          <table:table-cell office:value-type="string" calcext:value-type="string">
            <text:p>%CommonProgramFiles(x86)%</text:p>
          </table:table-cell>
          <table:table-cell office:value-type="string" calcext:value-type="string">
            <text:p>$Env:CommonProgramFiles(x86)</text:p>
          </table:table-cell>
          <table:table-cell office:value-type="string" calcext:value-type="string">
            <text:p>C:\Program Files (x86)\Common Files</text:p>
          </table:table-cell>
          <table:table-cell table:formula="of:=&quot;&quot;&quot;&quot; &amp; [.A8] &amp; &quot;&quot;&quot;&quot; &amp; &quot;,&quot; &amp; &quot;&quot;&quot;&quot; &amp; [.C8] &amp; &quot;&quot;&quot;&quot; &amp; &quot;,&quot;" office:value-type="string" office:string-value="&quot;%CommonProgramFiles(x86)%&quot;,&quot;C:\Program Files (x86)\Common Files&quot;," calcext:value-type="string">
            <text:p>"%CommonProgramFiles(x86)%","C:\Program Files (x86)\Common Files",</text:p>
          </table:table-cell>
          <table:table-cell table:formula="of:=IF(ISNUMBER(SEARCH(&quot;:\&quot;; [.$D8])); &quot;&quot;; &quot;EXCLUDE&quot;)">
            <text:p/>
          </table:table-cell>
          <table:table-cell/>
          <table:table-cell table:formula="of:=IF(OR([.$E8]=&quot;EXCLUDE&quot;; [.$F8] = &quot;EXCLUDE&quot;); &quot;&quot;; [.$D8])" office:value-type="string" office:string-value="&quot;%CommonProgramFiles(x86)%&quot;,&quot;C:\Program Files (x86)\Common Files&quot;," calcext:value-type="string">
            <text:p>"%CommonProgramFiles(x86)%","C:\Program Files (x86)\Common Files",</text:p>
          </table:table-cell>
          <table:table-cell office:value-type="string" calcext:value-type="string">
            <text:p>"%LOCALAPPDATA%","C:\Users\(user-name)\AppData\Local",</text:p>
          </table:table-cell>
        </table:table-row>
        <table:table-row table:style-name="ro1">
          <table:table-cell office:value-type="string" calcext:value-type="string">
            <text:p>%CommonProgramW6432%</text:p>
          </table:table-cell>
          <table:table-cell office:value-type="string" calcext:value-type="string">
            <text:p>$Env:CommonProgramW6432</text:p>
          </table:table-cell>
          <table:table-cell office:value-type="string" calcext:value-type="string">
            <text:p>C:\Program Files\Common Files</text:p>
          </table:table-cell>
          <table:table-cell table:formula="of:=&quot;&quot;&quot;&quot; &amp; [.A9] &amp; &quot;&quot;&quot;&quot; &amp; &quot;,&quot; &amp; &quot;&quot;&quot;&quot; &amp; [.C9] &amp; &quot;&quot;&quot;&quot; &amp; &quot;,&quot;" office:value-type="string" office:string-value="&quot;%CommonProgramW6432%&quot;,&quot;C:\Program Files\Common Files&quot;," calcext:value-type="string">
            <text:p>"%CommonProgramW6432%","C:\Program Files\Common Files",</text:p>
          </table:table-cell>
          <table:table-cell table:formula="of:=IF(ISNUMBER(SEARCH(&quot;:\&quot;; [.$D9])); &quot;&quot;; &quot;EXCLUDE&quot;)">
            <text:p/>
          </table:table-cell>
          <table:table-cell/>
          <table:table-cell table:formula="of:=IF(OR([.$E9]=&quot;EXCLUDE&quot;; [.$F9] = &quot;EXCLUDE&quot;); &quot;&quot;; [.$D9])" office:value-type="string" office:string-value="&quot;%CommonProgramW6432%&quot;,&quot;C:\Program Files\Common Files&quot;," calcext:value-type="string">
            <text:p>"%CommonProgramW6432%","C:\Program Files\Common Files",</text:p>
          </table:table-cell>
          <table:table-cell office:value-type="string" calcext:value-type="string">
            <text:p>"%ProgramData%","C:\ProgramData",</text:p>
          </table:table-cell>
        </table:table-row>
        <table:table-row table:style-name="ro1">
          <table:table-cell office:value-type="string" calcext:value-type="string">
            <text:p>%COMPUTERNAME%</text:p>
          </table:table-cell>
          <table:table-cell office:value-type="string" calcext:value-type="string">
            <text:p>$Env:COMPUTERNAME</text:p>
          </table:table-cell>
          <table:table-cell office:value-type="string" calcext:value-type="string">
            <text:p>The computer name of the current local system.</text:p>
          </table:table-cell>
          <table:table-cell table:formula="of:=&quot;&quot;&quot;&quot; &amp; [.A10] &amp; &quot;&quot;&quot;&quot; &amp; &quot;,&quot; &amp; &quot;&quot;&quot;&quot; &amp; [.C10] &amp; &quot;&quot;&quot;&quot; &amp; &quot;,&quot;" office:value-type="string" office:string-value="&quot;%COMPUTERNAME%&quot;,&quot;The computer name of the current local system.&quot;," calcext:value-type="string">
            <text:p>"%COMPUTERNAME%","The computer name of the current local system.",</text:p>
          </table:table-cell>
          <table:table-cell table:formula="of:=IF(ISNUMBER(SEARCH(&quot;:\&quot;; [.$D10])); &quot;&quot;; &quot;EXCLUDE&quot;)" office:value-type="string" office:string-value="EXCLUDE" calcext:value-type="string">
            <text:p>EXCLUDE</text:p>
          </table:table-cell>
          <table:table-cell/>
          <table:table-cell table:formula="of:=IF(OR([.$E10]=&quot;EXCLUDE&quot;; [.$F10] = &quot;EXCLUDE&quot;); &quot;&quot;; [.$D10])">
            <text:p/>
          </table:table-cell>
          <table:table-cell office:value-type="string" calcext:value-type="string">
            <text:p>"%ProgramFiles(x86)%","C:\Program Files (x86)",</text:p>
          </table:table-cell>
        </table:table-row>
        <table:table-row table:style-name="ro1">
          <table:table-cell office:value-type="string" calcext:value-type="string">
            <text:p>%ComSpec%</text:p>
          </table:table-cell>
          <table:table-cell office:value-type="string" calcext:value-type="string">
            <text:p>$Env:ComSpec</text:p>
          </table:table-cell>
          <table:table-cell office:value-type="string" calcext:value-type="string">
            <text:p>C:\Windows\System32\cmd.exe</text:p>
          </table:table-cell>
          <table:table-cell table:formula="of:=&quot;&quot;&quot;&quot; &amp; [.A11] &amp; &quot;&quot;&quot;&quot; &amp; &quot;,&quot; &amp; &quot;&quot;&quot;&quot; &amp; [.C11] &amp; &quot;&quot;&quot;&quot; &amp; &quot;,&quot;" office:value-type="string" office:string-value="&quot;%ComSpec%&quot;,&quot;C:\Windows\System32\cmd.exe&quot;," calcext:value-type="string">
            <text:p>"%ComSpec%","C:\Windows\System32\cmd.exe",</text:p>
          </table:table-cell>
          <table:table-cell table:formula="of:=IF(ISNUMBER(SEARCH(&quot;:\&quot;; [.$D11])); &quot;&quot;; &quot;EXCLUDE&quot;)">
            <text:p/>
          </table:table-cell>
          <table:table-cell table:style-name="ce30" office:value-type="string" calcext:value-type="string">
            <text:p>EXCLUDE</text:p>
          </table:table-cell>
          <table:table-cell table:formula="of:=IF(OR([.$E11]=&quot;EXCLUDE&quot;; [.$F11] = &quot;EXCLUDE&quot;); &quot;&quot;; [.$D11])">
            <text:p/>
          </table:table-cell>
          <table:table-cell office:value-type="string" calcext:value-type="string">
            <text:p>"%ProgramFiles%","C:\Program Files",</text:p>
          </table:table-cell>
        </table:table-row>
        <table:table-row table:style-name="ro1">
          <table:table-cell office:value-type="string" calcext:value-type="string">
            <text:p>%DATE%</text:p>
          </table:table-cell>
          <table:table-cell/>
          <table:table-cell office:value-type="string" calcext:value-type="string">
            <text:p>Current date in format determined by Date command</text:p>
          </table:table-cell>
          <table:table-cell table:formula="of:=&quot;&quot;&quot;&quot; &amp; [.A12] &amp; &quot;&quot;&quot;&quot; &amp; &quot;,&quot; &amp; &quot;&quot;&quot;&quot; &amp; [.C12] &amp; &quot;&quot;&quot;&quot; &amp; &quot;,&quot;" office:value-type="string" office:string-value="&quot;%DATE%&quot;,&quot;Current date in format determined by Date command&quot;," calcext:value-type="string">
            <text:p>"%DATE%","Current date in format determined by Date command",</text:p>
          </table:table-cell>
          <table:table-cell table:formula="of:=IF(ISNUMBER(SEARCH(&quot;:\&quot;; [.$D12])); &quot;&quot;; &quot;EXCLUDE&quot;)" office:value-type="string" office:string-value="EXCLUDE" calcext:value-type="string">
            <text:p>EXCLUDE</text:p>
          </table:table-cell>
          <table:table-cell/>
          <table:table-cell table:formula="of:=IF(OR([.$E12]=&quot;EXCLUDE&quot;; [.$F12] = &quot;EXCLUDE&quot;); &quot;&quot;; [.$D12])">
            <text:p/>
          </table:table-cell>
          <table:table-cell office:value-type="string" calcext:value-type="string">
            <text:p>"%ProgramW6432%","C:\Program Files",</text:p>
          </table:table-cell>
        </table:table-row>
        <table:table-row table:style-name="ro1">
          <table:table-cell office:value-type="string" calcext:value-type="string">
            <text:p>%DriverData%</text:p>
          </table:table-cell>
          <table:table-cell office:value-type="string" calcext:value-type="string">
            <text:p>$Env:DriverData</text:p>
          </table:table-cell>
          <table:table-cell office:value-type="string" calcext:value-type="string">
            <text:p>C:\Windows\System32\Drivers\DriverData</text:p>
          </table:table-cell>
          <table:table-cell table:formula="of:=&quot;&quot;&quot;&quot; &amp; [.A13] &amp; &quot;&quot;&quot;&quot; &amp; &quot;,&quot; &amp; &quot;&quot;&quot;&quot; &amp; [.C13] &amp; &quot;&quot;&quot;&quot; &amp; &quot;,&quot;" office:value-type="string" office:string-value="&quot;%DriverData%&quot;,&quot;C:\Windows\System32\Drivers\DriverData&quot;," calcext:value-type="string">
            <text:p>"%DriverData%","C:\Windows\System32\Drivers\DriverData",</text:p>
          </table:table-cell>
          <table:table-cell table:formula="of:=IF(ISNUMBER(SEARCH(&quot;:\&quot;; [.$D13])); &quot;&quot;; &quot;EXCLUDE&quot;)">
            <text:p/>
          </table:table-cell>
          <table:table-cell/>
          <table:table-cell table:formula="of:=IF(OR([.$E13]=&quot;EXCLUDE&quot;; [.$F13] = &quot;EXCLUDE&quot;); &quot;&quot;; [.$D13])" office:value-type="string" office:string-value="&quot;%DriverData%&quot;,&quot;C:\Windows\System32\Drivers\DriverData&quot;," calcext:value-type="string">
            <text:p>"%DriverData%","C:\Windows\System32\Drivers\DriverData",</text:p>
          </table:table-cell>
          <table:table-cell office:value-type="string" calcext:value-type="string">
            <text:p>"%PUBLIC%","C:\Users\Public",</text:p>
          </table:table-cell>
        </table:table-row>
        <table:table-row table:style-name="ro1">
          <table:table-cell office:value-type="string" calcext:value-type="string">
            <text:p>%ERRORLEVEL%</text:p>
          </table:table-cell>
          <table:table-cell/>
          <table:table-cell office:value-type="string" calcext:value-type="string">
            <text:p>Number defining exit status of previous command or program</text:p>
          </table:table-cell>
          <table:table-cell table:formula="of:=&quot;&quot;&quot;&quot; &amp; [.A14] &amp; &quot;&quot;&quot;&quot; &amp; &quot;,&quot; &amp; &quot;&quot;&quot;&quot; &amp; [.C14] &amp; &quot;&quot;&quot;&quot; &amp; &quot;,&quot;" office:value-type="string" office:string-value="&quot;%ERRORLEVEL%&quot;,&quot;Number defining exit status of previous command or program&quot;," calcext:value-type="string">
            <text:p>"%ERRORLEVEL%","Number defining exit status of previous command or program",</text:p>
          </table:table-cell>
          <table:table-cell table:formula="of:=IF(ISNUMBER(SEARCH(&quot;:\&quot;; [.$D14])); &quot;&quot;; &quot;EXCLUDE&quot;)" office:value-type="string" office:string-value="EXCLUDE" calcext:value-type="string">
            <text:p>EXCLUDE</text:p>
          </table:table-cell>
          <table:table-cell/>
          <table:table-cell table:formula="of:=IF(OR([.$E14]=&quot;EXCLUDE&quot;; [.$F14] = &quot;EXCLUDE&quot;); &quot;&quot;; [.$D14])">
            <text:p/>
          </table:table-cell>
          <table:table-cell office:value-type="string" calcext:value-type="string">
            <text:p>"%SystemRoot%","C:\Windows",</text:p>
          </table:table-cell>
        </table:table-row>
        <table:table-row table:style-name="ro1">
          <table:table-cell office:value-type="string" calcext:value-type="string">
            <text:p>%HOMEDRIVE%</text:p>
          </table:table-cell>
          <table:table-cell office:value-type="string" calcext:value-type="string">
            <text:p>$Env:HOMEDRIVE</text:p>
          </table:table-cell>
          <table:table-cell office:value-type="string" calcext:value-type="string">
            <text:p>C:</text:p>
          </table:table-cell>
          <table:table-cell table:formula="of:=&quot;&quot;&quot;&quot; &amp; [.A15] &amp; &quot;&quot;&quot;&quot; &amp; &quot;,&quot; &amp; &quot;&quot;&quot;&quot; &amp; [.C15] &amp; &quot;&quot;&quot;&quot; &amp; &quot;,&quot;" office:value-type="string" office:string-value="&quot;%HOMEDRIVE%&quot;,&quot;C:&quot;," calcext:value-type="string">
            <text:p>"%HOMEDRIVE%","C:",</text:p>
          </table:table-cell>
          <table:table-cell table:formula="of:=IF(ISNUMBER(SEARCH(&quot;:\&quot;; [.$D15])); &quot;&quot;; &quot;EXCLUDE&quot;)" office:value-type="string" office:string-value="EXCLUDE" calcext:value-type="string">
            <text:p>EXCLUDE</text:p>
          </table:table-cell>
          <table:table-cell/>
          <table:table-cell table:formula="of:=IF(OR([.$E15]=&quot;EXCLUDE&quot;; [.$F15] = &quot;EXCLUDE&quot;); &quot;&quot;; [.$D15])">
            <text:p/>
          </table:table-cell>
          <table:table-cell office:value-type="string" calcext:value-type="string">
            <text:p>"%TEMP%","C:\Users\(user-name)\AppData\Local\Temp",</text:p>
          </table:table-cell>
        </table:table-row>
        <table:table-row table:style-name="ro1">
          <table:table-cell office:value-type="string" calcext:value-type="string">
            <text:p>%HOMEPATH%</text:p>
          </table:table-cell>
          <table:table-cell office:value-type="string" calcext:value-type="string">
            <text:p>$Env:HOMEPATH</text:p>
          </table:table-cell>
          <table:table-cell office:value-type="string" calcext:value-type="string">
            <text:p>\Users\(user-name)</text:p>
          </table:table-cell>
          <table:table-cell table:formula="of:=&quot;&quot;&quot;&quot; &amp; [.A16] &amp; &quot;&quot;&quot;&quot; &amp; &quot;,&quot; &amp; &quot;&quot;&quot;&quot; &amp; [.C16] &amp; &quot;&quot;&quot;&quot; &amp; &quot;,&quot;" office:value-type="string" office:string-value="&quot;%HOMEPATH%&quot;,&quot;\Users\(user-name)&quot;," calcext:value-type="string">
            <text:p>"%HOMEPATH%","\Users\(user-name)",</text:p>
          </table:table-cell>
          <table:table-cell table:formula="of:=IF(ISNUMBER(SEARCH(&quot;:\&quot;; [.$D16])); &quot;&quot;; &quot;EXCLUDE&quot;)" office:value-type="string" office:string-value="EXCLUDE" calcext:value-type="string">
            <text:p>EXCLUDE</text:p>
          </table:table-cell>
          <table:table-cell/>
          <table:table-cell table:formula="of:=IF(OR([.$E16]=&quot;EXCLUDE&quot;; [.$F16] = &quot;EXCLUDE&quot;); &quot;&quot;; [.$D16])">
            <text:p/>
          </table:table-cell>
          <table:table-cell office:value-type="string" calcext:value-type="string">
            <text:p>"%TMP%","C:\Users\(user-name)\AppData\Local\Temp",</text:p>
          </table:table-cell>
        </table:table-row>
        <table:table-row table:style-name="ro1">
          <table:table-cell office:value-type="string" calcext:value-type="string">
            <text:p>%LOCALAPPDATA%</text:p>
          </table:table-cell>
          <table:table-cell office:value-type="string" calcext:value-type="string">
            <text:p>$Env:LOCALAPPDATA</text:p>
          </table:table-cell>
          <table:table-cell office:value-type="string" calcext:value-type="string">
            <text:p>C:\Users\(user-name)\AppData\Local</text:p>
          </table:table-cell>
          <table:table-cell table:formula="of:=&quot;&quot;&quot;&quot; &amp; [.A17] &amp; &quot;&quot;&quot;&quot; &amp; &quot;,&quot; &amp; &quot;&quot;&quot;&quot; &amp; [.C17] &amp; &quot;&quot;&quot;&quot; &amp; &quot;,&quot;" office:value-type="string" office:string-value="&quot;%LOCALAPPDATA%&quot;,&quot;C:\Users\(user-name)\AppData\Local&quot;," calcext:value-type="string">
            <text:p>"%LOCALAPPDATA%","C:\Users\(user-name)\AppData\Local",</text:p>
          </table:table-cell>
          <table:table-cell table:formula="of:=IF(ISNUMBER(SEARCH(&quot;:\&quot;; [.$D17])); &quot;&quot;; &quot;EXCLUDE&quot;)">
            <text:p/>
          </table:table-cell>
          <table:table-cell/>
          <table:table-cell table:formula="of:=IF(OR([.$E17]=&quot;EXCLUDE&quot;; [.$F17] = &quot;EXCLUDE&quot;); &quot;&quot;; [.$D17])" office:value-type="string" office:string-value="&quot;%LOCALAPPDATA%&quot;,&quot;C:\Users\(user-name)\AppData\Local&quot;," calcext:value-type="string">
            <text:p>"%LOCALAPPDATA%","C:\Users\(user-name)\AppData\Local",</text:p>
          </table:table-cell>
          <table:table-cell office:value-type="string" calcext:value-type="string">
            <text:p>"%USERPROFILE%","C:\Users\(user-name)",</text:p>
          </table:table-cell>
        </table:table-row>
        <table:table-row table:style-name="ro1">
          <table:table-cell office:value-type="string" calcext:value-type="string">
            <text:p>%LOGONSERVER%</text:p>
          </table:table-cell>
          <table:table-cell office:value-type="string" calcext:value-type="string">
            <text:p>$Env:LOGONSERVER</text:p>
          </table:table-cell>
          <table:table-cell office:value-type="string" calcext:value-type="string">
            <text:p><text:a xlink:href="http://file////MicrosoftAccount" xlink:type="simple">\\MicrosoftAccount</text:a></text:p>
          </table:table-cell>
          <table:table-cell table:formula="of:=&quot;&quot;&quot;&quot; &amp; [.A18] &amp; &quot;&quot;&quot;&quot; &amp; &quot;,&quot; &amp; &quot;&quot;&quot;&quot; &amp; [.C18] &amp; &quot;&quot;&quot;&quot; &amp; &quot;,&quot;" office:value-type="string" office:string-value="&quot;%LOGONSERVER%&quot;,&quot;\\MicrosoftAccount&quot;," calcext:value-type="string">
            <text:p>"%LOGONSERVER%","\\MicrosoftAccount",</text:p>
          </table:table-cell>
          <table:table-cell table:formula="of:=IF(ISNUMBER(SEARCH(&quot;:\&quot;; [.$D18])); &quot;&quot;; &quot;EXCLUDE&quot;)" office:value-type="string" office:string-value="EXCLUDE" calcext:value-type="string">
            <text:p>EXCLUDE</text:p>
          </table:table-cell>
          <table:table-cell/>
          <table:table-cell table:formula="of:=IF(OR([.$E18]=&quot;EXCLUDE&quot;; [.$F18] = &quot;EXCLUDE&quot;); &quot;&quot;; [.$D18])">
            <text:p/>
          </table:table-cell>
          <table:table-cell office:value-type="string" calcext:value-type="string">
            <text:p>"%WINDIR%","C:\Windows",</text:p>
          </table:table-cell>
        </table:table-row>
        <table:table-row table:style-name="ro1">
          <table:table-cell office:value-type="string" calcext:value-type="string">
            <text:p>%NUMBER_OF_PROCESSORS%</text:p>
          </table:table-cell>
          <table:table-cell office:value-type="string" calcext:value-type="string">
            <text:p>$Env:NUMBER_OF_PROCESSORS</text:p>
          </table:table-cell>
          <table:table-cell office:value-type="float" office:value="12" calcext:value-type="float">
            <text:p>12</text:p>
          </table:table-cell>
          <table:table-cell table:formula="of:=&quot;&quot;&quot;&quot; &amp; [.A19] &amp; &quot;&quot;&quot;&quot; &amp; &quot;,&quot; &amp; &quot;&quot;&quot;&quot; &amp; [.C19] &amp; &quot;&quot;&quot;&quot; &amp; &quot;,&quot;" office:value-type="string" office:string-value="&quot;%NUMBER_OF_PROCESSORS%&quot;,&quot;12&quot;," calcext:value-type="string">
            <text:p>"%NUMBER_OF_PROCESSORS%","12",</text:p>
          </table:table-cell>
          <table:table-cell table:formula="of:=IF(ISNUMBER(SEARCH(&quot;:\&quot;; [.$D19])); &quot;&quot;; &quot;EXCLUDE&quot;)" office:value-type="string" office:string-value="EXCLUDE" calcext:value-type="string">
            <text:p>EXCLUDE</text:p>
          </table:table-cell>
          <table:table-cell/>
          <table:table-cell table:formula="of:=IF(OR([.$E19]=&quot;EXCLUDE&quot;; [.$F19] = &quot;EXCLUDE&quot;); &quot;&quot;; [.$D19])">
            <text:p/>
          </table:table-cell>
          <table:table-cell/>
        </table:table-row>
        <table:table-row table:style-name="ro1">
          <table:table-cell office:value-type="string" calcext:value-type="string">
            <text:p>%OneDrive%</text:p>
          </table:table-cell>
          <table:table-cell office:value-type="string" calcext:value-type="string">
            <text:p>$Env:OneDrive</text:p>
          </table:table-cell>
          <table:table-cell office:value-type="string" calcext:value-type="string">
            <text:p>Current OneDrive folder location</text:p>
          </table:table-cell>
          <table:table-cell table:formula="of:=&quot;&quot;&quot;&quot; &amp; [.A20] &amp; &quot;&quot;&quot;&quot; &amp; &quot;,&quot; &amp; &quot;&quot;&quot;&quot; &amp; [.C20] &amp; &quot;&quot;&quot;&quot; &amp; &quot;,&quot;" office:value-type="string" office:string-value="&quot;%OneDrive%&quot;,&quot;Current OneDrive folder location&quot;," calcext:value-type="string">
            <text:p>"%OneDrive%","Current OneDrive folder location",</text:p>
          </table:table-cell>
          <table:table-cell table:formula="of:=IF(ISNUMBER(SEARCH(&quot;:\&quot;; [.$D20])); &quot;&quot;; &quot;EXCLUDE&quot;)" office:value-type="string" office:string-value="EXCLUDE" calcext:value-type="string">
            <text:p>EXCLUDE</text:p>
          </table:table-cell>
          <table:table-cell/>
          <table:table-cell table:formula="of:=IF(OR([.$E20]=&quot;EXCLUDE&quot;; [.$F20] = &quot;EXCLUDE&quot;); &quot;&quot;; [.$D20])">
            <text:p/>
          </table:table-cell>
          <table:table-cell/>
        </table:table-row>
        <table:table-row table:style-name="ro1">
          <table:table-cell office:value-type="string" calcext:value-type="string">
            <text:p>%OS%</text:p>
          </table:table-cell>
          <table:table-cell office:value-type="string" calcext:value-type="string">
            <text:p>$Env:OS</text:p>
          </table:table-cell>
          <table:table-cell office:value-type="string" calcext:value-type="string">
            <text:p>Windows_NT</text:p>
          </table:table-cell>
          <table:table-cell table:formula="of:=&quot;&quot;&quot;&quot; &amp; [.A21] &amp; &quot;&quot;&quot;&quot; &amp; &quot;,&quot; &amp; &quot;&quot;&quot;&quot; &amp; [.C21] &amp; &quot;&quot;&quot;&quot; &amp; &quot;,&quot;" office:value-type="string" office:string-value="&quot;%OS%&quot;,&quot;Windows_NT&quot;," calcext:value-type="string">
            <text:p>"%OS%","Windows_NT",</text:p>
          </table:table-cell>
          <table:table-cell table:formula="of:=IF(ISNUMBER(SEARCH(&quot;:\&quot;; [.$D21])); &quot;&quot;; &quot;EXCLUDE&quot;)" office:value-type="string" office:string-value="EXCLUDE" calcext:value-type="string">
            <text:p>EXCLUDE</text:p>
          </table:table-cell>
          <table:table-cell/>
          <table:table-cell table:formula="of:=IF(OR([.$E21]=&quot;EXCLUDE&quot;; [.$F21] = &quot;EXCLUDE&quot;); &quot;&quot;; [.$D21])">
            <text:p/>
          </table:table-cell>
          <table:table-cell/>
        </table:table-row>
        <table:table-row table:style-name="ro2">
          <table:table-cell office:value-type="string" calcext:value-type="string">
            <text:p>%Path%</text:p>
          </table:table-cell>
          <table:table-cell office:value-type="string" calcext:value-type="string">
            <text:p>$Env:path</text:p>
          </table:table-cell>
          <table:table-cell office:value-type="string" calcext:value-type="string">
            <text:p>C:\WINDOWS</text:p>
            <text:p>C:\WINDOWS\system32</text:p>
            <text:p>C:\WINDOWS\System32\Wbem</text:p>
            <text:p>C:\WINDOWS\System32\WindowsPowerShell\v1.0</text:p>
          </table:table-cell>
          <table:table-cell table:formula="of:=&quot;&quot;&quot;&quot; &amp; [.A22] &amp; &quot;&quot;&quot;&quot; &amp; &quot;,&quot; &amp; &quot;&quot;&quot;&quot; &amp; [.C22] &amp; &quot;&quot;&quot;&quot; &amp; &quot;,&quot;" office:value-type="string" office:string-value="&quot;%Path%&quot;,&quot;C:\WINDOWS&#10;C:\WINDOWS\system32&#10;C:\WINDOWS\System32\Wbem&#10;C:\WINDOWS\System32\WindowsPowerShell\v1.0&quot;," calcext:value-type="string">
            <text:p>"%Path%","C:\WINDOWS</text:p>
            <text:p>C:\WINDOWS\system32</text:p>
            <text:p>C:\WINDOWS\System32\Wbem</text:p>
            <text:p>C:\WINDOWS\System32\WindowsPowerShell\v1.0",</text:p>
          </table:table-cell>
          <table:table-cell table:formula="of:=IF(ISNUMBER(SEARCH(&quot;:\&quot;; [.$D22])); &quot;&quot;; &quot;EXCLUDE&quot;)">
            <text:p/>
          </table:table-cell>
          <table:table-cell table:style-name="ce30" office:value-type="string" calcext:value-type="string">
            <text:p>EXCLUDE</text:p>
          </table:table-cell>
          <table:table-cell table:formula="of:=IF(OR([.$E22]=&quot;EXCLUDE&quot;; [.$F22] = &quot;EXCLUDE&quot;); &quot;&quot;; [.$D22])">
            <text:p/>
          </table:table-cell>
          <table:table-cell/>
        </table:table-row>
        <table:table-row table:style-name="ro1">
          <table:table-cell office:value-type="string" calcext:value-type="string">
            <text:p>%PATHEXT%</text:p>
          </table:table-cell>
          <table:table-cell office:value-type="string" calcext:value-type="string">
            <text:p>$Env:pATHEXT</text:p>
          </table:table-cell>
          <table:table-cell office:value-type="string" calcext:value-type="string">
            <text:p>COM;.EXE;.BAT;.CMD;.VBS;.VBE;.JS;.JSE;.WSF;.WSH;.MSC</text:p>
          </table:table-cell>
          <table:table-cell table:formula="of:=&quot;&quot;&quot;&quot; &amp; [.A23] &amp; &quot;&quot;&quot;&quot; &amp; &quot;,&quot; &amp; &quot;&quot;&quot;&quot; &amp; [.C23] &amp; &quot;&quot;&quot;&quot; &amp; &quot;,&quot;" office:value-type="string" office:string-value="&quot;%PATHEXT%&quot;,&quot;COM;.EXE;.BAT;.CMD;.VBS;.VBE;.JS;.JSE;.WSF;.WSH;.MSC&quot;," calcext:value-type="string">
            <text:p>"%PATHEXT%","COM;.EXE;.BAT;.CMD;.VBS;.VBE;.JS;.JSE;.WSF;.WSH;.MSC",</text:p>
          </table:table-cell>
          <table:table-cell table:formula="of:=IF(ISNUMBER(SEARCH(&quot;:\&quot;; [.$D23])); &quot;&quot;; &quot;EXCLUDE&quot;)" office:value-type="string" office:string-value="EXCLUDE" calcext:value-type="string">
            <text:p>EXCLUDE</text:p>
          </table:table-cell>
          <table:table-cell table:style-name="ce30"/>
          <table:table-cell table:formula="of:=IF(OR([.$E23]=&quot;EXCLUDE&quot;; [.$F23] = &quot;EXCLUDE&quot;); &quot;&quot;; [.$D23])">
            <text:p/>
          </table:table-cell>
          <table:table-cell/>
        </table:table-row>
        <table:table-row table:style-name="ro1">
          <table:table-cell office:value-type="string" calcext:value-type="string">
            <text:p>%PROCESSOR_ARCHITECTURE%</text:p>
          </table:table-cell>
          <table:table-cell office:value-type="string" calcext:value-type="string">
            <text:p>$Env:pROCESSOR_ARCHITECTURE</text:p>
          </table:table-cell>
          <table:table-cell office:value-type="string" calcext:value-type="string">
            <text:p>AMD64</text:p>
          </table:table-cell>
          <table:table-cell table:formula="of:=&quot;&quot;&quot;&quot; &amp; [.A24] &amp; &quot;&quot;&quot;&quot; &amp; &quot;,&quot; &amp; &quot;&quot;&quot;&quot; &amp; [.C24] &amp; &quot;&quot;&quot;&quot; &amp; &quot;,&quot;" office:value-type="string" office:string-value="&quot;%PROCESSOR_ARCHITECTURE%&quot;,&quot;AMD64&quot;," calcext:value-type="string">
            <text:p>"%PROCESSOR_ARCHITECTURE%","AMD64",</text:p>
          </table:table-cell>
          <table:table-cell table:formula="of:=IF(ISNUMBER(SEARCH(&quot;:\&quot;; [.$D24])); &quot;&quot;; &quot;EXCLUDE&quot;)" office:value-type="string" office:string-value="EXCLUDE" calcext:value-type="string">
            <text:p>EXCLUDE</text:p>
          </table:table-cell>
          <table:table-cell/>
          <table:table-cell table:formula="of:=IF(OR([.$E24]=&quot;EXCLUDE&quot;; [.$F24] = &quot;EXCLUDE&quot;); &quot;&quot;; [.$D24])">
            <text:p/>
          </table:table-cell>
          <table:table-cell/>
        </table:table-row>
        <table:table-row table:style-name="ro1">
          <table:table-cell office:value-type="string" calcext:value-type="string">
            <text:p>%PROCESSOR_IDENTIFIER%</text:p>
          </table:table-cell>
          <table:table-cell office:value-type="string" calcext:value-type="string">
            <text:p>$Env:pROCESSOR_IDENTIFIER</text:p>
          </table:table-cell>
          <table:table-cell office:value-type="string" calcext:value-type="string">
            <text:p>Intel64 Family 6 Model 158 Stepping 10, GenuineIntel</text:p>
          </table:table-cell>
          <table:table-cell table:formula="of:=&quot;&quot;&quot;&quot; &amp; [.A25] &amp; &quot;&quot;&quot;&quot; &amp; &quot;,&quot; &amp; &quot;&quot;&quot;&quot; &amp; [.C25] &amp; &quot;&quot;&quot;&quot; &amp; &quot;,&quot;" office:value-type="string" office:string-value="&quot;%PROCESSOR_IDENTIFIER%&quot;,&quot;Intel64 Family 6 Model 158 Stepping 10, GenuineIntel&quot;," calcext:value-type="string">
            <text:p>"%PROCESSOR_IDENTIFIER%","Intel64 Family 6 Model 158 Stepping 10, GenuineIntel",</text:p>
          </table:table-cell>
          <table:table-cell table:formula="of:=IF(ISNUMBER(SEARCH(&quot;:\&quot;; [.$D25])); &quot;&quot;; &quot;EXCLUDE&quot;)" office:value-type="string" office:string-value="EXCLUDE" calcext:value-type="string">
            <text:p>EXCLUDE</text:p>
          </table:table-cell>
          <table:table-cell/>
          <table:table-cell table:formula="of:=IF(OR([.$E25]=&quot;EXCLUDE&quot;; [.$F25] = &quot;EXCLUDE&quot;); &quot;&quot;; [.$D25])">
            <text:p/>
          </table:table-cell>
          <table:table-cell/>
        </table:table-row>
        <table:table-row table:style-name="ro1">
          <table:table-cell office:value-type="string" calcext:value-type="string">
            <text:p>%PROCESSOR_LEVEL%</text:p>
          </table:table-cell>
          <table:table-cell office:value-type="string" calcext:value-type="string">
            <text:p>$Env:pROCESSOR_LEVEL</text:p>
          </table:table-cell>
          <table:table-cell office:value-type="float" office:value="6" calcext:value-type="float">
            <text:p>6</text:p>
          </table:table-cell>
          <table:table-cell table:formula="of:=&quot;&quot;&quot;&quot; &amp; [.A26] &amp; &quot;&quot;&quot;&quot; &amp; &quot;,&quot; &amp; &quot;&quot;&quot;&quot; &amp; [.C26] &amp; &quot;&quot;&quot;&quot; &amp; &quot;,&quot;" office:value-type="string" office:string-value="&quot;%PROCESSOR_LEVEL%&quot;,&quot;6&quot;," calcext:value-type="string">
            <text:p>"%PROCESSOR_LEVEL%","6",</text:p>
          </table:table-cell>
          <table:table-cell table:formula="of:=IF(ISNUMBER(SEARCH(&quot;:\&quot;; [.$D26])); &quot;&quot;; &quot;EXCLUDE&quot;)" office:value-type="string" office:string-value="EXCLUDE" calcext:value-type="string">
            <text:p>EXCLUDE</text:p>
          </table:table-cell>
          <table:table-cell/>
          <table:table-cell table:formula="of:=IF(OR([.$E26]=&quot;EXCLUDE&quot;; [.$F26] = &quot;EXCLUDE&quot;); &quot;&quot;; [.$D26])">
            <text:p/>
          </table:table-cell>
          <table:table-cell/>
        </table:table-row>
        <table:table-row table:style-name="ro1">
          <table:table-cell office:value-type="string" calcext:value-type="string">
            <text:p>%PROCESSOR_REVISION%</text:p>
          </table:table-cell>
          <table:table-cell office:value-type="string" calcext:value-type="string">
            <text:p>$Env:pROCESSOR_REVISION</text:p>
          </table:table-cell>
          <table:table-cell office:value-type="string" calcext:value-type="string">
            <text:p>9e0a</text:p>
          </table:table-cell>
          <table:table-cell table:formula="of:=&quot;&quot;&quot;&quot; &amp; [.A27] &amp; &quot;&quot;&quot;&quot; &amp; &quot;,&quot; &amp; &quot;&quot;&quot;&quot; &amp; [.C27] &amp; &quot;&quot;&quot;&quot; &amp; &quot;,&quot;" office:value-type="string" office:string-value="&quot;%PROCESSOR_REVISION%&quot;,&quot;9e0a&quot;," calcext:value-type="string">
            <text:p>"%PROCESSOR_REVISION%","9e0a",</text:p>
          </table:table-cell>
          <table:table-cell table:formula="of:=IF(ISNUMBER(SEARCH(&quot;:\&quot;; [.$D27])); &quot;&quot;; &quot;EXCLUDE&quot;)" office:value-type="string" office:string-value="EXCLUDE" calcext:value-type="string">
            <text:p>EXCLUDE</text:p>
          </table:table-cell>
          <table:table-cell/>
          <table:table-cell table:formula="of:=IF(OR([.$E27]=&quot;EXCLUDE&quot;; [.$F27] = &quot;EXCLUDE&quot;); &quot;&quot;; [.$D27])">
            <text:p/>
          </table:table-cell>
          <table:table-cell/>
        </table:table-row>
        <table:table-row table:style-name="ro1">
          <table:table-cell office:value-type="string" calcext:value-type="string">
            <text:p>%ProgramData%</text:p>
          </table:table-cell>
          <table:table-cell office:value-type="string" calcext:value-type="string">
            <text:p>$Env:programData</text:p>
          </table:table-cell>
          <table:table-cell office:value-type="string" calcext:value-type="string">
            <text:p>C:\ProgramData</text:p>
          </table:table-cell>
          <table:table-cell table:formula="of:=&quot;&quot;&quot;&quot; &amp; [.A28] &amp; &quot;&quot;&quot;&quot; &amp; &quot;,&quot; &amp; &quot;&quot;&quot;&quot; &amp; [.C28] &amp; &quot;&quot;&quot;&quot; &amp; &quot;,&quot;" office:value-type="string" office:string-value="&quot;%ProgramData%&quot;,&quot;C:\ProgramData&quot;," calcext:value-type="string">
            <text:p>"%ProgramData%","C:\ProgramData",</text:p>
          </table:table-cell>
          <table:table-cell table:formula="of:=IF(ISNUMBER(SEARCH(&quot;:\&quot;; [.$D28])); &quot;&quot;; &quot;EXCLUDE&quot;)">
            <text:p/>
          </table:table-cell>
          <table:table-cell/>
          <table:table-cell table:formula="of:=IF(OR([.$E28]=&quot;EXCLUDE&quot;; [.$F28] = &quot;EXCLUDE&quot;); &quot;&quot;; [.$D28])" office:value-type="string" office:string-value="&quot;%ProgramData%&quot;,&quot;C:\ProgramData&quot;," calcext:value-type="string">
            <text:p>"%ProgramData%","C:\ProgramData",</text:p>
          </table:table-cell>
          <table:table-cell/>
        </table:table-row>
        <table:table-row table:style-name="ro1">
          <table:table-cell office:value-type="string" calcext:value-type="string">
            <text:p>%ProgramFiles%</text:p>
          </table:table-cell>
          <table:table-cell office:value-type="string" calcext:value-type="string">
            <text:p>$Env:programFiles</text:p>
          </table:table-cell>
          <table:table-cell office:value-type="string" calcext:value-type="string">
            <text:p>C:\Program Files</text:p>
          </table:table-cell>
          <table:table-cell table:formula="of:=&quot;&quot;&quot;&quot; &amp; [.A29] &amp; &quot;&quot;&quot;&quot; &amp; &quot;,&quot; &amp; &quot;&quot;&quot;&quot; &amp; [.C29] &amp; &quot;&quot;&quot;&quot; &amp; &quot;,&quot;" office:value-type="string" office:string-value="&quot;%ProgramFiles%&quot;,&quot;C:\Program Files&quot;," calcext:value-type="string">
            <text:p>"%ProgramFiles%","C:\Program Files",</text:p>
          </table:table-cell>
          <table:table-cell table:formula="of:=IF(ISNUMBER(SEARCH(&quot;:\&quot;; [.$D29])); &quot;&quot;; &quot;EXCLUDE&quot;)">
            <text:p/>
          </table:table-cell>
          <table:table-cell/>
          <table:table-cell table:formula="of:=IF(OR([.$E29]=&quot;EXCLUDE&quot;; [.$F29] = &quot;EXCLUDE&quot;); &quot;&quot;; [.$D29])" office:value-type="string" office:string-value="&quot;%ProgramFiles%&quot;,&quot;C:\Program Files&quot;," calcext:value-type="string">
            <text:p>"%ProgramFiles%","C:\Program Files",</text:p>
          </table:table-cell>
          <table:table-cell/>
        </table:table-row>
        <table:table-row table:style-name="ro1">
          <table:table-cell office:value-type="string" calcext:value-type="string">
            <text:p>%ProgramFiles(x86)%</text:p>
          </table:table-cell>
          <table:table-cell office:value-type="string" calcext:value-type="string">
            <text:p>$Env:programFiles(x86)</text:p>
          </table:table-cell>
          <table:table-cell office:value-type="string" calcext:value-type="string">
            <text:p>C:\Program Files (x86)</text:p>
          </table:table-cell>
          <table:table-cell table:formula="of:=&quot;&quot;&quot;&quot; &amp; [.A30] &amp; &quot;&quot;&quot;&quot; &amp; &quot;,&quot; &amp; &quot;&quot;&quot;&quot; &amp; [.C30] &amp; &quot;&quot;&quot;&quot; &amp; &quot;,&quot;" office:value-type="string" office:string-value="&quot;%ProgramFiles(x86)%&quot;,&quot;C:\Program Files (x86)&quot;," calcext:value-type="string">
            <text:p>"%ProgramFiles(x86)%","C:\Program Files (x86)",</text:p>
          </table:table-cell>
          <table:table-cell table:formula="of:=IF(ISNUMBER(SEARCH(&quot;:\&quot;; [.$D30])); &quot;&quot;; &quot;EXCLUDE&quot;)">
            <text:p/>
          </table:table-cell>
          <table:table-cell/>
          <table:table-cell table:formula="of:=IF(OR([.$E30]=&quot;EXCLUDE&quot;; [.$F30] = &quot;EXCLUDE&quot;); &quot;&quot;; [.$D30])" office:value-type="string" office:string-value="&quot;%ProgramFiles(x86)%&quot;,&quot;C:\Program Files (x86)&quot;," calcext:value-type="string">
            <text:p>"%ProgramFiles(x86)%","C:\Program Files (x86)",</text:p>
          </table:table-cell>
          <table:table-cell/>
        </table:table-row>
        <table:table-row table:style-name="ro1">
          <table:table-cell office:value-type="string" calcext:value-type="string">
            <text:p>%ProgramW6432%</text:p>
          </table:table-cell>
          <table:table-cell office:value-type="string" calcext:value-type="string">
            <text:p>$Env:programW6432</text:p>
          </table:table-cell>
          <table:table-cell office:value-type="string" calcext:value-type="string">
            <text:p>C:\Program Files</text:p>
          </table:table-cell>
          <table:table-cell table:formula="of:=&quot;&quot;&quot;&quot; &amp; [.A31] &amp; &quot;&quot;&quot;&quot; &amp; &quot;,&quot; &amp; &quot;&quot;&quot;&quot; &amp; [.C31] &amp; &quot;&quot;&quot;&quot; &amp; &quot;,&quot;" office:value-type="string" office:string-value="&quot;%ProgramW6432%&quot;,&quot;C:\Program Files&quot;," calcext:value-type="string">
            <text:p>"%ProgramW6432%","C:\Program Files",</text:p>
          </table:table-cell>
          <table:table-cell table:formula="of:=IF(ISNUMBER(SEARCH(&quot;:\&quot;; [.$D31])); &quot;&quot;; &quot;EXCLUDE&quot;)">
            <text:p/>
          </table:table-cell>
          <table:table-cell/>
          <table:table-cell table:formula="of:=IF(OR([.$E31]=&quot;EXCLUDE&quot;; [.$F31] = &quot;EXCLUDE&quot;); &quot;&quot;; [.$D31])" office:value-type="string" office:string-value="&quot;%ProgramW6432%&quot;,&quot;C:\Program Files&quot;," calcext:value-type="string">
            <text:p>"%ProgramW6432%","C:\Program Files",</text:p>
          </table:table-cell>
          <table:table-cell/>
        </table:table-row>
        <table:table-row table:style-name="ro1">
          <table:table-cell office:value-type="string" calcext:value-type="string">
            <text:p>%PROMPT%</text:p>
          </table:table-cell>
          <table:table-cell/>
          <table:table-cell office:value-type="string" calcext:value-type="string">
            <text:p>Code for current command prompt format. Code is usually $P$G</text:p>
          </table:table-cell>
          <table:table-cell table:formula="of:=&quot;&quot;&quot;&quot; &amp; [.A32] &amp; &quot;&quot;&quot;&quot; &amp; &quot;,&quot; &amp; &quot;&quot;&quot;&quot; &amp; [.C32] &amp; &quot;&quot;&quot;&quot; &amp; &quot;,&quot;" office:value-type="string" office:string-value="&quot;%PROMPT%&quot;,&quot;Code for current command prompt format. Code is usually $P$G&quot;," calcext:value-type="string">
            <text:p>"%PROMPT%","Code for current command prompt format. Code is usually $P$G",</text:p>
          </table:table-cell>
          <table:table-cell table:formula="of:=IF(ISNUMBER(SEARCH(&quot;:\&quot;; [.$D32])); &quot;&quot;; &quot;EXCLUDE&quot;)" office:value-type="string" office:string-value="EXCLUDE" calcext:value-type="string">
            <text:p>EXCLUDE</text:p>
          </table:table-cell>
          <table:table-cell/>
          <table:table-cell table:formula="of:=IF(OR([.$E32]=&quot;EXCLUDE&quot;; [.$F32] = &quot;EXCLUDE&quot;); &quot;&quot;; [.$D32])">
            <text:p/>
          </table:table-cell>
          <table:table-cell/>
        </table:table-row>
        <table:table-row table:style-name="ro1">
          <table:table-cell office:value-type="string" calcext:value-type="string">
            <text:p>%PSModulePath%</text:p>
          </table:table-cell>
          <table:table-cell office:value-type="string" calcext:value-type="string">
            <text:p>$Env:pSModulePath</text:p>
          </table:table-cell>
          <table:table-cell office:value-type="string" calcext:value-type="string">
            <text:p>C:\Windows\system32\WindowsPowerShell\v1.0\Modules\</text:p>
          </table:table-cell>
          <table:table-cell table:formula="of:=&quot;&quot;&quot;&quot; &amp; [.A33] &amp; &quot;&quot;&quot;&quot; &amp; &quot;,&quot; &amp; &quot;&quot;&quot;&quot; &amp; [.C33] &amp; &quot;&quot;&quot;&quot; &amp; &quot;,&quot;" office:value-type="string" office:string-value="&quot;%PSModulePath%&quot;,&quot;C:\Windows\system32\WindowsPowerShell\v1.0\Modules\&quot;," calcext:value-type="string">
            <text:p>"%PSModulePath%","C:\Windows\system32\WindowsPowerShell\v1.0\Modules\",</text:p>
          </table:table-cell>
          <table:table-cell table:formula="of:=IF(ISNUMBER(SEARCH(&quot;:\&quot;; [.$D33])); &quot;&quot;; &quot;EXCLUDE&quot;)">
            <text:p/>
          </table:table-cell>
          <table:table-cell table:style-name="ce30" office:value-type="string" calcext:value-type="string">
            <text:p>EXCLUDE</text:p>
          </table:table-cell>
          <table:table-cell table:formula="of:=IF(OR([.$E33]=&quot;EXCLUDE&quot;; [.$F33] = &quot;EXCLUDE&quot;); &quot;&quot;; [.$D33])">
            <text:p/>
          </table:table-cell>
          <table:table-cell/>
        </table:table-row>
        <table:table-row table:style-name="ro1">
          <table:table-cell office:value-type="string" calcext:value-type="string">
            <text:p>%PUBLIC%</text:p>
          </table:table-cell>
          <table:table-cell office:value-type="string" calcext:value-type="string">
            <text:p>$Env:pUBLIC</text:p>
          </table:table-cell>
          <table:table-cell office:value-type="string" calcext:value-type="string">
            <text:p>C:\Users\Public</text:p>
          </table:table-cell>
          <table:table-cell table:formula="of:=&quot;&quot;&quot;&quot; &amp; [.A34] &amp; &quot;&quot;&quot;&quot; &amp; &quot;,&quot; &amp; &quot;&quot;&quot;&quot; &amp; [.C34] &amp; &quot;&quot;&quot;&quot; &amp; &quot;,&quot;" office:value-type="string" office:string-value="&quot;%PUBLIC%&quot;,&quot;C:\Users\Public&quot;," calcext:value-type="string">
            <text:p>"%PUBLIC%","C:\Users\Public",</text:p>
          </table:table-cell>
          <table:table-cell table:formula="of:=IF(ISNUMBER(SEARCH(&quot;:\&quot;; [.$D34])); &quot;&quot;; &quot;EXCLUDE&quot;)">
            <text:p/>
          </table:table-cell>
          <table:table-cell/>
          <table:table-cell table:formula="of:=IF(OR([.$E34]=&quot;EXCLUDE&quot;; [.$F34] = &quot;EXCLUDE&quot;); &quot;&quot;; [.$D34])" office:value-type="string" office:string-value="&quot;%PUBLIC%&quot;,&quot;C:\Users\Public&quot;," calcext:value-type="string">
            <text:p>"%PUBLIC%","C:\Users\Public",</text:p>
          </table:table-cell>
          <table:table-cell/>
        </table:table-row>
        <table:table-row table:style-name="ro1">
          <table:table-cell office:value-type="string" calcext:value-type="string">
            <text:p>%RANDOM%</text:p>
          </table:table-cell>
          <table:table-cell/>
          <table:table-cell office:value-type="string" calcext:value-type="string">
            <text:p>Get random number between 0 and 32767</text:p>
          </table:table-cell>
          <table:table-cell table:formula="of:=&quot;&quot;&quot;&quot; &amp; [.A35] &amp; &quot;&quot;&quot;&quot; &amp; &quot;,&quot; &amp; &quot;&quot;&quot;&quot; &amp; [.C35] &amp; &quot;&quot;&quot;&quot; &amp; &quot;,&quot;" office:value-type="string" office:string-value="&quot;%RANDOM%&quot;,&quot;Get random number between 0 and 32767&quot;," calcext:value-type="string">
            <text:p>"%RANDOM%","Get random number between 0 and 32767",</text:p>
          </table:table-cell>
          <table:table-cell table:formula="of:=IF(ISNUMBER(SEARCH(&quot;:\&quot;; [.$D35])); &quot;&quot;; &quot;EXCLUDE&quot;)" office:value-type="string" office:string-value="EXCLUDE" calcext:value-type="string">
            <text:p>EXCLUDE</text:p>
          </table:table-cell>
          <table:table-cell/>
          <table:table-cell table:formula="of:=IF(OR([.$E35]=&quot;EXCLUDE&quot;; [.$F35] = &quot;EXCLUDE&quot;); &quot;&quot;; [.$D35])">
            <text:p/>
          </table:table-cell>
          <table:table-cell/>
        </table:table-row>
        <table:table-row table:style-name="ro2">
          <table:table-cell office:value-type="string" calcext:value-type="string">
            <text:p>%SESSIONNAME%</text:p>
          </table:table-cell>
          <table:table-cell office:value-type="string" calcext:value-type="string">
            <text:p>$Env:SESSIONNAME</text:p>
          </table:table-cell>
          <table:table-cell office:value-type="string" calcext:value-type="string">
            <text:p>When logging on directly to machine, returns "Console".</text:p>
            <text:p/>
            <text:p>When client connects via terminal server session, is combination of</text:p>
            <text:p>connection name, followed by pound symbol {#} and session number.</text:p>
          </table:table-cell>
          <table:table-cell table:formula="of:=&quot;&quot;&quot;&quot; &amp; [.A36] &amp; &quot;&quot;&quot;&quot; &amp; &quot;,&quot; &amp; &quot;&quot;&quot;&quot; &amp; [.C36] &amp; &quot;&quot;&quot;&quot; &amp; &quot;,&quot;" office:value-type="string" office:string-value="&quot;%SESSIONNAME%&quot;,&quot;When logging on directly to machine, returns &quot;Console&quot;.&#10;&#10;When client connects via terminal server session, is combination of&#10;connection name, followed by pound symbol {#} and session number.&quot;," calcext:value-type="string">
            <text:p>"%SESSIONNAME%","When logging on directly to machine, returns "Console".</text:p>
            <text:p/>
            <text:p>When client connects via terminal server session, is combination of</text:p>
            <text:p>connection name, followed by pound symbol {#} and session number.",</text:p>
          </table:table-cell>
          <table:table-cell table:formula="of:=IF(ISNUMBER(SEARCH(&quot;:\&quot;; [.$D36])); &quot;&quot;; &quot;EXCLUDE&quot;)" office:value-type="string" office:string-value="EXCLUDE" calcext:value-type="string">
            <text:p>EXCLUDE</text:p>
          </table:table-cell>
          <table:table-cell/>
          <table:table-cell table:formula="of:=IF(OR([.$E36]=&quot;EXCLUDE&quot;; [.$F36] = &quot;EXCLUDE&quot;); &quot;&quot;; [.$D36])">
            <text:p/>
          </table:table-cell>
          <table:table-cell/>
        </table:table-row>
        <table:table-row table:style-name="ro1">
          <table:table-cell office:value-type="string" calcext:value-type="string">
            <text:p>%SystemDrive%</text:p>
          </table:table-cell>
          <table:table-cell office:value-type="string" calcext:value-type="string">
            <text:p>$Env:SystemDrive</text:p>
          </table:table-cell>
          <table:table-cell office:value-type="string" calcext:value-type="string">
            <text:p>C:</text:p>
          </table:table-cell>
          <table:table-cell table:formula="of:=&quot;&quot;&quot;&quot; &amp; [.A37] &amp; &quot;&quot;&quot;&quot; &amp; &quot;,&quot; &amp; &quot;&quot;&quot;&quot; &amp; [.C37] &amp; &quot;&quot;&quot;&quot; &amp; &quot;,&quot;" office:value-type="string" office:string-value="&quot;%SystemDrive%&quot;,&quot;C:&quot;," calcext:value-type="string">
            <text:p>"%SystemDrive%","C:",</text:p>
          </table:table-cell>
          <table:table-cell table:formula="of:=IF(ISNUMBER(SEARCH(&quot;:\&quot;; [.$D37])); &quot;&quot;; &quot;EXCLUDE&quot;)" office:value-type="string" office:string-value="EXCLUDE" calcext:value-type="string">
            <text:p>EXCLUDE</text:p>
          </table:table-cell>
          <table:table-cell/>
          <table:table-cell table:formula="of:=IF(OR([.$E37]=&quot;EXCLUDE&quot;; [.$F37] = &quot;EXCLUDE&quot;); &quot;&quot;; [.$D37])">
            <text:p/>
          </table:table-cell>
          <table:table-cell/>
        </table:table-row>
        <table:table-row table:style-name="ro1">
          <table:table-cell office:value-type="string" calcext:value-type="string">
            <text:p>%SystemRoot%</text:p>
          </table:table-cell>
          <table:table-cell office:value-type="string" calcext:value-type="string">
            <text:p>$Env:SystemRoot</text:p>
          </table:table-cell>
          <table:table-cell office:value-type="string" calcext:value-type="string">
            <text:p>C:\Windows</text:p>
          </table:table-cell>
          <table:table-cell table:formula="of:=&quot;&quot;&quot;&quot; &amp; [.A38] &amp; &quot;&quot;&quot;&quot; &amp; &quot;,&quot; &amp; &quot;&quot;&quot;&quot; &amp; [.C38] &amp; &quot;&quot;&quot;&quot; &amp; &quot;,&quot;" office:value-type="string" office:string-value="&quot;%SystemRoot%&quot;,&quot;C:\Windows&quot;," calcext:value-type="string">
            <text:p>"%SystemRoot%","C:\Windows",</text:p>
          </table:table-cell>
          <table:table-cell table:formula="of:=IF(ISNUMBER(SEARCH(&quot;:\&quot;; [.$D38])); &quot;&quot;; &quot;EXCLUDE&quot;)">
            <text:p/>
          </table:table-cell>
          <table:table-cell/>
          <table:table-cell table:formula="of:=IF(OR([.$E38]=&quot;EXCLUDE&quot;; [.$F38] = &quot;EXCLUDE&quot;); &quot;&quot;; [.$D38])" office:value-type="string" office:string-value="&quot;%SystemRoot%&quot;,&quot;C:\Windows&quot;," calcext:value-type="string">
            <text:p>"%SystemRoot%","C:\Windows",</text:p>
          </table:table-cell>
          <table:table-cell/>
        </table:table-row>
        <table:table-row table:style-name="ro1">
          <table:table-cell office:value-type="string" calcext:value-type="string">
            <text:p>%TEMP%</text:p>
          </table:table-cell>
          <table:table-cell office:value-type="string" calcext:value-type="string">
            <text:p>$Env:TEMP</text:p>
          </table:table-cell>
          <table:table-cell office:value-type="string" calcext:value-type="string">
            <text:p>C:\Users\(user-name)\AppData\Local\Temp</text:p>
          </table:table-cell>
          <table:table-cell table:formula="of:=&quot;&quot;&quot;&quot; &amp; [.A39] &amp; &quot;&quot;&quot;&quot; &amp; &quot;,&quot; &amp; &quot;&quot;&quot;&quot; &amp; [.C39] &amp; &quot;&quot;&quot;&quot; &amp; &quot;,&quot;" office:value-type="string" office:string-value="&quot;%TEMP%&quot;,&quot;C:\Users\(user-name)\AppData\Local\Temp&quot;," calcext:value-type="string">
            <text:p>"%TEMP%","C:\Users\(user-name)\AppData\Local\Temp",</text:p>
          </table:table-cell>
          <table:table-cell table:formula="of:=IF(ISNUMBER(SEARCH(&quot;:\&quot;; [.$D39])); &quot;&quot;; &quot;EXCLUDE&quot;)">
            <text:p/>
          </table:table-cell>
          <table:table-cell/>
          <table:table-cell table:formula="of:=IF(OR([.$E39]=&quot;EXCLUDE&quot;; [.$F39] = &quot;EXCLUDE&quot;); &quot;&quot;; [.$D39])" office:value-type="string" office:string-value="&quot;%TEMP%&quot;,&quot;C:\Users\(user-name)\AppData\Local\Temp&quot;," calcext:value-type="string">
            <text:p>"%TEMP%","C:\Users\(user-name)\AppData\Local\Temp",</text:p>
          </table:table-cell>
          <table:table-cell/>
        </table:table-row>
        <table:table-row table:style-name="ro1">
          <table:table-cell office:value-type="string" calcext:value-type="string">
            <text:p>%TIME%</text:p>
          </table:table-cell>
          <table:table-cell/>
          <table:table-cell office:value-type="string" calcext:value-type="string">
            <text:p>Current time in format determined by Time command</text:p>
          </table:table-cell>
          <table:table-cell table:formula="of:=&quot;&quot;&quot;&quot; &amp; [.A40] &amp; &quot;&quot;&quot;&quot; &amp; &quot;,&quot; &amp; &quot;&quot;&quot;&quot; &amp; [.C40] &amp; &quot;&quot;&quot;&quot; &amp; &quot;,&quot;" office:value-type="string" office:string-value="&quot;%TIME%&quot;,&quot;Current time in format determined by Time command&quot;," calcext:value-type="string">
            <text:p>"%TIME%","Current time in format determined by Time command",</text:p>
          </table:table-cell>
          <table:table-cell table:formula="of:=IF(ISNUMBER(SEARCH(&quot;:\&quot;; [.$D40])); &quot;&quot;; &quot;EXCLUDE&quot;)" office:value-type="string" office:string-value="EXCLUDE" calcext:value-type="string">
            <text:p>EXCLUDE</text:p>
          </table:table-cell>
          <table:table-cell/>
          <table:table-cell table:formula="of:=IF(OR([.$E40]=&quot;EXCLUDE&quot;; [.$F40] = &quot;EXCLUDE&quot;); &quot;&quot;; [.$D40])">
            <text:p/>
          </table:table-cell>
          <table:table-cell/>
        </table:table-row>
        <table:table-row table:style-name="ro1">
          <table:table-cell office:value-type="string" calcext:value-type="string">
            <text:p>%TMP%</text:p>
          </table:table-cell>
          <table:table-cell office:value-type="string" calcext:value-type="string">
            <text:p>$Env:TMP</text:p>
          </table:table-cell>
          <table:table-cell office:value-type="string" calcext:value-type="string">
            <text:p>C:\Users\(user-name)\AppData\Local\Temp</text:p>
          </table:table-cell>
          <table:table-cell table:formula="of:=&quot;&quot;&quot;&quot; &amp; [.A41] &amp; &quot;&quot;&quot;&quot; &amp; &quot;,&quot; &amp; &quot;&quot;&quot;&quot; &amp; [.C41] &amp; &quot;&quot;&quot;&quot; &amp; &quot;,&quot;" office:value-type="string" office:string-value="&quot;%TMP%&quot;,&quot;C:\Users\(user-name)\AppData\Local\Temp&quot;," calcext:value-type="string">
            <text:p>"%TMP%","C:\Users\(user-name)\AppData\Local\Temp",</text:p>
          </table:table-cell>
          <table:table-cell table:formula="of:=IF(ISNUMBER(SEARCH(&quot;:\&quot;; [.$D41])); &quot;&quot;; &quot;EXCLUDE&quot;)">
            <text:p/>
          </table:table-cell>
          <table:table-cell/>
          <table:table-cell table:formula="of:=IF(OR([.$E41]=&quot;EXCLUDE&quot;; [.$F41] = &quot;EXCLUDE&quot;); &quot;&quot;; [.$D41])" office:value-type="string" office:string-value="&quot;%TMP%&quot;,&quot;C:\Users\(user-name)\AppData\Local\Temp&quot;," calcext:value-type="string">
            <text:p>"%TMP%","C:\Users\(user-name)\AppData\Local\Temp",</text:p>
          </table:table-cell>
          <table:table-cell/>
        </table:table-row>
        <table:table-row table:style-name="ro1">
          <table:table-cell office:value-type="string" calcext:value-type="string">
            <text:p>%USERDOMAIN%</text:p>
          </table:table-cell>
          <table:table-cell office:value-type="string" calcext:value-type="string">
            <text:p>$Env:USERDOMAIN</text:p>
          </table:table-cell>
          <table:table-cell office:value-type="string" calcext:value-type="string">
            <text:p>Network domain name associated with the current user.</text:p>
          </table:table-cell>
          <table:table-cell table:formula="of:=&quot;&quot;&quot;&quot; &amp; [.A42] &amp; &quot;&quot;&quot;&quot; &amp; &quot;,&quot; &amp; &quot;&quot;&quot;&quot; &amp; [.C42] &amp; &quot;&quot;&quot;&quot; &amp; &quot;,&quot;" office:value-type="string" office:string-value="&quot;%USERDOMAIN%&quot;,&quot;Network domain name associated with the current user.&quot;," calcext:value-type="string">
            <text:p>"%USERDOMAIN%","Network domain name associated with the current user.",</text:p>
          </table:table-cell>
          <table:table-cell table:formula="of:=IF(ISNUMBER(SEARCH(&quot;:\&quot;; [.$D42])); &quot;&quot;; &quot;EXCLUDE&quot;)" office:value-type="string" office:string-value="EXCLUDE" calcext:value-type="string">
            <text:p>EXCLUDE</text:p>
          </table:table-cell>
          <table:table-cell/>
          <table:table-cell table:formula="of:=IF(OR([.$E42]=&quot;EXCLUDE&quot;; [.$F42] = &quot;EXCLUDE&quot;); &quot;&quot;; [.$D42])">
            <text:p/>
          </table:table-cell>
          <table:table-cell/>
        </table:table-row>
        <table:table-row table:style-name="ro1">
          <table:table-cell office:value-type="string" calcext:value-type="string">
            <text:p>%USERDOMAIN_ROAMINGPROFILE%</text:p>
          </table:table-cell>
          <table:table-cell office:value-type="string" calcext:value-type="string">
            <text:p>$Env:USERDOMAIN_ROAMINGPROFILE</text:p>
          </table:table-cell>
          <table:table-cell office:value-type="string" calcext:value-type="string">
            <text:p>Network domain name associated with the current roaming profile.</text:p>
          </table:table-cell>
          <table:table-cell table:formula="of:=&quot;&quot;&quot;&quot; &amp; [.A43] &amp; &quot;&quot;&quot;&quot; &amp; &quot;,&quot; &amp; &quot;&quot;&quot;&quot; &amp; [.C43] &amp; &quot;&quot;&quot;&quot; &amp; &quot;,&quot;" office:value-type="string" office:string-value="&quot;%USERDOMAIN_ROAMINGPROFILE%&quot;,&quot;Network domain name associated with the current roaming profile.&quot;," calcext:value-type="string">
            <text:p>"%USERDOMAIN_ROAMINGPROFILE%","Network domain name associated with the current roaming profile.",</text:p>
          </table:table-cell>
          <table:table-cell table:formula="of:=IF(ISNUMBER(SEARCH(&quot;:\&quot;; [.$D43])); &quot;&quot;; &quot;EXCLUDE&quot;)" office:value-type="string" office:string-value="EXCLUDE" calcext:value-type="string">
            <text:p>EXCLUDE</text:p>
          </table:table-cell>
          <table:table-cell/>
          <table:table-cell table:formula="of:=IF(OR([.$E43]=&quot;EXCLUDE&quot;; [.$F43] = &quot;EXCLUDE&quot;); &quot;&quot;; [.$D43])">
            <text:p/>
          </table:table-cell>
          <table:table-cell/>
        </table:table-row>
        <table:table-row table:style-name="ro1">
          <table:table-cell office:value-type="string" calcext:value-type="string">
            <text:p>%USERNAME%</text:p>
          </table:table-cell>
          <table:table-cell office:value-type="string" calcext:value-type="string">
            <text:p>$Env:USERNAME</text:p>
          </table:table-cell>
          <table:table-cell office:value-type="string" calcext:value-type="string">
            <text:p>(user-name)</text:p>
          </table:table-cell>
          <table:table-cell table:formula="of:=&quot;&quot;&quot;&quot; &amp; [.A44] &amp; &quot;&quot;&quot;&quot; &amp; &quot;,&quot; &amp; &quot;&quot;&quot;&quot; &amp; [.C44] &amp; &quot;&quot;&quot;&quot; &amp; &quot;,&quot;" office:value-type="string" office:string-value="&quot;%USERNAME%&quot;,&quot;(user-name)&quot;," calcext:value-type="string">
            <text:p>"%USERNAME%","(user-name)",</text:p>
          </table:table-cell>
          <table:table-cell table:formula="of:=IF(ISNUMBER(SEARCH(&quot;:\&quot;; [.$D44])); &quot;&quot;; &quot;EXCLUDE&quot;)" office:value-type="string" office:string-value="EXCLUDE" calcext:value-type="string">
            <text:p>EXCLUDE</text:p>
          </table:table-cell>
          <table:table-cell/>
          <table:table-cell table:formula="of:=IF(OR([.$E44]=&quot;EXCLUDE&quot;; [.$F44] = &quot;EXCLUDE&quot;); &quot;&quot;; [.$D44])">
            <text:p/>
          </table:table-cell>
          <table:table-cell/>
        </table:table-row>
        <table:table-row table:style-name="ro1">
          <table:table-cell office:value-type="string" calcext:value-type="string">
            <text:p>%USERPROFILE%</text:p>
          </table:table-cell>
          <table:table-cell office:value-type="string" calcext:value-type="string">
            <text:p>$Env:USERPROFILE</text:p>
          </table:table-cell>
          <table:table-cell office:value-type="string" calcext:value-type="string">
            <text:p>C:\Users\(user-name)</text:p>
          </table:table-cell>
          <table:table-cell table:formula="of:=&quot;&quot;&quot;&quot; &amp; [.A45] &amp; &quot;&quot;&quot;&quot; &amp; &quot;,&quot; &amp; &quot;&quot;&quot;&quot; &amp; [.C45] &amp; &quot;&quot;&quot;&quot; &amp; &quot;,&quot;" office:value-type="string" office:string-value="&quot;%USERPROFILE%&quot;,&quot;C:\Users\(user-name)&quot;," calcext:value-type="string">
            <text:p>"%USERPROFILE%","C:\Users\(user-name)",</text:p>
          </table:table-cell>
          <table:table-cell table:formula="of:=IF(ISNUMBER(SEARCH(&quot;:\&quot;; [.$D45])); &quot;&quot;; &quot;EXCLUDE&quot;)">
            <text:p/>
          </table:table-cell>
          <table:table-cell/>
          <table:table-cell table:formula="of:=IF(OR([.$E45]=&quot;EXCLUDE&quot;; [.$F45] = &quot;EXCLUDE&quot;); &quot;&quot;; [.$D45])" office:value-type="string" office:string-value="&quot;%USERPROFILE%&quot;,&quot;C:\Users\(user-name)&quot;," calcext:value-type="string">
            <text:p>"%USERPROFILE%","C:\Users\(user-name)",</text:p>
          </table:table-cell>
          <table:table-cell/>
        </table:table-row>
        <table:table-row table:style-name="ro1">
          <table:table-cell office:value-type="string" calcext:value-type="string">
            <text:p>%WINDIR%</text:p>
          </table:table-cell>
          <table:table-cell office:value-type="string" calcext:value-type="string">
            <text:p>$Env:WINDIR</text:p>
          </table:table-cell>
          <table:table-cell office:value-type="string" calcext:value-type="string">
            <text:p>C:\Windows</text:p>
          </table:table-cell>
          <table:table-cell table:formula="of:=&quot;&quot;&quot;&quot; &amp; [.A46] &amp; &quot;&quot;&quot;&quot; &amp; &quot;,&quot; &amp; &quot;&quot;&quot;&quot; &amp; [.C46] &amp; &quot;&quot;&quot;&quot; &amp; &quot;,&quot;" office:value-type="string" office:string-value="&quot;%WINDIR%&quot;,&quot;C:\Windows&quot;," calcext:value-type="string">
            <text:p>"%WINDIR%","C:\Windows",</text:p>
          </table:table-cell>
          <table:table-cell table:formula="of:=IF(ISNUMBER(SEARCH(&quot;:\&quot;; [.$D46])); &quot;&quot;; &quot;EXCLUDE&quot;)">
            <text:p/>
          </table:table-cell>
          <table:table-cell/>
          <table:table-cell table:formula="of:=IF(OR([.$E46]=&quot;EXCLUDE&quot;; [.$F46] = &quot;EXCLUDE&quot;); &quot;&quot;; [.$D46])" office:value-type="string" office:string-value="&quot;%WINDIR%&quot;,&quot;C:\Windows&quot;," calcext:value-type="string">
            <text:p>"%WINDIR%","C:\Windows",</text:p>
          </table:table-cell>
          <table:table-cell/>
        </table:table-row>
      </table:table>
      <table:table table:name="shell" table:style-name="ta1" table:print-ranges="shell.E1:shell.F135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30"/>
        <table:table-column table:style-name="co16" table:number-columns-repeated="2" table:default-cell-style-name="Default"/>
        <table:table-row table:style-name="ro1">
          <table:table-cell table:style-name="ce23" office:value-type="string" calcext:value-type="string">
            <text:p>Command</text:p>
          </table:table-cell>
          <table:table-cell table:style-name="ce23" office:value-type="string" calcext:value-type="string">
            <text:p>What opens</text:p>
          </table:table-cell>
          <table:table-cell table:style-name="ce29" office:value-type="string" calcext:value-type="string">
            <text:p>Concatenate</text:p>
          </table:table-cell>
          <table:table-cell table:style-name="ce29" office:value-type="string" calcext:value-type="string">
            <text:p>TestEnvVar.ahk</text:p>
          </table:table-cell>
          <table:table-cell table:style-name="ce32" office:value-type="string" calcext:value-type="string">
            <text:p>Concatenate Sorted</text:p>
          </table:table-cell>
          <table:table-cell table:style-name="ce32" office:value-type="string" calcext:value-type="string">
            <text:p>TestEnvVar.ahk Sorted</text:p>
          </table:table-cell>
        </table:table-row>
        <table:table-row table:style-name="ro1">
          <table:table-cell office:value-type="string" calcext:value-type="string">
            <text:p>shell:3D Objects</text:p>
          </table:table-cell>
          <table:table-cell office:value-type="string" calcext:value-type="string">
            <text:p>3D Objects</text:p>
          </table:table-cell>
          <table:table-cell table:formula="of:=&quot;&quot;&quot;&quot; &amp; [.B2] &amp; &quot;&quot;&quot;&quot; &amp; &quot;,&quot; &amp; &quot;&quot;&quot;&quot; &amp; [.A2] &amp; &quot;&quot;&quot;&quot; &amp; &quot;,&quot;" office:value-type="string" office:string-value="&quot;3D Objects&quot;,&quot;shell:3D Objects&quot;," calcext:value-type="string">
            <text:p>"3D Objects","shell:3D Objects",</text:p>
          </table:table-cell>
          <table:table-cell/>
          <table:table-cell office:value-type="string" calcext:value-type="string">
            <text:p>"AppDataDesktop","shell:AppDataDesktop",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shell:AccountPictures</text:p>
          </table:table-cell>
          <table:table-cell office:value-type="string" calcext:value-type="string">
            <text:p>Account Pictures</text:p>
          </table:table-cell>
          <table:table-cell table:formula="of:=&quot;&quot;&quot;&quot; &amp; [.B3] &amp; &quot;&quot;&quot;&quot; &amp; &quot;,&quot; &amp; &quot;&quot;&quot;&quot; &amp; [.A3] &amp; &quot;&quot;&quot;&quot; &amp; &quot;,&quot;" office:value-type="string" office:string-value="&quot;Account Pictures&quot;,&quot;shell:AccountPictures&quot;," calcext:value-type="string">
            <text:p>"Account Pictures","shell:AccountPictures",</text:p>
          </table:table-cell>
          <table:table-cell/>
          <table:table-cell office:value-type="string" calcext:value-type="string">
            <text:p>"AppDataDocuments","shell:AppDataDocuments",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shell:AddNewProgramsFolder</text:p>
          </table:table-cell>
          <table:table-cell office:value-type="string" calcext:value-type="string">
            <text:p>AddNewProgramsFolder</text:p>
          </table:table-cell>
          <table:table-cell table:formula="of:=&quot;&quot;&quot;&quot; &amp; [.B4] &amp; &quot;&quot;&quot;&quot; &amp; &quot;,&quot; &amp; &quot;&quot;&quot;&quot; &amp; [.A4] &amp; &quot;&quot;&quot;&quot; &amp; &quot;,&quot;" office:value-type="string" office:string-value="&quot;AddNewProgramsFolder&quot;,&quot;shell:AddNewProgramsFolder&quot;," calcext:value-type="string">
            <text:p>"AddNewProgramsFolder","shell:AddNewProgramsFolder",</text:p>
          </table:table-cell>
          <table:table-cell/>
          <table:table-cell office:value-type="string" calcext:value-type="string">
            <text:p>"AppDataFavorites","shell:AppDataFavorites",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shell:Administrative Tools</text:p>
          </table:table-cell>
          <table:table-cell office:value-type="string" calcext:value-type="string">
            <text:p>Windows Tools</text:p>
          </table:table-cell>
          <table:table-cell table:formula="of:=&quot;&quot;&quot;&quot; &amp; [.B5] &amp; &quot;&quot;&quot;&quot; &amp; &quot;,&quot; &amp; &quot;&quot;&quot;&quot; &amp; [.A5] &amp; &quot;&quot;&quot;&quot; &amp; &quot;,&quot;" office:value-type="string" office:string-value="&quot;Windows Tools&quot;,&quot;shell:Administrative Tools&quot;," calcext:value-type="string">
            <text:p>"Windows Tools","shell:Administrative Tools",</text:p>
          </table:table-cell>
          <table:table-cell/>
          <table:table-cell office:value-type="string" calcext:value-type="string">
            <text:p>"AppDataProgramData","shell:AppDataProgramData",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shell:AppData</text:p>
          </table:table-cell>
          <table:table-cell office:value-type="string" calcext:value-type="string">
            <text:p>AppData</text:p>
          </table:table-cell>
          <table:table-cell table:formula="of:=&quot;&quot;&quot;&quot; &amp; [.B6] &amp; &quot;&quot;&quot;&quot; &amp; &quot;,&quot; &amp; &quot;&quot;&quot;&quot; &amp; [.A6] &amp; &quot;&quot;&quot;&quot; &amp; &quot;,&quot;" office:value-type="string" office:string-value="&quot;AppData&quot;,&quot;shell:AppData&quot;," calcext:value-type="string">
            <text:p>"AppData","shell:AppData",</text:p>
          </table:table-cell>
          <table:table-cell/>
          <table:table-cell office:value-type="string" calcext:value-type="string">
            <text:p>"Application Shortcuts","shell:Application Shortcuts",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shell:AppDataDesktop</text:p>
          </table:table-cell>
          <table:table-cell office:value-type="string" calcext:value-type="string">
            <text:p>AppDataDesktop</text:p>
          </table:table-cell>
          <table:table-cell table:formula="of:=&quot;&quot;&quot;&quot; &amp; [.B7] &amp; &quot;&quot;&quot;&quot; &amp; &quot;,&quot; &amp; &quot;&quot;&quot;&quot; &amp; [.A7] &amp; &quot;&quot;&quot;&quot; &amp; &quot;,&quot;" office:value-type="string" office:string-value="&quot;AppDataDesktop&quot;,&quot;shell:AppDataDesktop&quot;," calcext:value-type="string">
            <text:p>"AppDataDesktop","shell:AppDataDesktop",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"CSCFolder","shell:CSCFolder",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shell:AppDataDocuments</text:p>
          </table:table-cell>
          <table:table-cell office:value-type="string" calcext:value-type="string">
            <text:p>AppDataDocuments</text:p>
          </table:table-cell>
          <table:table-cell table:formula="of:=&quot;&quot;&quot;&quot; &amp; [.B8] &amp; &quot;&quot;&quot;&quot; &amp; &quot;,&quot; &amp; &quot;&quot;&quot;&quot; &amp; [.A8] &amp; &quot;&quot;&quot;&quot; &amp; &quot;,&quot;" office:value-type="string" office:string-value="&quot;AppDataDocuments&quot;,&quot;shell:AppDataDocuments&quot;," calcext:value-type="string">
            <text:p>"AppDataDocuments","shell:AppDataDocuments",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"InternetFolder","shell:InternetFolder",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shell:AppDataFavorites</text:p>
          </table:table-cell>
          <table:table-cell office:value-type="string" calcext:value-type="string">
            <text:p>AppDataFavorites</text:p>
          </table:table-cell>
          <table:table-cell table:formula="of:=&quot;&quot;&quot;&quot; &amp; [.B9] &amp; &quot;&quot;&quot;&quot; &amp; &quot;,&quot; &amp; &quot;&quot;&quot;&quot; &amp; [.A9] &amp; &quot;&quot;&quot;&quot; &amp; &quot;,&quot;" office:value-type="string" office:string-value="&quot;AppDataFavorites&quot;,&quot;shell:AppDataFavorites&quot;," calcext:value-type="string">
            <text:p>"AppDataFavorites","shell:AppDataFavorites",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"MAPIFolder","shell:MAPIFolder",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shell:AppDataProgramData</text:p>
          </table:table-cell>
          <table:table-cell office:value-type="string" calcext:value-type="string">
            <text:p>AppDataProgramData</text:p>
          </table:table-cell>
          <table:table-cell table:formula="of:=&quot;&quot;&quot;&quot; &amp; [.B10] &amp; &quot;&quot;&quot;&quot; &amp; &quot;,&quot; &amp; &quot;&quot;&quot;&quot; &amp; [.A10] &amp; &quot;&quot;&quot;&quot; &amp; &quot;,&quot;" office:value-type="string" office:string-value="&quot;AppDataProgramData&quot;,&quot;shell:AppDataProgramData&quot;," calcext:value-type="string">
            <text:p>"AppDataProgramData","shell:AppDataProgramData",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"3D Objects","shell:3D Objects",</text:p>
          </table:table-cell>
          <table:table-cell/>
        </table:table-row>
        <table:table-row table:style-name="ro1">
          <table:table-cell office:value-type="string" calcext:value-type="string">
            <text:p>shell:Application Shortcuts</text:p>
          </table:table-cell>
          <table:table-cell office:value-type="string" calcext:value-type="string">
            <text:p>Application Shortcuts</text:p>
          </table:table-cell>
          <table:table-cell table:formula="of:=&quot;&quot;&quot;&quot; &amp; [.B11] &amp; &quot;&quot;&quot;&quot; &amp; &quot;,&quot; &amp; &quot;&quot;&quot;&quot; &amp; [.A11] &amp; &quot;&quot;&quot;&quot; &amp; &quot;,&quot;" office:value-type="string" office:string-value="&quot;Application Shortcuts&quot;,&quot;shell:Application Shortcuts&quot;," calcext:value-type="string">
            <text:p>"Application Shortcuts","shell:Application Shortcuts",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"Account Pictures","shell:AccountPictures",</text:p>
          </table:table-cell>
          <table:table-cell/>
        </table:table-row>
        <table:table-row table:style-name="ro1">
          <table:table-cell office:value-type="string" calcext:value-type="string">
            <text:p>shell:AppMods</text:p>
          </table:table-cell>
          <table:table-cell office:value-type="string" calcext:value-type="string">
            <text:p>Application Mods</text:p>
          </table:table-cell>
          <table:table-cell table:formula="of:=&quot;&quot;&quot;&quot; &amp; [.B12] &amp; &quot;&quot;&quot;&quot; &amp; &quot;,&quot; &amp; &quot;&quot;&quot;&quot; &amp; [.A12] &amp; &quot;&quot;&quot;&quot; &amp; &quot;,&quot;" office:value-type="string" office:string-value="&quot;Application Mods&quot;,&quot;shell:AppMods&quot;," calcext:value-type="string">
            <text:p>"Application Mods","shell:AppMods",</text:p>
          </table:table-cell>
          <table:table-cell/>
          <table:table-cell office:value-type="string" calcext:value-type="string">
            <text:p>"AddNewProgramsFolder","shell:AddNewProgramsFolder",</text:p>
          </table:table-cell>
          <table:table-cell/>
        </table:table-row>
        <table:table-row table:style-name="ro1">
          <table:table-cell office:value-type="string" calcext:value-type="string">
            <text:p>shell:AppsFolder</text:p>
          </table:table-cell>
          <table:table-cell office:value-type="string" calcext:value-type="string">
            <text:p>AppsFolder</text:p>
          </table:table-cell>
          <table:table-cell table:formula="of:=&quot;&quot;&quot;&quot; &amp; [.B13] &amp; &quot;&quot;&quot;&quot; &amp; &quot;,&quot; &amp; &quot;&quot;&quot;&quot; &amp; [.A13] &amp; &quot;&quot;&quot;&quot; &amp; &quot;,&quot;" office:value-type="string" office:string-value="&quot;AppsFolder&quot;,&quot;shell:AppsFolder&quot;," calcext:value-type="string">
            <text:p>"AppsFolder","shell:AppsFolder",</text:p>
          </table:table-cell>
          <table:table-cell/>
          <table:table-cell office:value-type="string" calcext:value-type="string">
            <text:p>"AppData","shell:AppData",</text:p>
          </table:table-cell>
          <table:table-cell/>
        </table:table-row>
        <table:table-row table:style-name="ro1">
          <table:table-cell office:value-type="string" calcext:value-type="string">
            <text:p>shell:AppUpdatesFolder</text:p>
          </table:table-cell>
          <table:table-cell office:value-type="string" calcext:value-type="string">
            <text:p>AppUpdatesFolder</text:p>
          </table:table-cell>
          <table:table-cell table:formula="of:=&quot;&quot;&quot;&quot; &amp; [.B14] &amp; &quot;&quot;&quot;&quot; &amp; &quot;,&quot; &amp; &quot;&quot;&quot;&quot; &amp; [.A14] &amp; &quot;&quot;&quot;&quot; &amp; &quot;,&quot;" office:value-type="string" office:string-value="&quot;AppUpdatesFolder&quot;,&quot;shell:AppUpdatesFolder&quot;," calcext:value-type="string">
            <text:p>"AppUpdatesFolder","shell:AppUpdatesFolder",</text:p>
          </table:table-cell>
          <table:table-cell/>
          <table:table-cell office:value-type="string" calcext:value-type="string">
            <text:p>"Application Mods","shell:AppMods",</text:p>
          </table:table-cell>
          <table:table-cell/>
        </table:table-row>
        <table:table-row table:style-name="ro1">
          <table:table-cell office:value-type="string" calcext:value-type="string">
            <text:p>shell:Cache</text:p>
          </table:table-cell>
          <table:table-cell office:value-type="string" calcext:value-type="string">
            <text:p>Cache</text:p>
          </table:table-cell>
          <table:table-cell table:formula="of:=&quot;&quot;&quot;&quot; &amp; [.B15] &amp; &quot;&quot;&quot;&quot; &amp; &quot;,&quot; &amp; &quot;&quot;&quot;&quot; &amp; [.A15] &amp; &quot;&quot;&quot;&quot; &amp; &quot;,&quot;" office:value-type="string" office:string-value="&quot;Cache&quot;,&quot;shell:Cache&quot;," calcext:value-type="string">
            <text:p>"Cache","shell:Cache",</text:p>
          </table:table-cell>
          <table:table-cell/>
          <table:table-cell office:value-type="string" calcext:value-type="string">
            <text:p>"AppsFolder","shell:AppsFolder",</text:p>
          </table:table-cell>
          <table:table-cell/>
        </table:table-row>
        <table:table-row table:style-name="ro1">
          <table:table-cell office:value-type="string" calcext:value-type="string">
            <text:p>shell:Camera Roll</text:p>
          </table:table-cell>
          <table:table-cell office:value-type="string" calcext:value-type="string">
            <text:p>Camera Roll</text:p>
          </table:table-cell>
          <table:table-cell table:formula="of:=&quot;&quot;&quot;&quot; &amp; [.B16] &amp; &quot;&quot;&quot;&quot; &amp; &quot;,&quot; &amp; &quot;&quot;&quot;&quot; &amp; [.A16] &amp; &quot;&quot;&quot;&quot; &amp; &quot;,&quot;" office:value-type="string" office:string-value="&quot;Camera Roll&quot;,&quot;shell:Camera Roll&quot;," calcext:value-type="string">
            <text:p>"Camera Roll","shell:Camera Roll",</text:p>
          </table:table-cell>
          <table:table-cell/>
          <table:table-cell office:value-type="string" calcext:value-type="string">
            <text:p>"AppUpdatesFolder","shell:AppUpdatesFolder",</text:p>
          </table:table-cell>
          <table:table-cell/>
        </table:table-row>
        <table:table-row table:style-name="ro1">
          <table:table-cell office:value-type="string" calcext:value-type="string">
            <text:p>shell:CameraRollLibrary</text:p>
          </table:table-cell>
          <table:table-cell office:value-type="string" calcext:value-type="string">
            <text:p>Camera Roll</text:p>
          </table:table-cell>
          <table:table-cell table:formula="of:=&quot;&quot;&quot;&quot; &amp; [.B17] &amp; &quot;&quot;&quot;&quot; &amp; &quot;,&quot; &amp; &quot;&quot;&quot;&quot; &amp; [.A17] &amp; &quot;&quot;&quot;&quot; &amp; &quot;,&quot;" office:value-type="string" office:string-value="&quot;Camera Roll&quot;,&quot;shell:CameraRollLibrary&quot;," calcext:value-type="string">
            <text:p>"Camera Roll","shell:CameraRollLibrary",</text:p>
          </table:table-cell>
          <table:table-cell/>
          <table:table-cell office:value-type="string" calcext:value-type="string">
            <text:p>"Cache","shell:Cache",</text:p>
          </table:table-cell>
          <table:table-cell/>
        </table:table-row>
        <table:table-row table:style-name="ro1">
          <table:table-cell office:value-type="string" calcext:value-type="string">
            <text:p>shell:Captures</text:p>
          </table:table-cell>
          <table:table-cell office:value-type="string" calcext:value-type="string">
            <text:p>Captures</text:p>
          </table:table-cell>
          <table:table-cell table:formula="of:=&quot;&quot;&quot;&quot; &amp; [.B18] &amp; &quot;&quot;&quot;&quot; &amp; &quot;,&quot; &amp; &quot;&quot;&quot;&quot; &amp; [.A18] &amp; &quot;&quot;&quot;&quot; &amp; &quot;,&quot;" office:value-type="string" office:string-value="&quot;Captures&quot;,&quot;shell:Captures&quot;," calcext:value-type="string">
            <text:p>"Captures","shell:Captures",</text:p>
          </table:table-cell>
          <table:table-cell/>
          <table:table-cell office:value-type="string" calcext:value-type="string">
            <text:p>"Camera Roll","shell:Camera Roll",</text:p>
          </table:table-cell>
          <table:table-cell/>
        </table:table-row>
        <table:table-row table:style-name="ro1">
          <table:table-cell office:value-type="string" calcext:value-type="string">
            <text:p>shell:CD Burning</text:p>
          </table:table-cell>
          <table:table-cell office:value-type="string" calcext:value-type="string">
            <text:p>Temporary Burn Folder</text:p>
          </table:table-cell>
          <table:table-cell table:formula="of:=&quot;&quot;&quot;&quot; &amp; [.B19] &amp; &quot;&quot;&quot;&quot; &amp; &quot;,&quot; &amp; &quot;&quot;&quot;&quot; &amp; [.A19] &amp; &quot;&quot;&quot;&quot; &amp; &quot;,&quot;" office:value-type="string" office:string-value="&quot;Temporary Burn Folder&quot;,&quot;shell:CD Burning&quot;," calcext:value-type="string">
            <text:p>"Temporary Burn Folder","shell:CD Burning",</text:p>
          </table:table-cell>
          <table:table-cell/>
          <table:table-cell office:value-type="string" calcext:value-type="string">
            <text:p>"Camera Roll","shell:CameraRollLibrary",</text:p>
          </table:table-cell>
          <table:table-cell/>
        </table:table-row>
        <table:table-row table:style-name="ro1">
          <table:table-cell office:value-type="string" calcext:value-type="string">
            <text:p>shell:ChangeRemoveProgramsFolder</text:p>
          </table:table-cell>
          <table:table-cell office:value-type="string" calcext:value-type="string">
            <text:p>ChangeRemoveProgramsFolder</text:p>
          </table:table-cell>
          <table:table-cell table:formula="of:=&quot;&quot;&quot;&quot; &amp; [.B20] &amp; &quot;&quot;&quot;&quot; &amp; &quot;,&quot; &amp; &quot;&quot;&quot;&quot; &amp; [.A20] &amp; &quot;&quot;&quot;&quot; &amp; &quot;,&quot;" office:value-type="string" office:string-value="&quot;ChangeRemoveProgramsFolder&quot;,&quot;shell:ChangeRemoveProgramsFolder&quot;," calcext:value-type="string">
            <text:p>"ChangeRemoveProgramsFolder","shell:ChangeRemoveProgramsFolder",</text:p>
          </table:table-cell>
          <table:table-cell/>
          <table:table-cell office:value-type="string" calcext:value-type="string">
            <text:p>"Captures","shell:Captures",</text:p>
          </table:table-cell>
          <table:table-cell/>
        </table:table-row>
        <table:table-row table:style-name="ro1">
          <table:table-cell office:value-type="string" calcext:value-type="string">
            <text:p>shell:Common Administrative Tools</text:p>
          </table:table-cell>
          <table:table-cell office:value-type="string" calcext:value-type="string">
            <text:p>Windows Tools</text:p>
          </table:table-cell>
          <table:table-cell table:formula="of:=&quot;&quot;&quot;&quot; &amp; [.B21] &amp; &quot;&quot;&quot;&quot; &amp; &quot;,&quot; &amp; &quot;&quot;&quot;&quot; &amp; [.A21] &amp; &quot;&quot;&quot;&quot; &amp; &quot;,&quot;" office:value-type="string" office:string-value="&quot;Windows Tools&quot;,&quot;shell:Common Administrative Tools&quot;," calcext:value-type="string">
            <text:p>"Windows Tools","shell:Common Administrative Tools",</text:p>
          </table:table-cell>
          <table:table-cell/>
          <table:table-cell office:value-type="string" calcext:value-type="string">
            <text:p>"ChangeRemoveProgramsFolder","shell:ChangeRemoveProgramsFolder",</text:p>
          </table:table-cell>
          <table:table-cell/>
        </table:table-row>
        <table:table-row table:style-name="ro1">
          <table:table-cell office:value-type="string" calcext:value-type="string">
            <text:p>shell:Common AppData</text:p>
          </table:table-cell>
          <table:table-cell office:value-type="string" calcext:value-type="string">
            <text:p>Common AppData</text:p>
          </table:table-cell>
          <table:table-cell table:formula="of:=&quot;&quot;&quot;&quot; &amp; [.B22] &amp; &quot;&quot;&quot;&quot; &amp; &quot;,&quot; &amp; &quot;&quot;&quot;&quot; &amp; [.A22] &amp; &quot;&quot;&quot;&quot; &amp; &quot;,&quot;" office:value-type="string" office:string-value="&quot;Common AppData&quot;,&quot;shell:Common AppData&quot;," calcext:value-type="string">
            <text:p>"Common AppData","shell:Common AppData",</text:p>
          </table:table-cell>
          <table:table-cell/>
          <table:table-cell office:value-type="string" calcext:value-type="string">
            <text:p>"Common AppData","shell:Common AppData",</text:p>
          </table:table-cell>
          <table:table-cell/>
        </table:table-row>
        <table:table-row table:style-name="ro1">
          <table:table-cell office:value-type="string" calcext:value-type="string">
            <text:p>shell:Common Desktop</text:p>
          </table:table-cell>
          <table:table-cell office:value-type="string" calcext:value-type="string">
            <text:p>Public Desktop</text:p>
          </table:table-cell>
          <table:table-cell table:formula="of:=&quot;&quot;&quot;&quot; &amp; [.B23] &amp; &quot;&quot;&quot;&quot; &amp; &quot;,&quot; &amp; &quot;&quot;&quot;&quot; &amp; [.A23] &amp; &quot;&quot;&quot;&quot; &amp; &quot;,&quot;" office:value-type="string" office:string-value="&quot;Public Desktop&quot;,&quot;shell:Common Desktop&quot;," calcext:value-type="string">
            <text:p>"Public Desktop","shell:Common Desktop",</text:p>
          </table:table-cell>
          <table:table-cell/>
          <table:table-cell office:value-type="string" calcext:value-type="string">
            <text:p>"Common Templates","shell:Common Templates",</text:p>
          </table:table-cell>
          <table:table-cell/>
        </table:table-row>
        <table:table-row table:style-name="ro1">
          <table:table-cell office:value-type="string" calcext:value-type="string">
            <text:p>shell:Common Documents</text:p>
          </table:table-cell>
          <table:table-cell office:value-type="string" calcext:value-type="string">
            <text:p>Public Documents</text:p>
          </table:table-cell>
          <table:table-cell table:formula="of:=&quot;&quot;&quot;&quot; &amp; [.B24] &amp; &quot;&quot;&quot;&quot; &amp; &quot;,&quot; &amp; &quot;&quot;&quot;&quot; &amp; [.A24] &amp; &quot;&quot;&quot;&quot; &amp; &quot;,&quot;" office:value-type="string" office:string-value="&quot;Public Documents&quot;,&quot;shell:Common Documents&quot;," calcext:value-type="string">
            <text:p>"Public Documents","shell:Common Documents",</text:p>
          </table:table-cell>
          <table:table-cell/>
          <table:table-cell office:value-type="string" calcext:value-type="string">
            <text:p>"CommonRingtones","shell:CommonRingtones",</text:p>
          </table:table-cell>
          <table:table-cell/>
        </table:table-row>
        <table:table-row table:style-name="ro1">
          <table:table-cell office:value-type="string" calcext:value-type="string">
            <text:p>shell:Common Programs</text:p>
          </table:table-cell>
          <table:table-cell office:value-type="string" calcext:value-type="string">
            <text:p>Programs</text:p>
          </table:table-cell>
          <table:table-cell table:formula="of:=&quot;&quot;&quot;&quot; &amp; [.B25] &amp; &quot;&quot;&quot;&quot; &amp; &quot;,&quot; &amp; &quot;&quot;&quot;&quot; &amp; [.A25] &amp; &quot;&quot;&quot;&quot; &amp; &quot;,&quot;" office:value-type="string" office:string-value="&quot;Programs&quot;,&quot;shell:Common Programs&quot;," calcext:value-type="string">
            <text:p>"Programs","shell:Common Programs",</text:p>
          </table:table-cell>
          <table:table-cell/>
          <table:table-cell office:value-type="string" calcext:value-type="string">
            <text:p>"ConflictFolder","shell:ConflictFolder",</text:p>
          </table:table-cell>
          <table:table-cell/>
        </table:table-row>
        <table:table-row table:style-name="ro1">
          <table:table-cell office:value-type="string" calcext:value-type="string">
            <text:p>shell:Common Start Menu</text:p>
          </table:table-cell>
          <table:table-cell office:value-type="string" calcext:value-type="string">
            <text:p>Start Menu</text:p>
          </table:table-cell>
          <table:table-cell table:formula="of:=&quot;&quot;&quot;&quot; &amp; [.B26] &amp; &quot;&quot;&quot;&quot; &amp; &quot;,&quot; &amp; &quot;&quot;&quot;&quot; &amp; [.A26] &amp; &quot;&quot;&quot;&quot; &amp; &quot;,&quot;" office:value-type="string" office:string-value="&quot;Start Menu&quot;,&quot;shell:Common Start Menu&quot;," calcext:value-type="string">
            <text:p>"Start Menu","shell:Common Start Menu",</text:p>
          </table:table-cell>
          <table:table-cell/>
          <table:table-cell office:value-type="string" calcext:value-type="string">
            <text:p>"ConnectionsFolder","shell:ConnectionsFolder",</text:p>
          </table:table-cell>
          <table:table-cell/>
        </table:table-row>
        <table:table-row table:style-name="ro1">
          <table:table-cell office:value-type="string" calcext:value-type="string">
            <text:p>shell:Common Start Menu Places</text:p>
          </table:table-cell>
          <table:table-cell office:value-type="string" calcext:value-type="string">
            <text:p>Start Menu</text:p>
          </table:table-cell>
          <table:table-cell table:formula="of:=&quot;&quot;&quot;&quot; &amp; [.B27] &amp; &quot;&quot;&quot;&quot; &amp; &quot;,&quot; &amp; &quot;&quot;&quot;&quot; &amp; [.A27] &amp; &quot;&quot;&quot;&quot; &amp; &quot;,&quot;" office:value-type="string" office:string-value="&quot;Start Menu&quot;,&quot;shell:Common Start Menu Places&quot;," calcext:value-type="string">
            <text:p>"Start Menu","shell:Common Start Menu Places",</text:p>
          </table:table-cell>
          <table:table-cell/>
          <table:table-cell office:value-type="string" calcext:value-type="string">
            <text:p>"Contacts","shell:Contacts",</text:p>
          </table:table-cell>
          <table:table-cell/>
        </table:table-row>
        <table:table-row table:style-name="ro1">
          <table:table-cell office:value-type="string" calcext:value-type="string">
            <text:p>shell:Common Startup</text:p>
          </table:table-cell>
          <table:table-cell office:value-type="string" calcext:value-type="string">
            <text:p>Startup</text:p>
          </table:table-cell>
          <table:table-cell table:formula="of:=&quot;&quot;&quot;&quot; &amp; [.B28] &amp; &quot;&quot;&quot;&quot; &amp; &quot;,&quot; &amp; &quot;&quot;&quot;&quot; &amp; [.A28] &amp; &quot;&quot;&quot;&quot; &amp; &quot;,&quot;" office:value-type="string" office:string-value="&quot;Startup&quot;,&quot;shell:Common Startup&quot;," calcext:value-type="string">
            <text:p>"Startup","shell:Common Startup",</text:p>
          </table:table-cell>
          <table:table-cell/>
          <table:table-cell office:value-type="string" calcext:value-type="string">
            <text:p>"ControlPanelFolder","shell:ControlPanelFolder",</text:p>
          </table:table-cell>
          <table:table-cell/>
        </table:table-row>
        <table:table-row table:style-name="ro1">
          <table:table-cell office:value-type="string" calcext:value-type="string">
            <text:p>shell:Common Templates</text:p>
          </table:table-cell>
          <table:table-cell office:value-type="string" calcext:value-type="string">
            <text:p>Common Templates</text:p>
          </table:table-cell>
          <table:table-cell table:formula="of:=&quot;&quot;&quot;&quot; &amp; [.B29] &amp; &quot;&quot;&quot;&quot; &amp; &quot;,&quot; &amp; &quot;&quot;&quot;&quot; &amp; [.A29] &amp; &quot;&quot;&quot;&quot; &amp; &quot;,&quot;" office:value-type="string" office:string-value="&quot;Common Templates&quot;,&quot;shell:Common Templates&quot;," calcext:value-type="string">
            <text:p>"Common Templates","shell:Common Templates",</text:p>
          </table:table-cell>
          <table:table-cell/>
          <table:table-cell office:value-type="string" calcext:value-type="string">
            <text:p>"Cookies","shell:Cookies",</text:p>
          </table:table-cell>
          <table:table-cell/>
        </table:table-row>
        <table:table-row table:style-name="ro1">
          <table:table-cell office:value-type="string" calcext:value-type="string">
            <text:p>shell:CommonDownloads</text:p>
          </table:table-cell>
          <table:table-cell office:value-type="string" calcext:value-type="string">
            <text:p>Public Downloads</text:p>
          </table:table-cell>
          <table:table-cell table:formula="of:=&quot;&quot;&quot;&quot; &amp; [.B30] &amp; &quot;&quot;&quot;&quot; &amp; &quot;,&quot; &amp; &quot;&quot;&quot;&quot; &amp; [.A30] &amp; &quot;&quot;&quot;&quot; &amp; &quot;,&quot;" office:value-type="string" office:string-value="&quot;Public Downloads&quot;,&quot;shell:CommonDownloads&quot;," calcext:value-type="string">
            <text:p>"Public Downloads","shell:CommonDownloads",</text:p>
          </table:table-cell>
          <table:table-cell/>
          <table:table-cell office:value-type="string" calcext:value-type="string">
            <text:p>"CredentialManager","shell:CredentialManager",</text:p>
          </table:table-cell>
          <table:table-cell/>
        </table:table-row>
        <table:table-row table:style-name="ro1">
          <table:table-cell office:value-type="string" calcext:value-type="string">
            <text:p>shell:CommonMusic</text:p>
          </table:table-cell>
          <table:table-cell office:value-type="string" calcext:value-type="string">
            <text:p>Public Music</text:p>
          </table:table-cell>
          <table:table-cell table:formula="of:=&quot;&quot;&quot;&quot; &amp; [.B31] &amp; &quot;&quot;&quot;&quot; &amp; &quot;,&quot; &amp; &quot;&quot;&quot;&quot; &amp; [.A31] &amp; &quot;&quot;&quot;&quot; &amp; &quot;,&quot;" office:value-type="string" office:string-value="&quot;Public Music&quot;,&quot;shell:CommonMusic&quot;," calcext:value-type="string">
            <text:p>"Public Music","shell:CommonMusic",</text:p>
          </table:table-cell>
          <table:table-cell/>
          <table:table-cell office:value-type="string" calcext:value-type="string">
            <text:p>"CryptoKeys","shell:CryptoKeys",</text:p>
          </table:table-cell>
          <table:table-cell/>
        </table:table-row>
        <table:table-row table:style-name="ro1">
          <table:table-cell office:value-type="string" calcext:value-type="string">
            <text:p>shell:CommonPictures</text:p>
          </table:table-cell>
          <table:table-cell office:value-type="string" calcext:value-type="string">
            <text:p>Public Pictures</text:p>
          </table:table-cell>
          <table:table-cell table:formula="of:=&quot;&quot;&quot;&quot; &amp; [.B32] &amp; &quot;&quot;&quot;&quot; &amp; &quot;,&quot; &amp; &quot;&quot;&quot;&quot; &amp; [.A32] &amp; &quot;&quot;&quot;&quot; &amp; &quot;,&quot;" office:value-type="string" office:string-value="&quot;Public Pictures&quot;,&quot;shell:CommonPictures&quot;," calcext:value-type="string">
            <text:p>"Public Pictures","shell:CommonPictures",</text:p>
          </table:table-cell>
          <table:table-cell/>
          <table:table-cell office:value-type="string" calcext:value-type="string">
            <text:p>"Desktop","shell:Desktop",</text:p>
          </table:table-cell>
          <table:table-cell/>
        </table:table-row>
        <table:table-row table:style-name="ro1">
          <table:table-cell office:value-type="string" calcext:value-type="string">
            <text:p>shell:CommonRingtones</text:p>
          </table:table-cell>
          <table:table-cell office:value-type="string" calcext:value-type="string">
            <text:p>CommonRingtones</text:p>
          </table:table-cell>
          <table:table-cell table:formula="of:=&quot;&quot;&quot;&quot; &amp; [.B33] &amp; &quot;&quot;&quot;&quot; &amp; &quot;,&quot; &amp; &quot;&quot;&quot;&quot; &amp; [.A33] &amp; &quot;&quot;&quot;&quot; &amp; &quot;,&quot;" office:value-type="string" office:string-value="&quot;CommonRingtones&quot;,&quot;shell:CommonRingtones&quot;," calcext:value-type="string">
            <text:p>"CommonRingtones","shell:CommonRingtones",</text:p>
          </table:table-cell>
          <table:table-cell/>
          <table:table-cell office:value-type="string" calcext:value-type="string">
            <text:p>"Desktop","shell:ThisPCDesktopFolder",</text:p>
          </table:table-cell>
          <table:table-cell/>
        </table:table-row>
        <table:table-row table:style-name="ro1">
          <table:table-cell office:value-type="string" calcext:value-type="string">
            <text:p>shell:CommonVideo</text:p>
          </table:table-cell>
          <table:table-cell office:value-type="string" calcext:value-type="string">
            <text:p>Public Videos</text:p>
          </table:table-cell>
          <table:table-cell table:formula="of:=&quot;&quot;&quot;&quot; &amp; [.B34] &amp; &quot;&quot;&quot;&quot; &amp; &quot;,&quot; &amp; &quot;&quot;&quot;&quot; &amp; [.A34] &amp; &quot;&quot;&quot;&quot; &amp; &quot;,&quot;" office:value-type="string" office:string-value="&quot;Public Videos&quot;,&quot;shell:CommonVideo&quot;," calcext:value-type="string">
            <text:p>"Public Videos","shell:CommonVideo",</text:p>
          </table:table-cell>
          <table:table-cell/>
          <table:table-cell office:value-type="string" calcext:value-type="string">
            <text:p>"Development Files","shell:Development Files",</text:p>
          </table:table-cell>
          <table:table-cell/>
        </table:table-row>
        <table:table-row table:style-name="ro1">
          <table:table-cell office:value-type="string" calcext:value-type="string">
            <text:p>shell:ConflictFolder</text:p>
          </table:table-cell>
          <table:table-cell office:value-type="string" calcext:value-type="string">
            <text:p>ConflictFolder</text:p>
          </table:table-cell>
          <table:table-cell table:formula="of:=&quot;&quot;&quot;&quot; &amp; [.B35] &amp; &quot;&quot;&quot;&quot; &amp; &quot;,&quot; &amp; &quot;&quot;&quot;&quot; &amp; [.A35] &amp; &quot;&quot;&quot;&quot; &amp; &quot;,&quot;" office:value-type="string" office:string-value="&quot;ConflictFolder&quot;,&quot;shell:ConflictFolder&quot;," calcext:value-type="string">
            <text:p>"ConflictFolder","shell:ConflictFolder",</text:p>
          </table:table-cell>
          <table:table-cell/>
          <table:table-cell office:value-type="string" calcext:value-type="string">
            <text:p>"Device Metadata Store","shell:Device Metadata Store",</text:p>
          </table:table-cell>
          <table:table-cell/>
        </table:table-row>
        <table:table-row table:style-name="ro1">
          <table:table-cell office:value-type="string" calcext:value-type="string">
            <text:p>shell:ConnectionsFolder</text:p>
          </table:table-cell>
          <table:table-cell office:value-type="string" calcext:value-type="string">
            <text:p>ConnectionsFolder</text:p>
          </table:table-cell>
          <table:table-cell table:formula="of:=&quot;&quot;&quot;&quot; &amp; [.B36] &amp; &quot;&quot;&quot;&quot; &amp; &quot;,&quot; &amp; &quot;&quot;&quot;&quot; &amp; [.A36] &amp; &quot;&quot;&quot;&quot; &amp; &quot;,&quot;" office:value-type="string" office:string-value="&quot;ConnectionsFolder&quot;,&quot;shell:ConnectionsFolder&quot;," calcext:value-type="string">
            <text:p>"ConnectionsFolder","shell:ConnectionsFolder",</text:p>
          </table:table-cell>
          <table:table-cell/>
          <table:table-cell office:value-type="string" calcext:value-type="string">
            <text:p>"Documents","shell:DocumentsLibrary",</text:p>
          </table:table-cell>
          <table:table-cell/>
        </table:table-row>
        <table:table-row table:style-name="ro1">
          <table:table-cell office:value-type="string" calcext:value-type="string">
            <text:p>shell:Contacts</text:p>
          </table:table-cell>
          <table:table-cell office:value-type="string" calcext:value-type="string">
            <text:p>Contacts</text:p>
          </table:table-cell>
          <table:table-cell table:formula="of:=&quot;&quot;&quot;&quot; &amp; [.B37] &amp; &quot;&quot;&quot;&quot; &amp; &quot;,&quot; &amp; &quot;&quot;&quot;&quot; &amp; [.A37] &amp; &quot;&quot;&quot;&quot; &amp; &quot;,&quot;" office:value-type="string" office:string-value="&quot;Contacts&quot;,&quot;shell:Contacts&quot;," calcext:value-type="string">
            <text:p>"Contacts","shell:Contacts",</text:p>
          </table:table-cell>
          <table:table-cell/>
          <table:table-cell office:value-type="string" calcext:value-type="string">
            <text:p>"Documents","shell:Local Documents",</text:p>
          </table:table-cell>
          <table:table-cell/>
        </table:table-row>
        <table:table-row table:style-name="ro1">
          <table:table-cell office:value-type="string" calcext:value-type="string">
            <text:p>shell:ControlPanelFolder</text:p>
          </table:table-cell>
          <table:table-cell office:value-type="string" calcext:value-type="string">
            <text:p>ControlPanelFolder</text:p>
          </table:table-cell>
          <table:table-cell table:formula="of:=&quot;&quot;&quot;&quot; &amp; [.B38] &amp; &quot;&quot;&quot;&quot; &amp; &quot;,&quot; &amp; &quot;&quot;&quot;&quot; &amp; [.A38] &amp; &quot;&quot;&quot;&quot; &amp; &quot;,&quot;" office:value-type="string" office:string-value="&quot;ControlPanelFolder&quot;,&quot;shell:ControlPanelFolder&quot;," calcext:value-type="string">
            <text:p>"ControlPanelFolder","shell:ControlPanelFolder",</text:p>
          </table:table-cell>
          <table:table-cell/>
          <table:table-cell office:value-type="string" calcext:value-type="string">
            <text:p>"Documents","shell:Personal",</text:p>
          </table:table-cell>
          <table:table-cell/>
        </table:table-row>
        <table:table-row table:style-name="ro1">
          <table:table-cell office:value-type="string" calcext:value-type="string">
            <text:p>shell:Cookies</text:p>
          </table:table-cell>
          <table:table-cell office:value-type="string" calcext:value-type="string">
            <text:p>Cookies</text:p>
          </table:table-cell>
          <table:table-cell table:formula="of:=&quot;&quot;&quot;&quot; &amp; [.B39] &amp; &quot;&quot;&quot;&quot; &amp; &quot;,&quot; &amp; &quot;&quot;&quot;&quot; &amp; [.A39] &amp; &quot;&quot;&quot;&quot; &amp; &quot;,&quot;" office:value-type="string" office:string-value="&quot;Cookies&quot;,&quot;shell:Cookies&quot;," calcext:value-type="string">
            <text:p>"Cookies","shell:Cookies",</text:p>
          </table:table-cell>
          <table:table-cell/>
          <table:table-cell office:value-type="string" calcext:value-type="string">
            <text:p>"Downloads","shell:Downloads",</text:p>
          </table:table-cell>
          <table:table-cell/>
        </table:table-row>
        <table:table-row table:style-name="ro1">
          <table:table-cell office:value-type="string" calcext:value-type="string">
            <text:p>shell:CredentialManager</text:p>
          </table:table-cell>
          <table:table-cell office:value-type="string" calcext:value-type="string">
            <text:p>CredentialManager</text:p>
          </table:table-cell>
          <table:table-cell table:formula="of:=&quot;&quot;&quot;&quot; &amp; [.B40] &amp; &quot;&quot;&quot;&quot; &amp; &quot;,&quot; &amp; &quot;&quot;&quot;&quot; &amp; [.A40] &amp; &quot;&quot;&quot;&quot; &amp; &quot;,&quot;" office:value-type="string" office:string-value="&quot;CredentialManager&quot;,&quot;shell:CredentialManager&quot;," calcext:value-type="string">
            <text:p>"CredentialManager","shell:CredentialManager",</text:p>
          </table:table-cell>
          <table:table-cell/>
          <table:table-cell office:value-type="string" calcext:value-type="string">
            <text:p>"Downloads","shell:Local Downloads",</text:p>
          </table:table-cell>
          <table:table-cell/>
        </table:table-row>
        <table:table-row table:style-name="ro1">
          <table:table-cell office:value-type="string" calcext:value-type="string">
            <text:p>shell:CryptoKeys</text:p>
          </table:table-cell>
          <table:table-cell office:value-type="string" calcext:value-type="string">
            <text:p>CryptoKeys</text:p>
          </table:table-cell>
          <table:table-cell table:formula="of:=&quot;&quot;&quot;&quot; &amp; [.B41] &amp; &quot;&quot;&quot;&quot; &amp; &quot;,&quot; &amp; &quot;&quot;&quot;&quot; &amp; [.A41] &amp; &quot;&quot;&quot;&quot; &amp; &quot;,&quot;" office:value-type="string" office:string-value="&quot;CryptoKeys&quot;,&quot;shell:CryptoKeys&quot;," calcext:value-type="string">
            <text:p>"CryptoKeys","shell:CryptoKeys",</text:p>
          </table:table-cell>
          <table:table-cell/>
          <table:table-cell office:value-type="string" calcext:value-type="string">
            <text:p>"DpapiKeys","shell:DpapiKeys",</text:p>
          </table:table-cell>
          <table:table-cell/>
        </table:table-row>
        <table:table-row table:style-name="ro1">
          <table:table-cell office:value-type="string" calcext:value-type="string">
            <text:p>shell:CSCFolder</text:p>
          </table:table-cell>
          <table:table-cell office:value-type="string" calcext:value-type="string">
            <text:p>CSCFolder</text:p>
          </table:table-cell>
          <table:table-cell table:formula="of:=&quot;&quot;&quot;&quot; &amp; [.B42] &amp; &quot;&quot;&quot;&quot; &amp; &quot;,&quot; &amp; &quot;&quot;&quot;&quot; &amp; [.A42] &amp; &quot;&quot;&quot;&quot; &amp; &quot;,&quot;" office:value-type="string" office:string-value="&quot;CSCFolder&quot;,&quot;shell:CSCFolder&quot;," calcext:value-type="string">
            <text:p>"CSCFolder","shell:CSCFolder",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"Favorites","shell:Favorites",</text:p>
          </table:table-cell>
          <table:table-cell/>
        </table:table-row>
        <table:table-row table:style-name="ro1">
          <table:table-cell office:value-type="string" calcext:value-type="string">
            <text:p>shell:Desktop</text:p>
          </table:table-cell>
          <table:table-cell office:value-type="string" calcext:value-type="string">
            <text:p>Desktop</text:p>
          </table:table-cell>
          <table:table-cell table:formula="of:=&quot;&quot;&quot;&quot; &amp; [.B43] &amp; &quot;&quot;&quot;&quot; &amp; &quot;,&quot; &amp; &quot;&quot;&quot;&quot; &amp; [.A43] &amp; &quot;&quot;&quot;&quot; &amp; &quot;,&quot;" office:value-type="string" office:string-value="&quot;Desktop&quot;,&quot;shell:Desktop&quot;," calcext:value-type="string">
            <text:p>"Desktop","shell:Desktop",</text:p>
          </table:table-cell>
          <table:table-cell/>
          <table:table-cell office:value-type="string" calcext:value-type="string">
            <text:p>"Fonts","shell:Fonts",</text:p>
          </table:table-cell>
          <table:table-cell/>
        </table:table-row>
        <table:table-row table:style-name="ro1">
          <table:table-cell office:value-type="string" calcext:value-type="string">
            <text:p>shell:Development Files</text:p>
          </table:table-cell>
          <table:table-cell office:value-type="string" calcext:value-type="string">
            <text:p>Development Files</text:p>
          </table:table-cell>
          <table:table-cell table:formula="of:=&quot;&quot;&quot;&quot; &amp; [.B44] &amp; &quot;&quot;&quot;&quot; &amp; &quot;,&quot; &amp; &quot;&quot;&quot;&quot; &amp; [.A44] &amp; &quot;&quot;&quot;&quot; &amp; &quot;,&quot;" office:value-type="string" office:string-value="&quot;Development Files&quot;,&quot;shell:Development Files&quot;," calcext:value-type="string">
            <text:p>"Development Files","shell:Development Files",</text:p>
          </table:table-cell>
          <table:table-cell/>
          <table:table-cell office:value-type="string" calcext:value-type="string">
            <text:p>"GameTasks","shell:GameTasks",</text:p>
          </table:table-cell>
          <table:table-cell/>
        </table:table-row>
        <table:table-row table:style-name="ro1">
          <table:table-cell office:value-type="string" calcext:value-type="string">
            <text:p>shell:Device Metadata Store</text:p>
          </table:table-cell>
          <table:table-cell office:value-type="string" calcext:value-type="string">
            <text:p>Device Metadata Store</text:p>
          </table:table-cell>
          <table:table-cell table:formula="of:=&quot;&quot;&quot;&quot; &amp; [.B45] &amp; &quot;&quot;&quot;&quot; &amp; &quot;,&quot; &amp; &quot;&quot;&quot;&quot; &amp; [.A45] &amp; &quot;&quot;&quot;&quot; &amp; &quot;,&quot;" office:value-type="string" office:string-value="&quot;Device Metadata Store&quot;,&quot;shell:Device Metadata Store&quot;," calcext:value-type="string">
            <text:p>"Device Metadata Store","shell:Device Metadata Store",</text:p>
          </table:table-cell>
          <table:table-cell/>
          <table:table-cell office:value-type="string" calcext:value-type="string">
            <text:p>"History","shell:History",</text:p>
          </table:table-cell>
          <table:table-cell/>
        </table:table-row>
        <table:table-row table:style-name="ro1">
          <table:table-cell office:value-type="string" calcext:value-type="string">
            <text:p>shell:DocumentsLibrary</text:p>
          </table:table-cell>
          <table:table-cell office:value-type="string" calcext:value-type="string">
            <text:p>Documents</text:p>
          </table:table-cell>
          <table:table-cell table:formula="of:=&quot;&quot;&quot;&quot; &amp; [.B46] &amp; &quot;&quot;&quot;&quot; &amp; &quot;,&quot; &amp; &quot;&quot;&quot;&quot; &amp; [.A46] &amp; &quot;&quot;&quot;&quot; &amp; &quot;,&quot;" office:value-type="string" office:string-value="&quot;Documents&quot;,&quot;shell:DocumentsLibrary&quot;," calcext:value-type="string">
            <text:p>"Documents","shell:DocumentsLibrary",</text:p>
          </table:table-cell>
          <table:table-cell/>
          <table:table-cell office:value-type="string" calcext:value-type="string">
            <text:p>"ImplicitAppShortcuts","shell:ImplicitAppShortcuts",</text:p>
          </table:table-cell>
          <table:table-cell/>
        </table:table-row>
        <table:table-row table:style-name="ro1">
          <table:table-cell office:value-type="string" calcext:value-type="string">
            <text:p>shell:Downloads</text:p>
          </table:table-cell>
          <table:table-cell office:value-type="string" calcext:value-type="string">
            <text:p>Downloads</text:p>
          </table:table-cell>
          <table:table-cell table:formula="of:=&quot;&quot;&quot;&quot; &amp; [.B47] &amp; &quot;&quot;&quot;&quot; &amp; &quot;,&quot; &amp; &quot;&quot;&quot;&quot; &amp; [.A47] &amp; &quot;&quot;&quot;&quot; &amp; &quot;,&quot;" office:value-type="string" office:string-value="&quot;Downloads&quot;,&quot;shell:Downloads&quot;," calcext:value-type="string">
            <text:p>"Downloads","shell:Downloads",</text:p>
          </table:table-cell>
          <table:table-cell/>
          <table:table-cell office:value-type="string" calcext:value-type="string">
            <text:p>"Libraries","shell:Libraries",</text:p>
          </table:table-cell>
          <table:table-cell/>
        </table:table-row>
        <table:table-row table:style-name="ro1">
          <table:table-cell office:value-type="string" calcext:value-type="string">
            <text:p>shell:DpapiKeys</text:p>
          </table:table-cell>
          <table:table-cell office:value-type="string" calcext:value-type="string">
            <text:p>DpapiKeys</text:p>
          </table:table-cell>
          <table:table-cell table:formula="of:=&quot;&quot;&quot;&quot; &amp; [.B48] &amp; &quot;&quot;&quot;&quot; &amp; &quot;,&quot; &amp; &quot;&quot;&quot;&quot; &amp; [.A48] &amp; &quot;&quot;&quot;&quot; &amp; &quot;,&quot;" office:value-type="string" office:string-value="&quot;DpapiKeys&quot;,&quot;shell:DpapiKeys&quot;," calcext:value-type="string">
            <text:p>"DpapiKeys","shell:DpapiKeys",</text:p>
          </table:table-cell>
          <table:table-cell/>
          <table:table-cell office:value-type="string" calcext:value-type="string">
            <text:p>"Links","shell:Links",</text:p>
          </table:table-cell>
          <table:table-cell/>
        </table:table-row>
        <table:table-row table:style-name="ro1">
          <table:table-cell office:value-type="string" calcext:value-type="string">
            <text:p>shell:Favorites</text:p>
          </table:table-cell>
          <table:table-cell office:value-type="string" calcext:value-type="string">
            <text:p>Favorites</text:p>
          </table:table-cell>
          <table:table-cell table:formula="of:=&quot;&quot;&quot;&quot; &amp; [.B49] &amp; &quot;&quot;&quot;&quot; &amp; &quot;,&quot; &amp; &quot;&quot;&quot;&quot; &amp; [.A49] &amp; &quot;&quot;&quot;&quot; &amp; &quot;,&quot;" office:value-type="string" office:string-value="&quot;Favorites&quot;,&quot;shell:Favorites&quot;," calcext:value-type="string">
            <text:p>"Favorites","shell:Favorites",</text:p>
          </table:table-cell>
          <table:table-cell/>
          <table:table-cell office:value-type="string" calcext:value-type="string">
            <text:p>"Local AppData","shell:Local AppData",</text:p>
          </table:table-cell>
          <table:table-cell/>
        </table:table-row>
        <table:table-row table:style-name="ro1">
          <table:table-cell office:value-type="string" calcext:value-type="string">
            <text:p>shell:Fonts</text:p>
          </table:table-cell>
          <table:table-cell office:value-type="string" calcext:value-type="string">
            <text:p>Fonts</text:p>
          </table:table-cell>
          <table:table-cell table:formula="of:=&quot;&quot;&quot;&quot; &amp; [.B50] &amp; &quot;&quot;&quot;&quot; &amp; &quot;,&quot; &amp; &quot;&quot;&quot;&quot; &amp; [.A50] &amp; &quot;&quot;&quot;&quot; &amp; &quot;,&quot;" office:value-type="string" office:string-value="&quot;Fonts&quot;,&quot;shell:Fonts&quot;," calcext:value-type="string">
            <text:p>"Fonts","shell:Fonts",</text:p>
          </table:table-cell>
          <table:table-cell/>
          <table:table-cell office:value-type="string" calcext:value-type="string">
            <text:p>"LocalAppDataLow","shell:LocalAppDataLow",</text:p>
          </table:table-cell>
          <table:table-cell/>
        </table:table-row>
        <table:table-row table:style-name="ro1">
          <table:table-cell office:value-type="string" calcext:value-type="string">
            <text:p>shell:GameTasks</text:p>
          </table:table-cell>
          <table:table-cell office:value-type="string" calcext:value-type="string">
            <text:p>GameTasks</text:p>
          </table:table-cell>
          <table:table-cell table:formula="of:=&quot;&quot;&quot;&quot; &amp; [.B51] &amp; &quot;&quot;&quot;&quot; &amp; &quot;,&quot; &amp; &quot;&quot;&quot;&quot; &amp; [.A51] &amp; &quot;&quot;&quot;&quot; &amp; &quot;,&quot;" office:value-type="string" office:string-value="&quot;GameTasks&quot;,&quot;shell:GameTasks&quot;," calcext:value-type="string">
            <text:p>"GameTasks","shell:GameTasks",</text:p>
          </table:table-cell>
          <table:table-cell/>
          <table:table-cell office:value-type="string" calcext:value-type="string">
            <text:p>"LocalizedResourcesDir","shell:LocalizedResourcesDir",</text:p>
          </table:table-cell>
          <table:table-cell/>
        </table:table-row>
        <table:table-row table:style-name="ro1">
          <table:table-cell office:value-type="string" calcext:value-type="string">
            <text:p>shell:History</text:p>
          </table:table-cell>
          <table:table-cell office:value-type="string" calcext:value-type="string">
            <text:p>History</text:p>
          </table:table-cell>
          <table:table-cell table:formula="of:=&quot;&quot;&quot;&quot; &amp; [.B52] &amp; &quot;&quot;&quot;&quot; &amp; &quot;,&quot; &amp; &quot;&quot;&quot;&quot; &amp; [.A52] &amp; &quot;&quot;&quot;&quot; &amp; &quot;,&quot;" office:value-type="string" office:string-value="&quot;History&quot;,&quot;shell:History&quot;," calcext:value-type="string">
            <text:p>"History","shell:History",</text:p>
          </table:table-cell>
          <table:table-cell/>
          <table:table-cell office:value-type="string" calcext:value-type="string">
            <text:p>"Music","shell:Local Music",</text:p>
          </table:table-cell>
          <table:table-cell/>
        </table:table-row>
        <table:table-row table:style-name="ro1">
          <table:table-cell office:value-type="string" calcext:value-type="string">
            <text:p>shell:ImplicitAppShortcuts</text:p>
          </table:table-cell>
          <table:table-cell office:value-type="string" calcext:value-type="string">
            <text:p>ImplicitAppShortcuts</text:p>
          </table:table-cell>
          <table:table-cell table:formula="of:=&quot;&quot;&quot;&quot; &amp; [.B53] &amp; &quot;&quot;&quot;&quot; &amp; &quot;,&quot; &amp; &quot;&quot;&quot;&quot; &amp; [.A53] &amp; &quot;&quot;&quot;&quot; &amp; &quot;,&quot;" office:value-type="string" office:string-value="&quot;ImplicitAppShortcuts&quot;,&quot;shell:ImplicitAppShortcuts&quot;," calcext:value-type="string">
            <text:p>"ImplicitAppShortcuts","shell:ImplicitAppShortcuts",</text:p>
          </table:table-cell>
          <table:table-cell/>
          <table:table-cell office:value-type="string" calcext:value-type="string">
            <text:p>"Music","shell:MusicLibrary",</text:p>
          </table:table-cell>
          <table:table-cell/>
        </table:table-row>
        <table:table-row table:style-name="ro1">
          <table:table-cell office:value-type="string" calcext:value-type="string">
            <text:p>shell:InternetFolder</text:p>
          </table:table-cell>
          <table:table-cell office:value-type="string" calcext:value-type="string">
            <text:p>InternetFolder</text:p>
          </table:table-cell>
          <table:table-cell table:formula="of:=&quot;&quot;&quot;&quot; &amp; [.B54] &amp; &quot;&quot;&quot;&quot; &amp; &quot;,&quot; &amp; &quot;&quot;&quot;&quot; &amp; [.A54] &amp; &quot;&quot;&quot;&quot; &amp; &quot;,&quot;" office:value-type="string" office:string-value="&quot;InternetFolder&quot;,&quot;shell:InternetFolder&quot;," calcext:value-type="string">
            <text:p>"InternetFolder","shell:InternetFolder",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"Music","shell:My Music",</text:p>
          </table:table-cell>
          <table:table-cell/>
        </table:table-row>
        <table:table-row table:style-name="ro1">
          <table:table-cell office:value-type="string" calcext:value-type="string">
            <text:p>shell:Libraries</text:p>
          </table:table-cell>
          <table:table-cell office:value-type="string" calcext:value-type="string">
            <text:p>Libraries</text:p>
          </table:table-cell>
          <table:table-cell table:formula="of:=&quot;&quot;&quot;&quot; &amp; [.B55] &amp; &quot;&quot;&quot;&quot; &amp; &quot;,&quot; &amp; &quot;&quot;&quot;&quot; &amp; [.A55] &amp; &quot;&quot;&quot;&quot; &amp; &quot;,&quot;" office:value-type="string" office:string-value="&quot;Libraries&quot;,&quot;shell:Libraries&quot;," calcext:value-type="string">
            <text:p>"Libraries","shell:Libraries",</text:p>
          </table:table-cell>
          <table:table-cell/>
          <table:table-cell office:value-type="string" calcext:value-type="string">
            <text:p>"MyComputerFolder","shell:MyComputerFolder",</text:p>
          </table:table-cell>
          <table:table-cell/>
        </table:table-row>
        <table:table-row table:style-name="ro1">
          <table:table-cell office:value-type="string" calcext:value-type="string">
            <text:p>shell:Links</text:p>
          </table:table-cell>
          <table:table-cell office:value-type="string" calcext:value-type="string">
            <text:p>Links</text:p>
          </table:table-cell>
          <table:table-cell table:formula="of:=&quot;&quot;&quot;&quot; &amp; [.B56] &amp; &quot;&quot;&quot;&quot; &amp; &quot;,&quot; &amp; &quot;&quot;&quot;&quot; &amp; [.A56] &amp; &quot;&quot;&quot;&quot; &amp; &quot;,&quot;" office:value-type="string" office:string-value="&quot;Links&quot;,&quot;shell:Links&quot;," calcext:value-type="string">
            <text:p>"Links","shell:Links",</text:p>
          </table:table-cell>
          <table:table-cell/>
          <table:table-cell office:value-type="string" calcext:value-type="string">
            <text:p>"NetHood","shell:NetHood",</text:p>
          </table:table-cell>
          <table:table-cell/>
        </table:table-row>
        <table:table-row table:style-name="ro1">
          <table:table-cell office:value-type="string" calcext:value-type="string">
            <text:p>shell:Local AppData</text:p>
          </table:table-cell>
          <table:table-cell office:value-type="string" calcext:value-type="string">
            <text:p>Local AppData</text:p>
          </table:table-cell>
          <table:table-cell table:formula="of:=&quot;&quot;&quot;&quot; &amp; [.B57] &amp; &quot;&quot;&quot;&quot; &amp; &quot;,&quot; &amp; &quot;&quot;&quot;&quot; &amp; [.A57] &amp; &quot;&quot;&quot;&quot; &amp; &quot;,&quot;" office:value-type="string" office:string-value="&quot;Local AppData&quot;,&quot;shell:Local AppData&quot;," calcext:value-type="string">
            <text:p>"Local AppData","shell:Local AppData",</text:p>
          </table:table-cell>
          <table:table-cell/>
          <table:table-cell office:value-type="string" calcext:value-type="string">
            <text:p>"NetworkPlacesFolder","shell:NetworkPlacesFolder",</text:p>
          </table:table-cell>
          <table:table-cell/>
        </table:table-row>
        <table:table-row table:style-name="ro1">
          <table:table-cell office:value-type="string" calcext:value-type="string">
            <text:p>shell:Local Documents</text:p>
          </table:table-cell>
          <table:table-cell office:value-type="string" calcext:value-type="string">
            <text:p>Documents</text:p>
          </table:table-cell>
          <table:table-cell table:formula="of:=&quot;&quot;&quot;&quot; &amp; [.B58] &amp; &quot;&quot;&quot;&quot; &amp; &quot;,&quot; &amp; &quot;&quot;&quot;&quot; &amp; [.A58] &amp; &quot;&quot;&quot;&quot; &amp; &quot;,&quot;" office:value-type="string" office:string-value="&quot;Documents&quot;,&quot;shell:Local Documents&quot;," calcext:value-type="string">
            <text:p>"Documents","shell:Local Documents",</text:p>
          </table:table-cell>
          <table:table-cell/>
          <table:table-cell office:value-type="string" calcext:value-type="string">
            <text:p>"OEM Links","shell:OEM Links",</text:p>
          </table:table-cell>
          <table:table-cell/>
        </table:table-row>
        <table:table-row table:style-name="ro1">
          <table:table-cell office:value-type="string" calcext:value-type="string">
            <text:p>shell:Local Downloads</text:p>
          </table:table-cell>
          <table:table-cell office:value-type="string" calcext:value-type="string">
            <text:p>Downloads</text:p>
          </table:table-cell>
          <table:table-cell table:formula="of:=&quot;&quot;&quot;&quot; &amp; [.B59] &amp; &quot;&quot;&quot;&quot; &amp; &quot;,&quot; &amp; &quot;&quot;&quot;&quot; &amp; [.A59] &amp; &quot;&quot;&quot;&quot; &amp; &quot;,&quot;" office:value-type="string" office:string-value="&quot;Downloads&quot;,&quot;shell:Local Downloads&quot;," calcext:value-type="string">
            <text:p>"Downloads","shell:Local Downloads",</text:p>
          </table:table-cell>
          <table:table-cell/>
          <table:table-cell office:value-type="string" calcext:value-type="string">
            <text:p>"OneDrive","shell:OneDrive",</text:p>
          </table:table-cell>
          <table:table-cell/>
        </table:table-row>
        <table:table-row table:style-name="ro1">
          <table:table-cell office:value-type="string" calcext:value-type="string">
            <text:p>shell:Local Music</text:p>
          </table:table-cell>
          <table:table-cell office:value-type="string" calcext:value-type="string">
            <text:p>Music</text:p>
          </table:table-cell>
          <table:table-cell table:formula="of:=&quot;&quot;&quot;&quot; &amp; [.B60] &amp; &quot;&quot;&quot;&quot; &amp; &quot;,&quot; &amp; &quot;&quot;&quot;&quot; &amp; [.A60] &amp; &quot;&quot;&quot;&quot; &amp; &quot;,&quot;" office:value-type="string" office:string-value="&quot;Music&quot;,&quot;shell:Local Music&quot;," calcext:value-type="string">
            <text:p>"Music","shell:Local Music",</text:p>
          </table:table-cell>
          <table:table-cell/>
          <table:table-cell office:value-type="string" calcext:value-type="string">
            <text:p>"OneDriveCameraRoll","shell:OneDriveCameraRoll",</text:p>
          </table:table-cell>
          <table:table-cell/>
        </table:table-row>
        <table:table-row table:style-name="ro1">
          <table:table-cell office:value-type="string" calcext:value-type="string">
            <text:p>shell:Local Pictures</text:p>
          </table:table-cell>
          <table:table-cell office:value-type="string" calcext:value-type="string">
            <text:p>Pictures</text:p>
          </table:table-cell>
          <table:table-cell table:formula="of:=&quot;&quot;&quot;&quot; &amp; [.B61] &amp; &quot;&quot;&quot;&quot; &amp; &quot;,&quot; &amp; &quot;&quot;&quot;&quot; &amp; [.A61] &amp; &quot;&quot;&quot;&quot; &amp; &quot;,&quot;" office:value-type="string" office:string-value="&quot;Pictures&quot;,&quot;shell:Local Pictures&quot;," calcext:value-type="string">
            <text:p>"Pictures","shell:Local Pictures",</text:p>
          </table:table-cell>
          <table:table-cell/>
          <table:table-cell office:value-type="string" calcext:value-type="string">
            <text:p>"OneDriveDocuments","shell:OneDriveDocuments",</text:p>
          </table:table-cell>
          <table:table-cell/>
        </table:table-row>
        <table:table-row table:style-name="ro1">
          <table:table-cell office:value-type="string" calcext:value-type="string">
            <text:p>shell:Local Videos</text:p>
          </table:table-cell>
          <table:table-cell office:value-type="string" calcext:value-type="string">
            <text:p>Videos</text:p>
          </table:table-cell>
          <table:table-cell table:formula="of:=&quot;&quot;&quot;&quot; &amp; [.B62] &amp; &quot;&quot;&quot;&quot; &amp; &quot;,&quot; &amp; &quot;&quot;&quot;&quot; &amp; [.A62] &amp; &quot;&quot;&quot;&quot; &amp; &quot;,&quot;" office:value-type="string" office:string-value="&quot;Videos&quot;,&quot;shell:Local Videos&quot;," calcext:value-type="string">
            <text:p>"Videos","shell:Local Videos",</text:p>
          </table:table-cell>
          <table:table-cell/>
          <table:table-cell office:value-type="string" calcext:value-type="string">
            <text:p>"OneDriveMusic","shell:OneDriveMusic",</text:p>
          </table:table-cell>
          <table:table-cell/>
        </table:table-row>
        <table:table-row table:style-name="ro1">
          <table:table-cell office:value-type="string" calcext:value-type="string">
            <text:p>shell:LocalAppDataLow</text:p>
          </table:table-cell>
          <table:table-cell office:value-type="string" calcext:value-type="string">
            <text:p>LocalAppDataLow</text:p>
          </table:table-cell>
          <table:table-cell table:formula="of:=&quot;&quot;&quot;&quot; &amp; [.B63] &amp; &quot;&quot;&quot;&quot; &amp; &quot;,&quot; &amp; &quot;&quot;&quot;&quot; &amp; [.A63] &amp; &quot;&quot;&quot;&quot; &amp; &quot;,&quot;" office:value-type="string" office:string-value="&quot;LocalAppDataLow&quot;,&quot;shell:LocalAppDataLow&quot;," calcext:value-type="string">
            <text:p>"LocalAppDataLow","shell:LocalAppDataLow",</text:p>
          </table:table-cell>
          <table:table-cell/>
          <table:table-cell office:value-type="string" calcext:value-type="string">
            <text:p>"OneDrivePictures","shell:OneDrivePictures",</text:p>
          </table:table-cell>
          <table:table-cell/>
        </table:table-row>
        <table:table-row table:style-name="ro1">
          <table:table-cell office:value-type="string" calcext:value-type="string">
            <text:p>shell:LocalizedResourcesDir</text:p>
          </table:table-cell>
          <table:table-cell office:value-type="string" calcext:value-type="string">
            <text:p>LocalizedResourcesDir</text:p>
          </table:table-cell>
          <table:table-cell table:formula="of:=&quot;&quot;&quot;&quot; &amp; [.B64] &amp; &quot;&quot;&quot;&quot; &amp; &quot;,&quot; &amp; &quot;&quot;&quot;&quot; &amp; [.A64] &amp; &quot;&quot;&quot;&quot; &amp; &quot;,&quot;" office:value-type="string" office:string-value="&quot;LocalizedResourcesDir&quot;,&quot;shell:LocalizedResourcesDir&quot;," calcext:value-type="string">
            <text:p>"LocalizedResourcesDir","shell:LocalizedResourcesDir",</text:p>
          </table:table-cell>
          <table:table-cell/>
          <table:table-cell office:value-type="string" calcext:value-type="string">
            <text:p>"Original Images","shell:Original Images",</text:p>
          </table:table-cell>
          <table:table-cell/>
        </table:table-row>
        <table:table-row table:style-name="ro1">
          <table:table-cell office:value-type="string" calcext:value-type="string">
            <text:p>shell:MAPIFolder</text:p>
          </table:table-cell>
          <table:table-cell office:value-type="string" calcext:value-type="string">
            <text:p>MAPIFolder</text:p>
          </table:table-cell>
          <table:table-cell table:formula="of:=&quot;&quot;&quot;&quot; &amp; [.B65] &amp; &quot;&quot;&quot;&quot; &amp; &quot;,&quot; &amp; &quot;&quot;&quot;&quot; &amp; [.A65] &amp; &quot;&quot;&quot;&quot; &amp; &quot;,&quot;" office:value-type="string" office:string-value="&quot;MAPIFolder&quot;,&quot;shell:MAPIFolder&quot;," calcext:value-type="string">
            <text:p>"MAPIFolder","shell:MAPIFolder",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"Pictures","shell:Local Pictures",</text:p>
          </table:table-cell>
          <table:table-cell/>
        </table:table-row>
        <table:table-row table:style-name="ro1">
          <table:table-cell office:value-type="string" calcext:value-type="string">
            <text:p>shell:MusicLibrary</text:p>
          </table:table-cell>
          <table:table-cell office:value-type="string" calcext:value-type="string">
            <text:p>Music</text:p>
          </table:table-cell>
          <table:table-cell table:formula="of:=&quot;&quot;&quot;&quot; &amp; [.B66] &amp; &quot;&quot;&quot;&quot; &amp; &quot;,&quot; &amp; &quot;&quot;&quot;&quot; &amp; [.A66] &amp; &quot;&quot;&quot;&quot; &amp; &quot;,&quot;" office:value-type="string" office:string-value="&quot;Music&quot;,&quot;shell:MusicLibrary&quot;," calcext:value-type="string">
            <text:p>"Music","shell:MusicLibrary",</text:p>
          </table:table-cell>
          <table:table-cell/>
          <table:table-cell office:value-type="string" calcext:value-type="string">
            <text:p>"Pictures","shell:My Pictures",</text:p>
          </table:table-cell>
          <table:table-cell/>
        </table:table-row>
        <table:table-row table:style-name="ro1">
          <table:table-cell office:value-type="string" calcext:value-type="string">
            <text:p>shell:My Music</text:p>
          </table:table-cell>
          <table:table-cell office:value-type="string" calcext:value-type="string">
            <text:p>Music</text:p>
          </table:table-cell>
          <table:table-cell table:formula="of:=&quot;&quot;&quot;&quot; &amp; [.B67] &amp; &quot;&quot;&quot;&quot; &amp; &quot;,&quot; &amp; &quot;&quot;&quot;&quot; &amp; [.A67] &amp; &quot;&quot;&quot;&quot; &amp; &quot;,&quot;" office:value-type="string" office:string-value="&quot;Music&quot;,&quot;shell:My Music&quot;," calcext:value-type="string">
            <text:p>"Music","shell:My Music",</text:p>
          </table:table-cell>
          <table:table-cell/>
          <table:table-cell office:value-type="string" calcext:value-type="string">
            <text:p>"Pictures","shell:PicturesLibrary",</text:p>
          </table:table-cell>
          <table:table-cell/>
        </table:table-row>
        <table:table-row table:style-name="ro1">
          <table:table-cell office:value-type="string" calcext:value-type="string">
            <text:p>shell:My Pictures</text:p>
          </table:table-cell>
          <table:table-cell office:value-type="string" calcext:value-type="string">
            <text:p>Pictures</text:p>
          </table:table-cell>
          <table:table-cell table:formula="of:=&quot;&quot;&quot;&quot; &amp; [.B68] &amp; &quot;&quot;&quot;&quot; &amp; &quot;,&quot; &amp; &quot;&quot;&quot;&quot; &amp; [.A68] &amp; &quot;&quot;&quot;&quot; &amp; &quot;,&quot;" office:value-type="string" office:string-value="&quot;Pictures&quot;,&quot;shell:My Pictures&quot;," calcext:value-type="string">
            <text:p>"Pictures","shell:My Pictures",</text:p>
          </table:table-cell>
          <table:table-cell/>
          <table:table-cell office:value-type="string" calcext:value-type="string">
            <text:p>"Playlists","shell:Playlists",</text:p>
          </table:table-cell>
          <table:table-cell/>
        </table:table-row>
        <table:table-row table:style-name="ro1">
          <table:table-cell office:value-type="string" calcext:value-type="string">
            <text:p>shell:My Video</text:p>
          </table:table-cell>
          <table:table-cell office:value-type="string" calcext:value-type="string">
            <text:p>Videos</text:p>
          </table:table-cell>
          <table:table-cell table:formula="of:=&quot;&quot;&quot;&quot; &amp; [.B69] &amp; &quot;&quot;&quot;&quot; &amp; &quot;,&quot; &amp; &quot;&quot;&quot;&quot; &amp; [.A69] &amp; &quot;&quot;&quot;&quot; &amp; &quot;,&quot;" office:value-type="string" office:string-value="&quot;Videos&quot;,&quot;shell:My Video&quot;," calcext:value-type="string">
            <text:p>"Videos","shell:My Video",</text:p>
          </table:table-cell>
          <table:table-cell/>
          <table:table-cell office:value-type="string" calcext:value-type="string">
            <text:p>"PrintersFolder","shell:PrintersFolder",</text:p>
          </table:table-cell>
          <table:table-cell/>
        </table:table-row>
        <table:table-row table:style-name="ro1">
          <table:table-cell office:value-type="string" calcext:value-type="string">
            <text:p>shell:MyComputerFolder</text:p>
          </table:table-cell>
          <table:table-cell office:value-type="string" calcext:value-type="string">
            <text:p>MyComputerFolder</text:p>
          </table:table-cell>
          <table:table-cell table:formula="of:=&quot;&quot;&quot;&quot; &amp; [.B70] &amp; &quot;&quot;&quot;&quot; &amp; &quot;,&quot; &amp; &quot;&quot;&quot;&quot; &amp; [.A70] &amp; &quot;&quot;&quot;&quot; &amp; &quot;,&quot;" office:value-type="string" office:string-value="&quot;MyComputerFolder&quot;,&quot;shell:MyComputerFolder&quot;," calcext:value-type="string">
            <text:p>"MyComputerFolder","shell:MyComputerFolder",</text:p>
          </table:table-cell>
          <table:table-cell/>
          <table:table-cell office:value-type="string" calcext:value-type="string">
            <text:p>"PrintHood","shell:PrintHood",</text:p>
          </table:table-cell>
          <table:table-cell/>
        </table:table-row>
        <table:table-row table:style-name="ro1">
          <table:table-cell office:value-type="string" calcext:value-type="string">
            <text:p>shell:NetHood</text:p>
          </table:table-cell>
          <table:table-cell office:value-type="string" calcext:value-type="string">
            <text:p>NetHood</text:p>
          </table:table-cell>
          <table:table-cell table:formula="of:=&quot;&quot;&quot;&quot; &amp; [.B71] &amp; &quot;&quot;&quot;&quot; &amp; &quot;,&quot; &amp; &quot;&quot;&quot;&quot; &amp; [.A71] &amp; &quot;&quot;&quot;&quot; &amp; &quot;,&quot;" office:value-type="string" office:string-value="&quot;NetHood&quot;,&quot;shell:NetHood&quot;," calcext:value-type="string">
            <text:p>"NetHood","shell:NetHood",</text:p>
          </table:table-cell>
          <table:table-cell/>
          <table:table-cell office:value-type="string" calcext:value-type="string">
            <text:p>"Profile","shell:Profile",</text:p>
          </table:table-cell>
          <table:table-cell/>
        </table:table-row>
        <table:table-row table:style-name="ro1">
          <table:table-cell office:value-type="string" calcext:value-type="string">
            <text:p>shell:NetworkPlacesFolder</text:p>
          </table:table-cell>
          <table:table-cell office:value-type="string" calcext:value-type="string">
            <text:p>NetworkPlacesFolder</text:p>
          </table:table-cell>
          <table:table-cell table:formula="of:=&quot;&quot;&quot;&quot; &amp; [.B72] &amp; &quot;&quot;&quot;&quot; &amp; &quot;,&quot; &amp; &quot;&quot;&quot;&quot; &amp; [.A72] &amp; &quot;&quot;&quot;&quot; &amp; &quot;,&quot;" office:value-type="string" office:string-value="&quot;NetworkPlacesFolder&quot;,&quot;shell:NetworkPlacesFolder&quot;," calcext:value-type="string">
            <text:p>"NetworkPlacesFolder","shell:NetworkPlacesFolder",</text:p>
          </table:table-cell>
          <table:table-cell/>
          <table:table-cell office:value-type="string" calcext:value-type="string">
            <text:p>"Program Files (x86)","shell:ProgramFilesX86",</text:p>
          </table:table-cell>
          <table:table-cell/>
        </table:table-row>
        <table:table-row table:style-name="ro1">
          <table:table-cell office:value-type="string" calcext:value-type="string">
            <text:p>shell:OEM Links</text:p>
          </table:table-cell>
          <table:table-cell office:value-type="string" calcext:value-type="string">
            <text:p>OEM Links</text:p>
          </table:table-cell>
          <table:table-cell table:formula="of:=&quot;&quot;&quot;&quot; &amp; [.B73] &amp; &quot;&quot;&quot;&quot; &amp; &quot;,&quot; &amp; &quot;&quot;&quot;&quot; &amp; [.A73] &amp; &quot;&quot;&quot;&quot; &amp; &quot;,&quot;" office:value-type="string" office:string-value="&quot;OEM Links&quot;,&quot;shell:OEM Links&quot;," calcext:value-type="string">
            <text:p>"OEM Links","shell:OEM Links",</text:p>
          </table:table-cell>
          <table:table-cell/>
          <table:table-cell office:value-type="string" calcext:value-type="string">
            <text:p>"Program Files","shell:ProgramFiles",</text:p>
          </table:table-cell>
          <table:table-cell/>
        </table:table-row>
        <table:table-row table:style-name="ro1">
          <table:table-cell office:value-type="string" calcext:value-type="string">
            <text:p>shell:OneDrive</text:p>
          </table:table-cell>
          <table:table-cell office:value-type="string" calcext:value-type="string">
            <text:p>OneDrive</text:p>
          </table:table-cell>
          <table:table-cell table:formula="of:=&quot;&quot;&quot;&quot; &amp; [.B74] &amp; &quot;&quot;&quot;&quot; &amp; &quot;,&quot; &amp; &quot;&quot;&quot;&quot; &amp; [.A74] &amp; &quot;&quot;&quot;&quot; &amp; &quot;,&quot;" office:value-type="string" office:string-value="&quot;OneDrive&quot;,&quot;shell:OneDrive&quot;," calcext:value-type="string">
            <text:p>"OneDrive","shell:OneDrive",</text:p>
          </table:table-cell>
          <table:table-cell/>
          <table:table-cell office:value-type="string" calcext:value-type="string">
            <text:p>"ProgramFilesCommon","shell:ProgramFilesCommon",</text:p>
          </table:table-cell>
          <table:table-cell/>
        </table:table-row>
        <table:table-row table:style-name="ro1">
          <table:table-cell office:value-type="string" calcext:value-type="string">
            <text:p>shell:OneDriveCameraRoll</text:p>
          </table:table-cell>
          <table:table-cell office:value-type="string" calcext:value-type="string">
            <text:p>OneDriveCameraRoll</text:p>
          </table:table-cell>
          <table:table-cell table:formula="of:=&quot;&quot;&quot;&quot; &amp; [.B75] &amp; &quot;&quot;&quot;&quot; &amp; &quot;,&quot; &amp; &quot;&quot;&quot;&quot; &amp; [.A75] &amp; &quot;&quot;&quot;&quot; &amp; &quot;,&quot;" office:value-type="string" office:string-value="&quot;OneDriveCameraRoll&quot;,&quot;shell:OneDriveCameraRoll&quot;," calcext:value-type="string">
            <text:p>"OneDriveCameraRoll","shell:OneDriveCameraRoll",</text:p>
          </table:table-cell>
          <table:table-cell/>
          <table:table-cell office:value-type="string" calcext:value-type="string">
            <text:p>"ProgramFilesCommonX64","shell:ProgramFilesCommonX64",</text:p>
          </table:table-cell>
          <table:table-cell/>
        </table:table-row>
        <table:table-row table:style-name="ro1">
          <table:table-cell office:value-type="string" calcext:value-type="string">
            <text:p>shell:OneDriveDocuments</text:p>
          </table:table-cell>
          <table:table-cell office:value-type="string" calcext:value-type="string">
            <text:p>OneDriveDocuments</text:p>
          </table:table-cell>
          <table:table-cell table:formula="of:=&quot;&quot;&quot;&quot; &amp; [.B76] &amp; &quot;&quot;&quot;&quot; &amp; &quot;,&quot; &amp; &quot;&quot;&quot;&quot; &amp; [.A76] &amp; &quot;&quot;&quot;&quot; &amp; &quot;,&quot;" office:value-type="string" office:string-value="&quot;OneDriveDocuments&quot;,&quot;shell:OneDriveDocuments&quot;," calcext:value-type="string">
            <text:p>"OneDriveDocuments","shell:OneDriveDocuments",</text:p>
          </table:table-cell>
          <table:table-cell/>
          <table:table-cell office:value-type="string" calcext:value-type="string">
            <text:p>"ProgramFilesCommonX86","shell:ProgramFilesCommonX86",</text:p>
          </table:table-cell>
          <table:table-cell/>
        </table:table-row>
        <table:table-row table:style-name="ro1">
          <table:table-cell office:value-type="string" calcext:value-type="string">
            <text:p>shell:OneDriveMusic</text:p>
          </table:table-cell>
          <table:table-cell office:value-type="string" calcext:value-type="string">
            <text:p>OneDriveMusic</text:p>
          </table:table-cell>
          <table:table-cell table:formula="of:=&quot;&quot;&quot;&quot; &amp; [.B77] &amp; &quot;&quot;&quot;&quot; &amp; &quot;,&quot; &amp; &quot;&quot;&quot;&quot; &amp; [.A77] &amp; &quot;&quot;&quot;&quot; &amp; &quot;,&quot;" office:value-type="string" office:string-value="&quot;OneDriveMusic&quot;,&quot;shell:OneDriveMusic&quot;," calcext:value-type="string">
            <text:p>"OneDriveMusic","shell:OneDriveMusic",</text:p>
          </table:table-cell>
          <table:table-cell/>
          <table:table-cell office:value-type="string" calcext:value-type="string">
            <text:p>"ProgramFilesX64","shell:ProgramFilesX64",</text:p>
          </table:table-cell>
          <table:table-cell/>
        </table:table-row>
        <table:table-row table:style-name="ro1">
          <table:table-cell office:value-type="string" calcext:value-type="string">
            <text:p>shell:OneDrivePictures</text:p>
          </table:table-cell>
          <table:table-cell office:value-type="string" calcext:value-type="string">
            <text:p>OneDrivePictures</text:p>
          </table:table-cell>
          <table:table-cell table:formula="of:=&quot;&quot;&quot;&quot; &amp; [.B78] &amp; &quot;&quot;&quot;&quot; &amp; &quot;,&quot; &amp; &quot;&quot;&quot;&quot; &amp; [.A78] &amp; &quot;&quot;&quot;&quot; &amp; &quot;,&quot;" office:value-type="string" office:string-value="&quot;OneDrivePictures&quot;,&quot;shell:OneDrivePictures&quot;," calcext:value-type="string">
            <text:p>"OneDrivePictures","shell:OneDrivePictures",</text:p>
          </table:table-cell>
          <table:table-cell/>
          <table:table-cell office:value-type="string" calcext:value-type="string">
            <text:p>"Programs","shell:Common Programs",</text:p>
          </table:table-cell>
          <table:table-cell/>
        </table:table-row>
        <table:table-row table:style-name="ro1">
          <table:table-cell office:value-type="string" calcext:value-type="string">
            <text:p>shell:Original Images</text:p>
          </table:table-cell>
          <table:table-cell office:value-type="string" calcext:value-type="string">
            <text:p>Original Images</text:p>
          </table:table-cell>
          <table:table-cell table:formula="of:=&quot;&quot;&quot;&quot; &amp; [.B79] &amp; &quot;&quot;&quot;&quot; &amp; &quot;,&quot; &amp; &quot;&quot;&quot;&quot; &amp; [.A79] &amp; &quot;&quot;&quot;&quot; &amp; &quot;,&quot;" office:value-type="string" office:string-value="&quot;Original Images&quot;,&quot;shell:Original Images&quot;," calcext:value-type="string">
            <text:p>"Original Images","shell:Original Images",</text:p>
          </table:table-cell>
          <table:table-cell/>
          <table:table-cell office:value-type="string" calcext:value-type="string">
            <text:p>"Programs","shell:Programs",</text:p>
          </table:table-cell>
          <table:table-cell/>
        </table:table-row>
        <table:table-row table:style-name="ro1">
          <table:table-cell office:value-type="string" calcext:value-type="string">
            <text:p>shell:Personal</text:p>
          </table:table-cell>
          <table:table-cell office:value-type="string" calcext:value-type="string">
            <text:p>Documents</text:p>
          </table:table-cell>
          <table:table-cell table:formula="of:=&quot;&quot;&quot;&quot; &amp; [.B80] &amp; &quot;&quot;&quot;&quot; &amp; &quot;,&quot; &amp; &quot;&quot;&quot;&quot; &amp; [.A80] &amp; &quot;&quot;&quot;&quot; &amp; &quot;,&quot;" office:value-type="string" office:string-value="&quot;Documents&quot;,&quot;shell:Personal&quot;," calcext:value-type="string">
            <text:p>"Documents","shell:Personal",</text:p>
          </table:table-cell>
          <table:table-cell/>
          <table:table-cell office:value-type="string" calcext:value-type="string">
            <text:p>"Public Account Pictures","shell:PublicAccountPictures",</text:p>
          </table:table-cell>
          <table:table-cell/>
        </table:table-row>
        <table:table-row table:style-name="ro1">
          <table:table-cell office:value-type="string" calcext:value-type="string">
            <text:p>shell:PhotoAlbums</text:p>
          </table:table-cell>
          <table:table-cell office:value-type="string" calcext:value-type="string">
            <text:p>Slide Shows</text:p>
          </table:table-cell>
          <table:table-cell table:formula="of:=&quot;&quot;&quot;&quot; &amp; [.B81] &amp; &quot;&quot;&quot;&quot; &amp; &quot;,&quot; &amp; &quot;&quot;&quot;&quot; &amp; [.A81] &amp; &quot;&quot;&quot;&quot; &amp; &quot;,&quot;" office:value-type="string" office:string-value="&quot;Slide Shows&quot;,&quot;shell:PhotoAlbums&quot;," calcext:value-type="string">
            <text:p>"Slide Shows","shell:PhotoAlbums",</text:p>
          </table:table-cell>
          <table:table-cell/>
          <table:table-cell office:value-type="string" calcext:value-type="string">
            <text:p>"Public Desktop","shell:Common Desktop",</text:p>
          </table:table-cell>
          <table:table-cell/>
        </table:table-row>
        <table:table-row table:style-name="ro1">
          <table:table-cell office:value-type="string" calcext:value-type="string">
            <text:p>shell:PicturesLibrary</text:p>
          </table:table-cell>
          <table:table-cell office:value-type="string" calcext:value-type="string">
            <text:p>Pictures</text:p>
          </table:table-cell>
          <table:table-cell table:formula="of:=&quot;&quot;&quot;&quot; &amp; [.B82] &amp; &quot;&quot;&quot;&quot; &amp; &quot;,&quot; &amp; &quot;&quot;&quot;&quot; &amp; [.A82] &amp; &quot;&quot;&quot;&quot; &amp; &quot;,&quot;" office:value-type="string" office:string-value="&quot;Pictures&quot;,&quot;shell:PicturesLibrary&quot;," calcext:value-type="string">
            <text:p>"Pictures","shell:PicturesLibrary",</text:p>
          </table:table-cell>
          <table:table-cell/>
          <table:table-cell office:value-type="string" calcext:value-type="string">
            <text:p>"Public Documents","shell:Common Documents",</text:p>
          </table:table-cell>
          <table:table-cell/>
        </table:table-row>
        <table:table-row table:style-name="ro1">
          <table:table-cell office:value-type="string" calcext:value-type="string">
            <text:p>shell:Playlists</text:p>
          </table:table-cell>
          <table:table-cell office:value-type="string" calcext:value-type="string">
            <text:p>Playlists</text:p>
          </table:table-cell>
          <table:table-cell table:formula="of:=&quot;&quot;&quot;&quot; &amp; [.B83] &amp; &quot;&quot;&quot;&quot; &amp; &quot;,&quot; &amp; &quot;&quot;&quot;&quot; &amp; [.A83] &amp; &quot;&quot;&quot;&quot; &amp; &quot;,&quot;" office:value-type="string" office:string-value="&quot;Playlists&quot;,&quot;shell:Playlists&quot;," calcext:value-type="string">
            <text:p>"Playlists","shell:Playlists",</text:p>
          </table:table-cell>
          <table:table-cell/>
          <table:table-cell office:value-type="string" calcext:value-type="string">
            <text:p>"Public Downloads","shell:CommonDownloads",</text:p>
          </table:table-cell>
          <table:table-cell/>
        </table:table-row>
        <table:table-row table:style-name="ro1">
          <table:table-cell office:value-type="string" calcext:value-type="string">
            <text:p>shell:PrintersFolder</text:p>
          </table:table-cell>
          <table:table-cell office:value-type="string" calcext:value-type="string">
            <text:p>PrintersFolder</text:p>
          </table:table-cell>
          <table:table-cell table:formula="of:=&quot;&quot;&quot;&quot; &amp; [.B84] &amp; &quot;&quot;&quot;&quot; &amp; &quot;,&quot; &amp; &quot;&quot;&quot;&quot; &amp; [.A84] &amp; &quot;&quot;&quot;&quot; &amp; &quot;,&quot;" office:value-type="string" office:string-value="&quot;PrintersFolder&quot;,&quot;shell:PrintersFolder&quot;," calcext:value-type="string">
            <text:p>"PrintersFolder","shell:PrintersFolder",</text:p>
          </table:table-cell>
          <table:table-cell/>
          <table:table-cell office:value-type="string" calcext:value-type="string">
            <text:p>"Public Music","shell:CommonMusic",</text:p>
          </table:table-cell>
          <table:table-cell/>
        </table:table-row>
        <table:table-row table:style-name="ro1">
          <table:table-cell office:value-type="string" calcext:value-type="string">
            <text:p>shell:PrintHood</text:p>
          </table:table-cell>
          <table:table-cell office:value-type="string" calcext:value-type="string">
            <text:p>PrintHood</text:p>
          </table:table-cell>
          <table:table-cell table:formula="of:=&quot;&quot;&quot;&quot; &amp; [.B85] &amp; &quot;&quot;&quot;&quot; &amp; &quot;,&quot; &amp; &quot;&quot;&quot;&quot; &amp; [.A85] &amp; &quot;&quot;&quot;&quot; &amp; &quot;,&quot;" office:value-type="string" office:string-value="&quot;PrintHood&quot;,&quot;shell:PrintHood&quot;," calcext:value-type="string">
            <text:p>"PrintHood","shell:PrintHood",</text:p>
          </table:table-cell>
          <table:table-cell/>
          <table:table-cell office:value-type="string" calcext:value-type="string">
            <text:p>"Public Pictures","shell:CommonPictures",</text:p>
          </table:table-cell>
          <table:table-cell/>
        </table:table-row>
        <table:table-row table:style-name="ro1">
          <table:table-cell office:value-type="string" calcext:value-type="string">
            <text:p>shell:Profile</text:p>
          </table:table-cell>
          <table:table-cell office:value-type="string" calcext:value-type="string">
            <text:p>Profile</text:p>
          </table:table-cell>
          <table:table-cell table:formula="of:=&quot;&quot;&quot;&quot; &amp; [.B86] &amp; &quot;&quot;&quot;&quot; &amp; &quot;,&quot; &amp; &quot;&quot;&quot;&quot; &amp; [.A86] &amp; &quot;&quot;&quot;&quot; &amp; &quot;,&quot;" office:value-type="string" office:string-value="&quot;Profile&quot;,&quot;shell:Profile&quot;," calcext:value-type="string">
            <text:p>"Profile","shell:Profile",</text:p>
          </table:table-cell>
          <table:table-cell/>
          <table:table-cell office:value-type="string" calcext:value-type="string">
            <text:p>"Public Videos","shell:CommonVideo",</text:p>
          </table:table-cell>
          <table:table-cell/>
        </table:table-row>
        <table:table-row table:style-name="ro1">
          <table:table-cell office:value-type="string" calcext:value-type="string">
            <text:p>shell:ProgramFiles</text:p>
          </table:table-cell>
          <table:table-cell office:value-type="string" calcext:value-type="string">
            <text:p>Program Files</text:p>
          </table:table-cell>
          <table:table-cell table:formula="of:=&quot;&quot;&quot;&quot; &amp; [.B87] &amp; &quot;&quot;&quot;&quot; &amp; &quot;,&quot; &amp; &quot;&quot;&quot;&quot; &amp; [.A87] &amp; &quot;&quot;&quot;&quot; &amp; &quot;,&quot;" office:value-type="string" office:string-value="&quot;Program Files&quot;,&quot;shell:ProgramFiles&quot;," calcext:value-type="string">
            <text:p>"Program Files","shell:ProgramFiles",</text:p>
          </table:table-cell>
          <table:table-cell/>
          <table:table-cell office:value-type="string" calcext:value-type="string">
            <text:p>"Public","shell:Public",</text:p>
          </table:table-cell>
          <table:table-cell/>
        </table:table-row>
        <table:table-row table:style-name="ro1">
          <table:table-cell office:value-type="string" calcext:value-type="string">
            <text:p>shell:ProgramFilesCommon</text:p>
          </table:table-cell>
          <table:table-cell office:value-type="string" calcext:value-type="string">
            <text:p>ProgramFilesCommon</text:p>
          </table:table-cell>
          <table:table-cell table:formula="of:=&quot;&quot;&quot;&quot; &amp; [.B88] &amp; &quot;&quot;&quot;&quot; &amp; &quot;,&quot; &amp; &quot;&quot;&quot;&quot; &amp; [.A88] &amp; &quot;&quot;&quot;&quot; &amp; &quot;,&quot;" office:value-type="string" office:string-value="&quot;ProgramFilesCommon&quot;,&quot;shell:ProgramFilesCommon&quot;," calcext:value-type="string">
            <text:p>"ProgramFilesCommon","shell:ProgramFilesCommon",</text:p>
          </table:table-cell>
          <table:table-cell/>
          <table:table-cell office:value-type="string" calcext:value-type="string">
            <text:p>"PublicGameTasks","shell:PublicGameTasks",</text:p>
          </table:table-cell>
          <table:table-cell/>
        </table:table-row>
        <table:table-row table:style-name="ro1">
          <table:table-cell office:value-type="string" calcext:value-type="string">
            <text:p>shell:ProgramFilesCommonX64</text:p>
          </table:table-cell>
          <table:table-cell office:value-type="string" calcext:value-type="string">
            <text:p>ProgramFilesCommonX64</text:p>
          </table:table-cell>
          <table:table-cell table:formula="of:=&quot;&quot;&quot;&quot; &amp; [.B89] &amp; &quot;&quot;&quot;&quot; &amp; &quot;,&quot; &amp; &quot;&quot;&quot;&quot; &amp; [.A89] &amp; &quot;&quot;&quot;&quot; &amp; &quot;,&quot;" office:value-type="string" office:string-value="&quot;ProgramFilesCommonX64&quot;,&quot;shell:ProgramFilesCommonX64&quot;," calcext:value-type="string">
            <text:p>"ProgramFilesCommonX64","shell:ProgramFilesCommonX64",</text:p>
          </table:table-cell>
          <table:table-cell/>
          <table:table-cell office:value-type="string" calcext:value-type="string">
            <text:p>"PublicLibraries","shell:PublicLibraries",</text:p>
          </table:table-cell>
          <table:table-cell/>
        </table:table-row>
        <table:table-row table:style-name="ro1">
          <table:table-cell office:value-type="string" calcext:value-type="string">
            <text:p>shell:ProgramFilesCommonX86</text:p>
          </table:table-cell>
          <table:table-cell office:value-type="string" calcext:value-type="string">
            <text:p>ProgramFilesCommonX86</text:p>
          </table:table-cell>
          <table:table-cell table:formula="of:=&quot;&quot;&quot;&quot; &amp; [.B90] &amp; &quot;&quot;&quot;&quot; &amp; &quot;,&quot; &amp; &quot;&quot;&quot;&quot; &amp; [.A90] &amp; &quot;&quot;&quot;&quot; &amp; &quot;,&quot;" office:value-type="string" office:string-value="&quot;ProgramFilesCommonX86&quot;,&quot;shell:ProgramFilesCommonX86&quot;," calcext:value-type="string">
            <text:p>"ProgramFilesCommonX86","shell:ProgramFilesCommonX86",</text:p>
          </table:table-cell>
          <table:table-cell/>
          <table:table-cell office:value-type="string" calcext:value-type="string">
            <text:p>"Quick Launch","shell:Quick Launch",</text:p>
          </table:table-cell>
          <table:table-cell/>
        </table:table-row>
        <table:table-row table:style-name="ro1">
          <table:table-cell office:value-type="string" calcext:value-type="string">
            <text:p>shell:ProgramFilesX64</text:p>
          </table:table-cell>
          <table:table-cell office:value-type="string" calcext:value-type="string">
            <text:p>ProgramFilesX64</text:p>
          </table:table-cell>
          <table:table-cell table:formula="of:=&quot;&quot;&quot;&quot; &amp; [.B91] &amp; &quot;&quot;&quot;&quot; &amp; &quot;,&quot; &amp; &quot;&quot;&quot;&quot; &amp; [.A91] &amp; &quot;&quot;&quot;&quot; &amp; &quot;,&quot;" office:value-type="string" office:string-value="&quot;ProgramFilesX64&quot;,&quot;shell:ProgramFilesX64&quot;," calcext:value-type="string">
            <text:p>"ProgramFilesX64","shell:ProgramFilesX64",</text:p>
          </table:table-cell>
          <table:table-cell/>
          <table:table-cell office:value-type="string" calcext:value-type="string">
            <text:p>"Recent Items","shell:Recent",</text:p>
          </table:table-cell>
          <table:table-cell/>
        </table:table-row>
        <table:table-row table:style-name="ro1">
          <table:table-cell office:value-type="string" calcext:value-type="string">
            <text:p>shell:ProgramFilesX86</text:p>
          </table:table-cell>
          <table:table-cell office:value-type="string" calcext:value-type="string">
            <text:p>Program Files (x86)</text:p>
          </table:table-cell>
          <table:table-cell table:formula="of:=&quot;&quot;&quot;&quot; &amp; [.B92] &amp; &quot;&quot;&quot;&quot; &amp; &quot;,&quot; &amp; &quot;&quot;&quot;&quot; &amp; [.A92] &amp; &quot;&quot;&quot;&quot; &amp; &quot;,&quot;" office:value-type="string" office:string-value="&quot;Program Files (x86)&quot;,&quot;shell:ProgramFilesX86&quot;," calcext:value-type="string">
            <text:p>"Program Files (x86)","shell:ProgramFilesX86",</text:p>
          </table:table-cell>
          <table:table-cell/>
          <table:table-cell office:value-type="string" calcext:value-type="string">
            <text:p>"Recorded Calls","shell:Recorded Calls",</text:p>
          </table:table-cell>
          <table:table-cell/>
        </table:table-row>
        <table:table-row table:style-name="ro1">
          <table:table-cell office:value-type="string" calcext:value-type="string">
            <text:p>shell:Programs</text:p>
          </table:table-cell>
          <table:table-cell office:value-type="string" calcext:value-type="string">
            <text:p>Programs</text:p>
          </table:table-cell>
          <table:table-cell table:formula="of:=&quot;&quot;&quot;&quot; &amp; [.B93] &amp; &quot;&quot;&quot;&quot; &amp; &quot;,&quot; &amp; &quot;&quot;&quot;&quot; &amp; [.A93] &amp; &quot;&quot;&quot;&quot; &amp; &quot;,&quot;" office:value-type="string" office:string-value="&quot;Programs&quot;,&quot;shell:Programs&quot;," calcext:value-type="string">
            <text:p>"Programs","shell:Programs",</text:p>
          </table:table-cell>
          <table:table-cell/>
          <table:table-cell office:value-type="string" calcext:value-type="string">
            <text:p>"Recorded TV","shell:RecordedTVLibrary",</text:p>
          </table:table-cell>
          <table:table-cell/>
        </table:table-row>
        <table:table-row table:style-name="ro1">
          <table:table-cell office:value-type="string" calcext:value-type="string">
            <text:p>shell:Public</text:p>
          </table:table-cell>
          <table:table-cell office:value-type="string" calcext:value-type="string">
            <text:p>Public</text:p>
          </table:table-cell>
          <table:table-cell table:formula="of:=&quot;&quot;&quot;&quot; &amp; [.B94] &amp; &quot;&quot;&quot;&quot; &amp; &quot;,&quot; &amp; &quot;&quot;&quot;&quot; &amp; [.A94] &amp; &quot;&quot;&quot;&quot; &amp; &quot;,&quot;" office:value-type="string" office:string-value="&quot;Public&quot;,&quot;shell:Public&quot;," calcext:value-type="string">
            <text:p>"Public","shell:Public",</text:p>
          </table:table-cell>
          <table:table-cell/>
          <table:table-cell office:value-type="string" calcext:value-type="string">
            <text:p>"RecycleBinFolder","shell:RecycleBinFolder",</text:p>
          </table:table-cell>
          <table:table-cell/>
        </table:table-row>
        <table:table-row table:style-name="ro1">
          <table:table-cell office:value-type="string" calcext:value-type="string">
            <text:p>shell:PublicAccountPictures</text:p>
          </table:table-cell>
          <table:table-cell office:value-type="string" calcext:value-type="string">
            <text:p>Public Account Pictures</text:p>
          </table:table-cell>
          <table:table-cell table:formula="of:=&quot;&quot;&quot;&quot; &amp; [.B95] &amp; &quot;&quot;&quot;&quot; &amp; &quot;,&quot; &amp; &quot;&quot;&quot;&quot; &amp; [.A95] &amp; &quot;&quot;&quot;&quot; &amp; &quot;,&quot;" office:value-type="string" office:string-value="&quot;Public Account Pictures&quot;,&quot;shell:PublicAccountPictures&quot;," calcext:value-type="string">
            <text:p>"Public Account Pictures","shell:PublicAccountPictures",</text:p>
          </table:table-cell>
          <table:table-cell/>
          <table:table-cell office:value-type="string" calcext:value-type="string">
            <text:p>"ResourceDir","shell:ResourceDir",</text:p>
          </table:table-cell>
          <table:table-cell/>
        </table:table-row>
        <table:table-row table:style-name="ro1">
          <table:table-cell office:value-type="string" calcext:value-type="string">
            <text:p>shell:PublicGameTasks</text:p>
          </table:table-cell>
          <table:table-cell office:value-type="string" calcext:value-type="string">
            <text:p>PublicGameTasks</text:p>
          </table:table-cell>
          <table:table-cell table:formula="of:=&quot;&quot;&quot;&quot; &amp; [.B96] &amp; &quot;&quot;&quot;&quot; &amp; &quot;,&quot; &amp; &quot;&quot;&quot;&quot; &amp; [.A96] &amp; &quot;&quot;&quot;&quot; &amp; &quot;,&quot;" office:value-type="string" office:string-value="&quot;PublicGameTasks&quot;,&quot;shell:PublicGameTasks&quot;," calcext:value-type="string">
            <text:p>"PublicGameTasks","shell:PublicGameTasks",</text:p>
          </table:table-cell>
          <table:table-cell/>
          <table:table-cell office:value-type="string" calcext:value-type="string">
            <text:p>"Retail Demo","shell:Retail Demo",</text:p>
          </table:table-cell>
          <table:table-cell/>
        </table:table-row>
        <table:table-row table:style-name="ro1">
          <table:table-cell office:value-type="string" calcext:value-type="string">
            <text:p>shell:PublicLibraries</text:p>
          </table:table-cell>
          <table:table-cell office:value-type="string" calcext:value-type="string">
            <text:p>PublicLibraries</text:p>
          </table:table-cell>
          <table:table-cell table:formula="of:=&quot;&quot;&quot;&quot; &amp; [.B97] &amp; &quot;&quot;&quot;&quot; &amp; &quot;,&quot; &amp; &quot;&quot;&quot;&quot; &amp; [.A97] &amp; &quot;&quot;&quot;&quot; &amp; &quot;,&quot;" office:value-type="string" office:string-value="&quot;PublicLibraries&quot;,&quot;shell:PublicLibraries&quot;," calcext:value-type="string">
            <text:p>"PublicLibraries","shell:PublicLibraries",</text:p>
          </table:table-cell>
          <table:table-cell/>
          <table:table-cell office:value-type="string" calcext:value-type="string">
            <text:p>"Ringtones","shell:Ringtones",</text:p>
          </table:table-cell>
          <table:table-cell/>
        </table:table-row>
        <table:table-row table:style-name="ro1">
          <table:table-cell office:value-type="string" calcext:value-type="string">
            <text:p>shell:Quick Launch</text:p>
          </table:table-cell>
          <table:table-cell office:value-type="string" calcext:value-type="string">
            <text:p>Quick Launch</text:p>
          </table:table-cell>
          <table:table-cell table:formula="of:=&quot;&quot;&quot;&quot; &amp; [.B98] &amp; &quot;&quot;&quot;&quot; &amp; &quot;,&quot; &amp; &quot;&quot;&quot;&quot; &amp; [.A98] &amp; &quot;&quot;&quot;&quot; &amp; &quot;,&quot;" office:value-type="string" office:string-value="&quot;Quick Launch&quot;,&quot;shell:Quick Launch&quot;," calcext:value-type="string">
            <text:p>"Quick Launch","shell:Quick Launch",</text:p>
          </table:table-cell>
          <table:table-cell/>
          <table:table-cell office:value-type="string" calcext:value-type="string">
            <text:p>"Roamed Tile Images","shell:Roamed Tile Images",</text:p>
          </table:table-cell>
          <table:table-cell/>
        </table:table-row>
        <table:table-row table:style-name="ro1">
          <table:table-cell office:value-type="string" calcext:value-type="string">
            <text:p>shell:Recent</text:p>
          </table:table-cell>
          <table:table-cell office:value-type="string" calcext:value-type="string">
            <text:p>Recent Items</text:p>
          </table:table-cell>
          <table:table-cell table:formula="of:=&quot;&quot;&quot;&quot; &amp; [.B99] &amp; &quot;&quot;&quot;&quot; &amp; &quot;,&quot; &amp; &quot;&quot;&quot;&quot; &amp; [.A99] &amp; &quot;&quot;&quot;&quot; &amp; &quot;,&quot;" office:value-type="string" office:string-value="&quot;Recent Items&quot;,&quot;shell:Recent&quot;," calcext:value-type="string">
            <text:p>"Recent Items","shell:Recent",</text:p>
          </table:table-cell>
          <table:table-cell/>
          <table:table-cell office:value-type="string" calcext:value-type="string">
            <text:p>"Roaming Tiles","shell:Roaming Tiles",</text:p>
          </table:table-cell>
          <table:table-cell/>
        </table:table-row>
        <table:table-row table:style-name="ro1">
          <table:table-cell office:value-type="string" calcext:value-type="string">
            <text:p>shell:Recorded Calls</text:p>
          </table:table-cell>
          <table:table-cell office:value-type="string" calcext:value-type="string">
            <text:p>Recorded Calls</text:p>
          </table:table-cell>
          <table:table-cell table:formula="of:=&quot;&quot;&quot;&quot; &amp; [.B100] &amp; &quot;&quot;&quot;&quot; &amp; &quot;,&quot; &amp; &quot;&quot;&quot;&quot; &amp; [.A100] &amp; &quot;&quot;&quot;&quot; &amp; &quot;,&quot;" office:value-type="string" office:string-value="&quot;Recorded Calls&quot;,&quot;shell:Recorded Calls&quot;," calcext:value-type="string">
            <text:p>"Recorded Calls","shell:Recorded Calls",</text:p>
          </table:table-cell>
          <table:table-cell/>
          <table:table-cell office:value-type="string" calcext:value-type="string">
            <text:p>"Saved Games","shell:SavedGames",</text:p>
          </table:table-cell>
          <table:table-cell/>
        </table:table-row>
        <table:table-row table:style-name="ro1">
          <table:table-cell office:value-type="string" calcext:value-type="string">
            <text:p>shell:RecordedTVLibrary</text:p>
          </table:table-cell>
          <table:table-cell office:value-type="string" calcext:value-type="string">
            <text:p>Recorded TV</text:p>
          </table:table-cell>
          <table:table-cell table:formula="of:=&quot;&quot;&quot;&quot; &amp; [.B101] &amp; &quot;&quot;&quot;&quot; &amp; &quot;,&quot; &amp; &quot;&quot;&quot;&quot; &amp; [.A101] &amp; &quot;&quot;&quot;&quot; &amp; &quot;,&quot;" office:value-type="string" office:string-value="&quot;Recorded TV&quot;,&quot;shell:RecordedTVLibrary&quot;," calcext:value-type="string">
            <text:p>"Recorded TV","shell:RecordedTVLibrary",</text:p>
          </table:table-cell>
          <table:table-cell/>
          <table:table-cell office:value-type="string" calcext:value-type="string">
            <text:p>"Saved Pictures","shell:SavedPictures",</text:p>
          </table:table-cell>
          <table:table-cell/>
        </table:table-row>
        <table:table-row table:style-name="ro1">
          <table:table-cell office:value-type="string" calcext:value-type="string">
            <text:p>shell:RecycleBinFolder</text:p>
          </table:table-cell>
          <table:table-cell office:value-type="string" calcext:value-type="string">
            <text:p>RecycleBinFolder</text:p>
          </table:table-cell>
          <table:table-cell table:formula="of:=&quot;&quot;&quot;&quot; &amp; [.B102] &amp; &quot;&quot;&quot;&quot; &amp; &quot;,&quot; &amp; &quot;&quot;&quot;&quot; &amp; [.A102] &amp; &quot;&quot;&quot;&quot; &amp; &quot;,&quot;" office:value-type="string" office:string-value="&quot;RecycleBinFolder&quot;,&quot;shell:RecycleBinFolder&quot;," calcext:value-type="string">
            <text:p>"RecycleBinFolder","shell:RecycleBinFolder",</text:p>
          </table:table-cell>
          <table:table-cell/>
          <table:table-cell office:value-type="string" calcext:value-type="string">
            <text:p>"Saved Pictures","shell:SavedPicturesLibrary",</text:p>
          </table:table-cell>
          <table:table-cell/>
        </table:table-row>
        <table:table-row table:style-name="ro1">
          <table:table-cell office:value-type="string" calcext:value-type="string">
            <text:p>shell:ResourceDir</text:p>
          </table:table-cell>
          <table:table-cell office:value-type="string" calcext:value-type="string">
            <text:p>ResourceDir</text:p>
          </table:table-cell>
          <table:table-cell table:formula="of:=&quot;&quot;&quot;&quot; &amp; [.B103] &amp; &quot;&quot;&quot;&quot; &amp; &quot;,&quot; &amp; &quot;&quot;&quot;&quot; &amp; [.A103] &amp; &quot;&quot;&quot;&quot; &amp; &quot;,&quot;" office:value-type="string" office:string-value="&quot;ResourceDir&quot;,&quot;shell:ResourceDir&quot;," calcext:value-type="string">
            <text:p>"ResourceDir","shell:ResourceDir",</text:p>
          </table:table-cell>
          <table:table-cell/>
          <table:table-cell office:value-type="string" calcext:value-type="string">
            <text:p>"Screenshots","shell:Screenshots",</text:p>
          </table:table-cell>
          <table:table-cell/>
        </table:table-row>
        <table:table-row table:style-name="ro1">
          <table:table-cell office:value-type="string" calcext:value-type="string">
            <text:p>shell:Retail Demo</text:p>
          </table:table-cell>
          <table:table-cell office:value-type="string" calcext:value-type="string">
            <text:p>Retail Demo</text:p>
          </table:table-cell>
          <table:table-cell table:formula="of:=&quot;&quot;&quot;&quot; &amp; [.B104] &amp; &quot;&quot;&quot;&quot; &amp; &quot;,&quot; &amp; &quot;&quot;&quot;&quot; &amp; [.A104] &amp; &quot;&quot;&quot;&quot; &amp; &quot;,&quot;" office:value-type="string" office:string-value="&quot;Retail Demo&quot;,&quot;shell:Retail Demo&quot;," calcext:value-type="string">
            <text:p>"Retail Demo","shell:Retail Demo",</text:p>
          </table:table-cell>
          <table:table-cell/>
          <table:table-cell office:value-type="string" calcext:value-type="string">
            <text:p>"Searches","shell:Searches",</text:p>
          </table:table-cell>
          <table:table-cell/>
        </table:table-row>
        <table:table-row table:style-name="ro1">
          <table:table-cell office:value-type="string" calcext:value-type="string">
            <text:p>shell:Ringtones</text:p>
          </table:table-cell>
          <table:table-cell office:value-type="string" calcext:value-type="string">
            <text:p>Ringtones</text:p>
          </table:table-cell>
          <table:table-cell table:formula="of:=&quot;&quot;&quot;&quot; &amp; [.B105] &amp; &quot;&quot;&quot;&quot; &amp; &quot;,&quot; &amp; &quot;&quot;&quot;&quot; &amp; [.A105] &amp; &quot;&quot;&quot;&quot; &amp; &quot;,&quot;" office:value-type="string" office:string-value="&quot;Ringtones&quot;,&quot;shell:Ringtones&quot;," calcext:value-type="string">
            <text:p>"Ringtones","shell:Ringtones",</text:p>
          </table:table-cell>
          <table:table-cell/>
          <table:table-cell office:value-type="string" calcext:value-type="string">
            <text:p>"SearchHistoryFolder","shell:SearchHistoryFolder",</text:p>
          </table:table-cell>
          <table:table-cell/>
        </table:table-row>
        <table:table-row table:style-name="ro1">
          <table:table-cell office:value-type="string" calcext:value-type="string">
            <text:p>shell:Roamed Tile Images</text:p>
          </table:table-cell>
          <table:table-cell office:value-type="string" calcext:value-type="string">
            <text:p>Roamed Tile Images</text:p>
          </table:table-cell>
          <table:table-cell table:formula="of:=&quot;&quot;&quot;&quot; &amp; [.B106] &amp; &quot;&quot;&quot;&quot; &amp; &quot;,&quot; &amp; &quot;&quot;&quot;&quot; &amp; [.A106] &amp; &quot;&quot;&quot;&quot; &amp; &quot;,&quot;" office:value-type="string" office:string-value="&quot;Roamed Tile Images&quot;,&quot;shell:Roamed Tile Images&quot;," calcext:value-type="string">
            <text:p>"Roamed Tile Images","shell:Roamed Tile Images",</text:p>
          </table:table-cell>
          <table:table-cell/>
          <table:table-cell office:value-type="string" calcext:value-type="string">
            <text:p>"SearchHomeFolder","shell:SearchHomeFolder",</text:p>
          </table:table-cell>
          <table:table-cell/>
        </table:table-row>
        <table:table-row table:style-name="ro1">
          <table:table-cell office:value-type="string" calcext:value-type="string">
            <text:p>shell:Roaming Tiles</text:p>
          </table:table-cell>
          <table:table-cell office:value-type="string" calcext:value-type="string">
            <text:p>Roaming Tiles</text:p>
          </table:table-cell>
          <table:table-cell table:formula="of:=&quot;&quot;&quot;&quot; &amp; [.B107] &amp; &quot;&quot;&quot;&quot; &amp; &quot;,&quot; &amp; &quot;&quot;&quot;&quot; &amp; [.A107] &amp; &quot;&quot;&quot;&quot; &amp; &quot;,&quot;" office:value-type="string" office:string-value="&quot;Roaming Tiles&quot;,&quot;shell:Roaming Tiles&quot;," calcext:value-type="string">
            <text:p>"Roaming Tiles","shell:Roaming Tiles",</text:p>
          </table:table-cell>
          <table:table-cell/>
          <table:table-cell office:value-type="string" calcext:value-type="string">
            <text:p>"SearchTemplatesFolder","shell:SearchTemplatesFolder",</text:p>
          </table:table-cell>
          <table:table-cell/>
        </table:table-row>
        <table:table-row table:style-name="ro1">
          <table:table-cell office:value-type="string" calcext:value-type="string">
            <text:p>shell:SavedGames</text:p>
          </table:table-cell>
          <table:table-cell office:value-type="string" calcext:value-type="string">
            <text:p>Saved Games</text:p>
          </table:table-cell>
          <table:table-cell table:formula="of:=&quot;&quot;&quot;&quot; &amp; [.B108] &amp; &quot;&quot;&quot;&quot; &amp; &quot;,&quot; &amp; &quot;&quot;&quot;&quot; &amp; [.A108] &amp; &quot;&quot;&quot;&quot; &amp; &quot;,&quot;" office:value-type="string" office:string-value="&quot;Saved Games&quot;,&quot;shell:SavedGames&quot;," calcext:value-type="string">
            <text:p>"Saved Games","shell:SavedGames",</text:p>
          </table:table-cell>
          <table:table-cell/>
          <table:table-cell office:value-type="string" calcext:value-type="string">
            <text:p>"SendTo","shell:SendTo",</text:p>
          </table:table-cell>
          <table:table-cell/>
        </table:table-row>
        <table:table-row table:style-name="ro1">
          <table:table-cell office:value-type="string" calcext:value-type="string">
            <text:p>shell:SavedPictures</text:p>
          </table:table-cell>
          <table:table-cell office:value-type="string" calcext:value-type="string">
            <text:p>Saved Pictures</text:p>
          </table:table-cell>
          <table:table-cell table:formula="of:=&quot;&quot;&quot;&quot; &amp; [.B109] &amp; &quot;&quot;&quot;&quot; &amp; &quot;,&quot; &amp; &quot;&quot;&quot;&quot; &amp; [.A109] &amp; &quot;&quot;&quot;&quot; &amp; &quot;,&quot;" office:value-type="string" office:string-value="&quot;Saved Pictures&quot;,&quot;shell:SavedPictures&quot;," calcext:value-type="string">
            <text:p>"Saved Pictures","shell:SavedPictures",</text:p>
          </table:table-cell>
          <table:table-cell/>
          <table:table-cell office:value-type="string" calcext:value-type="string">
            <text:p>"Slide Shows","shell:PhotoAlbums",</text:p>
          </table:table-cell>
          <table:table-cell/>
        </table:table-row>
        <table:table-row table:style-name="ro1">
          <table:table-cell office:value-type="string" calcext:value-type="string">
            <text:p>shell:SavedPicturesLibrary</text:p>
          </table:table-cell>
          <table:table-cell office:value-type="string" calcext:value-type="string">
            <text:p>Saved Pictures</text:p>
          </table:table-cell>
          <table:table-cell table:formula="of:=&quot;&quot;&quot;&quot; &amp; [.B110] &amp; &quot;&quot;&quot;&quot; &amp; &quot;,&quot; &amp; &quot;&quot;&quot;&quot; &amp; [.A110] &amp; &quot;&quot;&quot;&quot; &amp; &quot;,&quot;" office:value-type="string" office:string-value="&quot;Saved Pictures&quot;,&quot;shell:SavedPicturesLibrary&quot;," calcext:value-type="string">
            <text:p>"Saved Pictures","shell:SavedPicturesLibrary",</text:p>
          </table:table-cell>
          <table:table-cell/>
          <table:table-cell office:value-type="string" calcext:value-type="string">
            <text:p>"Start Menu","shell:Common Start Menu Places",</text:p>
          </table:table-cell>
          <table:table-cell/>
        </table:table-row>
        <table:table-row table:style-name="ro1">
          <table:table-cell office:value-type="string" calcext:value-type="string">
            <text:p>shell:Screenshots</text:p>
          </table:table-cell>
          <table:table-cell office:value-type="string" calcext:value-type="string">
            <text:p>Screenshots</text:p>
          </table:table-cell>
          <table:table-cell table:formula="of:=&quot;&quot;&quot;&quot; &amp; [.B111] &amp; &quot;&quot;&quot;&quot; &amp; &quot;,&quot; &amp; &quot;&quot;&quot;&quot; &amp; [.A111] &amp; &quot;&quot;&quot;&quot; &amp; &quot;,&quot;" office:value-type="string" office:string-value="&quot;Screenshots&quot;,&quot;shell:Screenshots&quot;," calcext:value-type="string">
            <text:p>"Screenshots","shell:Screenshots",</text:p>
          </table:table-cell>
          <table:table-cell/>
          <table:table-cell office:value-type="string" calcext:value-type="string">
            <text:p>"Start Menu","shell:Common Start Menu",</text:p>
          </table:table-cell>
          <table:table-cell/>
        </table:table-row>
        <table:table-row table:style-name="ro1">
          <table:table-cell office:value-type="string" calcext:value-type="string">
            <text:p>shell:Searches</text:p>
          </table:table-cell>
          <table:table-cell office:value-type="string" calcext:value-type="string">
            <text:p>Searches</text:p>
          </table:table-cell>
          <table:table-cell table:formula="of:=&quot;&quot;&quot;&quot; &amp; [.B112] &amp; &quot;&quot;&quot;&quot; &amp; &quot;,&quot; &amp; &quot;&quot;&quot;&quot; &amp; [.A112] &amp; &quot;&quot;&quot;&quot; &amp; &quot;,&quot;" office:value-type="string" office:string-value="&quot;Searches&quot;,&quot;shell:Searches&quot;," calcext:value-type="string">
            <text:p>"Searches","shell:Searches",</text:p>
          </table:table-cell>
          <table:table-cell/>
          <table:table-cell office:value-type="string" calcext:value-type="string">
            <text:p>"Start Menu","shell:Start Menu",</text:p>
          </table:table-cell>
          <table:table-cell/>
        </table:table-row>
        <table:table-row table:style-name="ro1">
          <table:table-cell office:value-type="string" calcext:value-type="string">
            <text:p>shell:SearchHistoryFolder</text:p>
          </table:table-cell>
          <table:table-cell office:value-type="string" calcext:value-type="string">
            <text:p>SearchHistoryFolder</text:p>
          </table:table-cell>
          <table:table-cell table:formula="of:=&quot;&quot;&quot;&quot; &amp; [.B113] &amp; &quot;&quot;&quot;&quot; &amp; &quot;,&quot; &amp; &quot;&quot;&quot;&quot; &amp; [.A113] &amp; &quot;&quot;&quot;&quot; &amp; &quot;,&quot;" office:value-type="string" office:string-value="&quot;SearchHistoryFolder&quot;,&quot;shell:SearchHistoryFolder&quot;," calcext:value-type="string">
            <text:p>"SearchHistoryFolder","shell:SearchHistoryFolder",</text:p>
          </table:table-cell>
          <table:table-cell/>
          <table:table-cell office:value-type="string" calcext:value-type="string">
            <text:p>"Startup","shell:Common Startup",</text:p>
          </table:table-cell>
          <table:table-cell/>
        </table:table-row>
        <table:table-row table:style-name="ro1">
          <table:table-cell office:value-type="string" calcext:value-type="string">
            <text:p>shell:SearchHomeFolder</text:p>
          </table:table-cell>
          <table:table-cell office:value-type="string" calcext:value-type="string">
            <text:p>SearchHomeFolder</text:p>
          </table:table-cell>
          <table:table-cell table:formula="of:=&quot;&quot;&quot;&quot; &amp; [.B114] &amp; &quot;&quot;&quot;&quot; &amp; &quot;,&quot; &amp; &quot;&quot;&quot;&quot; &amp; [.A114] &amp; &quot;&quot;&quot;&quot; &amp; &quot;,&quot;" office:value-type="string" office:string-value="&quot;SearchHomeFolder&quot;,&quot;shell:SearchHomeFolder&quot;," calcext:value-type="string">
            <text:p>"SearchHomeFolder","shell:SearchHomeFolder",</text:p>
          </table:table-cell>
          <table:table-cell/>
          <table:table-cell office:value-type="string" calcext:value-type="string">
            <text:p>"Startup","shell:Startup",</text:p>
          </table:table-cell>
          <table:table-cell/>
        </table:table-row>
        <table:table-row table:style-name="ro1">
          <table:table-cell office:value-type="string" calcext:value-type="string">
            <text:p>shell:SearchTemplatesFolder</text:p>
          </table:table-cell>
          <table:table-cell office:value-type="string" calcext:value-type="string">
            <text:p>SearchTemplatesFolder</text:p>
          </table:table-cell>
          <table:table-cell table:formula="of:=&quot;&quot;&quot;&quot; &amp; [.B115] &amp; &quot;&quot;&quot;&quot; &amp; &quot;,&quot; &amp; &quot;&quot;&quot;&quot; &amp; [.A115] &amp; &quot;&quot;&quot;&quot; &amp; &quot;,&quot;" office:value-type="string" office:string-value="&quot;SearchTemplatesFolder&quot;,&quot;shell:SearchTemplatesFolder&quot;," calcext:value-type="string">
            <text:p>"SearchTemplatesFolder","shell:SearchTemplatesFolder",</text:p>
          </table:table-cell>
          <table:table-cell/>
          <table:table-cell office:value-type="string" calcext:value-type="string">
            <text:p>"SyncCenterFolder","shell:SyncCenterFolder",</text:p>
          </table:table-cell>
          <table:table-cell/>
        </table:table-row>
        <table:table-row table:style-name="ro1">
          <table:table-cell office:value-type="string" calcext:value-type="string">
            <text:p>shell:SendTo</text:p>
          </table:table-cell>
          <table:table-cell office:value-type="string" calcext:value-type="string">
            <text:p>SendTo</text:p>
          </table:table-cell>
          <table:table-cell table:formula="of:=&quot;&quot;&quot;&quot; &amp; [.B116] &amp; &quot;&quot;&quot;&quot; &amp; &quot;,&quot; &amp; &quot;&quot;&quot;&quot; &amp; [.A116] &amp; &quot;&quot;&quot;&quot; &amp; &quot;,&quot;" office:value-type="string" office:string-value="&quot;SendTo&quot;,&quot;shell:SendTo&quot;," calcext:value-type="string">
            <text:p>"SendTo","shell:SendTo",</text:p>
          </table:table-cell>
          <table:table-cell/>
          <table:table-cell office:value-type="string" calcext:value-type="string">
            <text:p>"SyncResultsFolder","shell:SyncResultsFolder",</text:p>
          </table:table-cell>
          <table:table-cell/>
        </table:table-row>
        <table:table-row table:style-name="ro1">
          <table:table-cell office:value-type="string" calcext:value-type="string">
            <text:p>shell:Start Menu</text:p>
          </table:table-cell>
          <table:table-cell office:value-type="string" calcext:value-type="string">
            <text:p>Start Menu</text:p>
          </table:table-cell>
          <table:table-cell table:formula="of:=&quot;&quot;&quot;&quot; &amp; [.B117] &amp; &quot;&quot;&quot;&quot; &amp; &quot;,&quot; &amp; &quot;&quot;&quot;&quot; &amp; [.A117] &amp; &quot;&quot;&quot;&quot; &amp; &quot;,&quot;" office:value-type="string" office:string-value="&quot;Start Menu&quot;,&quot;shell:Start Menu&quot;," calcext:value-type="string">
            <text:p>"Start Menu","shell:Start Menu",</text:p>
          </table:table-cell>
          <table:table-cell/>
          <table:table-cell office:value-type="string" calcext:value-type="string">
            <text:p>"SyncSetupFolder","shell:SyncSetupFolder",</text:p>
          </table:table-cell>
          <table:table-cell/>
        </table:table-row>
        <table:table-row table:style-name="ro1">
          <table:table-cell office:value-type="string" calcext:value-type="string">
            <text:p>shell:Startup</text:p>
          </table:table-cell>
          <table:table-cell office:value-type="string" calcext:value-type="string">
            <text:p>Startup</text:p>
          </table:table-cell>
          <table:table-cell table:formula="of:=&quot;&quot;&quot;&quot; &amp; [.B118] &amp; &quot;&quot;&quot;&quot; &amp; &quot;,&quot; &amp; &quot;&quot;&quot;&quot; &amp; [.A118] &amp; &quot;&quot;&quot;&quot; &amp; &quot;,&quot;" office:value-type="string" office:string-value="&quot;Startup&quot;,&quot;shell:Startup&quot;," calcext:value-type="string">
            <text:p>"Startup","shell:Startup",</text:p>
          </table:table-cell>
          <table:table-cell/>
          <table:table-cell office:value-type="string" calcext:value-type="string">
            <text:p>"System","shell:System",</text:p>
          </table:table-cell>
          <table:table-cell/>
        </table:table-row>
        <table:table-row table:style-name="ro1">
          <table:table-cell office:value-type="string" calcext:value-type="string">
            <text:p>shell:SyncCenterFolder</text:p>
          </table:table-cell>
          <table:table-cell office:value-type="string" calcext:value-type="string">
            <text:p>SyncCenterFolder</text:p>
          </table:table-cell>
          <table:table-cell table:formula="of:=&quot;&quot;&quot;&quot; &amp; [.B119] &amp; &quot;&quot;&quot;&quot; &amp; &quot;,&quot; &amp; &quot;&quot;&quot;&quot; &amp; [.A119] &amp; &quot;&quot;&quot;&quot; &amp; &quot;,&quot;" office:value-type="string" office:string-value="&quot;SyncCenterFolder&quot;,&quot;shell:SyncCenterFolder&quot;," calcext:value-type="string">
            <text:p>"SyncCenterFolder","shell:SyncCenterFolder",</text:p>
          </table:table-cell>
          <table:table-cell/>
          <table:table-cell office:value-type="string" calcext:value-type="string">
            <text:p>"SystemCertificates","shell:SystemCertificates",</text:p>
          </table:table-cell>
          <table:table-cell/>
        </table:table-row>
        <table:table-row table:style-name="ro1">
          <table:table-cell office:value-type="string" calcext:value-type="string">
            <text:p>shell:SyncResultsFolder</text:p>
          </table:table-cell>
          <table:table-cell office:value-type="string" calcext:value-type="string">
            <text:p>SyncResultsFolder</text:p>
          </table:table-cell>
          <table:table-cell table:formula="of:=&quot;&quot;&quot;&quot; &amp; [.B120] &amp; &quot;&quot;&quot;&quot; &amp; &quot;,&quot; &amp; &quot;&quot;&quot;&quot; &amp; [.A120] &amp; &quot;&quot;&quot;&quot; &amp; &quot;,&quot;" office:value-type="string" office:string-value="&quot;SyncResultsFolder&quot;,&quot;shell:SyncResultsFolder&quot;," calcext:value-type="string">
            <text:p>"SyncResultsFolder","shell:SyncResultsFolder",</text:p>
          </table:table-cell>
          <table:table-cell/>
          <table:table-cell office:value-type="string" calcext:value-type="string">
            <text:p>"SystemX86","shell:SystemX86",</text:p>
          </table:table-cell>
          <table:table-cell/>
        </table:table-row>
        <table:table-row table:style-name="ro1">
          <table:table-cell office:value-type="string" calcext:value-type="string">
            <text:p>shell:SyncSetupFolder</text:p>
          </table:table-cell>
          <table:table-cell office:value-type="string" calcext:value-type="string">
            <text:p>SyncSetupFolder</text:p>
          </table:table-cell>
          <table:table-cell table:formula="of:=&quot;&quot;&quot;&quot; &amp; [.B121] &amp; &quot;&quot;&quot;&quot; &amp; &quot;,&quot; &amp; &quot;&quot;&quot;&quot; &amp; [.A121] &amp; &quot;&quot;&quot;&quot; &amp; &quot;,&quot;" office:value-type="string" office:string-value="&quot;SyncSetupFolder&quot;,&quot;shell:SyncSetupFolder&quot;," calcext:value-type="string">
            <text:p>"SyncSetupFolder","shell:SyncSetupFolder",</text:p>
          </table:table-cell>
          <table:table-cell/>
          <table:table-cell office:value-type="string" calcext:value-type="string">
            <text:p>"Templates","shell:Templates",</text:p>
          </table:table-cell>
          <table:table-cell/>
        </table:table-row>
        <table:table-row table:style-name="ro1">
          <table:table-cell office:value-type="string" calcext:value-type="string">
            <text:p>shell:System</text:p>
          </table:table-cell>
          <table:table-cell office:value-type="string" calcext:value-type="string">
            <text:p>System</text:p>
          </table:table-cell>
          <table:table-cell table:formula="of:=&quot;&quot;&quot;&quot; &amp; [.B122] &amp; &quot;&quot;&quot;&quot; &amp; &quot;,&quot; &amp; &quot;&quot;&quot;&quot; &amp; [.A122] &amp; &quot;&quot;&quot;&quot; &amp; &quot;,&quot;" office:value-type="string" office:string-value="&quot;System&quot;,&quot;shell:System&quot;," calcext:value-type="string">
            <text:p>"System","shell:System",</text:p>
          </table:table-cell>
          <table:table-cell/>
          <table:table-cell office:value-type="string" calcext:value-type="string">
            <text:p>"Temporary Burn Folder","shell:CD Burning",</text:p>
          </table:table-cell>
          <table:table-cell/>
        </table:table-row>
        <table:table-row table:style-name="ro1">
          <table:table-cell office:value-type="string" calcext:value-type="string">
            <text:p>shell:SystemCertificates</text:p>
          </table:table-cell>
          <table:table-cell office:value-type="string" calcext:value-type="string">
            <text:p>SystemCertificates</text:p>
          </table:table-cell>
          <table:table-cell table:formula="of:=&quot;&quot;&quot;&quot; &amp; [.B123] &amp; &quot;&quot;&quot;&quot; &amp; &quot;,&quot; &amp; &quot;&quot;&quot;&quot; &amp; [.A123] &amp; &quot;&quot;&quot;&quot; &amp; &quot;,&quot;" office:value-type="string" office:string-value="&quot;SystemCertificates&quot;,&quot;shell:SystemCertificates&quot;," calcext:value-type="string">
            <text:p>"SystemCertificates","shell:SystemCertificates",</text:p>
          </table:table-cell>
          <table:table-cell/>
          <table:table-cell office:value-type="string" calcext:value-type="string">
            <text:p>"ThisDeviceFolder","shell:ThisDeviceFolder",</text:p>
          </table:table-cell>
          <table:table-cell/>
        </table:table-row>
        <table:table-row table:style-name="ro1">
          <table:table-cell office:value-type="string" calcext:value-type="string">
            <text:p>shell:SystemX86</text:p>
          </table:table-cell>
          <table:table-cell office:value-type="string" calcext:value-type="string">
            <text:p>SystemX86</text:p>
          </table:table-cell>
          <table:table-cell table:formula="of:=&quot;&quot;&quot;&quot; &amp; [.B124] &amp; &quot;&quot;&quot;&quot; &amp; &quot;,&quot; &amp; &quot;&quot;&quot;&quot; &amp; [.A124] &amp; &quot;&quot;&quot;&quot; &amp; &quot;,&quot;" office:value-type="string" office:string-value="&quot;SystemX86&quot;,&quot;shell:SystemX86&quot;," calcext:value-type="string">
            <text:p>"SystemX86","shell:SystemX86",</text:p>
          </table:table-cell>
          <table:table-cell/>
          <table:table-cell office:value-type="string" calcext:value-type="string">
            <text:p>"User Pinned","shell:User Pinned",</text:p>
          </table:table-cell>
          <table:table-cell/>
        </table:table-row>
        <table:table-row table:style-name="ro1">
          <table:table-cell office:value-type="string" calcext:value-type="string">
            <text:p>shell:Templates</text:p>
          </table:table-cell>
          <table:table-cell office:value-type="string" calcext:value-type="string">
            <text:p>Templates</text:p>
          </table:table-cell>
          <table:table-cell table:formula="of:=&quot;&quot;&quot;&quot; &amp; [.B125] &amp; &quot;&quot;&quot;&quot; &amp; &quot;,&quot; &amp; &quot;&quot;&quot;&quot; &amp; [.A125] &amp; &quot;&quot;&quot;&quot; &amp; &quot;,&quot;" office:value-type="string" office:string-value="&quot;Templates&quot;,&quot;shell:Templates&quot;," calcext:value-type="string">
            <text:p>"Templates","shell:Templates",</text:p>
          </table:table-cell>
          <table:table-cell/>
          <table:table-cell office:value-type="string" calcext:value-type="string">
            <text:p>"UserProgramFiles","shell:UserProgramFiles",</text:p>
          </table:table-cell>
          <table:table-cell/>
        </table:table-row>
        <table:table-row table:style-name="ro1">
          <table:table-cell office:value-type="string" calcext:value-type="string">
            <text:p>shell:ThisDeviceFolder</text:p>
          </table:table-cell>
          <table:table-cell office:value-type="string" calcext:value-type="string">
            <text:p>ThisDeviceFolder</text:p>
          </table:table-cell>
          <table:table-cell table:formula="of:=&quot;&quot;&quot;&quot; &amp; [.B126] &amp; &quot;&quot;&quot;&quot; &amp; &quot;,&quot; &amp; &quot;&quot;&quot;&quot; &amp; [.A126] &amp; &quot;&quot;&quot;&quot; &amp; &quot;,&quot;" office:value-type="string" office:string-value="&quot;ThisDeviceFolder&quot;,&quot;shell:ThisDeviceFolder&quot;," calcext:value-type="string">
            <text:p>"ThisDeviceFolder","shell:ThisDeviceFolder",</text:p>
          </table:table-cell>
          <table:table-cell/>
          <table:table-cell office:value-type="string" calcext:value-type="string">
            <text:p>"UserProgramFilesCommon","shell:UserProgramFilesCommon",</text:p>
          </table:table-cell>
          <table:table-cell/>
        </table:table-row>
        <table:table-row table:style-name="ro1">
          <table:table-cell office:value-type="string" calcext:value-type="string">
            <text:p>shell:ThisPCDesktopFolder</text:p>
          </table:table-cell>
          <table:table-cell office:value-type="string" calcext:value-type="string">
            <text:p>Desktop</text:p>
          </table:table-cell>
          <table:table-cell table:formula="of:=&quot;&quot;&quot;&quot; &amp; [.B127] &amp; &quot;&quot;&quot;&quot; &amp; &quot;,&quot; &amp; &quot;&quot;&quot;&quot; &amp; [.A127] &amp; &quot;&quot;&quot;&quot; &amp; &quot;,&quot;" office:value-type="string" office:string-value="&quot;Desktop&quot;,&quot;shell:ThisPCDesktopFolder&quot;," calcext:value-type="string">
            <text:p>"Desktop","shell:ThisPCDesktopFolder",</text:p>
          </table:table-cell>
          <table:table-cell/>
          <table:table-cell office:value-type="string" calcext:value-type="string">
            <text:p>"Users","shell:UserProfiles",</text:p>
          </table:table-cell>
          <table:table-cell/>
        </table:table-row>
        <table:table-row table:style-name="ro1">
          <table:table-cell office:value-type="string" calcext:value-type="string">
            <text:p>shell:User Pinned</text:p>
          </table:table-cell>
          <table:table-cell office:value-type="string" calcext:value-type="string">
            <text:p>User Pinned</text:p>
          </table:table-cell>
          <table:table-cell table:formula="of:=&quot;&quot;&quot;&quot; &amp; [.B128] &amp; &quot;&quot;&quot;&quot; &amp; &quot;,&quot; &amp; &quot;&quot;&quot;&quot; &amp; [.A128] &amp; &quot;&quot;&quot;&quot; &amp; &quot;,&quot;" office:value-type="string" office:string-value="&quot;User Pinned&quot;,&quot;shell:User Pinned&quot;," calcext:value-type="string">
            <text:p>"User Pinned","shell:User Pinned",</text:p>
          </table:table-cell>
          <table:table-cell/>
          <table:table-cell office:value-type="string" calcext:value-type="string">
            <text:p>"UsersFilesFolder","shell:UsersFilesFolder",</text:p>
          </table:table-cell>
          <table:table-cell/>
        </table:table-row>
        <table:table-row table:style-name="ro1">
          <table:table-cell office:value-type="string" calcext:value-type="string">
            <text:p>shell:UserProfiles</text:p>
          </table:table-cell>
          <table:table-cell office:value-type="string" calcext:value-type="string">
            <text:p>Users</text:p>
          </table:table-cell>
          <table:table-cell table:formula="of:=&quot;&quot;&quot;&quot; &amp; [.B129] &amp; &quot;&quot;&quot;&quot; &amp; &quot;,&quot; &amp; &quot;&quot;&quot;&quot; &amp; [.A129] &amp; &quot;&quot;&quot;&quot; &amp; &quot;,&quot;" office:value-type="string" office:string-value="&quot;Users&quot;,&quot;shell:UserProfiles&quot;," calcext:value-type="string">
            <text:p>"Users","shell:UserProfiles",</text:p>
          </table:table-cell>
          <table:table-cell/>
          <table:table-cell office:value-type="string" calcext:value-type="string">
            <text:p>"UsersLibrariesFolder","shell:UsersLibrariesFolder",</text:p>
          </table:table-cell>
          <table:table-cell/>
        </table:table-row>
        <table:table-row table:style-name="ro1">
          <table:table-cell office:value-type="string" calcext:value-type="string">
            <text:p>shell:UserProgramFiles</text:p>
          </table:table-cell>
          <table:table-cell office:value-type="string" calcext:value-type="string">
            <text:p>UserProgramFiles</text:p>
          </table:table-cell>
          <table:table-cell table:formula="of:=&quot;&quot;&quot;&quot; &amp; [.B130] &amp; &quot;&quot;&quot;&quot; &amp; &quot;,&quot; &amp; &quot;&quot;&quot;&quot; &amp; [.A130] &amp; &quot;&quot;&quot;&quot; &amp; &quot;,&quot;" office:value-type="string" office:string-value="&quot;UserProgramFiles&quot;,&quot;shell:UserProgramFiles&quot;," calcext:value-type="string">
            <text:p>"UserProgramFiles","shell:UserProgramFiles",</text:p>
          </table:table-cell>
          <table:table-cell/>
          <table:table-cell office:value-type="string" calcext:value-type="string">
            <text:p>"Videos","shell:Local Videos",</text:p>
          </table:table-cell>
          <table:table-cell/>
        </table:table-row>
        <table:table-row table:style-name="ro1">
          <table:table-cell office:value-type="string" calcext:value-type="string">
            <text:p>shell:UserProgramFilesCommon</text:p>
          </table:table-cell>
          <table:table-cell office:value-type="string" calcext:value-type="string">
            <text:p>UserProgramFilesCommon</text:p>
          </table:table-cell>
          <table:table-cell table:formula="of:=&quot;&quot;&quot;&quot; &amp; [.B131] &amp; &quot;&quot;&quot;&quot; &amp; &quot;,&quot; &amp; &quot;&quot;&quot;&quot; &amp; [.A131] &amp; &quot;&quot;&quot;&quot; &amp; &quot;,&quot;" office:value-type="string" office:string-value="&quot;UserProgramFilesCommon&quot;,&quot;shell:UserProgramFilesCommon&quot;," calcext:value-type="string">
            <text:p>"UserProgramFilesCommon","shell:UserProgramFilesCommon",</text:p>
          </table:table-cell>
          <table:table-cell/>
          <table:table-cell office:value-type="string" calcext:value-type="string">
            <text:p>"Videos","shell:My Video",</text:p>
          </table:table-cell>
          <table:table-cell/>
        </table:table-row>
        <table:table-row table:style-name="ro1">
          <table:table-cell office:value-type="string" calcext:value-type="string">
            <text:p>shell:UsersFilesFolder</text:p>
          </table:table-cell>
          <table:table-cell office:value-type="string" calcext:value-type="string">
            <text:p>UsersFilesFolder</text:p>
          </table:table-cell>
          <table:table-cell table:formula="of:=&quot;&quot;&quot;&quot; &amp; [.B132] &amp; &quot;&quot;&quot;&quot; &amp; &quot;,&quot; &amp; &quot;&quot;&quot;&quot; &amp; [.A132] &amp; &quot;&quot;&quot;&quot; &amp; &quot;,&quot;" office:value-type="string" office:string-value="&quot;UsersFilesFolder&quot;,&quot;shell:UsersFilesFolder&quot;," calcext:value-type="string">
            <text:p>"UsersFilesFolder","shell:UsersFilesFolder",</text:p>
          </table:table-cell>
          <table:table-cell/>
          <table:table-cell office:value-type="string" calcext:value-type="string">
            <text:p>"Videos","shell:VideosLibrary",</text:p>
          </table:table-cell>
          <table:table-cell/>
        </table:table-row>
        <table:table-row table:style-name="ro1">
          <table:table-cell office:value-type="string" calcext:value-type="string">
            <text:p>shell:UsersLibrariesFolder</text:p>
          </table:table-cell>
          <table:table-cell office:value-type="string" calcext:value-type="string">
            <text:p>UsersLibrariesFolder</text:p>
          </table:table-cell>
          <table:table-cell table:formula="of:=&quot;&quot;&quot;&quot; &amp; [.B133] &amp; &quot;&quot;&quot;&quot; &amp; &quot;,&quot; &amp; &quot;&quot;&quot;&quot; &amp; [.A133] &amp; &quot;&quot;&quot;&quot; &amp; &quot;,&quot;" office:value-type="string" office:string-value="&quot;UsersLibrariesFolder&quot;,&quot;shell:UsersLibrariesFolder&quot;," calcext:value-type="string">
            <text:p>"UsersLibrariesFolder","shell:UsersLibrariesFolder",</text:p>
          </table:table-cell>
          <table:table-cell/>
          <table:table-cell office:value-type="string" calcext:value-type="string">
            <text:p>"Windows Tools","shell:Administrative Tools",</text:p>
          </table:table-cell>
          <table:table-cell/>
        </table:table-row>
        <table:table-row table:style-name="ro1">
          <table:table-cell office:value-type="string" calcext:value-type="string">
            <text:p>shell:VideosLibrary</text:p>
          </table:table-cell>
          <table:table-cell office:value-type="string" calcext:value-type="string">
            <text:p>Videos</text:p>
          </table:table-cell>
          <table:table-cell table:formula="of:=&quot;&quot;&quot;&quot; &amp; [.B134] &amp; &quot;&quot;&quot;&quot; &amp; &quot;,&quot; &amp; &quot;&quot;&quot;&quot; &amp; [.A134] &amp; &quot;&quot;&quot;&quot; &amp; &quot;,&quot;" office:value-type="string" office:string-value="&quot;Videos&quot;,&quot;shell:VideosLibrary&quot;," calcext:value-type="string">
            <text:p>"Videos","shell:VideosLibrary",</text:p>
          </table:table-cell>
          <table:table-cell/>
          <table:table-cell office:value-type="string" calcext:value-type="string">
            <text:p>"Windows Tools","shell:Common Administrative Tools",</text:p>
          </table:table-cell>
          <table:table-cell/>
        </table:table-row>
        <table:table-row table:style-name="ro1">
          <table:table-cell office:value-type="string" calcext:value-type="string">
            <text:p>shell:Windows</text:p>
          </table:table-cell>
          <table:table-cell office:value-type="string" calcext:value-type="string">
            <text:p>Windows</text:p>
          </table:table-cell>
          <table:table-cell table:formula="of:=&quot;&quot;&quot;&quot; &amp; [.B135] &amp; &quot;&quot;&quot;&quot; &amp; &quot;,&quot; &amp; &quot;&quot;&quot;&quot; &amp; [.A135] &amp; &quot;&quot;&quot;&quot; &amp; &quot;,&quot;" office:value-type="string" office:string-value="&quot;Windows&quot;,&quot;shell:Windows&quot;," calcext:value-type="string">
            <text:p>"Windows","shell:Windows",</text:p>
          </table:table-cell>
          <table:table-cell/>
          <table:table-cell office:value-type="string" calcext:value-type="string">
            <text:p>"Windows","shell:Windows",</text:p>
          </table:table-cell>
          <table:table-cell/>
        </table:table-row>
        <table:table-row table:style-name="ro1" table:number-rows-repeated="104844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LSID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30"/>
        <table:table-column table:style-name="co21" table:default-cell-style-name="ce36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ce23" office:value-type="string" calcext:value-type="string">
            <text:p>What opens</text:p>
          </table:table-cell>
          <table:table-cell table:style-name="ce23" office:value-type="string" calcext:value-type="string">
            <text:p>Shell command with CLSID</text:p>
          </table:table-cell>
          <table:table-cell table:style-name="ce29" office:value-type="string" calcext:value-type="string">
            <text:p>Concatenate</text:p>
          </table:table-cell>
          <table:table-cell table:style-name="ce29" office:value-type="string" calcext:value-type="string">
            <text:p>TestEnvVar.ahk</text:p>
          </table:table-cell>
          <table:table-cell table:style-name="ce34" office:value-type="string" calcext:value-type="string">
            <text:p>Exclusions</text:p>
          </table:table-cell>
          <table:table-cell table:style-name="ce32" office:value-type="string" calcext:value-type="string">
            <text:p>Concatenate Sorted</text:p>
          </table:table-cell>
          <table:table-cell table:style-name="ce32" office:value-type="string" calcext:value-type="string">
            <text:p>TestEnvVar.ahk Sorted</text:p>
          </table:table-cell>
        </table:table-row>
        <table:table-row table:style-name="ro1">
          <table:table-cell office:value-type="string" calcext:value-type="string">
            <text:p>3D Objects</text:p>
          </table:table-cell>
          <table:table-cell office:value-type="string" calcext:value-type="string">
            <text:p>shell:::{0DB7E03F-FC29-4DC6-9020-FF41B59E513A}</text:p>
          </table:table-cell>
          <table:table-cell table:formula="of:=&quot;&quot;&quot;&quot; &amp; [.A2] &amp; &quot;&quot;&quot;&quot; &amp; &quot;,&quot; &amp; &quot;&quot;&quot;&quot; &amp; [.B2] &amp; &quot;&quot;&quot;&quot; &amp; &quot;,&quot;" office:value-type="string" office:string-value="&quot;3D Objects&quot;,&quot;shell:::{0DB7E03F-FC29-4DC6-9020-FF41B59E513A}&quot;," calcext:value-type="string">
            <text:p>"3D Objects","shell:::{0DB7E03F-FC29-4DC6-9020-FF41B59E513A}",</text:p>
          </table:table-cell>
          <table:table-cell table:style-name="ce33" table:formula="of:=IFNA(MATCH([.A2];[LOOKUP.$A:.$A];0); &quot;&quot;)">
            <text:p/>
          </table:table-cell>
          <table:table-cell table:style-name="ce35" table:formula="of:=IFERROR(INDEX([LOOKUP.$A:.$A];IFNA(MATCH([.A2];[LOOKUP.$A:.$A];0); &quot;&quot;);1);&quot;&quot;)">
            <text:p/>
          </table:table-cell>
          <table:table-cell table:style-name="ce31" office:value-type="string" calcext:value-type="string">
            <text:p>"Add Network Place","shell:::{D4480A50-BA28-11d1-8E75-00C04FA31A86}",</text:p>
          </table:table-cell>
          <table:table-cell table:style-name="ce3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out System</text:p>
          </table:table-cell>
          <table:table-cell office:value-type="string" calcext:value-type="string">
            <text:p>shell:::{BB06C0E4-D293-4f75-8A90-CB05B6477EEE}</text:p>
          </table:table-cell>
          <table:table-cell table:formula="of:=&quot;&quot;&quot;&quot; &amp; [.A3] &amp; &quot;&quot;&quot;&quot; &amp; &quot;,&quot; &amp; &quot;&quot;&quot;&quot; &amp; [.B3] &amp; &quot;&quot;&quot;&quot; &amp; &quot;,&quot;" office:value-type="string" office:string-value="&quot;About System&quot;,&quot;shell:::{BB06C0E4-D293-4f75-8A90-CB05B6477EEE}&quot;," calcext:value-type="string">
            <text:p>"About System","shell:::{BB06C0E4-D293-4f75-8A90-CB05B6477EEE}",</text:p>
          </table:table-cell>
          <table:table-cell table:style-name="ce33" table:formula="of:=IFNA(MATCH([.A3];[LOOKUP.$A:.$A];0); &quot;&quot;)">
            <text:p/>
          </table:table-cell>
          <table:table-cell table:style-name="ce35" table:formula="of:=IFERROR(INDEX([LOOKUP.$A:.$A];IFNA(MATCH([.A3];[LOOKUP.$A:.$A];0); &quot;&quot;);1);&quot;&quot;)">
            <text:p/>
          </table:table-cell>
          <table:table-cell table:style-name="ce37" office:value-type="string" calcext:value-type="string">
            <text:p>"Connect To","shell:::{38A98528-6CBF-4CA9-8DC0-B1E1D10F7B1B}",</text:p>
          </table:table-cell>
          <table:table-cell table:style-name="ce3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d Network Place</text:p>
          </table:table-cell>
          <table:table-cell office:value-type="string" calcext:value-type="string">
            <text:p>shell:::{D4480A50-BA28-11d1-8E75-00C04FA31A86}</text:p>
          </table:table-cell>
          <table:table-cell table:formula="of:=&quot;&quot;&quot;&quot; &amp; [.A4] &amp; &quot;&quot;&quot;&quot; &amp; &quot;,&quot; &amp; &quot;&quot;&quot;&quot; &amp; [.B4] &amp; &quot;&quot;&quot;&quot; &amp; &quot;,&quot;" office:value-type="string" office:string-value="&quot;Add Network Place&quot;,&quot;shell:::{D4480A50-BA28-11d1-8E75-00C04FA31A86}&quot;," calcext:value-type="string">
            <text:p>"Add Network Place","shell:::{D4480A50-BA28-11d1-8E75-00C04FA31A86}",</text:p>
          </table:table-cell>
          <table:table-cell table:style-name="ce33" table:formula="of:=IFNA(MATCH([.A4];[LOOKUP.$A:.$A];0); &quot;&quot;)" office:value-type="float" office:value="2" calcext:value-type="float">
            <text:p>2</text:p>
          </table:table-cell>
          <table:table-cell table:style-name="ce35" table:formula="of:=IFERROR(INDEX([LOOKUP.$A:.$A];IFNA(MATCH([.A4];[LOOKUP.$A:.$A];0); &quot;&quot;);1);&quot;&quot;)" office:value-type="string" office:string-value="Add Network Place" calcext:value-type="string">
            <text:p>Add Network Place</text:p>
          </table:table-cell>
          <table:table-cell table:style-name="ce37" office:value-type="string" calcext:value-type="string">
            <text:p>"Manage Wireless Networks","shell:::{1FA9085F-25A2-489B-85D4-86326EEDCD87}",</text:p>
          </table:table-cell>
          <table:table-cell table:style-name="ce3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l Control Panel Items</text:p>
          </table:table-cell>
          <table:table-cell office:value-type="string" calcext:value-type="string">
            <text:p>shell:::{21EC2020-3AEA-1069-A2DD-08002B30309D}</text:p>
          </table:table-cell>
          <table:table-cell table:formula="of:=&quot;&quot;&quot;&quot; &amp; [.A5] &amp; &quot;&quot;&quot;&quot; &amp; &quot;,&quot; &amp; &quot;&quot;&quot;&quot; &amp; [.B5] &amp; &quot;&quot;&quot;&quot; &amp; &quot;,&quot;" office:value-type="string" office:string-value="&quot;All Control Panel Items&quot;,&quot;shell:::{21EC2020-3AEA-1069-A2DD-08002B30309D}&quot;," calcext:value-type="string">
            <text:p>"All Control Panel Items","shell:::{21EC2020-3AEA-1069-A2DD-08002B30309D}",</text:p>
          </table:table-cell>
          <table:table-cell table:style-name="ce33" table:formula="of:=IFNA(MATCH([.A5];[LOOKUP.$A:.$A];0); &quot;&quot;)">
            <text:p/>
          </table:table-cell>
          <table:table-cell table:style-name="ce35" table:formula="of:=IFERROR(INDEX([LOOKUP.$A:.$A];[.$D5];1);&quot;&quot;)">
            <text:p/>
          </table:table-cell>
          <table:table-cell table:style-name="ce37" office:value-type="string" calcext:value-type="string">
            <text:p>"Microsoft FTP Folder","shell:::{63da6ec0-2e98-11cf-8d82-444553540000}",</text:p>
          </table:table-cell>
          <table:table-cell table:style-name="ce3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l Tasks</text:p>
          </table:table-cell>
          <table:table-cell office:value-type="string" calcext:value-type="string">
            <text:p>shell:::{ED7BA470-8E54-465E-825C-99712043E01C}</text:p>
          </table:table-cell>
          <table:table-cell table:formula="of:=&quot;&quot;&quot;&quot; &amp; [.A6] &amp; &quot;&quot;&quot;&quot; &amp; &quot;,&quot; &amp; &quot;&quot;&quot;&quot; &amp; [.B6] &amp; &quot;&quot;&quot;&quot; &amp; &quot;,&quot;" office:value-type="string" office:string-value="&quot;All Tasks&quot;,&quot;shell:::{ED7BA470-8E54-465E-825C-99712043E01C}&quot;," calcext:value-type="string">
            <text:p>"All Tasks","shell:::{ED7BA470-8E54-465E-825C-99712043E01C}",</text:p>
          </table:table-cell>
          <table:table-cell table:style-name="ce33" table:formula="of:=IFNA(MATCH([.A6];[LOOKUP.$A:.$A];0); &quot;&quot;)">
            <text:p/>
          </table:table-cell>
          <table:table-cell table:style-name="ce35" table:formula="of:=IFERROR(INDEX([LOOKUP.$A:.$A];[.$D6];1);&quot;&quot;)">
            <text:p/>
          </table:table-cell>
          <table:table-cell table:style-name="ce37" office:value-type="string" calcext:value-type="string">
            <text:p>"Microsoft Office Outlook","shell:::{89D83576-6BD1-4c86-9454-BEB04E94C819}",</text:p>
          </table:table-cell>
          <table:table-cell table:style-name="ce37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pplications</text:p>
          </table:table-cell>
          <table:table-cell office:value-type="string" calcext:value-type="string">
            <text:p>shell:::{4234d49b-0245-4df3-b780-3893943456e1}</text:p>
          </table:table-cell>
          <table:table-cell table:formula="of:=&quot;&quot;&quot;&quot; &amp; [.A7] &amp; &quot;&quot;&quot;&quot; &amp; &quot;,&quot; &amp; &quot;&quot;&quot;&quot; &amp; [.B7] &amp; &quot;&quot;&quot;&quot; &amp; &quot;,&quot;" office:value-type="string" office:string-value="&quot;Applications&quot;,&quot;shell:::{4234d49b-0245-4df3-b780-3893943456e1}&quot;," calcext:value-type="string">
            <text:p>"Applications","shell:::{4234d49b-0245-4df3-b780-3893943456e1}",</text:p>
          </table:table-cell>
          <table:table-cell table:style-name="ce33" table:formula="of:=IFNA(MATCH([.A7];[LOOKUP.$A:.$A];0); &quot;&quot;)">
            <text:p/>
          </table:table-cell>
          <table:table-cell table:style-name="ce35" table:formula="of:=IFERROR(INDEX([LOOKUP.$A:.$A];[.$D7];1);&quot;&quot;)">
            <text:p/>
          </table:table-cell>
          <table:table-cell table:style-name="ce37" office:value-type="string" calcext:value-type="string">
            <text:p>"Offline Files","shell:::{BD7A2E7B-21CB-41b2-A086-B309680C6B7E}",</text:p>
          </table:table-cell>
          <table:table-cell table:style-name="ce37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ppSuggestedLocations</text:p>
          </table:table-cell>
          <table:table-cell office:value-type="string" calcext:value-type="string">
            <text:p>shell:::{c57a6066-66a3-4d91-9eb9-41532179f0a5}</text:p>
          </table:table-cell>
          <table:table-cell table:formula="of:=&quot;&quot;&quot;&quot; &amp; [.A8] &amp; &quot;&quot;&quot;&quot; &amp; &quot;,&quot; &amp; &quot;&quot;&quot;&quot; &amp; [.B8] &amp; &quot;&quot;&quot;&quot; &amp; &quot;,&quot;" office:value-type="string" office:string-value="&quot;AppSuggestedLocations&quot;,&quot;shell:::{c57a6066-66a3-4d91-9eb9-41532179f0a5}&quot;," calcext:value-type="string">
            <text:p>"AppSuggestedLocations","shell:::{c57a6066-66a3-4d91-9eb9-41532179f0a5}",</text:p>
          </table:table-cell>
          <table:table-cell table:style-name="ce33" table:formula="of:=IFNA(MATCH([.A8];[LOOKUP.$A:.$A];0); &quot;&quot;)">
            <text:p/>
          </table:table-cell>
          <table:table-cell table:style-name="ce35" table:formula="of:=IFERROR(INDEX([LOOKUP.$A:.$A];[.$D8];1);&quot;&quot;)">
            <text:p/>
          </table:table-cell>
          <table:table-cell table:style-name="ce37" office:value-type="string" calcext:value-type="string">
            <text:p>"Offline Files Folder","shell:::{AFDB1F70-2A4C-11d2-9039-00C04F8EEB3E}",</text:p>
          </table:table-cell>
          <table:table-cell table:style-name="ce37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utoPlay</text:p>
          </table:table-cell>
          <table:table-cell office:value-type="string" calcext:value-type="string">
            <text:p>shell:::{9C60DE1E-E5FC-40f4-A487-460851A8D915}</text:p>
          </table:table-cell>
          <table:table-cell table:formula="of:=&quot;&quot;&quot;&quot; &amp; [.A9] &amp; &quot;&quot;&quot;&quot; &amp; &quot;,&quot; &amp; &quot;&quot;&quot;&quot; &amp; [.B9] &amp; &quot;&quot;&quot;&quot; &amp; &quot;,&quot;" office:value-type="string" office:string-value="&quot;AutoPlay&quot;,&quot;shell:::{9C60DE1E-E5FC-40f4-A487-460851A8D915}&quot;," calcext:value-type="string">
            <text:p>"AutoPlay","shell:::{9C60DE1E-E5FC-40f4-A487-460851A8D915}",</text:p>
          </table:table-cell>
          <table:table-cell table:style-name="ce33" table:formula="of:=IFNA(MATCH([.A9];[LOOKUP.$A:.$A];0);&quot;&quot;)">
            <text:p/>
          </table:table-cell>
          <table:table-cell table:style-name="ce35" table:formula="of:=IFERROR(INDEX([LOOKUP.$A:.$A];[.$D9];1);&quot;&quot;)">
            <text:p/>
          </table:table-cell>
          <table:table-cell table:style-name="ce37" office:value-type="string" calcext:value-type="string">
            <text:p>"Previous Versions","shell:::{9DB7A13C-F208-4981-8353-73CC61AE2783}",</text:p>
          </table:table-cell>
          <table:table-cell table:style-name="ce37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ckup and Restore (Windows 7)</text:p>
          </table:table-cell>
          <table:table-cell office:value-type="string" calcext:value-type="string">
            <text:p>shell:::{B98A2BEA-7D42-4558-8BD1-832F41BAC6FD}</text:p>
          </table:table-cell>
          <table:table-cell table:formula="of:=&quot;&quot;&quot;&quot; &amp; [.A10] &amp; &quot;&quot;&quot;&quot; &amp; &quot;,&quot; &amp; &quot;&quot;&quot;&quot; &amp; [.B10] &amp; &quot;&quot;&quot;&quot; &amp; &quot;,&quot;" office:value-type="string" office:string-value="&quot;Backup and Restore (Windows 7)&quot;,&quot;shell:::{B98A2BEA-7D42-4558-8BD1-832F41BAC6FD}&quot;," calcext:value-type="string">
            <text:p>"Backup and Restore (Windows 7)","shell:::{B98A2BEA-7D42-4558-8BD1-832F41BAC6FD}",</text:p>
          </table:table-cell>
          <table:table-cell table:style-name="ce33" table:formula="of:=IFNA(MATCH([.A10];[LOOKUP.$A:.$A];0);&quot;&quot;)">
            <text:p/>
          </table:table-cell>
          <table:table-cell table:style-name="ce35" table:formula="of:=IFERROR(INDEX([LOOKUP.$A:.$A];[.$D10];1);&quot;&quot;)">
            <text:p/>
          </table:table-cell>
          <table:table-cell table:style-name="ce37" office:value-type="string" calcext:value-type="string">
            <text:p>"Previous Versions Results Delegate Folder","shell:::{a3c3d402-e56c-4033-95f7-4885e80b0111}",</text:p>
          </table:table-cell>
          <table:table-cell table:style-name="ce3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itLocker Drive Encryption</text:p>
          </table:table-cell>
          <table:table-cell office:value-type="string" calcext:value-type="string">
            <text:p>shell:::{D9EF8727-CAC2-4e60-809E-86F80A666C91}</text:p>
          </table:table-cell>
          <table:table-cell table:formula="of:=&quot;&quot;&quot;&quot; &amp; [.A11] &amp; &quot;&quot;&quot;&quot; &amp; &quot;,&quot; &amp; &quot;&quot;&quot;&quot; &amp; [.B11] &amp; &quot;&quot;&quot;&quot; &amp; &quot;,&quot;" office:value-type="string" office:string-value="&quot;BitLocker Drive Encryption&quot;,&quot;shell:::{D9EF8727-CAC2-4e60-809E-86F80A666C91}&quot;," calcext:value-type="string">
            <text:p>"BitLocker Drive Encryption","shell:::{D9EF8727-CAC2-4e60-809E-86F80A666C91}",</text:p>
          </table:table-cell>
          <table:table-cell table:style-name="ce33" table:formula="of:=IFNA(MATCH([.A11];[LOOKUP.$A:.$A];0);&quot;&quot;)">
            <text:p/>
          </table:table-cell>
          <table:table-cell table:style-name="ce35" table:formula="of:=IFERROR(INDEX([LOOKUP.$A:.$A];[.$D11];1);&quot;&quot;)">
            <text:p/>
          </table:table-cell>
          <table:table-cell table:style-name="ce37" office:value-type="string" calcext:value-type="string">
            <text:p>"Remote File Browser","shell:::{0907616E-F5E6-48D8-9D61-A91C3D28106D}",</text:p>
          </table:table-cell>
          <table:table-cell table:style-name="ce37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luetooth Devices</text:p>
          </table:table-cell>
          <table:table-cell office:value-type="string" calcext:value-type="string">
            <text:p>shell:::{28803F59-3A75-4058-995F-4EE5503B023C}</text:p>
          </table:table-cell>
          <table:table-cell table:formula="of:=&quot;&quot;&quot;&quot; &amp; [.A12] &amp; &quot;&quot;&quot;&quot; &amp; &quot;,&quot; &amp; &quot;&quot;&quot;&quot; &amp; [.B12] &amp; &quot;&quot;&quot;&quot; &amp; &quot;,&quot;" office:value-type="string" office:string-value="&quot;Bluetooth Devices&quot;,&quot;shell:::{28803F59-3A75-4058-995F-4EE5503B023C}&quot;," calcext:value-type="string">
            <text:p>"Bluetooth Devices","shell:::{28803F59-3A75-4058-995F-4EE5503B023C}",</text:p>
          </table:table-cell>
          <table:table-cell table:style-name="ce33" table:formula="of:=IFNA(MATCH([.A12];[LOOKUP.$A:.$A];0);&quot;&quot;)">
            <text:p/>
          </table:table-cell>
          <table:table-cell table:style-name="ce35" table:formula="of:=IFERROR(INDEX([LOOKUP.$A:.$A];[.$D12];1);&quot;&quot;)">
            <text:p/>
          </table:table-cell>
          <table:table-cell table:style-name="ce37" office:value-type="string" calcext:value-type="string">
            <text:p>"Run...","shell:::{2559a1f3-21d7-11d4-bdaf-00c04f60b9f0}",</text:p>
          </table:table-cell>
          <table:table-cell table:style-name="ce37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assic Windows Search</text:p>
          </table:table-cell>
          <table:table-cell office:value-type="string" calcext:value-type="string">
            <text:p>shell:::{9343812e-1c37-4a49-a12e-4b2d810d956b}</text:p>
          </table:table-cell>
          <table:table-cell table:formula="of:=&quot;&quot;&quot;&quot; &amp; [.A13] &amp; &quot;&quot;&quot;&quot; &amp; &quot;,&quot; &amp; &quot;&quot;&quot;&quot; &amp; [.B13] &amp; &quot;&quot;&quot;&quot; &amp; &quot;,&quot;" office:value-type="string" office:string-value="&quot;Classic Windows Search&quot;,&quot;shell:::{9343812e-1c37-4a49-a12e-4b2d810d956b}&quot;," calcext:value-type="string">
            <text:p>"Classic Windows Search","shell:::{9343812e-1c37-4a49-a12e-4b2d810d956b}",</text:p>
          </table:table-cell>
          <table:table-cell table:style-name="ce33" table:formula="of:=IFNA(MATCH([.A13];[LOOKUP.$A:.$A];0);&quot;&quot;)">
            <text:p/>
          </table:table-cell>
          <table:table-cell table:style-name="ce35" table:formula="of:=IFERROR(INDEX([LOOKUP.$A:.$A];[.$D13];1);&quot;&quot;)">
            <text:p/>
          </table:table-cell>
          <table:table-cell table:style-name="ce37" office:value-type="string" calcext:value-type="string">
            <text:p>"Set Program Access and Computer Defaults","shell:::{2559a1f7-21d7-11d4-bdaf-00c04f60b9f0}",</text:p>
          </table:table-cell>
          <table:table-cell table:style-name="ce37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mmand Folder</text:p>
          </table:table-cell>
          <table:table-cell office:value-type="string" calcext:value-type="string">
            <text:p>shell:::{437ff9c0-a07f-4fa0-af80-84b6c6440a16}</text:p>
          </table:table-cell>
          <table:table-cell table:formula="of:=&quot;&quot;&quot;&quot; &amp; [.A14] &amp; &quot;&quot;&quot;&quot; &amp; &quot;,&quot; &amp; &quot;&quot;&quot;&quot; &amp; [.B14] &amp; &quot;&quot;&quot;&quot; &amp; &quot;,&quot;" office:value-type="string" office:string-value="&quot;Command Folder&quot;,&quot;shell:::{437ff9c0-a07f-4fa0-af80-84b6c6440a16}&quot;," calcext:value-type="string">
            <text:p>"Command Folder","shell:::{437ff9c0-a07f-4fa0-af80-84b6c6440a16}",</text:p>
          </table:table-cell>
          <table:table-cell table:style-name="ce33" table:formula="of:=IFNA(MATCH([.A14];[LOOKUP.$A:.$A];0);&quot;&quot;)">
            <text:p/>
          </table:table-cell>
          <table:table-cell table:style-name="ce35" table:formula="of:=IFERROR(INDEX([LOOKUP.$A:.$A];[.$D14];1);&quot;&quot;)">
            <text:p/>
          </table:table-cell>
          <table:table-cell table:style-name="ce37" office:value-type="string" calcext:value-type="string">
            <text:p>"Show desktop","shell:::{3080F90D-D7AD-11D9-BD98-0000947B0257}",</text:p>
          </table:table-cell>
          <table:table-cell table:style-name="ce37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mmon Places FS Folder</text:p>
          </table:table-cell>
          <table:table-cell office:value-type="string" calcext:value-type="string">
            <text:p>shell:::{d34a6ca6-62c2-4c34-8a7c-14709c1ad938}</text:p>
          </table:table-cell>
          <table:table-cell table:formula="of:=&quot;&quot;&quot;&quot; &amp; [.A15] &amp; &quot;&quot;&quot;&quot; &amp; &quot;,&quot; &amp; &quot;&quot;&quot;&quot; &amp; [.B15] &amp; &quot;&quot;&quot;&quot; &amp; &quot;,&quot;" office:value-type="string" office:string-value="&quot;Common Places FS Folder&quot;,&quot;shell:::{d34a6ca6-62c2-4c34-8a7c-14709c1ad938}&quot;," calcext:value-type="string">
            <text:p>"Common Places FS Folder","shell:::{d34a6ca6-62c2-4c34-8a7c-14709c1ad938}",</text:p>
          </table:table-cell>
          <table:table-cell table:style-name="ce33" table:formula="of:=IFNA(MATCH([.A15];[LOOKUP.$A:.$A];0);&quot;&quot;)">
            <text:p/>
          </table:table-cell>
          <table:table-cell table:style-name="ce35" table:formula="of:=IFERROR(INDEX([LOOKUP.$A:.$A];[.$D15];1);&quot;&quot;)">
            <text:p/>
          </table:table-cell>
          <table:table-cell table:style-name="ce37" office:value-type="string" calcext:value-type="string">
            <text:p>"Speech Recognition","shell:::{58E3C745-D971-4081-9034-86E34B30836A}",</text:p>
          </table:table-cell>
          <table:table-cell table:style-name="ce37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nect To</text:p>
          </table:table-cell>
          <table:table-cell office:value-type="string" calcext:value-type="string">
            <text:p>shell:::{38A98528-6CBF-4CA9-8DC0-B1E1D10F7B1B}</text:p>
          </table:table-cell>
          <table:table-cell table:formula="of:=&quot;&quot;&quot;&quot; &amp; [.A16] &amp; &quot;&quot;&quot;&quot; &amp; &quot;,&quot; &amp; &quot;&quot;&quot;&quot; &amp; [.B16] &amp; &quot;&quot;&quot;&quot; &amp; &quot;,&quot;" office:value-type="string" office:string-value="&quot;Connect To&quot;,&quot;shell:::{38A98528-6CBF-4CA9-8DC0-B1E1D10F7B1B}&quot;," calcext:value-type="string">
            <text:p>"Connect To","shell:::{38A98528-6CBF-4CA9-8DC0-B1E1D10F7B1B}",</text:p>
          </table:table-cell>
          <table:table-cell table:style-name="ce33" table:formula="of:=IFNA(MATCH([.A16];[LOOKUP.$A:.$A];0);&quot;&quot;)" office:value-type="float" office:value="3" calcext:value-type="float">
            <text:p>3</text:p>
          </table:table-cell>
          <table:table-cell table:style-name="ce35" table:formula="of:=IFERROR(INDEX([LOOKUP.$A:.$A];[.$D16];1);&quot;&quot;)" office:value-type="string" office:string-value="Connect To" calcext:value-type="string">
            <text:p>Connect To</text:p>
          </table:table-cell>
          <table:table-cell table:style-name="ce37" office:value-type="string" calcext:value-type="string">
            <text:p>"Start Menu","shell:::{48e7caab-b918-4e58-a94d-505519c795dc}",</text:p>
          </table:table-cell>
          <table:table-cell table:style-name="ce37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trol Panel</text:p>
          </table:table-cell>
          <table:table-cell office:value-type="string" calcext:value-type="string">
            <text:p>shell:::{26EE0668-A00A-44D7-9371-BEB064C98683}</text:p>
          </table:table-cell>
          <table:table-cell table:formula="of:=&quot;&quot;&quot;&quot; &amp; [.A17] &amp; &quot;&quot;&quot;&quot; &amp; &quot;,&quot; &amp; &quot;&quot;&quot;&quot; &amp; [.B17] &amp; &quot;&quot;&quot;&quot; &amp; &quot;,&quot;" office:value-type="string" office:string-value="&quot;Control Panel&quot;,&quot;shell:::{26EE0668-A00A-44D7-9371-BEB064C98683}&quot;," calcext:value-type="string">
            <text:p>"Control Panel","shell:::{26EE0668-A00A-44D7-9371-BEB064C98683}",</text:p>
          </table:table-cell>
          <table:table-cell table:style-name="ce33" table:formula="of:=IFNA(MATCH([.A17];[LOOKUP.$A:.$A];0);&quot;&quot;)">
            <text:p/>
          </table:table-cell>
          <table:table-cell table:style-name="ce35" table:formula="of:=IFERROR(INDEX([LOOKUP.$A:.$A];[.$D17];1);&quot;&quot;)">
            <text:p/>
          </table:table-cell>
          <table:table-cell table:style-name="ce37" office:value-type="string" calcext:value-type="string">
            <text:p>"Storage Spaces","shell:::{F942C606-0914-47AB-BE56-1321B8035096}",</text:p>
          </table:table-cell>
          <table:table-cell table:style-name="ce37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ontrol Panel command object for Start menu and desktop</text:p>
          </table:table-cell>
          <table:table-cell office:value-type="string" calcext:value-type="string">
            <text:p>shell:::{5399E694-6CE5-4D6C-8FCE-1D8870FDCBA0}</text:p>
          </table:table-cell>
          <table:table-cell table:formula="of:=&quot;&quot;&quot;&quot; &amp; [.A18] &amp; &quot;&quot;&quot;&quot; &amp; &quot;,&quot; &amp; &quot;&quot;&quot;&quot; &amp; [.B18] &amp; &quot;&quot;&quot;&quot; &amp; &quot;,&quot;" office:value-type="string" office:string-value="&quot;Control Panel command object for Start menu and desktop&quot;,&quot;shell:::{5399E694-6CE5-4D6C-8FCE-1D8870FDCBA0}&quot;," calcext:value-type="string">
            <text:p>"Control Panel command object for Start menu and desktop","shell:::{5399E694-6CE5-4D6C-8FCE-1D8870FDCBA0}",</text:p>
          </table:table-cell>
          <table:table-cell table:style-name="ce33" table:formula="of:=IFNA(MATCH([.A18];[LOOKUP.$A:.$A];0);&quot;&quot;)">
            <text:p/>
          </table:table-cell>
          <table:table-cell table:style-name="ce35" table:formula="of:=IFERROR(INDEX([LOOKUP.$A:.$A];[.$D18];1);&quot;&quot;)">
            <text:p/>
          </table:table-cell>
          <table:table-cell table:style-name="ce37" office:value-type="string" calcext:value-type="string">
            <text:p>"Switch between windows","shell:::{3080F90E-D7AD-11D9-BD98-0000947B0257}",</text:p>
          </table:table-cell>
          <table:table-cell table:style-name="ce37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redential Manager</text:p>
          </table:table-cell>
          <table:table-cell office:value-type="string" calcext:value-type="string">
            <text:p>shell:::{1206F5F1-0569-412C-8FEC-3204630DFB70}</text:p>
          </table:table-cell>
          <table:table-cell table:formula="of:=&quot;&quot;&quot;&quot; &amp; [.A19] &amp; &quot;&quot;&quot;&quot; &amp; &quot;,&quot; &amp; &quot;&quot;&quot;&quot; &amp; [.B19] &amp; &quot;&quot;&quot;&quot; &amp; &quot;,&quot;" office:value-type="string" office:string-value="&quot;Credential Manager&quot;,&quot;shell:::{1206F5F1-0569-412C-8FEC-3204630DFB70}&quot;," calcext:value-type="string">
            <text:p>"Credential Manager","shell:::{1206F5F1-0569-412C-8FEC-3204630DFB70}",</text:p>
          </table:table-cell>
          <table:table-cell table:style-name="ce33" table:formula="of:=IFNA(MATCH([.A19];[LOOKUP.$A:.$A];0);&quot;&quot;)">
            <text:p/>
          </table:table-cell>
          <table:table-cell table:style-name="ce35" table:formula="of:=IFERROR(INDEX([LOOKUP.$A:.$A];[.$D19];1);&quot;&quot;)">
            <text:p/>
          </table:table-cell>
          <table:table-cell table:style-name="ce37" office:value-type="string" calcext:value-type="string">
            <text:p>"System Restore","shell:::{3f6bc534-dfa1-4ab4-ae54-ef25a74e0107}",</text:p>
          </table:table-cell>
          <table:table-cell table:style-name="ce37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efault Programs</text:p>
          </table:table-cell>
          <table:table-cell office:value-type="string" calcext:value-type="string">
            <text:p>shell:::{17cd9488-1228-4b2f-88ce-4298e93e0966}</text:p>
          </table:table-cell>
          <table:table-cell table:formula="of:=&quot;&quot;&quot;&quot; &amp; [.A20] &amp; &quot;&quot;&quot;&quot; &amp; &quot;,&quot; &amp; &quot;&quot;&quot;&quot; &amp; [.B20] &amp; &quot;&quot;&quot;&quot; &amp; &quot;,&quot;" office:value-type="string" office:string-value="&quot;Default Programs&quot;,&quot;shell:::{17cd9488-1228-4b2f-88ce-4298e93e0966}&quot;," calcext:value-type="string">
            <text:p>"Default Programs","shell:::{17cd9488-1228-4b2f-88ce-4298e93e0966}",</text:p>
          </table:table-cell>
          <table:table-cell table:style-name="ce33" table:formula="of:=IFNA(MATCH([.A20];[LOOKUP.$A:.$A];0);&quot;&quot;)">
            <text:p/>
          </table:table-cell>
          <table:table-cell table:style-name="ce35" table:formula="of:=IFERROR(INDEX([LOOKUP.$A:.$A];[.$D20];1);&quot;&quot;)">
            <text:p/>
          </table:table-cell>
          <table:table-cell table:style-name="ce37" office:value-type="string" calcext:value-type="string">
            <text:p>"Taskbar","shell:::{05d7b0f4-2121-4eff-bf6b-ed3f69b894d9}",</text:p>
          </table:table-cell>
          <table:table-cell table:style-name="ce37" office:value-type="float" office:value="20" calcext:value-type="float">
            <text:p>20</text:p>
          </table:table-cell>
        </table:table-row>
        <table:table-row table:style-name="ro1">
          <table:table-cell table:style-name="ce10" office:value-type="string" calcext:value-type="string">
            <text:p>delegate folder that appears in Computer</text:p>
          </table:table-cell>
          <table:table-cell office:value-type="string" calcext:value-type="string">
            <text:p>shell:::{b155bdf8-02f0-451e-9a26-ae317cfd7779}</text:p>
          </table:table-cell>
          <table:table-cell table:formula="of:=&quot;&quot;&quot;&quot; &amp; [.A21] &amp; &quot;&quot;&quot;&quot; &amp; &quot;,&quot; &amp; &quot;&quot;&quot;&quot; &amp; [.B21] &amp; &quot;&quot;&quot;&quot; &amp; &quot;,&quot;" office:value-type="string" office:string-value="&quot;delegate folder that appears in Computer&quot;,&quot;shell:::{b155bdf8-02f0-451e-9a26-ae317cfd7779}&quot;," calcext:value-type="string">
            <text:p>"delegate folder that appears in Computer","shell:::{b155bdf8-02f0-451e-9a26-ae317cfd7779}",</text:p>
          </table:table-cell>
          <table:table-cell table:style-name="ce33" table:formula="of:=IFNA(MATCH([.A21];[LOOKUP.$A:.$A];0);&quot;&quot;)">
            <text:p/>
          </table:table-cell>
          <table:table-cell table:style-name="ce35" table:formula="of:=IFERROR(INDEX([LOOKUP.$A:.$A];[.$D21];1);&quot;&quot;)">
            <text:p/>
          </table:table-cell>
          <table:table-cell table:style-name="ce37" office:value-type="string" calcext:value-type="string">
            <text:p>"Taskbar","shell:::{0DF44EAA-FF21-4412-828E-260A8728E7F1}",</text:p>
          </table:table-cell>
          <table:table-cell table:style-name="ce37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esktop</text:p>
          </table:table-cell>
          <table:table-cell office:value-type="string" calcext:value-type="string">
            <text:p>shell:::{B4BFCC3A-DB2C-424C-B029-7FE99A87C641}</text:p>
          </table:table-cell>
          <table:table-cell table:formula="of:=&quot;&quot;&quot;&quot; &amp; [.A22] &amp; &quot;&quot;&quot;&quot; &amp; &quot;,&quot; &amp; &quot;&quot;&quot;&quot; &amp; [.B22] &amp; &quot;&quot;&quot;&quot; &amp; &quot;,&quot;" office:value-type="string" office:string-value="&quot;Desktop&quot;,&quot;shell:::{B4BFCC3A-DB2C-424C-B029-7FE99A87C641}&quot;," calcext:value-type="string">
            <text:p>"Desktop","shell:::{B4BFCC3A-DB2C-424C-B029-7FE99A87C641}",</text:p>
          </table:table-cell>
          <table:table-cell table:style-name="ce33" table:formula="of:=IFNA(MATCH([.A22];[LOOKUP.$A:.$A];0);&quot;&quot;)">
            <text:p/>
          </table:table-cell>
          <table:table-cell table:style-name="ce35" table:formula="of:=IFERROR(INDEX([LOOKUP.$A:.$A];[.$D22];1);&quot;&quot;)">
            <text:p/>
          </table:table-cell>
          <table:table-cell table:style-name="ce37" office:value-type="string" calcext:value-type="string">
            <text:p>"User Accounts","shell:::{60632754-c523-4b62-b45c-4172da012619}",</text:p>
          </table:table-cell>
          <table:table-cell table:style-name="ce37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evices and Printers</text:p>
          </table:table-cell>
          <table:table-cell office:value-type="string" calcext:value-type="string">
            <text:p>shell:::{A8A91A66-3A7D-4424-8D24-04E180695C7A}</text:p>
          </table:table-cell>
          <table:table-cell table:formula="of:=&quot;&quot;&quot;&quot; &amp; [.A23] &amp; &quot;&quot;&quot;&quot; &amp; &quot;,&quot; &amp; &quot;&quot;&quot;&quot; &amp; [.B23] &amp; &quot;&quot;&quot;&quot; &amp; &quot;,&quot;" office:value-type="string" office:string-value="&quot;Devices and Printers&quot;,&quot;shell:::{A8A91A66-3A7D-4424-8D24-04E180695C7A}&quot;," calcext:value-type="string">
            <text:p>"Devices and Printers","shell:::{A8A91A66-3A7D-4424-8D24-04E180695C7A}",</text:p>
          </table:table-cell>
          <table:table-cell table:style-name="ce33" table:formula="of:=IFNA(MATCH([.A23];[LOOKUP.$A:.$A];0);&quot;&quot;)">
            <text:p/>
          </table:table-cell>
          <table:table-cell table:style-name="ce35" table:formula="of:=IFERROR(INDEX([LOOKUP.$A:.$A];[.$D23];1);&quot;&quot;)">
            <text:p/>
          </table:table-cell>
          <table:table-cell table:style-name="ce37" office:value-type="string" calcext:value-type="string">
            <text:p>"User Accounts","shell:::{7A9D77BD-5403-11d2-8785-2E0420524153}",</text:p>
          </table:table-cell>
          <table:table-cell table:style-name="ce37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ocuments</text:p>
          </table:table-cell>
          <table:table-cell office:value-type="string" calcext:value-type="string">
            <text:p>shell:::{A8CDFF1C-4878-43be-B5FD-F8091C1C60D0}</text:p>
          </table:table-cell>
          <table:table-cell table:formula="of:=&quot;&quot;&quot;&quot; &amp; [.A24] &amp; &quot;&quot;&quot;&quot; &amp; &quot;,&quot; &amp; &quot;&quot;&quot;&quot; &amp; [.B24] &amp; &quot;&quot;&quot;&quot; &amp; &quot;,&quot;" office:value-type="string" office:string-value="&quot;Documents&quot;,&quot;shell:::{A8CDFF1C-4878-43be-B5FD-F8091C1C60D0}&quot;," calcext:value-type="string">
            <text:p>"Documents","shell:::{A8CDFF1C-4878-43be-B5FD-F8091C1C60D0}",</text:p>
          </table:table-cell>
          <table:table-cell table:style-name="ce33" table:formula="of:=IFNA(MATCH([.A24];[LOOKUP.$A:.$A];0);&quot;&quot;)">
            <text:p/>
          </table:table-cell>
          <table:table-cell table:style-name="ce35" table:formula="of:=IFERROR(INDEX([LOOKUP.$A:.$A];[.$D24];1);&quot;&quot;)">
            <text:p/>
          </table:table-cell>
          <table:table-cell table:style-name="ce37" office:value-type="string" calcext:value-type="string">
            <text:p>"Windows Features","shell:::{67718415-c450-4f3c-bf8a-b487642dc39b}",</text:p>
          </table:table-cell>
          <table:table-cell table:style-name="ce37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ocuments</text:p>
          </table:table-cell>
          <table:table-cell office:value-type="string" calcext:value-type="string">
            <text:p>shell:::{d3162b92-9365-467a-956b-92703aca08af}</text:p>
          </table:table-cell>
          <table:table-cell table:formula="of:=&quot;&quot;&quot;&quot; &amp; [.A25] &amp; &quot;&quot;&quot;&quot; &amp; &quot;,&quot; &amp; &quot;&quot;&quot;&quot; &amp; [.B25] &amp; &quot;&quot;&quot;&quot; &amp; &quot;,&quot;" office:value-type="string" office:string-value="&quot;Documents&quot;,&quot;shell:::{d3162b92-9365-467a-956b-92703aca08af}&quot;," calcext:value-type="string">
            <text:p>"Documents","shell:::{d3162b92-9365-467a-956b-92703aca08af}",</text:p>
          </table:table-cell>
          <table:table-cell table:style-name="ce33" table:formula="of:=IFNA(MATCH([.A25];[LOOKUP.$A:.$A];0);&quot;&quot;)">
            <text:p/>
          </table:table-cell>
          <table:table-cell table:style-name="ce35" table:formula="of:=IFERROR(INDEX([LOOKUP.$A:.$A];[.$D25];1);&quot;&quot;)">
            <text:p/>
          </table:table-cell>
          <table:table-cell table:style-name="ce37" office:value-type="string" calcext:value-type="string">
            <text:p>"Windows Mobility Center","shell:::{5ea4f148-308c-46d7-98a9-49041b1dd468}",</text:p>
          </table:table-cell>
          <table:table-cell table:style-name="ce37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ownloads</text:p>
          </table:table-cell>
          <table:table-cell office:value-type="string" calcext:value-type="string">
            <text:p>shell:::{088e3905-0323-4b02-9826-5d99428e115f}</text:p>
          </table:table-cell>
          <table:table-cell table:formula="of:=&quot;&quot;&quot;&quot; &amp; [.A26] &amp; &quot;&quot;&quot;&quot; &amp; &quot;,&quot; &amp; &quot;&quot;&quot;&quot; &amp; [.B26] &amp; &quot;&quot;&quot;&quot; &amp; &quot;,&quot;" office:value-type="string" office:string-value="&quot;Downloads&quot;,&quot;shell:::{088e3905-0323-4b02-9826-5d99428e115f}&quot;," calcext:value-type="string">
            <text:p>"Downloads","shell:::{088e3905-0323-4b02-9826-5d99428e115f}",</text:p>
          </table:table-cell>
          <table:table-cell table:style-name="ce33" table:formula="of:=IFNA(MATCH([.A26];[LOOKUP.$A:.$A];0);&quot;&quot;)">
            <text:p/>
          </table:table-cell>
          <table:table-cell table:style-name="ce35" table:formula="of:=IFERROR(INDEX([LOOKUP.$A:.$A];[.$D26];1);&quot;&quot;)">
            <text:p/>
          </table:table-cell>
          <table:table-cell table:style-name="ce37" office:value-type="string" calcext:value-type="string">
            <text:p>"Windows Search","shell:::{2559a1f8-21d7-11d4-bdaf-00c04f60b9f0}",</text:p>
          </table:table-cell>
          <table:table-cell table:style-name="ce37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ownloads</text:p>
          </table:table-cell>
          <table:table-cell office:value-type="string" calcext:value-type="string">
            <text:p>shell:::{374DE290-123F-4565-9164-39C4925E467B}</text:p>
          </table:table-cell>
          <table:table-cell table:formula="of:=&quot;&quot;&quot;&quot; &amp; [.A27] &amp; &quot;&quot;&quot;&quot; &amp; &quot;,&quot; &amp; &quot;&quot;&quot;&quot; &amp; [.B27] &amp; &quot;&quot;&quot;&quot; &amp; &quot;,&quot;" office:value-type="string" office:string-value="&quot;Downloads&quot;,&quot;shell:::{374DE290-123F-4565-9164-39C4925E467B}&quot;," calcext:value-type="string">
            <text:p>"Downloads","shell:::{374DE290-123F-4565-9164-39C4925E467B}",</text:p>
          </table:table-cell>
          <table:table-cell table:style-name="ce33" table:formula="of:=IFNA(MATCH([.A27];[LOOKUP.$A:.$A];0);&quot;&quot;)">
            <text:p/>
          </table:table-cell>
          <table:table-cell table:style-name="ce35" table:formula="of:=IFERROR(INDEX([LOOKUP.$A:.$A];[.$D27];1);&quot;&quot;)">
            <text:p/>
          </table:table-cell>
          <table:table-cell table:style-name="ce37" office:value-type="string" calcext:value-type="string">
            <text:p>"Windows Security","shell:::{2559a1f2-21d7-11d4-bdaf-00c04f60b9f0}",</text:p>
          </table:table-cell>
          <table:table-cell table:style-name="ce37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ase of Access Center</text:p>
          </table:table-cell>
          <table:table-cell office:value-type="string" calcext:value-type="string">
            <text:p>shell:::{D555645E-D4F8-4c29-A827-D93C859C4F2A}</text:p>
          </table:table-cell>
          <table:table-cell table:formula="of:=&quot;&quot;&quot;&quot; &amp; [.A28] &amp; &quot;&quot;&quot;&quot; &amp; &quot;,&quot; &amp; &quot;&quot;&quot;&quot; &amp; [.B28] &amp; &quot;&quot;&quot;&quot; &amp; &quot;,&quot;" office:value-type="string" office:string-value="&quot;Ease of Access Center&quot;,&quot;shell:::{D555645E-D4F8-4c29-A827-D93C859C4F2A}&quot;," calcext:value-type="string">
            <text:p>"Ease of Access Center","shell:::{D555645E-D4F8-4c29-A827-D93C859C4F2A}",</text:p>
          </table:table-cell>
          <table:table-cell table:style-name="ce33" table:formula="of:=IFNA(MATCH([.A28];[LOOKUP.$A:.$A];0);&quot;&quot;)">
            <text:p/>
          </table:table-cell>
          <table:table-cell table:style-name="ce35" table:formula="of:=IFERROR(INDEX([LOOKUP.$A:.$A];[.$D28];1);&quot;&quot;)">
            <text:p/>
          </table:table-cell>
          <table:table-cell table:style-name="ce37" office:value-type="string" calcext:value-type="string">
            <text:p>"Work Folders","shell:::{ECDB0924-4208-451E-8EE0-373C0956DE16}",</text:p>
          </table:table-cell>
          <table:table-cell table:style-name="ce37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avorites</text:p>
          </table:table-cell>
          <table:table-cell office:value-type="string" calcext:value-type="string">
            <text:p>shell:::{323CA680-C24D-4099-B94D-446DD2D7249E}</text:p>
          </table:table-cell>
          <table:table-cell table:formula="of:=&quot;&quot;&quot;&quot; &amp; [.A29] &amp; &quot;&quot;&quot;&quot; &amp; &quot;,&quot; &amp; &quot;&quot;&quot;&quot; &amp; [.B29] &amp; &quot;&quot;&quot;&quot; &amp; &quot;,&quot;" office:value-type="string" office:string-value="&quot;Favorites&quot;,&quot;shell:::{323CA680-C24D-4099-B94D-446DD2D7249E}&quot;," calcext:value-type="string">
            <text:p>"Favorites","shell:::{323CA680-C24D-4099-B94D-446DD2D7249E}",</text:p>
          </table:table-cell>
          <table:table-cell table:style-name="ce33" table:formula="of:=IFNA(MATCH([.A29];[LOOKUP.$A:.$A];0);&quot;&quot;)">
            <text:p/>
          </table:table-cell>
          <table:table-cell table:style-name="ce35" table:formula="of:=IFERROR(INDEX([LOOKUP.$A:.$A];[.$D29];1);&quot;&quot;)">
            <text:p/>
          </table:table-cell>
          <table:table-cell table:style-name="ce31" office:value-type="string" calcext:value-type="string">
            <text:p>"3D Objects","shell:::{0DB7E03F-FC29-4DC6-9020-FF41B59E513A}",</text:p>
          </table:table-cell>
          <table:table-cell table:style-name="ce37"/>
        </table:table-row>
        <table:table-row table:style-name="ro1">
          <table:table-cell office:value-type="string" calcext:value-type="string">
            <text:p>File Explorer Options</text:p>
          </table:table-cell>
          <table:table-cell office:value-type="string" calcext:value-type="string">
            <text:p>shell:::{6DFD7C5C-2451-11d3-A299-00C04F8EF6AF}</text:p>
          </table:table-cell>
          <table:table-cell table:formula="of:=&quot;&quot;&quot;&quot; &amp; [.A30] &amp; &quot;&quot;&quot;&quot; &amp; &quot;,&quot; &amp; &quot;&quot;&quot;&quot; &amp; [.B30] &amp; &quot;&quot;&quot;&quot; &amp; &quot;,&quot;" office:value-type="string" office:string-value="&quot;File Explorer Options&quot;,&quot;shell:::{6DFD7C5C-2451-11d3-A299-00C04F8EF6AF}&quot;," calcext:value-type="string">
            <text:p>"File Explorer Options","shell:::{6DFD7C5C-2451-11d3-A299-00C04F8EF6AF}",</text:p>
          </table:table-cell>
          <table:table-cell table:style-name="ce33" table:formula="of:=IFNA(MATCH([.A30];[LOOKUP.$A:.$A];0);&quot;&quot;)">
            <text:p/>
          </table:table-cell>
          <table:table-cell table:style-name="ce35" table:formula="of:=IFERROR(INDEX([LOOKUP.$A:.$A];[.$D30];1);&quot;&quot;)">
            <text:p/>
          </table:table-cell>
          <table:table-cell table:style-name="ce31" office:value-type="string" calcext:value-type="string">
            <text:p>"About System","shell:::{BB06C0E4-D293-4f75-8A90-CB05B6477EEE}",</text:p>
          </table:table-cell>
          <table:table-cell table:style-name="ce37"/>
        </table:table-row>
        <table:table-row table:style-name="ro1">
          <table:table-cell office:value-type="string" calcext:value-type="string">
            <text:p>File History</text:p>
          </table:table-cell>
          <table:table-cell office:value-type="string" calcext:value-type="string">
            <text:p>shell:::{F6B6E965-E9B2-444B-9286-10C9152EDBC5}</text:p>
          </table:table-cell>
          <table:table-cell table:formula="of:=&quot;&quot;&quot;&quot; &amp; [.A31] &amp; &quot;&quot;&quot;&quot; &amp; &quot;,&quot; &amp; &quot;&quot;&quot;&quot; &amp; [.B31] &amp; &quot;&quot;&quot;&quot; &amp; &quot;,&quot;" office:value-type="string" office:string-value="&quot;File History&quot;,&quot;shell:::{F6B6E965-E9B2-444B-9286-10C9152EDBC5}&quot;," calcext:value-type="string">
            <text:p>"File History","shell:::{F6B6E965-E9B2-444B-9286-10C9152EDBC5}",</text:p>
          </table:table-cell>
          <table:table-cell table:style-name="ce33" table:formula="of:=IFNA(MATCH([.A31];[LOOKUP.$A:.$A];0);&quot;&quot;)">
            <text:p/>
          </table:table-cell>
          <table:table-cell table:style-name="ce35" table:formula="of:=IFERROR(INDEX([LOOKUP.$A:.$A];[.$D31];1);&quot;&quot;)">
            <text:p/>
          </table:table-cell>
          <table:table-cell table:style-name="ce31" office:value-type="string" calcext:value-type="string">
            <text:p>"All Control Panel Items","shell:::{21EC2020-3AEA-1069-A2DD-08002B30309D}",</text:p>
          </table:table-cell>
          <table:table-cell table:style-name="ce37"/>
        </table:table-row>
        <table:table-row table:style-name="ro1">
          <table:table-cell office:value-type="string" calcext:value-type="string">
            <text:p>Font settings</text:p>
          </table:table-cell>
          <table:table-cell office:value-type="string" calcext:value-type="string">
            <text:p>shell:::{93412589-74D4-4E4E-AD0E-E0CB621440FD}</text:p>
          </table:table-cell>
          <table:table-cell table:formula="of:=&quot;&quot;&quot;&quot; &amp; [.A32] &amp; &quot;&quot;&quot;&quot; &amp; &quot;,&quot; &amp; &quot;&quot;&quot;&quot; &amp; [.B32] &amp; &quot;&quot;&quot;&quot; &amp; &quot;,&quot;" office:value-type="string" office:string-value="&quot;Font settings&quot;,&quot;shell:::{93412589-74D4-4E4E-AD0E-E0CB621440FD}&quot;," calcext:value-type="string">
            <text:p>"Font settings","shell:::{93412589-74D4-4E4E-AD0E-E0CB621440FD}",</text:p>
          </table:table-cell>
          <table:table-cell table:style-name="ce33" table:formula="of:=IFNA(MATCH([.A32];[LOOKUP.$A:.$A];0);&quot;&quot;)">
            <text:p/>
          </table:table-cell>
          <table:table-cell table:style-name="ce35" table:formula="of:=IFERROR(INDEX([LOOKUP.$A:.$A];[.$D32];1);&quot;&quot;)">
            <text:p/>
          </table:table-cell>
          <table:table-cell table:style-name="ce31" office:value-type="string" calcext:value-type="string">
            <text:p>"All Tasks","shell:::{ED7BA470-8E54-465E-825C-99712043E01C}",</text:p>
          </table:table-cell>
          <table:table-cell table:style-name="ce37"/>
        </table:table-row>
        <table:table-row table:style-name="ro1">
          <table:table-cell office:value-type="string" calcext:value-type="string">
            <text:p>Frequent folders</text:p>
          </table:table-cell>
          <table:table-cell office:value-type="string" calcext:value-type="string">
            <text:p>shell:::{3936E9E4-D92C-4EEE-A85A-BC16D5EA0819}</text:p>
          </table:table-cell>
          <table:table-cell table:formula="of:=&quot;&quot;&quot;&quot; &amp; [.A33] &amp; &quot;&quot;&quot;&quot; &amp; &quot;,&quot; &amp; &quot;&quot;&quot;&quot; &amp; [.B33] &amp; &quot;&quot;&quot;&quot; &amp; &quot;,&quot;" office:value-type="string" office:string-value="&quot;Frequent folders&quot;,&quot;shell:::{3936E9E4-D92C-4EEE-A85A-BC16D5EA0819}&quot;," calcext:value-type="string">
            <text:p>"Frequent folders","shell:::{3936E9E4-D92C-4EEE-A85A-BC16D5EA0819}",</text:p>
          </table:table-cell>
          <table:table-cell table:style-name="ce33" table:formula="of:=IFNA(MATCH([.A33];[LOOKUP.$A:.$A];0);&quot;&quot;)">
            <text:p/>
          </table:table-cell>
          <table:table-cell table:style-name="ce35" table:formula="of:=IFERROR(INDEX([LOOKUP.$A:.$A];[.$D33];1);&quot;&quot;)">
            <text:p/>
          </table:table-cell>
          <table:table-cell table:style-name="ce31" office:value-type="string" calcext:value-type="string">
            <text:p>"Applications","shell:::{4234d49b-0245-4df3-b780-3893943456e1}",</text:p>
          </table:table-cell>
          <table:table-cell table:style-name="ce37"/>
        </table:table-row>
        <table:table-row table:style-name="ro1">
          <table:table-cell office:value-type="string" calcext:value-type="string">
            <text:p>Fusion Cache</text:p>
          </table:table-cell>
          <table:table-cell office:value-type="string" calcext:value-type="string">
            <text:p>shell:::{1D2680C9-0E2A-469d-B787-065558BC7D43}</text:p>
          </table:table-cell>
          <table:table-cell table:formula="of:=&quot;&quot;&quot;&quot; &amp; [.A34] &amp; &quot;&quot;&quot;&quot; &amp; &quot;,&quot; &amp; &quot;&quot;&quot;&quot; &amp; [.B34] &amp; &quot;&quot;&quot;&quot; &amp; &quot;,&quot;" office:value-type="string" office:string-value="&quot;Fusion Cache&quot;,&quot;shell:::{1D2680C9-0E2A-469d-B787-065558BC7D43}&quot;," calcext:value-type="string">
            <text:p>"Fusion Cache","shell:::{1D2680C9-0E2A-469d-B787-065558BC7D43}",</text:p>
          </table:table-cell>
          <table:table-cell table:style-name="ce33" table:formula="of:=IFNA(MATCH([.A34];[LOOKUP.$A:.$A];0);&quot;&quot;)">
            <text:p/>
          </table:table-cell>
          <table:table-cell table:style-name="ce35" table:formula="of:=IFERROR(INDEX([LOOKUP.$A:.$A];[.$D34];1);&quot;&quot;)">
            <text:p/>
          </table:table-cell>
          <table:table-cell table:style-name="ce31" office:value-type="string" calcext:value-type="string">
            <text:p>"AppSuggestedLocations","shell:::{c57a6066-66a3-4d91-9eb9-41532179f0a5}",</text:p>
          </table:table-cell>
          <table:table-cell table:style-name="ce37"/>
        </table:table-row>
        <table:table-row table:style-name="ro1">
          <table:table-cell office:value-type="string" calcext:value-type="string">
            <text:p>Get Programs</text:p>
          </table:table-cell>
          <table:table-cell office:value-type="string" calcext:value-type="string">
            <text:p>shell:::{15eae92e-f17a-4431-9f28-805e482dafd4}</text:p>
          </table:table-cell>
          <table:table-cell table:formula="of:=&quot;&quot;&quot;&quot; &amp; [.A35] &amp; &quot;&quot;&quot;&quot; &amp; &quot;,&quot; &amp; &quot;&quot;&quot;&quot; &amp; [.B35] &amp; &quot;&quot;&quot;&quot; &amp; &quot;,&quot;" office:value-type="string" office:string-value="&quot;Get Programs&quot;,&quot;shell:::{15eae92e-f17a-4431-9f28-805e482dafd4}&quot;," calcext:value-type="string">
            <text:p>"Get Programs","shell:::{15eae92e-f17a-4431-9f28-805e482dafd4}",</text:p>
          </table:table-cell>
          <table:table-cell table:style-name="ce33" table:formula="of:=IFNA(MATCH([.A35];[LOOKUP.$A:.$A];0);&quot;&quot;)">
            <text:p/>
          </table:table-cell>
          <table:table-cell table:style-name="ce35" table:formula="of:=IFERROR(INDEX([LOOKUP.$A:.$A];[.$D35];1);&quot;&quot;)">
            <text:p/>
          </table:table-cell>
          <table:table-cell table:style-name="ce31" office:value-type="string" calcext:value-type="string">
            <text:p>"AutoPlay","shell:::{9C60DE1E-E5FC-40f4-A487-460851A8D915}",</text:p>
          </table:table-cell>
          <table:table-cell table:style-name="ce37"/>
        </table:table-row>
        <table:table-row table:style-name="ro1">
          <table:table-cell office:value-type="string" calcext:value-type="string">
            <text:p>HomeGroup</text:p>
          </table:table-cell>
          <table:table-cell office:value-type="string" calcext:value-type="string">
            <text:p>shell:::{67CA7650-96E6-4FDD-BB43-A8E774F73A57}</text:p>
          </table:table-cell>
          <table:table-cell table:formula="of:=&quot;&quot;&quot;&quot; &amp; [.A36] &amp; &quot;&quot;&quot;&quot; &amp; &quot;,&quot; &amp; &quot;&quot;&quot;&quot; &amp; [.B36] &amp; &quot;&quot;&quot;&quot; &amp; &quot;,&quot;" office:value-type="string" office:string-value="&quot;HomeGroup&quot;,&quot;shell:::{67CA7650-96E6-4FDD-BB43-A8E774F73A57}&quot;," calcext:value-type="string">
            <text:p>"HomeGroup","shell:::{67CA7650-96E6-4FDD-BB43-A8E774F73A57}",</text:p>
          </table:table-cell>
          <table:table-cell table:style-name="ce33" table:formula="of:=IFNA(MATCH([.A36];[LOOKUP.$A:.$A];0);&quot;&quot;)">
            <text:p/>
          </table:table-cell>
          <table:table-cell table:style-name="ce35" table:formula="of:=IFERROR(INDEX([LOOKUP.$A:.$A];[.$D36];1);&quot;&quot;)">
            <text:p/>
          </table:table-cell>
          <table:table-cell table:style-name="ce31" office:value-type="string" calcext:value-type="string">
            <text:p>"Backup and Restore (Windows 7)","shell:::{B98A2BEA-7D42-4558-8BD1-832F41BAC6FD}",</text:p>
          </table:table-cell>
          <table:table-cell table:style-name="ce37"/>
        </table:table-row>
        <table:table-row table:style-name="ro1">
          <table:table-cell office:value-type="string" calcext:value-type="string">
            <text:p>Homegroup</text:p>
          </table:table-cell>
          <table:table-cell office:value-type="string" calcext:value-type="string">
            <text:p>shell:::{6785BFAC-9D2D-4be5-B7E2-59937E8FB80A}</text:p>
          </table:table-cell>
          <table:table-cell table:formula="of:=&quot;&quot;&quot;&quot; &amp; [.A37] &amp; &quot;&quot;&quot;&quot; &amp; &quot;,&quot; &amp; &quot;&quot;&quot;&quot; &amp; [.B37] &amp; &quot;&quot;&quot;&quot; &amp; &quot;,&quot;" office:value-type="string" office:string-value="&quot;Homegroup&quot;,&quot;shell:::{6785BFAC-9D2D-4be5-B7E2-59937E8FB80A}&quot;," calcext:value-type="string">
            <text:p>"Homegroup","shell:::{6785BFAC-9D2D-4be5-B7E2-59937E8FB80A}",</text:p>
          </table:table-cell>
          <table:table-cell table:style-name="ce33" table:formula="of:=IFNA(MATCH([.A37];[LOOKUP.$A:.$A];0);&quot;&quot;)">
            <text:p/>
          </table:table-cell>
          <table:table-cell table:style-name="ce35" table:formula="of:=IFERROR(INDEX([LOOKUP.$A:.$A];[.$D37];1);&quot;&quot;)">
            <text:p/>
          </table:table-cell>
          <table:table-cell table:style-name="ce31" office:value-type="string" calcext:value-type="string">
            <text:p>"BitLocker Drive Encryption","shell:::{D9EF8727-CAC2-4e60-809E-86F80A666C91}",</text:p>
          </table:table-cell>
          <table:table-cell table:style-name="ce37"/>
        </table:table-row>
        <table:table-row table:style-name="ro1">
          <table:table-cell office:value-type="string" calcext:value-type="string">
            <text:p>Installed Updates</text:p>
          </table:table-cell>
          <table:table-cell office:value-type="string" calcext:value-type="string">
            <text:p>shell:::{d450a8a1-9568-45c7-9c0e-b4f9fb4537bd}</text:p>
          </table:table-cell>
          <table:table-cell table:formula="of:=&quot;&quot;&quot;&quot; &amp; [.A38] &amp; &quot;&quot;&quot;&quot; &amp; &quot;,&quot; &amp; &quot;&quot;&quot;&quot; &amp; [.B38] &amp; &quot;&quot;&quot;&quot; &amp; &quot;,&quot;" office:value-type="string" office:string-value="&quot;Installed Updates&quot;,&quot;shell:::{d450a8a1-9568-45c7-9c0e-b4f9fb4537bd}&quot;," calcext:value-type="string">
            <text:p>"Installed Updates","shell:::{d450a8a1-9568-45c7-9c0e-b4f9fb4537bd}",</text:p>
          </table:table-cell>
          <table:table-cell table:style-name="ce33" table:formula="of:=IFNA(MATCH([.A38];[LOOKUP.$A:.$A];0);&quot;&quot;)">
            <text:p/>
          </table:table-cell>
          <table:table-cell table:style-name="ce35" table:formula="of:=IFERROR(INDEX([LOOKUP.$A:.$A];[.$D38];1);&quot;&quot;)">
            <text:p/>
          </table:table-cell>
          <table:table-cell table:style-name="ce37" office:value-type="string" calcext:value-type="string">
            <text:p>"Bluetooth Devices","shell:::{28803F59-3A75-4058-995F-4EE5503B023C}",</text:p>
          </table:table-cell>
          <table:table-cell table:style-name="ce37"/>
        </table:table-row>
        <table:table-row table:style-name="ro1">
          <table:table-cell office:value-type="string" calcext:value-type="string">
            <text:p>Libraries</text:p>
          </table:table-cell>
          <table:table-cell office:value-type="string" calcext:value-type="string">
            <text:p>shell:::{031E4825-7B94-4dc3-B131-E946B44C8DD5}</text:p>
          </table:table-cell>
          <table:table-cell table:formula="of:=&quot;&quot;&quot;&quot; &amp; [.A39] &amp; &quot;&quot;&quot;&quot; &amp; &quot;,&quot; &amp; &quot;&quot;&quot;&quot; &amp; [.B39] &amp; &quot;&quot;&quot;&quot; &amp; &quot;,&quot;" office:value-type="string" office:string-value="&quot;Libraries&quot;,&quot;shell:::{031E4825-7B94-4dc3-B131-E946B44C8DD5}&quot;," calcext:value-type="string">
            <text:p>"Libraries","shell:::{031E4825-7B94-4dc3-B131-E946B44C8DD5}",</text:p>
          </table:table-cell>
          <table:table-cell table:style-name="ce33" table:formula="of:=IFNA(MATCH([.A39];[LOOKUP.$A:.$A];0);&quot;&quot;)">
            <text:p/>
          </table:table-cell>
          <table:table-cell table:style-name="ce35" table:formula="of:=IFERROR(INDEX([LOOKUP.$A:.$A];[.$D39];1);&quot;&quot;)">
            <text:p/>
          </table:table-cell>
          <table:table-cell table:style-name="ce37" office:value-type="string" calcext:value-type="string">
            <text:p>"Classic Windows Search","shell:::{9343812e-1c37-4a49-a12e-4b2d810d956b}",</text:p>
          </table:table-cell>
          <table:table-cell table:style-name="ce37"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shell:::{B2B4A4D1-2754-4140-A2EB-9A76D9D7CDC6}</text:p>
          </table:table-cell>
          <table:table-cell table:formula="of:=&quot;&quot;&quot;&quot; &amp; [.A40] &amp; &quot;&quot;&quot;&quot; &amp; &quot;,&quot; &amp; &quot;&quot;&quot;&quot; &amp; [.B40] &amp; &quot;&quot;&quot;&quot; &amp; &quot;,&quot;" office:value-type="string" office:string-value="&quot;Linux&quot;,&quot;shell:::{B2B4A4D1-2754-4140-A2EB-9A76D9D7CDC6}&quot;," calcext:value-type="string">
            <text:p>"Linux","shell:::{B2B4A4D1-2754-4140-A2EB-9A76D9D7CDC6}",</text:p>
          </table:table-cell>
          <table:table-cell table:style-name="ce33" table:formula="of:=IFNA(MATCH([.A40];[LOOKUP.$A:.$A];0);&quot;&quot;)">
            <text:p/>
          </table:table-cell>
          <table:table-cell table:style-name="ce35" table:formula="of:=IFERROR(INDEX([LOOKUP.$A:.$A];[.$D40];1);&quot;&quot;)">
            <text:p/>
          </table:table-cell>
          <table:table-cell table:style-name="ce37" office:value-type="string" calcext:value-type="string">
            <text:p>"Command Folder","shell:::{437ff9c0-a07f-4fa0-af80-84b6c6440a16}",</text:p>
          </table:table-cell>
          <table:table-cell table:style-name="ce37"/>
        </table:table-row>
        <table:table-row table:style-name="ro1">
          <table:table-cell office:value-type="string" calcext:value-type="string">
            <text:p>Manage Wireless Networks</text:p>
          </table:table-cell>
          <table:table-cell office:value-type="string" calcext:value-type="string">
            <text:p>shell:::{1FA9085F-25A2-489B-85D4-86326EEDCD87}</text:p>
          </table:table-cell>
          <table:table-cell table:formula="of:=&quot;&quot;&quot;&quot; &amp; [.A41] &amp; &quot;&quot;&quot;&quot; &amp; &quot;,&quot; &amp; &quot;&quot;&quot;&quot; &amp; [.B41] &amp; &quot;&quot;&quot;&quot; &amp; &quot;,&quot;" office:value-type="string" office:string-value="&quot;Manage Wireless Networks&quot;,&quot;shell:::{1FA9085F-25A2-489B-85D4-86326EEDCD87}&quot;," calcext:value-type="string">
            <text:p>"Manage Wireless Networks","shell:::{1FA9085F-25A2-489B-85D4-86326EEDCD87}",</text:p>
          </table:table-cell>
          <table:table-cell table:style-name="ce33" table:formula="of:=IFNA(MATCH([.A41];[LOOKUP.$A:.$A];0);&quot;&quot;)" office:value-type="float" office:value="4" calcext:value-type="float">
            <text:p>4</text:p>
          </table:table-cell>
          <table:table-cell table:style-name="ce35" table:formula="of:=IFERROR(INDEX([LOOKUP.$A:.$A];[.$D41];1);&quot;&quot;)" office:value-type="string" office:string-value="Manage Wireless Networks" calcext:value-type="string">
            <text:p>Manage Wireless Networks</text:p>
          </table:table-cell>
          <table:table-cell table:style-name="ce37" office:value-type="string" calcext:value-type="string">
            <text:p>"Common Places FS Folder","shell:::{d34a6ca6-62c2-4c34-8a7c-14709c1ad938}",</text:p>
          </table:table-cell>
          <table:table-cell table:style-name="ce37"/>
        </table:table-row>
        <table:table-row table:style-name="ro1">
          <table:table-cell office:value-type="string" calcext:value-type="string">
            <text:p>Media Servers</text:p>
          </table:table-cell>
          <table:table-cell office:value-type="string" calcext:value-type="string">
            <text:p>shell:::{289AF617-1CC3-42A6-926C-E6A863F0E3BA}</text:p>
          </table:table-cell>
          <table:table-cell table:formula="of:=&quot;&quot;&quot;&quot; &amp; [.A42] &amp; &quot;&quot;&quot;&quot; &amp; &quot;,&quot; &amp; &quot;&quot;&quot;&quot; &amp; [.B42] &amp; &quot;&quot;&quot;&quot; &amp; &quot;,&quot;" office:value-type="string" office:string-value="&quot;Media Servers&quot;,&quot;shell:::{289AF617-1CC3-42A6-926C-E6A863F0E3BA}&quot;," calcext:value-type="string">
            <text:p>"Media Servers","shell:::{289AF617-1CC3-42A6-926C-E6A863F0E3BA}",</text:p>
          </table:table-cell>
          <table:table-cell table:style-name="ce33" table:formula="of:=IFNA(MATCH([.A42];[LOOKUP.$A:.$A];0);&quot;&quot;)">
            <text:p/>
          </table:table-cell>
          <table:table-cell table:style-name="ce35" table:formula="of:=IFERROR(INDEX([LOOKUP.$A:.$A];[.$D42];1);&quot;&quot;)">
            <text:p/>
          </table:table-cell>
          <table:table-cell table:style-name="ce37" office:value-type="string" calcext:value-type="string">
            <text:p>"Control Panel command object for Start menu and desktop","shell:::{5399E694-6CE5-4D6C-8FCE-1D8870FDCBA0}",</text:p>
          </table:table-cell>
          <table:table-cell table:style-name="ce37"/>
        </table:table-row>
        <table:table-row table:style-name="ro1">
          <table:table-cell office:value-type="string" calcext:value-type="string">
            <text:p>Microsoft FTP Folder</text:p>
          </table:table-cell>
          <table:table-cell office:value-type="string" calcext:value-type="string">
            <text:p>shell:::{63da6ec0-2e98-11cf-8d82-444553540000}</text:p>
          </table:table-cell>
          <table:table-cell table:formula="of:=&quot;&quot;&quot;&quot; &amp; [.A43] &amp; &quot;&quot;&quot;&quot; &amp; &quot;,&quot; &amp; &quot;&quot;&quot;&quot; &amp; [.B43] &amp; &quot;&quot;&quot;&quot; &amp; &quot;,&quot;" office:value-type="string" office:string-value="&quot;Microsoft FTP Folder&quot;,&quot;shell:::{63da6ec0-2e98-11cf-8d82-444553540000}&quot;," calcext:value-type="string">
            <text:p>"Microsoft FTP Folder","shell:::{63da6ec0-2e98-11cf-8d82-444553540000}",</text:p>
          </table:table-cell>
          <table:table-cell table:style-name="ce33" table:formula="of:=IFNA(MATCH([.A43];[LOOKUP.$A:.$A];0);&quot;&quot;)" office:value-type="float" office:value="5" calcext:value-type="float">
            <text:p>5</text:p>
          </table:table-cell>
          <table:table-cell table:style-name="ce35" table:formula="of:=IFERROR(INDEX([LOOKUP.$A:.$A];[.$D43];1);&quot;&quot;)" office:value-type="string" office:string-value="Microsoft FTP Folder" calcext:value-type="string">
            <text:p>Microsoft FTP Folder</text:p>
          </table:table-cell>
          <table:table-cell table:style-name="ce37" office:value-type="string" calcext:value-type="string">
            <text:p>"Control Panel","shell:::{26EE0668-A00A-44D7-9371-BEB064C98683}",</text:p>
          </table:table-cell>
          <table:table-cell table:style-name="ce37"/>
        </table:table-row>
        <table:table-row table:style-name="ro1">
          <table:table-cell office:value-type="string" calcext:value-type="string">
            <text:p>Microsoft Office Outlook</text:p>
          </table:table-cell>
          <table:table-cell office:value-type="string" calcext:value-type="string">
            <text:p>shell:::{89D83576-6BD1-4c86-9454-BEB04E94C819}</text:p>
          </table:table-cell>
          <table:table-cell table:formula="of:=&quot;&quot;&quot;&quot; &amp; [.A44] &amp; &quot;&quot;&quot;&quot; &amp; &quot;,&quot; &amp; &quot;&quot;&quot;&quot; &amp; [.B44] &amp; &quot;&quot;&quot;&quot; &amp; &quot;,&quot;" office:value-type="string" office:string-value="&quot;Microsoft Office Outlook&quot;,&quot;shell:::{89D83576-6BD1-4c86-9454-BEB04E94C819}&quot;," calcext:value-type="string">
            <text:p>"Microsoft Office Outlook","shell:::{89D83576-6BD1-4c86-9454-BEB04E94C819}",</text:p>
          </table:table-cell>
          <table:table-cell table:style-name="ce33" table:formula="of:=IFNA(MATCH([.A44];[LOOKUP.$A:.$A];0);&quot;&quot;)" office:value-type="float" office:value="6" calcext:value-type="float">
            <text:p>6</text:p>
          </table:table-cell>
          <table:table-cell table:style-name="ce35" table:formula="of:=IFERROR(INDEX([LOOKUP.$A:.$A];[.$D44];1);&quot;&quot;)" office:value-type="string" office:string-value="Microsoft Office Outlook" calcext:value-type="string">
            <text:p>Microsoft Office Outlook</text:p>
          </table:table-cell>
          <table:table-cell table:style-name="ce37" office:value-type="string" calcext:value-type="string">
            <text:p>"Credential Manager","shell:::{1206F5F1-0569-412C-8FEC-3204630DFB70}",</text:p>
          </table:table-cell>
          <table:table-cell table:style-name="ce37"/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shell:::{1CF1260C-4DD0-4ebb-811F-33C572699FDE}</text:p>
          </table:table-cell>
          <table:table-cell table:formula="of:=&quot;&quot;&quot;&quot; &amp; [.A45] &amp; &quot;&quot;&quot;&quot; &amp; &quot;,&quot; &amp; &quot;&quot;&quot;&quot; &amp; [.B45] &amp; &quot;&quot;&quot;&quot; &amp; &quot;,&quot;" office:value-type="string" office:string-value="&quot;Music&quot;,&quot;shell:::{1CF1260C-4DD0-4ebb-811F-33C572699FDE}&quot;," calcext:value-type="string">
            <text:p>"Music","shell:::{1CF1260C-4DD0-4ebb-811F-33C572699FDE}",</text:p>
          </table:table-cell>
          <table:table-cell table:style-name="ce33" table:formula="of:=IFNA(MATCH([.A45];[LOOKUP.$A:.$A];0);&quot;&quot;)">
            <text:p/>
          </table:table-cell>
          <table:table-cell table:style-name="ce35" table:formula="of:=IFERROR(INDEX([LOOKUP.$A:.$A];[.$D45];1);&quot;&quot;)">
            <text:p/>
          </table:table-cell>
          <table:table-cell table:style-name="ce37" office:value-type="string" calcext:value-type="string">
            <text:p>"Default Programs","shell:::{17cd9488-1228-4b2f-88ce-4298e93e0966}",</text:p>
          </table:table-cell>
          <table:table-cell table:style-name="ce37"/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shell:::{3dfdf296-dbec-4fb4-81d1-6a3438bcf4de}</text:p>
          </table:table-cell>
          <table:table-cell table:formula="of:=&quot;&quot;&quot;&quot; &amp; [.A46] &amp; &quot;&quot;&quot;&quot; &amp; &quot;,&quot; &amp; &quot;&quot;&quot;&quot; &amp; [.B46] &amp; &quot;&quot;&quot;&quot; &amp; &quot;,&quot;" office:value-type="string" office:string-value="&quot;Music&quot;,&quot;shell:::{3dfdf296-dbec-4fb4-81d1-6a3438bcf4de}&quot;," calcext:value-type="string">
            <text:p>"Music","shell:::{3dfdf296-dbec-4fb4-81d1-6a3438bcf4de}",</text:p>
          </table:table-cell>
          <table:table-cell table:style-name="ce33" table:formula="of:=IFNA(MATCH([.A46];[LOOKUP.$A:.$A];0);&quot;&quot;)">
            <text:p/>
          </table:table-cell>
          <table:table-cell table:style-name="ce35" table:formula="of:=IFERROR(INDEX([LOOKUP.$A:.$A];[.$D46];1);&quot;&quot;)">
            <text:p/>
          </table:table-cell>
          <table:table-cell table:style-name="ce37" office:value-type="string" calcext:value-type="string">
            <text:p>"delegate folder that appears in Computer","shell:::{b155bdf8-02f0-451e-9a26-ae317cfd7779}",</text:p>
          </table:table-cell>
          <table:table-cell table:style-name="ce37"/>
        </table:table-row>
        <table:table-row table:style-name="ro1">
          <table:table-cell office:value-type="string" calcext:value-type="string">
            <text:p>My Documents</text:p>
          </table:table-cell>
          <table:table-cell office:value-type="string" calcext:value-type="string">
            <text:p>shell:::{450D8FBA-AD25-11D0-98A8-0800361B1103}</text:p>
          </table:table-cell>
          <table:table-cell table:formula="of:=&quot;&quot;&quot;&quot; &amp; [.A47] &amp; &quot;&quot;&quot;&quot; &amp; &quot;,&quot; &amp; &quot;&quot;&quot;&quot; &amp; [.B47] &amp; &quot;&quot;&quot;&quot; &amp; &quot;,&quot;" office:value-type="string" office:string-value="&quot;My Documents&quot;,&quot;shell:::{450D8FBA-AD25-11D0-98A8-0800361B1103}&quot;," calcext:value-type="string">
            <text:p>"My Documents","shell:::{450D8FBA-AD25-11D0-98A8-0800361B1103}",</text:p>
          </table:table-cell>
          <table:table-cell table:style-name="ce33" table:formula="of:=IFNA(MATCH([.A47];[LOOKUP.$A:.$A];0);&quot;&quot;)">
            <text:p/>
          </table:table-cell>
          <table:table-cell table:style-name="ce35" table:formula="of:=IFERROR(INDEX([LOOKUP.$A:.$A];[.$D47];1);&quot;&quot;)">
            <text:p/>
          </table:table-cell>
          <table:table-cell table:style-name="ce37" office:value-type="string" calcext:value-type="string">
            <text:p>"Desktop","shell:::{B4BFCC3A-DB2C-424C-B029-7FE99A87C641}",</text:p>
          </table:table-cell>
          <table:table-cell table:style-name="ce37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shell:::{208D2C60-3AEA-1069-A2D7-08002B30309D}</text:p>
          </table:table-cell>
          <table:table-cell table:formula="of:=&quot;&quot;&quot;&quot; &amp; [.A48] &amp; &quot;&quot;&quot;&quot; &amp; &quot;,&quot; &amp; &quot;&quot;&quot;&quot; &amp; [.B48] &amp; &quot;&quot;&quot;&quot; &amp; &quot;,&quot;" office:value-type="string" office:string-value="&quot;Network&quot;,&quot;shell:::{208D2C60-3AEA-1069-A2D7-08002B30309D}&quot;," calcext:value-type="string">
            <text:p>"Network","shell:::{208D2C60-3AEA-1069-A2D7-08002B30309D}",</text:p>
          </table:table-cell>
          <table:table-cell table:style-name="ce33" table:formula="of:=IFNA(MATCH([.A48];[LOOKUP.$A:.$A];0);&quot;&quot;)">
            <text:p/>
          </table:table-cell>
          <table:table-cell table:style-name="ce35" table:formula="of:=IFERROR(INDEX([LOOKUP.$A:.$A];[.$D48];1);&quot;&quot;)">
            <text:p/>
          </table:table-cell>
          <table:table-cell table:style-name="ce37" office:value-type="string" calcext:value-type="string">
            <text:p>"Devices and Printers","shell:::{A8A91A66-3A7D-4424-8D24-04E180695C7A}",</text:p>
          </table:table-cell>
          <table:table-cell table:style-name="ce37"/>
        </table:table-row>
        <table:table-row table:style-name="ro1">
          <table:table-cell office:value-type="string" calcext:value-type="string">
            <text:p>Network and Sharing Center</text:p>
          </table:table-cell>
          <table:table-cell office:value-type="string" calcext:value-type="string">
            <text:p>shell:::{8E908FC9-BECC-40f6-915B-F4CA0E70D03D}</text:p>
          </table:table-cell>
          <table:table-cell table:formula="of:=&quot;&quot;&quot;&quot; &amp; [.A49] &amp; &quot;&quot;&quot;&quot; &amp; &quot;,&quot; &amp; &quot;&quot;&quot;&quot; &amp; [.B49] &amp; &quot;&quot;&quot;&quot; &amp; &quot;,&quot;" office:value-type="string" office:string-value="&quot;Network and Sharing Center&quot;,&quot;shell:::{8E908FC9-BECC-40f6-915B-F4CA0E70D03D}&quot;," calcext:value-type="string">
            <text:p>"Network and Sharing Center","shell:::{8E908FC9-BECC-40f6-915B-F4CA0E70D03D}",</text:p>
          </table:table-cell>
          <table:table-cell table:style-name="ce33" table:formula="of:=IFNA(MATCH([.A49];[LOOKUP.$A:.$A];0);&quot;&quot;)">
            <text:p/>
          </table:table-cell>
          <table:table-cell table:style-name="ce35" table:formula="of:=IFERROR(INDEX([LOOKUP.$A:.$A];[.$D49];1);&quot;&quot;)">
            <text:p/>
          </table:table-cell>
          <table:table-cell table:style-name="ce37" office:value-type="string" calcext:value-type="string">
            <text:p>"Documents","shell:::{A8CDFF1C-4878-43be-B5FD-F8091C1C60D0}",</text:p>
          </table:table-cell>
          <table:table-cell table:style-name="ce37"/>
        </table:table-row>
        <table:table-row table:style-name="ro1">
          <table:table-cell office:value-type="string" calcext:value-type="string">
            <text:p>Network Computers and Devices</text:p>
          </table:table-cell>
          <table:table-cell office:value-type="string" calcext:value-type="string">
            <text:p>shell:::{F02C1A0D-BE21-4350-88B0-7367FC96EF3C}</text:p>
          </table:table-cell>
          <table:table-cell table:formula="of:=&quot;&quot;&quot;&quot; &amp; [.A50] &amp; &quot;&quot;&quot;&quot; &amp; &quot;,&quot; &amp; &quot;&quot;&quot;&quot; &amp; [.B50] &amp; &quot;&quot;&quot;&quot; &amp; &quot;,&quot;" office:value-type="string" office:string-value="&quot;Network Computers and Devices&quot;,&quot;shell:::{F02C1A0D-BE21-4350-88B0-7367FC96EF3C}&quot;," calcext:value-type="string">
            <text:p>"Network Computers and Devices","shell:::{F02C1A0D-BE21-4350-88B0-7367FC96EF3C}",</text:p>
          </table:table-cell>
          <table:table-cell table:style-name="ce33" table:formula="of:=IFNA(MATCH([.A50];[LOOKUP.$A:.$A];0);&quot;&quot;)">
            <text:p/>
          </table:table-cell>
          <table:table-cell table:style-name="ce35" table:formula="of:=IFERROR(INDEX([LOOKUP.$A:.$A];[.$D50];1);&quot;&quot;)">
            <text:p/>
          </table:table-cell>
          <table:table-cell table:style-name="ce37" office:value-type="string" calcext:value-type="string">
            <text:p>"Documents","shell:::{d3162b92-9365-467a-956b-92703aca08af}",</text:p>
          </table:table-cell>
          <table:table-cell table:style-name="ce37"/>
        </table:table-row>
        <table:table-row table:style-name="ro1">
          <table:table-cell office:value-type="string" calcext:value-type="string">
            <text:p>Network Connections</text:p>
          </table:table-cell>
          <table:table-cell office:value-type="string" calcext:value-type="string">
            <text:p>shell:::{7007ACC7-3202-11D1-AAD2-00805FC1270E}</text:p>
          </table:table-cell>
          <table:table-cell table:formula="of:=&quot;&quot;&quot;&quot; &amp; [.A51] &amp; &quot;&quot;&quot;&quot; &amp; &quot;,&quot; &amp; &quot;&quot;&quot;&quot; &amp; [.B51] &amp; &quot;&quot;&quot;&quot; &amp; &quot;,&quot;" office:value-type="string" office:string-value="&quot;Network Connections&quot;,&quot;shell:::{7007ACC7-3202-11D1-AAD2-00805FC1270E}&quot;," calcext:value-type="string">
            <text:p>"Network Connections","shell:::{7007ACC7-3202-11D1-AAD2-00805FC1270E}",</text:p>
          </table:table-cell>
          <table:table-cell table:style-name="ce33" table:formula="of:=IFNA(MATCH([.A51];[LOOKUP.$A:.$A];0);&quot;&quot;)">
            <text:p/>
          </table:table-cell>
          <table:table-cell table:style-name="ce35" table:formula="of:=IFERROR(INDEX([LOOKUP.$A:.$A];[.$D51];1);&quot;&quot;)">
            <text:p/>
          </table:table-cell>
          <table:table-cell table:style-name="ce37" office:value-type="string" calcext:value-type="string">
            <text:p>"Downloads","shell:::{088e3905-0323-4b02-9826-5d99428e115f}",</text:p>
          </table:table-cell>
          <table:table-cell table:style-name="ce37"/>
        </table:table-row>
        <table:table-row table:style-name="ro1">
          <table:table-cell office:value-type="string" calcext:value-type="string">
            <text:p>Network Connections</text:p>
          </table:table-cell>
          <table:table-cell office:value-type="string" calcext:value-type="string">
            <text:p>shell:::{992CFFA0-F557-101A-88EC-00DD010CCC48}</text:p>
          </table:table-cell>
          <table:table-cell table:formula="of:=&quot;&quot;&quot;&quot; &amp; [.A52] &amp; &quot;&quot;&quot;&quot; &amp; &quot;,&quot; &amp; &quot;&quot;&quot;&quot; &amp; [.B52] &amp; &quot;&quot;&quot;&quot; &amp; &quot;,&quot;" office:value-type="string" office:string-value="&quot;Network Connections&quot;,&quot;shell:::{992CFFA0-F557-101A-88EC-00DD010CCC48}&quot;," calcext:value-type="string">
            <text:p>"Network Connections","shell:::{992CFFA0-F557-101A-88EC-00DD010CCC48}",</text:p>
          </table:table-cell>
          <table:table-cell table:style-name="ce33" table:formula="of:=IFNA(MATCH([.A52];[LOOKUP.$A:.$A];0);&quot;&quot;)">
            <text:p/>
          </table:table-cell>
          <table:table-cell table:style-name="ce35" table:formula="of:=IFERROR(INDEX([LOOKUP.$A:.$A];[.$D52];1);&quot;&quot;)">
            <text:p/>
          </table:table-cell>
          <table:table-cell table:style-name="ce37" office:value-type="string" calcext:value-type="string">
            <text:p>"Downloads","shell:::{374DE290-123F-4565-9164-39C4925E467B}",</text:p>
          </table:table-cell>
          <table:table-cell table:style-name="ce37"/>
        </table:table-row>
        <table:table-row table:style-name="ro1">
          <table:table-cell office:value-type="string" calcext:value-type="string">
            <text:p>Offline Files</text:p>
          </table:table-cell>
          <table:table-cell office:value-type="string" calcext:value-type="string">
            <text:p>shell:::{BD7A2E7B-21CB-41b2-A086-B309680C6B7E}</text:p>
          </table:table-cell>
          <table:table-cell table:formula="of:=&quot;&quot;&quot;&quot; &amp; [.A53] &amp; &quot;&quot;&quot;&quot; &amp; &quot;,&quot; &amp; &quot;&quot;&quot;&quot; &amp; [.B53] &amp; &quot;&quot;&quot;&quot; &amp; &quot;,&quot;" office:value-type="string" office:string-value="&quot;Offline Files&quot;,&quot;shell:::{BD7A2E7B-21CB-41b2-A086-B309680C6B7E}&quot;," calcext:value-type="string">
            <text:p>"Offline Files","shell:::{BD7A2E7B-21CB-41b2-A086-B309680C6B7E}",</text:p>
          </table:table-cell>
          <table:table-cell table:style-name="ce33" table:formula="of:=IFNA(MATCH([.A53];[LOOKUP.$A:.$A];0);&quot;&quot;)" office:value-type="float" office:value="7" calcext:value-type="float">
            <text:p>7</text:p>
          </table:table-cell>
          <table:table-cell table:style-name="ce35" table:formula="of:=IFERROR(INDEX([LOOKUP.$A:.$A];[.$D53];1);&quot;&quot;)" office:value-type="string" office:string-value="Offline Files" calcext:value-type="string">
            <text:p>Offline Files</text:p>
          </table:table-cell>
          <table:table-cell table:style-name="ce37" office:value-type="string" calcext:value-type="string">
            <text:p>"Ease of Access Center","shell:::{D555645E-D4F8-4c29-A827-D93C859C4F2A}",</text:p>
          </table:table-cell>
          <table:table-cell table:style-name="ce37"/>
        </table:table-row>
        <table:table-row table:style-name="ro1">
          <table:table-cell office:value-type="string" calcext:value-type="string">
            <text:p>Offline Files Folder</text:p>
          </table:table-cell>
          <table:table-cell office:value-type="string" calcext:value-type="string">
            <text:p>shell:::{AFDB1F70-2A4C-11d2-9039-00C04F8EEB3E}</text:p>
          </table:table-cell>
          <table:table-cell table:formula="of:=&quot;&quot;&quot;&quot; &amp; [.A54] &amp; &quot;&quot;&quot;&quot; &amp; &quot;,&quot; &amp; &quot;&quot;&quot;&quot; &amp; [.B54] &amp; &quot;&quot;&quot;&quot; &amp; &quot;,&quot;" office:value-type="string" office:string-value="&quot;Offline Files Folder&quot;,&quot;shell:::{AFDB1F70-2A4C-11d2-9039-00C04F8EEB3E}&quot;," calcext:value-type="string">
            <text:p>"Offline Files Folder","shell:::{AFDB1F70-2A4C-11d2-9039-00C04F8EEB3E}",</text:p>
          </table:table-cell>
          <table:table-cell table:style-name="ce33" table:formula="of:=IFNA(MATCH([.A54];[LOOKUP.$A:.$A];0);&quot;&quot;)" office:value-type="float" office:value="8" calcext:value-type="float">
            <text:p>8</text:p>
          </table:table-cell>
          <table:table-cell table:style-name="ce35" table:formula="of:=IFERROR(INDEX([LOOKUP.$A:.$A];[.$D54];1);&quot;&quot;)" office:value-type="string" office:string-value="Offline Files Folder" calcext:value-type="string">
            <text:p>Offline Files Folder</text:p>
          </table:table-cell>
          <table:table-cell table:style-name="ce37" office:value-type="string" calcext:value-type="string">
            <text:p>"Favorites","shell:::{323CA680-C24D-4099-B94D-446DD2D7249E}",</text:p>
          </table:table-cell>
          <table:table-cell table:style-name="ce37"/>
        </table:table-row>
        <table:table-row table:style-name="ro1">
          <table:table-cell office:value-type="string" calcext:value-type="string">
            <text:p>OneDrive</text:p>
          </table:table-cell>
          <table:table-cell office:value-type="string" calcext:value-type="string">
            <text:p>shell:::{018D5C66-4533-4307-9B53-224DE2ED1FE6}</text:p>
          </table:table-cell>
          <table:table-cell table:formula="of:=&quot;&quot;&quot;&quot; &amp; [.A55] &amp; &quot;&quot;&quot;&quot; &amp; &quot;,&quot; &amp; &quot;&quot;&quot;&quot; &amp; [.B55] &amp; &quot;&quot;&quot;&quot; &amp; &quot;,&quot;" office:value-type="string" office:string-value="&quot;OneDrive&quot;,&quot;shell:::{018D5C66-4533-4307-9B53-224DE2ED1FE6}&quot;," calcext:value-type="string">
            <text:p>"OneDrive","shell:::{018D5C66-4533-4307-9B53-224DE2ED1FE6}",</text:p>
          </table:table-cell>
          <table:table-cell table:style-name="ce33" table:formula="of:=IFNA(MATCH([.A55];[LOOKUP.$A:.$A];0);&quot;&quot;)">
            <text:p/>
          </table:table-cell>
          <table:table-cell table:style-name="ce35" table:formula="of:=IFERROR(INDEX([LOOKUP.$A:.$A];[.$D55];1);&quot;&quot;)">
            <text:p/>
          </table:table-cell>
          <table:table-cell table:style-name="ce37" office:value-type="string" calcext:value-type="string">
            <text:p>"File Explorer Options","shell:::{6DFD7C5C-2451-11d3-A299-00C04F8EF6AF}",</text:p>
          </table:table-cell>
          <table:table-cell table:style-name="ce37"/>
        </table:table-row>
        <table:table-row table:style-name="ro1">
          <table:table-cell office:value-type="string" calcext:value-type="string">
            <text:p>Personalization</text:p>
          </table:table-cell>
          <table:table-cell office:value-type="string" calcext:value-type="string">
            <text:p>shell:::{ED834ED6-4B5A-4bfe-8F11-A626DCB6A921}</text:p>
          </table:table-cell>
          <table:table-cell table:formula="of:=&quot;&quot;&quot;&quot; &amp; [.A56] &amp; &quot;&quot;&quot;&quot; &amp; &quot;,&quot; &amp; &quot;&quot;&quot;&quot; &amp; [.B56] &amp; &quot;&quot;&quot;&quot; &amp; &quot;,&quot;" office:value-type="string" office:string-value="&quot;Personalization&quot;,&quot;shell:::{ED834ED6-4B5A-4bfe-8F11-A626DCB6A921}&quot;," calcext:value-type="string">
            <text:p>"Personalization","shell:::{ED834ED6-4B5A-4bfe-8F11-A626DCB6A921}",</text:p>
          </table:table-cell>
          <table:table-cell table:style-name="ce33" table:formula="of:=IFNA(MATCH([.A56];[LOOKUP.$A:.$A];0);&quot;&quot;)">
            <text:p/>
          </table:table-cell>
          <table:table-cell table:style-name="ce35" table:formula="of:=IFERROR(INDEX([LOOKUP.$A:.$A];[.$D56];1);&quot;&quot;)">
            <text:p/>
          </table:table-cell>
          <table:table-cell table:style-name="ce37" office:value-type="string" calcext:value-type="string">
            <text:p>"File History","shell:::{F6B6E965-E9B2-444B-9286-10C9152EDBC5}",</text:p>
          </table:table-cell>
          <table:table-cell table:style-name="ce37"/>
        </table:table-row>
        <table:table-row table:style-name="ro1">
          <table:table-cell office:value-type="string" calcext:value-type="string">
            <text:p>Pictures</text:p>
          </table:table-cell>
          <table:table-cell office:value-type="string" calcext:value-type="string">
            <text:p>shell:::{24ad3ad4-a569-4530-98e1-ab02f9417aa8}</text:p>
          </table:table-cell>
          <table:table-cell table:formula="of:=&quot;&quot;&quot;&quot; &amp; [.A57] &amp; &quot;&quot;&quot;&quot; &amp; &quot;,&quot; &amp; &quot;&quot;&quot;&quot; &amp; [.B57] &amp; &quot;&quot;&quot;&quot; &amp; &quot;,&quot;" office:value-type="string" office:string-value="&quot;Pictures&quot;,&quot;shell:::{24ad3ad4-a569-4530-98e1-ab02f9417aa8}&quot;," calcext:value-type="string">
            <text:p>"Pictures","shell:::{24ad3ad4-a569-4530-98e1-ab02f9417aa8}",</text:p>
          </table:table-cell>
          <table:table-cell table:style-name="ce33" table:formula="of:=IFNA(MATCH([.A57];[LOOKUP.$A:.$A];0);&quot;&quot;)">
            <text:p/>
          </table:table-cell>
          <table:table-cell table:style-name="ce35" table:formula="of:=IFERROR(INDEX([LOOKUP.$A:.$A];[.$D57];1);&quot;&quot;)">
            <text:p/>
          </table:table-cell>
          <table:table-cell table:style-name="ce37" office:value-type="string" calcext:value-type="string">
            <text:p>"Font settings","shell:::{93412589-74D4-4E4E-AD0E-E0CB621440FD}",</text:p>
          </table:table-cell>
          <table:table-cell table:style-name="ce37"/>
        </table:table-row>
        <table:table-row table:style-name="ro1">
          <table:table-cell office:value-type="string" calcext:value-type="string">
            <text:p>Pictures</text:p>
          </table:table-cell>
          <table:table-cell office:value-type="string" calcext:value-type="string">
            <text:p>shell:::{3ADD1653-EB32-4cb0-BBD7-DFA0ABB5ACCA}</text:p>
          </table:table-cell>
          <table:table-cell table:formula="of:=&quot;&quot;&quot;&quot; &amp; [.A58] &amp; &quot;&quot;&quot;&quot; &amp; &quot;,&quot; &amp; &quot;&quot;&quot;&quot; &amp; [.B58] &amp; &quot;&quot;&quot;&quot; &amp; &quot;,&quot;" office:value-type="string" office:string-value="&quot;Pictures&quot;,&quot;shell:::{3ADD1653-EB32-4cb0-BBD7-DFA0ABB5ACCA}&quot;," calcext:value-type="string">
            <text:p>"Pictures","shell:::{3ADD1653-EB32-4cb0-BBD7-DFA0ABB5ACCA}",</text:p>
          </table:table-cell>
          <table:table-cell table:style-name="ce33" table:formula="of:=IFNA(MATCH([.A58];[LOOKUP.$A:.$A];0);&quot;&quot;)">
            <text:p/>
          </table:table-cell>
          <table:table-cell table:style-name="ce35" table:formula="of:=IFERROR(INDEX([LOOKUP.$A:.$A];[.$D58];1);&quot;&quot;)">
            <text:p/>
          </table:table-cell>
          <table:table-cell table:style-name="ce37" office:value-type="string" calcext:value-type="string">
            <text:p>"Frequent folders","shell:::{3936E9E4-D92C-4EEE-A85A-BC16D5EA0819}",</text:p>
          </table:table-cell>
          <table:table-cell table:style-name="ce37"/>
        </table:table-row>
        <table:table-row table:style-name="ro1">
          <table:table-cell office:value-type="string" calcext:value-type="string">
            <text:p>Portable Devices</text:p>
          </table:table-cell>
          <table:table-cell office:value-type="string" calcext:value-type="string">
            <text:p>shell:::{35786D3C-B075-49b9-88DD-029876E11C01}</text:p>
          </table:table-cell>
          <table:table-cell table:formula="of:=&quot;&quot;&quot;&quot; &amp; [.A59] &amp; &quot;&quot;&quot;&quot; &amp; &quot;,&quot; &amp; &quot;&quot;&quot;&quot; &amp; [.B59] &amp; &quot;&quot;&quot;&quot; &amp; &quot;,&quot;" office:value-type="string" office:string-value="&quot;Portable Devices&quot;,&quot;shell:::{35786D3C-B075-49b9-88DD-029876E11C01}&quot;," calcext:value-type="string">
            <text:p>"Portable Devices","shell:::{35786D3C-B075-49b9-88DD-029876E11C01}",</text:p>
          </table:table-cell>
          <table:table-cell table:style-name="ce33" table:formula="of:=IFNA(MATCH([.A59];[LOOKUP.$A:.$A];0);&quot;&quot;)">
            <text:p/>
          </table:table-cell>
          <table:table-cell table:style-name="ce35" table:formula="of:=IFERROR(INDEX([LOOKUP.$A:.$A];[.$D59];1);&quot;&quot;)">
            <text:p/>
          </table:table-cell>
          <table:table-cell table:style-name="ce37" office:value-type="string" calcext:value-type="string">
            <text:p>"Fusion Cache","shell:::{1D2680C9-0E2A-469d-B787-065558BC7D43}",</text:p>
          </table:table-cell>
          <table:table-cell table:style-name="ce37"/>
        </table:table-row>
        <table:table-row table:style-name="ro1">
          <table:table-cell office:value-type="string" calcext:value-type="string">
            <text:p>Power Options</text:p>
          </table:table-cell>
          <table:table-cell office:value-type="string" calcext:value-type="string">
            <text:p>shell:::{025A5937-A6BE-4686-A844-36FE4BEC8B6D}</text:p>
          </table:table-cell>
          <table:table-cell table:formula="of:=&quot;&quot;&quot;&quot; &amp; [.A60] &amp; &quot;&quot;&quot;&quot; &amp; &quot;,&quot; &amp; &quot;&quot;&quot;&quot; &amp; [.B60] &amp; &quot;&quot;&quot;&quot; &amp; &quot;,&quot;" office:value-type="string" office:string-value="&quot;Power Options&quot;,&quot;shell:::{025A5937-A6BE-4686-A844-36FE4BEC8B6D}&quot;," calcext:value-type="string">
            <text:p>"Power Options","shell:::{025A5937-A6BE-4686-A844-36FE4BEC8B6D}",</text:p>
          </table:table-cell>
          <table:table-cell table:style-name="ce33" table:formula="of:=IFNA(MATCH([.A60];[LOOKUP.$A:.$A];0);&quot;&quot;)">
            <text:p/>
          </table:table-cell>
          <table:table-cell table:style-name="ce35" table:formula="of:=IFERROR(INDEX([LOOKUP.$A:.$A];[.$D60];1);&quot;&quot;)">
            <text:p/>
          </table:table-cell>
          <table:table-cell table:style-name="ce37" office:value-type="string" calcext:value-type="string">
            <text:p>"Get Programs","shell:::{15eae92e-f17a-4431-9f28-805e482dafd4}",</text:p>
          </table:table-cell>
          <table:table-cell table:style-name="ce37"/>
        </table:table-row>
        <table:table-row table:style-name="ro1">
          <table:table-cell office:value-type="string" calcext:value-type="string">
            <text:p>Previous Versions</text:p>
          </table:table-cell>
          <table:table-cell office:value-type="string" calcext:value-type="string">
            <text:p>shell:::{9DB7A13C-F208-4981-8353-73CC61AE2783}</text:p>
          </table:table-cell>
          <table:table-cell table:formula="of:=&quot;&quot;&quot;&quot; &amp; [.A61] &amp; &quot;&quot;&quot;&quot; &amp; &quot;,&quot; &amp; &quot;&quot;&quot;&quot; &amp; [.B61] &amp; &quot;&quot;&quot;&quot; &amp; &quot;,&quot;" office:value-type="string" office:string-value="&quot;Previous Versions&quot;,&quot;shell:::{9DB7A13C-F208-4981-8353-73CC61AE2783}&quot;," calcext:value-type="string">
            <text:p>"Previous Versions","shell:::{9DB7A13C-F208-4981-8353-73CC61AE2783}",</text:p>
          </table:table-cell>
          <table:table-cell table:style-name="ce33" table:formula="of:=IFNA(MATCH([.A61];[LOOKUP.$A:.$A];0);&quot;&quot;)" office:value-type="float" office:value="9" calcext:value-type="float">
            <text:p>9</text:p>
          </table:table-cell>
          <table:table-cell table:style-name="ce35" table:formula="of:=IFERROR(INDEX([LOOKUP.$A:.$A];[.$D61];1);&quot;&quot;)" office:value-type="string" office:string-value="Previous Versions" calcext:value-type="string">
            <text:p>Previous Versions</text:p>
          </table:table-cell>
          <table:table-cell table:style-name="ce37" office:value-type="string" calcext:value-type="string">
            <text:p>"Homegroup","shell:::{6785BFAC-9D2D-4be5-B7E2-59937E8FB80A}",</text:p>
          </table:table-cell>
          <table:table-cell table:style-name="ce37"/>
        </table:table-row>
        <table:table-row table:style-name="ro1">
          <table:table-cell office:value-type="string" calcext:value-type="string">
            <text:p>Previous Versions Results Delegate Folder</text:p>
          </table:table-cell>
          <table:table-cell office:value-type="string" calcext:value-type="string">
            <text:p>shell:::{a3c3d402-e56c-4033-95f7-4885e80b0111}</text:p>
          </table:table-cell>
          <table:table-cell table:formula="of:=&quot;&quot;&quot;&quot; &amp; [.A62] &amp; &quot;&quot;&quot;&quot; &amp; &quot;,&quot; &amp; &quot;&quot;&quot;&quot; &amp; [.B62] &amp; &quot;&quot;&quot;&quot; &amp; &quot;,&quot;" office:value-type="string" office:string-value="&quot;Previous Versions Results Delegate Folder&quot;,&quot;shell:::{a3c3d402-e56c-4033-95f7-4885e80b0111}&quot;," calcext:value-type="string">
            <text:p>"Previous Versions Results Delegate Folder","shell:::{a3c3d402-e56c-4033-95f7-4885e80b0111}",</text:p>
          </table:table-cell>
          <table:table-cell table:style-name="ce33" table:formula="of:=IFNA(MATCH([.A62];[LOOKUP.$A:.$A];0);&quot;&quot;)" office:value-type="float" office:value="10" calcext:value-type="float">
            <text:p>10</text:p>
          </table:table-cell>
          <table:table-cell table:style-name="ce35" table:formula="of:=IFERROR(INDEX([LOOKUP.$A:.$A];[.$D62];1);&quot;&quot;)" office:value-type="string" office:string-value="Previous Versions Results Delegate Folder" calcext:value-type="string">
            <text:p>Previous Versions Results Delegate Folder</text:p>
          </table:table-cell>
          <table:table-cell table:style-name="ce37" office:value-type="string" calcext:value-type="string">
            <text:p>"HomeGroup","shell:::{67CA7650-96E6-4FDD-BB43-A8E774F73A57}",</text:p>
          </table:table-cell>
          <table:table-cell table:style-name="ce37"/>
        </table:table-row>
        <table:table-row table:style-name="ro1">
          <table:table-cell office:value-type="string" calcext:value-type="string">
            <text:p>Previous Versions Results Folder</text:p>
          </table:table-cell>
          <table:table-cell office:value-type="string" calcext:value-type="string">
            <text:p>shell:::{f8c2ab3b-17bc-41da-9758-339d7dbf2d88}</text:p>
          </table:table-cell>
          <table:table-cell table:formula="of:=&quot;&quot;&quot;&quot; &amp; [.A63] &amp; &quot;&quot;&quot;&quot; &amp; &quot;,&quot; &amp; &quot;&quot;&quot;&quot; &amp; [.B63] &amp; &quot;&quot;&quot;&quot; &amp; &quot;,&quot;" office:value-type="string" office:string-value="&quot;Previous Versions Results Folder&quot;,&quot;shell:::{f8c2ab3b-17bc-41da-9758-339d7dbf2d88}&quot;," calcext:value-type="string">
            <text:p>"Previous Versions Results Folder","shell:::{f8c2ab3b-17bc-41da-9758-339d7dbf2d88}",</text:p>
          </table:table-cell>
          <table:table-cell table:style-name="ce33" table:formula="of:=IFNA(MATCH([.A63];[LOOKUP.$A:.$A];0);&quot;&quot;)">
            <text:p/>
          </table:table-cell>
          <table:table-cell table:style-name="ce35" table:formula="of:=IFERROR(INDEX([LOOKUP.$A:.$A];[.$D63];1);&quot;&quot;)">
            <text:p/>
          </table:table-cell>
          <table:table-cell table:style-name="ce37" office:value-type="string" calcext:value-type="string">
            <text:p>"Installed Updates","shell:::{d450a8a1-9568-45c7-9c0e-b4f9fb4537bd}",</text:p>
          </table:table-cell>
          <table:table-cell table:style-name="ce37"/>
        </table:table-row>
        <table:table-row table:style-name="ro1">
          <table:table-cell office:value-type="string" calcext:value-type="string">
            <text:p>Printers</text:p>
          </table:table-cell>
          <table:table-cell office:value-type="string" calcext:value-type="string">
            <text:p>shell:::{2227A280-3AEA-1069-A2DE-08002B30309D}</text:p>
          </table:table-cell>
          <table:table-cell table:formula="of:=&quot;&quot;&quot;&quot; &amp; [.A64] &amp; &quot;&quot;&quot;&quot; &amp; &quot;,&quot; &amp; &quot;&quot;&quot;&quot; &amp; [.B64] &amp; &quot;&quot;&quot;&quot; &amp; &quot;,&quot;" office:value-type="string" office:string-value="&quot;Printers&quot;,&quot;shell:::{2227A280-3AEA-1069-A2DE-08002B30309D}&quot;," calcext:value-type="string">
            <text:p>"Printers","shell:::{2227A280-3AEA-1069-A2DE-08002B30309D}",</text:p>
          </table:table-cell>
          <table:table-cell table:style-name="ce33" table:formula="of:=IFNA(MATCH([.A64];[LOOKUP.$A:.$A];0);&quot;&quot;)">
            <text:p/>
          </table:table-cell>
          <table:table-cell table:style-name="ce35" table:formula="of:=IFERROR(INDEX([LOOKUP.$A:.$A];[.$D64];1);&quot;&quot;)">
            <text:p/>
          </table:table-cell>
          <table:table-cell table:style-name="ce37" office:value-type="string" calcext:value-type="string">
            <text:p>"Libraries","shell:::{031E4825-7B94-4dc3-B131-E946B44C8DD5}",</text:p>
          </table:table-cell>
          <table:table-cell table:style-name="ce37"/>
        </table:table-row>
        <table:table-row table:style-name="ro1">
          <table:table-cell table:style-name="ce10" office:value-type="string" calcext:value-type="string">
            <text:p>printhood delegate folder</text:p>
          </table:table-cell>
          <table:table-cell office:value-type="string" calcext:value-type="string">
            <text:p>shell:::{ed50fc29-b964-48a9-afb3-15ebb9b97f36}</text:p>
          </table:table-cell>
          <table:table-cell table:formula="of:=&quot;&quot;&quot;&quot; &amp; [.A65] &amp; &quot;&quot;&quot;&quot; &amp; &quot;,&quot; &amp; &quot;&quot;&quot;&quot; &amp; [.B65] &amp; &quot;&quot;&quot;&quot; &amp; &quot;,&quot;" office:value-type="string" office:string-value="&quot;printhood delegate folder&quot;,&quot;shell:::{ed50fc29-b964-48a9-afb3-15ebb9b97f36}&quot;," calcext:value-type="string">
            <text:p>"printhood delegate folder","shell:::{ed50fc29-b964-48a9-afb3-15ebb9b97f36}",</text:p>
          </table:table-cell>
          <table:table-cell table:style-name="ce33" table:formula="of:=IFNA(MATCH([.A65];[LOOKUP.$A:.$A];0);&quot;&quot;)">
            <text:p/>
          </table:table-cell>
          <table:table-cell table:style-name="ce35" table:formula="of:=IFERROR(INDEX([LOOKUP.$A:.$A];[.$D65];1);&quot;&quot;)">
            <text:p/>
          </table:table-cell>
          <table:table-cell table:style-name="ce37" office:value-type="string" calcext:value-type="string">
            <text:p>"Linux","shell:::{B2B4A4D1-2754-4140-A2EB-9A76D9D7CDC6}",</text:p>
          </table:table-cell>
          <table:table-cell table:style-name="ce37"/>
        </table:table-row>
        <table:table-row table:style-name="ro1">
          <table:table-cell office:value-type="string" calcext:value-type="string">
            <text:p>Programs and Features</text:p>
          </table:table-cell>
          <table:table-cell office:value-type="string" calcext:value-type="string">
            <text:p>shell:::{7b81be6a-ce2b-4676-a29e-eb907a5126c5}</text:p>
          </table:table-cell>
          <table:table-cell table:formula="of:=&quot;&quot;&quot;&quot; &amp; [.A66] &amp; &quot;&quot;&quot;&quot; &amp; &quot;,&quot; &amp; &quot;&quot;&quot;&quot; &amp; [.B66] &amp; &quot;&quot;&quot;&quot; &amp; &quot;,&quot;" office:value-type="string" office:string-value="&quot;Programs and Features&quot;,&quot;shell:::{7b81be6a-ce2b-4676-a29e-eb907a5126c5}&quot;," calcext:value-type="string">
            <text:p>"Programs and Features","shell:::{7b81be6a-ce2b-4676-a29e-eb907a5126c5}",</text:p>
          </table:table-cell>
          <table:table-cell table:style-name="ce33" table:formula="of:=IFNA(MATCH([.A66];[LOOKUP.$A:.$A];0);&quot;&quot;)">
            <text:p/>
          </table:table-cell>
          <table:table-cell table:style-name="ce35" table:formula="of:=IFERROR(INDEX([LOOKUP.$A:.$A];[.$D66];1);&quot;&quot;)">
            <text:p/>
          </table:table-cell>
          <table:table-cell table:style-name="ce37" office:value-type="string" calcext:value-type="string">
            <text:p>"Media Servers","shell:::{289AF617-1CC3-42A6-926C-E6A863F0E3BA}",</text:p>
          </table:table-cell>
          <table:table-cell table:style-name="ce37"/>
        </table:table-row>
        <table:table-row table:style-name="ro1">
          <table:table-cell office:value-type="string" calcext:value-type="string">
            <text:p>Public Folder</text:p>
          </table:table-cell>
          <table:table-cell office:value-type="string" calcext:value-type="string">
            <text:p>shell:::{4336a54d-038b-4685-ab02-99bb52d3fb8b}</text:p>
          </table:table-cell>
          <table:table-cell table:formula="of:=&quot;&quot;&quot;&quot; &amp; [.A67] &amp; &quot;&quot;&quot;&quot; &amp; &quot;,&quot; &amp; &quot;&quot;&quot;&quot; &amp; [.B67] &amp; &quot;&quot;&quot;&quot; &amp; &quot;,&quot;" office:value-type="string" office:string-value="&quot;Public Folder&quot;,&quot;shell:::{4336a54d-038b-4685-ab02-99bb52d3fb8b}&quot;," calcext:value-type="string">
            <text:p>"Public Folder","shell:::{4336a54d-038b-4685-ab02-99bb52d3fb8b}",</text:p>
          </table:table-cell>
          <table:table-cell table:style-name="ce33" table:formula="of:=IFNA(MATCH([.A67];[LOOKUP.$A:.$A];0);&quot;&quot;)">
            <text:p/>
          </table:table-cell>
          <table:table-cell table:style-name="ce35" table:formula="of:=IFERROR(INDEX([LOOKUP.$A:.$A];[.$D67];1);&quot;&quot;)">
            <text:p/>
          </table:table-cell>
          <table:table-cell table:style-name="ce37" office:value-type="string" calcext:value-type="string">
            <text:p>"Music","shell:::{1CF1260C-4DD0-4ebb-811F-33C572699FDE}",</text:p>
          </table:table-cell>
          <table:table-cell table:style-name="ce37"/>
        </table:table-row>
        <table:table-row table:style-name="ro1">
          <table:table-cell office:value-type="string" calcext:value-type="string">
            <text:p>Quick Access</text:p>
          </table:table-cell>
          <table:table-cell office:value-type="string" calcext:value-type="string">
            <text:p>shell:::{679f85cb-0220-4080-b29b-5540cc05aab6}</text:p>
          </table:table-cell>
          <table:table-cell table:formula="of:=&quot;&quot;&quot;&quot; &amp; [.A68] &amp; &quot;&quot;&quot;&quot; &amp; &quot;,&quot; &amp; &quot;&quot;&quot;&quot; &amp; [.B68] &amp; &quot;&quot;&quot;&quot; &amp; &quot;,&quot;" office:value-type="string" office:string-value="&quot;Quick Access&quot;,&quot;shell:::{679f85cb-0220-4080-b29b-5540cc05aab6}&quot;," calcext:value-type="string">
            <text:p>"Quick Access","shell:::{679f85cb-0220-4080-b29b-5540cc05aab6}",</text:p>
          </table:table-cell>
          <table:table-cell table:style-name="ce33" table:formula="of:=IFNA(MATCH([.A68];[LOOKUP.$A:.$A];0);&quot;&quot;)">
            <text:p/>
          </table:table-cell>
          <table:table-cell table:style-name="ce35" table:formula="of:=IFERROR(INDEX([LOOKUP.$A:.$A];[.$D68];1);&quot;&quot;)">
            <text:p/>
          </table:table-cell>
          <table:table-cell table:style-name="ce37" office:value-type="string" calcext:value-type="string">
            <text:p>"Music","shell:::{3dfdf296-dbec-4fb4-81d1-6a3438bcf4de}",</text:p>
          </table:table-cell>
          <table:table-cell table:style-name="ce37"/>
        </table:table-row>
        <table:table-row table:style-name="ro1">
          <table:table-cell office:value-type="string" calcext:value-type="string">
            <text:p>Recent Files</text:p>
          </table:table-cell>
          <table:table-cell office:value-type="string" calcext:value-type="string">
            <text:p>shell:::{3134ef9c-6b18-4996-ad04-ed5912e00eb5}</text:p>
          </table:table-cell>
          <table:table-cell table:formula="of:=&quot;&quot;&quot;&quot; &amp; [.A69] &amp; &quot;&quot;&quot;&quot; &amp; &quot;,&quot; &amp; &quot;&quot;&quot;&quot; &amp; [.B69] &amp; &quot;&quot;&quot;&quot; &amp; &quot;,&quot;" office:value-type="string" office:string-value="&quot;Recent Files&quot;,&quot;shell:::{3134ef9c-6b18-4996-ad04-ed5912e00eb5}&quot;," calcext:value-type="string">
            <text:p>"Recent Files","shell:::{3134ef9c-6b18-4996-ad04-ed5912e00eb5}",</text:p>
          </table:table-cell>
          <table:table-cell table:style-name="ce33" table:formula="of:=IFNA(MATCH([.A69];[LOOKUP.$A:.$A];0);&quot;&quot;)">
            <text:p/>
          </table:table-cell>
          <table:table-cell table:style-name="ce35" table:formula="of:=IFERROR(INDEX([LOOKUP.$A:.$A];[.$D69];1);&quot;&quot;)">
            <text:p/>
          </table:table-cell>
          <table:table-cell table:style-name="ce37" office:value-type="string" calcext:value-type="string">
            <text:p>"My Documents","shell:::{450D8FBA-AD25-11D0-98A8-0800361B1103}",</text:p>
          </table:table-cell>
          <table:table-cell table:style-name="ce37"/>
        </table:table-row>
        <table:table-row table:style-name="ro1">
          <table:table-cell office:value-type="string" calcext:value-type="string">
            <text:p>Recent Items Instance Folder</text:p>
          </table:table-cell>
          <table:table-cell office:value-type="string" calcext:value-type="string">
            <text:p>shell:::{4564b25e-30cd-4787-82ba-39e73a750b14}</text:p>
          </table:table-cell>
          <table:table-cell table:formula="of:=&quot;&quot;&quot;&quot; &amp; [.A70] &amp; &quot;&quot;&quot;&quot; &amp; &quot;,&quot; &amp; &quot;&quot;&quot;&quot; &amp; [.B70] &amp; &quot;&quot;&quot;&quot; &amp; &quot;,&quot;" office:value-type="string" office:string-value="&quot;Recent Items Instance Folder&quot;,&quot;shell:::{4564b25e-30cd-4787-82ba-39e73a750b14}&quot;," calcext:value-type="string">
            <text:p>"Recent Items Instance Folder","shell:::{4564b25e-30cd-4787-82ba-39e73a750b14}",</text:p>
          </table:table-cell>
          <table:table-cell table:style-name="ce33" table:formula="of:=IFNA(MATCH([.A70];[LOOKUP.$A:.$A];0);&quot;&quot;)">
            <text:p/>
          </table:table-cell>
          <table:table-cell table:style-name="ce35" table:formula="of:=IFERROR(INDEX([LOOKUP.$A:.$A];[.$D70];1);&quot;&quot;)">
            <text:p/>
          </table:table-cell>
          <table:table-cell table:style-name="ce37" office:value-type="string" calcext:value-type="string">
            <text:p>"Network and Sharing Center","shell:::{8E908FC9-BECC-40f6-915B-F4CA0E70D03D}",</text:p>
          </table:table-cell>
          <table:table-cell table:style-name="ce37"/>
        </table:table-row>
        <table:table-row table:style-name="ro1">
          <table:table-cell office:value-type="string" calcext:value-type="string">
            <text:p>Recent Places Folder</text:p>
          </table:table-cell>
          <table:table-cell office:value-type="string" calcext:value-type="string">
            <text:p>shell:::{22877a6d-37a1-461a-91b0-dbda5aaebc99}</text:p>
          </table:table-cell>
          <table:table-cell table:formula="of:=&quot;&quot;&quot;&quot; &amp; [.A71] &amp; &quot;&quot;&quot;&quot; &amp; &quot;,&quot; &amp; &quot;&quot;&quot;&quot; &amp; [.B71] &amp; &quot;&quot;&quot;&quot; &amp; &quot;,&quot;" office:value-type="string" office:string-value="&quot;Recent Places Folder&quot;,&quot;shell:::{22877a6d-37a1-461a-91b0-dbda5aaebc99}&quot;," calcext:value-type="string">
            <text:p>"Recent Places Folder","shell:::{22877a6d-37a1-461a-91b0-dbda5aaebc99}",</text:p>
          </table:table-cell>
          <table:table-cell table:style-name="ce33" table:formula="of:=IFNA(MATCH([.A71];[LOOKUP.$A:.$A];0);&quot;&quot;)">
            <text:p/>
          </table:table-cell>
          <table:table-cell table:style-name="ce35" table:formula="of:=IFERROR(INDEX([LOOKUP.$A:.$A];[.$D71];1);&quot;&quot;)">
            <text:p/>
          </table:table-cell>
          <table:table-cell table:style-name="ce37" office:value-type="string" calcext:value-type="string">
            <text:p>"Network Computers and Devices","shell:::{F02C1A0D-BE21-4350-88B0-7367FC96EF3C}",</text:p>
          </table:table-cell>
          <table:table-cell table:style-name="ce37"/>
        </table:table-row>
        <table:table-row table:style-name="ro1">
          <table:table-cell office:value-type="string" calcext:value-type="string">
            <text:p>Recycle Bin</text:p>
          </table:table-cell>
          <table:table-cell office:value-type="string" calcext:value-type="string">
            <text:p>shell:::{645FF040-5081-101B-9F08-00AA002F954E}</text:p>
          </table:table-cell>
          <table:table-cell table:formula="of:=&quot;&quot;&quot;&quot; &amp; [.A72] &amp; &quot;&quot;&quot;&quot; &amp; &quot;,&quot; &amp; &quot;&quot;&quot;&quot; &amp; [.B72] &amp; &quot;&quot;&quot;&quot; &amp; &quot;,&quot;" office:value-type="string" office:string-value="&quot;Recycle Bin&quot;,&quot;shell:::{645FF040-5081-101B-9F08-00AA002F954E}&quot;," calcext:value-type="string">
            <text:p>"Recycle Bin","shell:::{645FF040-5081-101B-9F08-00AA002F954E}",</text:p>
          </table:table-cell>
          <table:table-cell table:style-name="ce33" table:formula="of:=IFNA(MATCH([.A72];[LOOKUP.$A:.$A];0);&quot;&quot;)">
            <text:p/>
          </table:table-cell>
          <table:table-cell table:style-name="ce35" table:formula="of:=IFERROR(INDEX([LOOKUP.$A:.$A];[.$D72];1);&quot;&quot;)">
            <text:p/>
          </table:table-cell>
          <table:table-cell table:style-name="ce37" office:value-type="string" calcext:value-type="string">
            <text:p>"Network Connections","shell:::{7007ACC7-3202-11D1-AAD2-00805FC1270E}",</text:p>
          </table:table-cell>
          <table:table-cell table:style-name="ce37"/>
        </table:table-row>
        <table:table-row table:style-name="ro1">
          <table:table-cell office:value-type="string" calcext:value-type="string">
            <text:p>Remote File Browser</text:p>
          </table:table-cell>
          <table:table-cell office:value-type="string" calcext:value-type="string">
            <text:p>shell:::{0907616E-F5E6-48D8-9D61-A91C3D28106D}</text:p>
          </table:table-cell>
          <table:table-cell table:formula="of:=&quot;&quot;&quot;&quot; &amp; [.A73] &amp; &quot;&quot;&quot;&quot; &amp; &quot;,&quot; &amp; &quot;&quot;&quot;&quot; &amp; [.B73] &amp; &quot;&quot;&quot;&quot; &amp; &quot;,&quot;" office:value-type="string" office:string-value="&quot;Remote File Browser&quot;,&quot;shell:::{0907616E-F5E6-48D8-9D61-A91C3D28106D}&quot;," calcext:value-type="string">
            <text:p>"Remote File Browser","shell:::{0907616E-F5E6-48D8-9D61-A91C3D28106D}",</text:p>
          </table:table-cell>
          <table:table-cell table:style-name="ce33" table:formula="of:=IFNA(MATCH([.A73];[LOOKUP.$A:.$A];0);&quot;&quot;)" office:value-type="float" office:value="11" calcext:value-type="float">
            <text:p>11</text:p>
          </table:table-cell>
          <table:table-cell table:style-name="ce35" table:formula="of:=IFERROR(INDEX([LOOKUP.$A:.$A];[.$D73];1);&quot;&quot;)" office:value-type="string" office:string-value="Remote File Browser" calcext:value-type="string">
            <text:p>Remote File Browser</text:p>
          </table:table-cell>
          <table:table-cell table:style-name="ce37" office:value-type="string" calcext:value-type="string">
            <text:p>"Network Connections","shell:::{992CFFA0-F557-101A-88EC-00DD010CCC48}",</text:p>
          </table:table-cell>
          <table:table-cell table:style-name="ce37"/>
        </table:table-row>
        <table:table-row table:style-name="ro1">
          <table:table-cell office:value-type="string" calcext:value-type="string">
            <text:p>Remote Printers</text:p>
          </table:table-cell>
          <table:table-cell office:value-type="string" calcext:value-type="string">
            <text:p>shell:::{863aa9fd-42df-457b-8e4d-0de1b8015c60}</text:p>
          </table:table-cell>
          <table:table-cell table:formula="of:=&quot;&quot;&quot;&quot; &amp; [.A74] &amp; &quot;&quot;&quot;&quot; &amp; &quot;,&quot; &amp; &quot;&quot;&quot;&quot; &amp; [.B74] &amp; &quot;&quot;&quot;&quot; &amp; &quot;,&quot;" office:value-type="string" office:string-value="&quot;Remote Printers&quot;,&quot;shell:::{863aa9fd-42df-457b-8e4d-0de1b8015c60}&quot;," calcext:value-type="string">
            <text:p>"Remote Printers","shell:::{863aa9fd-42df-457b-8e4d-0de1b8015c60}",</text:p>
          </table:table-cell>
          <table:table-cell table:style-name="ce33" table:formula="of:=IFNA(MATCH([.A74];[LOOKUP.$A:.$A];0);&quot;&quot;)">
            <text:p/>
          </table:table-cell>
          <table:table-cell table:style-name="ce35" table:formula="of:=IFERROR(INDEX([LOOKUP.$A:.$A];[.$D74];1);&quot;&quot;)">
            <text:p/>
          </table:table-cell>
          <table:table-cell table:style-name="ce37" office:value-type="string" calcext:value-type="string">
            <text:p>"Network","shell:::{208D2C60-3AEA-1069-A2D7-08002B30309D}",</text:p>
          </table:table-cell>
          <table:table-cell table:style-name="ce37"/>
        </table:table-row>
        <table:table-row table:style-name="ro1">
          <table:table-cell office:value-type="string" calcext:value-type="string">
            <text:p>RemoteApp and Desktop Connections</text:p>
          </table:table-cell>
          <table:table-cell office:value-type="string" calcext:value-type="string">
            <text:p>shell:::{241D7C96-F8BF-4F85-B01F-E2B043341A4B}</text:p>
          </table:table-cell>
          <table:table-cell table:formula="of:=&quot;&quot;&quot;&quot; &amp; [.A75] &amp; &quot;&quot;&quot;&quot; &amp; &quot;,&quot; &amp; &quot;&quot;&quot;&quot; &amp; [.B75] &amp; &quot;&quot;&quot;&quot; &amp; &quot;,&quot;" office:value-type="string" office:string-value="&quot;RemoteApp and Desktop Connections&quot;,&quot;shell:::{241D7C96-F8BF-4F85-B01F-E2B043341A4B}&quot;," calcext:value-type="string">
            <text:p>"RemoteApp and Desktop Connections","shell:::{241D7C96-F8BF-4F85-B01F-E2B043341A4B}",</text:p>
          </table:table-cell>
          <table:table-cell table:style-name="ce33" table:formula="of:=IFNA(MATCH([.A75];[LOOKUP.$A:.$A];0);&quot;&quot;)">
            <text:p/>
          </table:table-cell>
          <table:table-cell table:style-name="ce35" table:formula="of:=IFERROR(INDEX([LOOKUP.$A:.$A];[.$D75];1);&quot;&quot;)">
            <text:p/>
          </table:table-cell>
          <table:table-cell table:style-name="ce37" office:value-type="string" calcext:value-type="string">
            <text:p>"OneDrive","shell:::{018D5C66-4533-4307-9B53-224DE2ED1FE6}",</text:p>
          </table:table-cell>
          <table:table-cell table:style-name="ce37"/>
        </table:table-row>
        <table:table-row table:style-name="ro1">
          <table:table-cell office:value-type="string" calcext:value-type="string">
            <text:p>Removable Drives</text:p>
          </table:table-cell>
          <table:table-cell office:value-type="string" calcext:value-type="string">
            <text:p>shell:::{F5FB2C77-0E2F-4A16-A381-3E560C68BC83}</text:p>
          </table:table-cell>
          <table:table-cell table:formula="of:=&quot;&quot;&quot;&quot; &amp; [.A76] &amp; &quot;&quot;&quot;&quot; &amp; &quot;,&quot; &amp; &quot;&quot;&quot;&quot; &amp; [.B76] &amp; &quot;&quot;&quot;&quot; &amp; &quot;,&quot;" office:value-type="string" office:string-value="&quot;Removable Drives&quot;,&quot;shell:::{F5FB2C77-0E2F-4A16-A381-3E560C68BC83}&quot;," calcext:value-type="string">
            <text:p>"Removable Drives","shell:::{F5FB2C77-0E2F-4A16-A381-3E560C68BC83}",</text:p>
          </table:table-cell>
          <table:table-cell table:style-name="ce33" table:formula="of:=IFNA(MATCH([.A76];[LOOKUP.$A:.$A];0);&quot;&quot;)">
            <text:p/>
          </table:table-cell>
          <table:table-cell table:style-name="ce35" table:formula="of:=IFERROR(INDEX([LOOKUP.$A:.$A];[.$D76];1);&quot;&quot;)">
            <text:p/>
          </table:table-cell>
          <table:table-cell table:style-name="ce37" office:value-type="string" calcext:value-type="string">
            <text:p>"Personalization","shell:::{ED834ED6-4B5A-4bfe-8F11-A626DCB6A921}",</text:p>
          </table:table-cell>
          <table:table-cell table:style-name="ce37"/>
        </table:table-row>
        <table:table-row table:style-name="ro1">
          <table:table-cell office:value-type="string" calcext:value-type="string">
            <text:p>Removable Storage Devices</text:p>
          </table:table-cell>
          <table:table-cell office:value-type="string" calcext:value-type="string">
            <text:p>shell:::{a6482830-08eb-41e2-84c1-73920c2badb9}</text:p>
          </table:table-cell>
          <table:table-cell table:formula="of:=&quot;&quot;&quot;&quot; &amp; [.A77] &amp; &quot;&quot;&quot;&quot; &amp; &quot;,&quot; &amp; &quot;&quot;&quot;&quot; &amp; [.B77] &amp; &quot;&quot;&quot;&quot; &amp; &quot;,&quot;" office:value-type="string" office:string-value="&quot;Removable Storage Devices&quot;,&quot;shell:::{a6482830-08eb-41e2-84c1-73920c2badb9}&quot;," calcext:value-type="string">
            <text:p>"Removable Storage Devices","shell:::{a6482830-08eb-41e2-84c1-73920c2badb9}",</text:p>
          </table:table-cell>
          <table:table-cell table:style-name="ce33" table:formula="of:=IFNA(MATCH([.A77];[LOOKUP.$A:.$A];0);&quot;&quot;)">
            <text:p/>
          </table:table-cell>
          <table:table-cell table:style-name="ce35" table:formula="of:=IFERROR(INDEX([LOOKUP.$A:.$A];[.$D77];1);&quot;&quot;)">
            <text:p/>
          </table:table-cell>
          <table:table-cell table:style-name="ce37" office:value-type="string" calcext:value-type="string">
            <text:p>"Pictures","shell:::{24ad3ad4-a569-4530-98e1-ab02f9417aa8}",</text:p>
          </table:table-cell>
          <table:table-cell table:style-name="ce37"/>
        </table:table-row>
        <table:table-row table:style-name="ro1">
          <table:table-cell office:value-type="string" calcext:value-type="string">
            <text:p>Results Folder</text:p>
          </table:table-cell>
          <table:table-cell office:value-type="string" calcext:value-type="string">
            <text:p>shell:::{2965e715-eb66-4719-b53f-1672673bbefa}</text:p>
          </table:table-cell>
          <table:table-cell table:formula="of:=&quot;&quot;&quot;&quot; &amp; [.A78] &amp; &quot;&quot;&quot;&quot; &amp; &quot;,&quot; &amp; &quot;&quot;&quot;&quot; &amp; [.B78] &amp; &quot;&quot;&quot;&quot; &amp; &quot;,&quot;" office:value-type="string" office:string-value="&quot;Results Folder&quot;,&quot;shell:::{2965e715-eb66-4719-b53f-1672673bbefa}&quot;," calcext:value-type="string">
            <text:p>"Results Folder","shell:::{2965e715-eb66-4719-b53f-1672673bbefa}",</text:p>
          </table:table-cell>
          <table:table-cell table:style-name="ce33" table:formula="of:=IFNA(MATCH([.A78];[LOOKUP.$A:.$A];0);&quot;&quot;)">
            <text:p/>
          </table:table-cell>
          <table:table-cell table:style-name="ce35" table:formula="of:=IFERROR(INDEX([LOOKUP.$A:.$A];[.$D78];1);&quot;&quot;)">
            <text:p/>
          </table:table-cell>
          <table:table-cell table:style-name="ce37" office:value-type="string" calcext:value-type="string">
            <text:p>"Pictures","shell:::{3ADD1653-EB32-4cb0-BBD7-DFA0ABB5ACCA}",</text:p>
          </table:table-cell>
          <table:table-cell table:style-name="ce37"/>
        </table:table-row>
        <table:table-row table:style-name="ro1">
          <table:table-cell office:value-type="string" calcext:value-type="string">
            <text:p>Run...</text:p>
          </table:table-cell>
          <table:table-cell office:value-type="string" calcext:value-type="string">
            <text:p>shell:::{2559a1f3-21d7-11d4-bdaf-00c04f60b9f0}</text:p>
          </table:table-cell>
          <table:table-cell table:formula="of:=&quot;&quot;&quot;&quot; &amp; [.A79] &amp; &quot;&quot;&quot;&quot; &amp; &quot;,&quot; &amp; &quot;&quot;&quot;&quot; &amp; [.B79] &amp; &quot;&quot;&quot;&quot; &amp; &quot;,&quot;" office:value-type="string" office:string-value="&quot;Run...&quot;,&quot;shell:::{2559a1f3-21d7-11d4-bdaf-00c04f60b9f0}&quot;," calcext:value-type="string">
            <text:p>"Run...","shell:::{2559a1f3-21d7-11d4-bdaf-00c04f60b9f0}",</text:p>
          </table:table-cell>
          <table:table-cell table:style-name="ce33" table:formula="of:=IFNA(MATCH([.A79];[LOOKUP.$A:.$A];0);&quot;&quot;)" office:value-type="float" office:value="12" calcext:value-type="float">
            <text:p>12</text:p>
          </table:table-cell>
          <table:table-cell table:style-name="ce35" table:formula="of:=IFERROR(INDEX([LOOKUP.$A:.$A];[.$D79];1);&quot;&quot;)" office:value-type="string" office:string-value="Run..." calcext:value-type="string">
            <text:p>Run...</text:p>
          </table:table-cell>
          <table:table-cell table:style-name="ce37" office:value-type="string" calcext:value-type="string">
            <text:p>"Portable Devices","shell:::{35786D3C-B075-49b9-88DD-029876E11C01}",</text:p>
          </table:table-cell>
          <table:table-cell table:style-name="ce37"/>
        </table:table-row>
        <table:table-row table:style-name="ro1">
          <table:table-cell office:value-type="string" calcext:value-type="string">
            <text:p>Security and Maintenance</text:p>
          </table:table-cell>
          <table:table-cell office:value-type="string" calcext:value-type="string">
            <text:p>shell:::{BB64F8A7-BEE7-4E1A-AB8D-7D8273F7FDB6}</text:p>
          </table:table-cell>
          <table:table-cell table:formula="of:=&quot;&quot;&quot;&quot; &amp; [.A80] &amp; &quot;&quot;&quot;&quot; &amp; &quot;,&quot; &amp; &quot;&quot;&quot;&quot; &amp; [.B80] &amp; &quot;&quot;&quot;&quot; &amp; &quot;,&quot;" office:value-type="string" office:string-value="&quot;Security and Maintenance&quot;,&quot;shell:::{BB64F8A7-BEE7-4E1A-AB8D-7D8273F7FDB6}&quot;," calcext:value-type="string">
            <text:p>"Security and Maintenance","shell:::{BB64F8A7-BEE7-4E1A-AB8D-7D8273F7FDB6}",</text:p>
          </table:table-cell>
          <table:table-cell table:style-name="ce33" table:formula="of:=IFNA(MATCH([.A80];[LOOKUP.$A:.$A];0);&quot;&quot;)">
            <text:p/>
          </table:table-cell>
          <table:table-cell table:style-name="ce35" table:formula="of:=IFERROR(INDEX([LOOKUP.$A:.$A];[.$D80];1);&quot;&quot;)">
            <text:p/>
          </table:table-cell>
          <table:table-cell table:style-name="ce37" office:value-type="string" calcext:value-type="string">
            <text:p>"Power Options","shell:::{025A5937-A6BE-4686-A844-36FE4BEC8B6D}",</text:p>
          </table:table-cell>
          <table:table-cell table:style-name="ce37"/>
        </table:table-row>
        <table:table-row table:style-name="ro1">
          <table:table-cell office:value-type="string" calcext:value-type="string">
            <text:p>Set Program Access and Computer Defaults</text:p>
          </table:table-cell>
          <table:table-cell office:value-type="string" calcext:value-type="string">
            <text:p>shell:::{2559a1f7-21d7-11d4-bdaf-00c04f60b9f0}</text:p>
          </table:table-cell>
          <table:table-cell table:formula="of:=&quot;&quot;&quot;&quot; &amp; [.A81] &amp; &quot;&quot;&quot;&quot; &amp; &quot;,&quot; &amp; &quot;&quot;&quot;&quot; &amp; [.B81] &amp; &quot;&quot;&quot;&quot; &amp; &quot;,&quot;" office:value-type="string" office:string-value="&quot;Set Program Access and Computer Defaults&quot;,&quot;shell:::{2559a1f7-21d7-11d4-bdaf-00c04f60b9f0}&quot;," calcext:value-type="string">
            <text:p>"Set Program Access and Computer Defaults","shell:::{2559a1f7-21d7-11d4-bdaf-00c04f60b9f0}",</text:p>
          </table:table-cell>
          <table:table-cell table:style-name="ce33" table:formula="of:=IFNA(MATCH([.A81];[LOOKUP.$A:.$A];0);&quot;&quot;)" office:value-type="float" office:value="13" calcext:value-type="float">
            <text:p>13</text:p>
          </table:table-cell>
          <table:table-cell table:style-name="ce35" table:formula="of:=IFERROR(INDEX([LOOKUP.$A:.$A];[.$D81];1);&quot;&quot;)" office:value-type="string" office:string-value="Set Program Access and Computer Defaults" calcext:value-type="string">
            <text:p>Set Program Access and Computer Defaults</text:p>
          </table:table-cell>
          <table:table-cell table:style-name="ce37" office:value-type="string" calcext:value-type="string">
            <text:p>"Previous Versions Results Folder","shell:::{f8c2ab3b-17bc-41da-9758-339d7dbf2d88}",</text:p>
          </table:table-cell>
          <table:table-cell table:style-name="ce37"/>
        </table:table-row>
        <table:table-row table:style-name="ro1">
          <table:table-cell office:value-type="string" calcext:value-type="string">
            <text:p>Show desktop</text:p>
          </table:table-cell>
          <table:table-cell office:value-type="string" calcext:value-type="string">
            <text:p>shell:::{3080F90D-D7AD-11D9-BD98-0000947B0257}</text:p>
          </table:table-cell>
          <table:table-cell table:formula="of:=&quot;&quot;&quot;&quot; &amp; [.A82] &amp; &quot;&quot;&quot;&quot; &amp; &quot;,&quot; &amp; &quot;&quot;&quot;&quot; &amp; [.B82] &amp; &quot;&quot;&quot;&quot; &amp; &quot;,&quot;" office:value-type="string" office:string-value="&quot;Show desktop&quot;,&quot;shell:::{3080F90D-D7AD-11D9-BD98-0000947B0257}&quot;," calcext:value-type="string">
            <text:p>"Show desktop","shell:::{3080F90D-D7AD-11D9-BD98-0000947B0257}",</text:p>
          </table:table-cell>
          <table:table-cell table:style-name="ce33" table:formula="of:=IFNA(MATCH([.A82];[LOOKUP.$A:.$A];0);&quot;&quot;)" office:value-type="float" office:value="14" calcext:value-type="float">
            <text:p>14</text:p>
          </table:table-cell>
          <table:table-cell table:style-name="ce35" table:formula="of:=IFERROR(INDEX([LOOKUP.$A:.$A];[.$D82];1);&quot;&quot;)" office:value-type="string" office:string-value="Show desktop" calcext:value-type="string">
            <text:p>Show desktop</text:p>
          </table:table-cell>
          <table:table-cell table:style-name="ce37" office:value-type="string" calcext:value-type="string">
            <text:p>"Printers","shell:::{2227A280-3AEA-1069-A2DE-08002B30309D}",</text:p>
          </table:table-cell>
          <table:table-cell table:style-name="ce37"/>
        </table:table-row>
        <table:table-row table:style-name="ro1">
          <table:table-cell office:value-type="string" calcext:value-type="string">
            <text:p>Speech Recognition</text:p>
          </table:table-cell>
          <table:table-cell office:value-type="string" calcext:value-type="string">
            <text:p>shell:::{58E3C745-D971-4081-9034-86E34B30836A}</text:p>
          </table:table-cell>
          <table:table-cell table:formula="of:=&quot;&quot;&quot;&quot; &amp; [.A83] &amp; &quot;&quot;&quot;&quot; &amp; &quot;,&quot; &amp; &quot;&quot;&quot;&quot; &amp; [.B83] &amp; &quot;&quot;&quot;&quot; &amp; &quot;,&quot;" office:value-type="string" office:string-value="&quot;Speech Recognition&quot;,&quot;shell:::{58E3C745-D971-4081-9034-86E34B30836A}&quot;," calcext:value-type="string">
            <text:p>"Speech Recognition","shell:::{58E3C745-D971-4081-9034-86E34B30836A}",</text:p>
          </table:table-cell>
          <table:table-cell table:style-name="ce33" table:formula="of:=IFNA(MATCH([.A83];[LOOKUP.$A:.$A];0);&quot;&quot;)" office:value-type="float" office:value="15" calcext:value-type="float">
            <text:p>15</text:p>
          </table:table-cell>
          <table:table-cell table:style-name="ce35" table:formula="of:=IFERROR(INDEX([LOOKUP.$A:.$A];[.$D83];1);&quot;&quot;)" office:value-type="string" office:string-value="Speech Recognition" calcext:value-type="string">
            <text:p>Speech Recognition</text:p>
          </table:table-cell>
          <table:table-cell table:style-name="ce37" office:value-type="string" calcext:value-type="string">
            <text:p>"printhood delegate folder","shell:::{ed50fc29-b964-48a9-afb3-15ebb9b97f36}",</text:p>
          </table:table-cell>
          <table:table-cell table:style-name="ce37"/>
        </table:table-row>
        <table:table-row table:style-name="ro1">
          <table:table-cell office:value-type="string" calcext:value-type="string">
            <text:p>Start Menu</text:p>
          </table:table-cell>
          <table:table-cell office:value-type="string" calcext:value-type="string">
            <text:p>shell:::{48e7caab-b918-4e58-a94d-505519c795dc}</text:p>
          </table:table-cell>
          <table:table-cell table:formula="of:=&quot;&quot;&quot;&quot; &amp; [.A84] &amp; &quot;&quot;&quot;&quot; &amp; &quot;,&quot; &amp; &quot;&quot;&quot;&quot; &amp; [.B84] &amp; &quot;&quot;&quot;&quot; &amp; &quot;,&quot;" office:value-type="string" office:string-value="&quot;Start Menu&quot;,&quot;shell:::{48e7caab-b918-4e58-a94d-505519c795dc}&quot;," calcext:value-type="string">
            <text:p>"Start Menu","shell:::{48e7caab-b918-4e58-a94d-505519c795dc}",</text:p>
          </table:table-cell>
          <table:table-cell table:style-name="ce33" table:formula="of:=IFNA(MATCH([.A84];[LOOKUP.$A:.$A];0);&quot;&quot;)" office:value-type="float" office:value="16" calcext:value-type="float">
            <text:p>16</text:p>
          </table:table-cell>
          <table:table-cell table:style-name="ce35" table:formula="of:=IFERROR(INDEX([LOOKUP.$A:.$A];[.$D84];1);&quot;&quot;)" office:value-type="string" office:string-value="Start Menu" calcext:value-type="string">
            <text:p>Start Menu</text:p>
          </table:table-cell>
          <table:table-cell table:style-name="ce37" office:value-type="string" calcext:value-type="string">
            <text:p>"Programs and Features","shell:::{7b81be6a-ce2b-4676-a29e-eb907a5126c5}",</text:p>
          </table:table-cell>
          <table:table-cell table:style-name="ce37"/>
        </table:table-row>
        <table:table-row table:style-name="ro1">
          <table:table-cell office:value-type="string" calcext:value-type="string">
            <text:p>Storage Spaces</text:p>
          </table:table-cell>
          <table:table-cell office:value-type="string" calcext:value-type="string">
            <text:p>shell:::{F942C606-0914-47AB-BE56-1321B8035096}</text:p>
          </table:table-cell>
          <table:table-cell table:formula="of:=&quot;&quot;&quot;&quot; &amp; [.A85] &amp; &quot;&quot;&quot;&quot; &amp; &quot;,&quot; &amp; &quot;&quot;&quot;&quot; &amp; [.B85] &amp; &quot;&quot;&quot;&quot; &amp; &quot;,&quot;" office:value-type="string" office:string-value="&quot;Storage Spaces&quot;,&quot;shell:::{F942C606-0914-47AB-BE56-1321B8035096}&quot;," calcext:value-type="string">
            <text:p>"Storage Spaces","shell:::{F942C606-0914-47AB-BE56-1321B8035096}",</text:p>
          </table:table-cell>
          <table:table-cell table:style-name="ce33" table:formula="of:=IFNA(MATCH([.A85];[LOOKUP.$A:.$A];0);&quot;&quot;)" office:value-type="float" office:value="17" calcext:value-type="float">
            <text:p>17</text:p>
          </table:table-cell>
          <table:table-cell table:style-name="ce35" table:formula="of:=IFERROR(INDEX([LOOKUP.$A:.$A];[.$D85];1);&quot;&quot;)" office:value-type="string" office:string-value="Storage Spaces" calcext:value-type="string">
            <text:p>Storage Spaces</text:p>
          </table:table-cell>
          <table:table-cell table:style-name="ce37" office:value-type="string" calcext:value-type="string">
            <text:p>"Public Folder","shell:::{4336a54d-038b-4685-ab02-99bb52d3fb8b}",</text:p>
          </table:table-cell>
          <table:table-cell table:style-name="ce37"/>
        </table:table-row>
        <table:table-row table:style-name="ro1">
          <table:table-cell office:value-type="string" calcext:value-type="string">
            <text:p>Switch between windows</text:p>
          </table:table-cell>
          <table:table-cell office:value-type="string" calcext:value-type="string">
            <text:p>shell:::{3080F90E-D7AD-11D9-BD98-0000947B0257}</text:p>
          </table:table-cell>
          <table:table-cell table:formula="of:=&quot;&quot;&quot;&quot; &amp; [.A86] &amp; &quot;&quot;&quot;&quot; &amp; &quot;,&quot; &amp; &quot;&quot;&quot;&quot; &amp; [.B86] &amp; &quot;&quot;&quot;&quot; &amp; &quot;,&quot;" office:value-type="string" office:string-value="&quot;Switch between windows&quot;,&quot;shell:::{3080F90E-D7AD-11D9-BD98-0000947B0257}&quot;," calcext:value-type="string">
            <text:p>"Switch between windows","shell:::{3080F90E-D7AD-11D9-BD98-0000947B0257}",</text:p>
          </table:table-cell>
          <table:table-cell table:style-name="ce33" table:formula="of:=IFNA(MATCH([.A86];[LOOKUP.$A:.$A];0);&quot;&quot;)" office:value-type="float" office:value="18" calcext:value-type="float">
            <text:p>18</text:p>
          </table:table-cell>
          <table:table-cell table:style-name="ce35" table:formula="of:=IFERROR(INDEX([LOOKUP.$A:.$A];[.$D86];1);&quot;&quot;)" office:value-type="string" office:string-value="Switch between windows" calcext:value-type="string">
            <text:p>Switch between windows</text:p>
          </table:table-cell>
          <table:table-cell table:style-name="ce37" office:value-type="string" calcext:value-type="string">
            <text:p>"Quick Access","shell:::{679f85cb-0220-4080-b29b-5540cc05aab6}",</text:p>
          </table:table-cell>
          <table:table-cell table:style-name="ce37"/>
        </table:table-row>
        <table:table-row table:style-name="ro1">
          <table:table-cell office:value-type="string" calcext:value-type="string">
            <text:p>Sync Center</text:p>
          </table:table-cell>
          <table:table-cell office:value-type="string" calcext:value-type="string">
            <text:p>shell:::{9C73F5E5-7AE7-4E32-A8E8-8D23B85255BF}</text:p>
          </table:table-cell>
          <table:table-cell table:formula="of:=&quot;&quot;&quot;&quot; &amp; [.A87] &amp; &quot;&quot;&quot;&quot; &amp; &quot;,&quot; &amp; &quot;&quot;&quot;&quot; &amp; [.B87] &amp; &quot;&quot;&quot;&quot; &amp; &quot;,&quot;" office:value-type="string" office:string-value="&quot;Sync Center&quot;,&quot;shell:::{9C73F5E5-7AE7-4E32-A8E8-8D23B85255BF}&quot;," calcext:value-type="string">
            <text:p>"Sync Center","shell:::{9C73F5E5-7AE7-4E32-A8E8-8D23B85255BF}",</text:p>
          </table:table-cell>
          <table:table-cell table:style-name="ce33" table:formula="of:=IFNA(MATCH([.A87];[LOOKUP.$A:.$A];0);&quot;&quot;)">
            <text:p/>
          </table:table-cell>
          <table:table-cell table:style-name="ce35" table:formula="of:=IFERROR(INDEX([LOOKUP.$A:.$A];[.$D87];1);&quot;&quot;)">
            <text:p/>
          </table:table-cell>
          <table:table-cell table:style-name="ce37" office:value-type="string" calcext:value-type="string">
            <text:p>"Recent Files","shell:::{3134ef9c-6b18-4996-ad04-ed5912e00eb5}",</text:p>
          </table:table-cell>
          <table:table-cell table:style-name="ce37"/>
        </table:table-row>
        <table:table-row table:style-name="ro1">
          <table:table-cell office:value-type="string" calcext:value-type="string">
            <text:p>Sync Setup Folder</text:p>
          </table:table-cell>
          <table:table-cell office:value-type="string" calcext:value-type="string">
            <text:p>shell:::{2E9E59C0-B437-4981-A647-9C34B9B90891}</text:p>
          </table:table-cell>
          <table:table-cell table:formula="of:=&quot;&quot;&quot;&quot; &amp; [.A88] &amp; &quot;&quot;&quot;&quot; &amp; &quot;,&quot; &amp; &quot;&quot;&quot;&quot; &amp; [.B88] &amp; &quot;&quot;&quot;&quot; &amp; &quot;,&quot;" office:value-type="string" office:string-value="&quot;Sync Setup Folder&quot;,&quot;shell:::{2E9E59C0-B437-4981-A647-9C34B9B90891}&quot;," calcext:value-type="string">
            <text:p>"Sync Setup Folder","shell:::{2E9E59C0-B437-4981-A647-9C34B9B90891}",</text:p>
          </table:table-cell>
          <table:table-cell table:style-name="ce33" table:formula="of:=IFNA(MATCH([.A88];[LOOKUP.$A:.$A];0);&quot;&quot;)">
            <text:p/>
          </table:table-cell>
          <table:table-cell table:style-name="ce35" table:formula="of:=IFERROR(INDEX([LOOKUP.$A:.$A];[.$D88];1);&quot;&quot;)">
            <text:p/>
          </table:table-cell>
          <table:table-cell table:style-name="ce37" office:value-type="string" calcext:value-type="string">
            <text:p>"Recent Items Instance Folder","shell:::{4564b25e-30cd-4787-82ba-39e73a750b14}",</text:p>
          </table:table-cell>
          <table:table-cell table:style-name="ce37"/>
        </table:table-row>
        <table:table-row table:style-name="ro1">
          <table:table-cell office:value-type="string" calcext:value-type="string">
            <text:p>System Recovery</text:p>
          </table:table-cell>
          <table:table-cell office:value-type="string" calcext:value-type="string">
            <text:p>shell:::{9FE63AFD-59CF-4419-9775-ABCC3849F861}</text:p>
          </table:table-cell>
          <table:table-cell table:formula="of:=&quot;&quot;&quot;&quot; &amp; [.A89] &amp; &quot;&quot;&quot;&quot; &amp; &quot;,&quot; &amp; &quot;&quot;&quot;&quot; &amp; [.B89] &amp; &quot;&quot;&quot;&quot; &amp; &quot;,&quot;" office:value-type="string" office:string-value="&quot;System Recovery&quot;,&quot;shell:::{9FE63AFD-59CF-4419-9775-ABCC3849F861}&quot;," calcext:value-type="string">
            <text:p>"System Recovery","shell:::{9FE63AFD-59CF-4419-9775-ABCC3849F861}",</text:p>
          </table:table-cell>
          <table:table-cell table:style-name="ce33" table:formula="of:=IFNA(MATCH([.A89];[LOOKUP.$A:.$A];0);&quot;&quot;)">
            <text:p/>
          </table:table-cell>
          <table:table-cell table:style-name="ce35" table:formula="of:=IFERROR(INDEX([LOOKUP.$A:.$A];[.$D89];1);&quot;&quot;)">
            <text:p/>
          </table:table-cell>
          <table:table-cell table:style-name="ce37" office:value-type="string" calcext:value-type="string">
            <text:p>"Recent Places Folder","shell:::{22877a6d-37a1-461a-91b0-dbda5aaebc99}",</text:p>
          </table:table-cell>
          <table:table-cell table:style-name="ce37"/>
        </table:table-row>
        <table:table-row table:style-name="ro1">
          <table:table-cell office:value-type="string" calcext:value-type="string">
            <text:p>System Restore</text:p>
          </table:table-cell>
          <table:table-cell office:value-type="string" calcext:value-type="string">
            <text:p>shell:::{3f6bc534-dfa1-4ab4-ae54-ef25a74e0107}</text:p>
          </table:table-cell>
          <table:table-cell table:formula="of:=&quot;&quot;&quot;&quot; &amp; [.A90] &amp; &quot;&quot;&quot;&quot; &amp; &quot;,&quot; &amp; &quot;&quot;&quot;&quot; &amp; [.B90] &amp; &quot;&quot;&quot;&quot; &amp; &quot;,&quot;" office:value-type="string" office:string-value="&quot;System Restore&quot;,&quot;shell:::{3f6bc534-dfa1-4ab4-ae54-ef25a74e0107}&quot;," calcext:value-type="string">
            <text:p>"System Restore","shell:::{3f6bc534-dfa1-4ab4-ae54-ef25a74e0107}",</text:p>
          </table:table-cell>
          <table:table-cell table:style-name="ce33" table:formula="of:=IFNA(MATCH([.A90];[LOOKUP.$A:.$A];0);&quot;&quot;)" office:value-type="float" office:value="19" calcext:value-type="float">
            <text:p>19</text:p>
          </table:table-cell>
          <table:table-cell table:style-name="ce35" table:formula="of:=IFERROR(INDEX([LOOKUP.$A:.$A];[.$D90];1);&quot;&quot;)" office:value-type="string" office:string-value="System Restore" calcext:value-type="string">
            <text:p>System Restore</text:p>
          </table:table-cell>
          <table:table-cell table:style-name="ce37" office:value-type="string" calcext:value-type="string">
            <text:p>"Recycle Bin","shell:::{645FF040-5081-101B-9F08-00AA002F954E}",</text:p>
          </table:table-cell>
          <table:table-cell table:style-name="ce37"/>
        </table:table-row>
        <table:table-row table:style-name="ro1">
          <table:table-cell office:value-type="string" calcext:value-type="string">
            <text:p>Taskbar</text:p>
          </table:table-cell>
          <table:table-cell office:value-type="string" calcext:value-type="string">
            <text:p>shell:::{05d7b0f4-2121-4eff-bf6b-ed3f69b894d9}</text:p>
          </table:table-cell>
          <table:table-cell table:formula="of:=&quot;&quot;&quot;&quot; &amp; [.A91] &amp; &quot;&quot;&quot;&quot; &amp; &quot;,&quot; &amp; &quot;&quot;&quot;&quot; &amp; [.B91] &amp; &quot;&quot;&quot;&quot; &amp; &quot;,&quot;" office:value-type="string" office:string-value="&quot;Taskbar&quot;,&quot;shell:::{05d7b0f4-2121-4eff-bf6b-ed3f69b894d9}&quot;," calcext:value-type="string">
            <text:p>"Taskbar","shell:::{05d7b0f4-2121-4eff-bf6b-ed3f69b894d9}",</text:p>
          </table:table-cell>
          <table:table-cell table:style-name="ce33" table:formula="of:=IFNA(MATCH([.A91];[LOOKUP.$A:.$A];0);&quot;&quot;)" office:value-type="float" office:value="20" calcext:value-type="float">
            <text:p>20</text:p>
          </table:table-cell>
          <table:table-cell table:style-name="ce35" table:formula="of:=IFERROR(INDEX([LOOKUP.$A:.$A];[.$D91];1);&quot;&quot;)" office:value-type="string" office:string-value="Taskbar" calcext:value-type="string">
            <text:p>Taskbar</text:p>
          </table:table-cell>
          <table:table-cell table:style-name="ce37" office:value-type="string" calcext:value-type="string">
            <text:p>"Remote Printers","shell:::{863aa9fd-42df-457b-8e4d-0de1b8015c60}",</text:p>
          </table:table-cell>
          <table:table-cell table:style-name="ce37"/>
        </table:table-row>
        <table:table-row table:style-name="ro1">
          <table:table-cell office:value-type="string" calcext:value-type="string">
            <text:p>Taskbar</text:p>
          </table:table-cell>
          <table:table-cell office:value-type="string" calcext:value-type="string">
            <text:p>shell:::{0DF44EAA-FF21-4412-828E-260A8728E7F1}</text:p>
          </table:table-cell>
          <table:table-cell table:formula="of:=&quot;&quot;&quot;&quot; &amp; [.A92] &amp; &quot;&quot;&quot;&quot; &amp; &quot;,&quot; &amp; &quot;&quot;&quot;&quot; &amp; [.B92] &amp; &quot;&quot;&quot;&quot; &amp; &quot;,&quot;" office:value-type="string" office:string-value="&quot;Taskbar&quot;,&quot;shell:::{0DF44EAA-FF21-4412-828E-260A8728E7F1}&quot;," calcext:value-type="string">
            <text:p>"Taskbar","shell:::{0DF44EAA-FF21-4412-828E-260A8728E7F1}",</text:p>
          </table:table-cell>
          <table:table-cell table:style-name="ce33" table:formula="of:=IFNA(MATCH([.A92];[LOOKUP.$A:.$A];0);&quot;&quot;)" office:value-type="float" office:value="20" calcext:value-type="float">
            <text:p>20</text:p>
          </table:table-cell>
          <table:table-cell table:style-name="ce35" table:formula="of:=IFERROR(INDEX([LOOKUP.$A:.$A];[.$D92];1);&quot;&quot;)" office:value-type="string" office:string-value="Taskbar" calcext:value-type="string">
            <text:p>Taskbar</text:p>
          </table:table-cell>
          <table:table-cell table:style-name="ce37" office:value-type="string" calcext:value-type="string">
            <text:p>"RemoteApp and Desktop Connections","shell:::{241D7C96-F8BF-4F85-B01F-E2B043341A4B}",</text:p>
          </table:table-cell>
          <table:table-cell table:style-name="ce37"/>
        </table:table-row>
        <table:table-row table:style-name="ro1">
          <table:table-cell office:value-type="string" calcext:value-type="string">
            <text:p>The Home folder in File Explorer</text:p>
          </table:table-cell>
          <table:table-cell office:value-type="string" calcext:value-type="string">
            <text:p>shell:::{F874310E-B6B7-47DC-BC84-B9E6B38F5903}</text:p>
          </table:table-cell>
          <table:table-cell table:formula="of:=&quot;&quot;&quot;&quot; &amp; [.A93] &amp; &quot;&quot;&quot;&quot; &amp; &quot;,&quot; &amp; &quot;&quot;&quot;&quot; &amp; [.B93] &amp; &quot;&quot;&quot;&quot; &amp; &quot;,&quot;" office:value-type="string" office:string-value="&quot;The Home folder in File Explorer&quot;,&quot;shell:::{F874310E-B6B7-47DC-BC84-B9E6B38F5903}&quot;," calcext:value-type="string">
            <text:p>"The Home folder in File Explorer","shell:::{F874310E-B6B7-47DC-BC84-B9E6B38F5903}",</text:p>
          </table:table-cell>
          <table:table-cell table:style-name="ce33" table:formula="of:=IFNA(MATCH([.A93];[LOOKUP.$A:.$A];0);&quot;&quot;)">
            <text:p/>
          </table:table-cell>
          <table:table-cell table:style-name="ce35" table:formula="of:=IFERROR(INDEX([LOOKUP.$A:.$A];[.$D93];1);&quot;&quot;)">
            <text:p/>
          </table:table-cell>
          <table:table-cell table:style-name="ce37" office:value-type="string" calcext:value-type="string">
            <text:p>"Removable Drives","shell:::{F5FB2C77-0E2F-4A16-A381-3E560C68BC83}",</text:p>
          </table:table-cell>
          <table:table-cell table:style-name="ce37"/>
        </table:table-row>
        <table:table-row table:style-name="ro1">
          <table:table-cell office:value-type="string" calcext:value-type="string">
            <text:p>This Device</text:p>
          </table:table-cell>
          <table:table-cell office:value-type="string" calcext:value-type="string">
            <text:p>shell:::{5b934b42-522b-4c34-bbfe-37a3ef7b9c90}</text:p>
          </table:table-cell>
          <table:table-cell table:formula="of:=&quot;&quot;&quot;&quot; &amp; [.A94] &amp; &quot;&quot;&quot;&quot; &amp; &quot;,&quot; &amp; &quot;&quot;&quot;&quot; &amp; [.B94] &amp; &quot;&quot;&quot;&quot; &amp; &quot;,&quot;" office:value-type="string" office:string-value="&quot;This Device&quot;,&quot;shell:::{5b934b42-522b-4c34-bbfe-37a3ef7b9c90}&quot;," calcext:value-type="string">
            <text:p>"This Device","shell:::{5b934b42-522b-4c34-bbfe-37a3ef7b9c90}",</text:p>
          </table:table-cell>
          <table:table-cell table:style-name="ce33" table:formula="of:=IFNA(MATCH([.A94];[LOOKUP.$A:.$A];0);&quot;&quot;)">
            <text:p/>
          </table:table-cell>
          <table:table-cell table:style-name="ce35" table:formula="of:=IFERROR(INDEX([LOOKUP.$A:.$A];[.$D94];1);&quot;&quot;)">
            <text:p/>
          </table:table-cell>
          <table:table-cell table:style-name="ce37" office:value-type="string" calcext:value-type="string">
            <text:p>"Removable Storage Devices","shell:::{a6482830-08eb-41e2-84c1-73920c2badb9}",</text:p>
          </table:table-cell>
          <table:table-cell table:style-name="ce37"/>
        </table:table-row>
        <table:table-row table:style-name="ro1">
          <table:table-cell office:value-type="string" calcext:value-type="string">
            <text:p>This Device</text:p>
          </table:table-cell>
          <table:table-cell office:value-type="string" calcext:value-type="string">
            <text:p>shell:::{f8278c54-a712-415b-b593-b77a2be0dda9}</text:p>
          </table:table-cell>
          <table:table-cell table:formula="of:=&quot;&quot;&quot;&quot; &amp; [.A95] &amp; &quot;&quot;&quot;&quot; &amp; &quot;,&quot; &amp; &quot;&quot;&quot;&quot; &amp; [.B95] &amp; &quot;&quot;&quot;&quot; &amp; &quot;,&quot;" office:value-type="string" office:string-value="&quot;This Device&quot;,&quot;shell:::{f8278c54-a712-415b-b593-b77a2be0dda9}&quot;," calcext:value-type="string">
            <text:p>"This Device","shell:::{f8278c54-a712-415b-b593-b77a2be0dda9}",</text:p>
          </table:table-cell>
          <table:table-cell table:style-name="ce33" table:formula="of:=IFNA(MATCH([.A95];[LOOKUP.$A:.$A];0);&quot;&quot;)">
            <text:p/>
          </table:table-cell>
          <table:table-cell table:style-name="ce35" table:formula="of:=IFERROR(INDEX([LOOKUP.$A:.$A];[.$D95];1);&quot;&quot;)">
            <text:p/>
          </table:table-cell>
          <table:table-cell table:style-name="ce37" office:value-type="string" calcext:value-type="string">
            <text:p>"Results Folder","shell:::{2965e715-eb66-4719-b53f-1672673bbefa}",</text:p>
          </table:table-cell>
          <table:table-cell table:style-name="ce37"/>
        </table:table-row>
        <table:table-row table:style-name="ro1">
          <table:table-cell office:value-type="string" calcext:value-type="string">
            <text:p>This PC</text:p>
          </table:table-cell>
          <table:table-cell office:value-type="string" calcext:value-type="string">
            <text:p>shell:::{20D04FE0-3AEA-1069-A2D8-08002B30309D}</text:p>
          </table:table-cell>
          <table:table-cell table:formula="of:=&quot;&quot;&quot;&quot; &amp; [.A96] &amp; &quot;&quot;&quot;&quot; &amp; &quot;,&quot; &amp; &quot;&quot;&quot;&quot; &amp; [.B96] &amp; &quot;&quot;&quot;&quot; &amp; &quot;,&quot;" office:value-type="string" office:string-value="&quot;This PC&quot;,&quot;shell:::{20D04FE0-3AEA-1069-A2D8-08002B30309D}&quot;," calcext:value-type="string">
            <text:p>"This PC","shell:::{20D04FE0-3AEA-1069-A2D8-08002B30309D}",</text:p>
          </table:table-cell>
          <table:table-cell table:style-name="ce33" table:formula="of:=IFNA(MATCH([.A96];[LOOKUP.$A:.$A];0);&quot;&quot;)">
            <text:p/>
          </table:table-cell>
          <table:table-cell table:style-name="ce35" table:formula="of:=IFERROR(INDEX([LOOKUP.$A:.$A];[.$D96];1);&quot;&quot;)">
            <text:p/>
          </table:table-cell>
          <table:table-cell table:style-name="ce37" office:value-type="string" calcext:value-type="string">
            <text:p>"Security and Maintenance","shell:::{BB64F8A7-BEE7-4E1A-AB8D-7D8273F7FDB6}",</text:p>
          </table:table-cell>
          <table:table-cell table:style-name="ce37"/>
        </table:table-row>
        <table:table-row table:style-name="ro1">
          <table:table-cell office:value-type="string" calcext:value-type="string">
            <text:p>Troubleshooting</text:p>
          </table:table-cell>
          <table:table-cell office:value-type="string" calcext:value-type="string">
            <text:p>shell:::{C58C4893-3BE0-4B45-ABB5-A63E4B8C8651}</text:p>
          </table:table-cell>
          <table:table-cell table:formula="of:=&quot;&quot;&quot;&quot; &amp; [.A97] &amp; &quot;&quot;&quot;&quot; &amp; &quot;,&quot; &amp; &quot;&quot;&quot;&quot; &amp; [.B97] &amp; &quot;&quot;&quot;&quot; &amp; &quot;,&quot;" office:value-type="string" office:string-value="&quot;Troubleshooting&quot;,&quot;shell:::{C58C4893-3BE0-4B45-ABB5-A63E4B8C8651}&quot;," calcext:value-type="string">
            <text:p>"Troubleshooting","shell:::{C58C4893-3BE0-4B45-ABB5-A63E4B8C8651}",</text:p>
          </table:table-cell>
          <table:table-cell table:style-name="ce33" table:formula="of:=IFNA(MATCH([.A97];[LOOKUP.$A:.$A];0);&quot;&quot;)">
            <text:p/>
          </table:table-cell>
          <table:table-cell table:style-name="ce35" table:formula="of:=IFERROR(INDEX([LOOKUP.$A:.$A];[.$D97];1);&quot;&quot;)">
            <text:p/>
          </table:table-cell>
          <table:table-cell table:style-name="ce37" office:value-type="string" calcext:value-type="string">
            <text:p>"Sync Center","shell:::{9C73F5E5-7AE7-4E32-A8E8-8D23B85255BF}",</text:p>
          </table:table-cell>
          <table:table-cell table:style-name="ce37"/>
        </table:table-row>
        <table:table-row table:style-name="ro1">
          <table:table-cell office:value-type="string" calcext:value-type="string">
            <text:p>User Accounts</text:p>
          </table:table-cell>
          <table:table-cell office:value-type="string" calcext:value-type="string">
            <text:p>shell:::{60632754-c523-4b62-b45c-4172da012619}</text:p>
          </table:table-cell>
          <table:table-cell table:formula="of:=&quot;&quot;&quot;&quot; &amp; [.A98] &amp; &quot;&quot;&quot;&quot; &amp; &quot;,&quot; &amp; &quot;&quot;&quot;&quot; &amp; [.B98] &amp; &quot;&quot;&quot;&quot; &amp; &quot;,&quot;" office:value-type="string" office:string-value="&quot;User Accounts&quot;,&quot;shell:::{60632754-c523-4b62-b45c-4172da012619}&quot;," calcext:value-type="string">
            <text:p>"User Accounts","shell:::{60632754-c523-4b62-b45c-4172da012619}",</text:p>
          </table:table-cell>
          <table:table-cell table:style-name="ce33" table:formula="of:=IFNA(MATCH([.A98];[LOOKUP.$A:.$A];0);&quot;&quot;)" office:value-type="float" office:value="21" calcext:value-type="float">
            <text:p>21</text:p>
          </table:table-cell>
          <table:table-cell table:style-name="ce35" table:formula="of:=IFERROR(INDEX([LOOKUP.$A:.$A];[.$D98];1);&quot;&quot;)" office:value-type="string" office:string-value="User Accounts" calcext:value-type="string">
            <text:p>User Accounts</text:p>
          </table:table-cell>
          <table:table-cell table:style-name="ce37" office:value-type="string" calcext:value-type="string">
            <text:p>"Sync Setup Folder","shell:::{2E9E59C0-B437-4981-A647-9C34B9B90891}",</text:p>
          </table:table-cell>
          <table:table-cell table:style-name="ce37"/>
        </table:table-row>
        <table:table-row table:style-name="ro1">
          <table:table-cell office:value-type="string" calcext:value-type="string">
            <text:p>User Accounts</text:p>
          </table:table-cell>
          <table:table-cell office:value-type="string" calcext:value-type="string">
            <text:p>shell:::{7A9D77BD-5403-11d2-8785-2E0420524153}</text:p>
          </table:table-cell>
          <table:table-cell table:formula="of:=&quot;&quot;&quot;&quot; &amp; [.A99] &amp; &quot;&quot;&quot;&quot; &amp; &quot;,&quot; &amp; &quot;&quot;&quot;&quot; &amp; [.B99] &amp; &quot;&quot;&quot;&quot; &amp; &quot;,&quot;" office:value-type="string" office:string-value="&quot;User Accounts&quot;,&quot;shell:::{7A9D77BD-5403-11d2-8785-2E0420524153}&quot;," calcext:value-type="string">
            <text:p>"User Accounts","shell:::{7A9D77BD-5403-11d2-8785-2E0420524153}",</text:p>
          </table:table-cell>
          <table:table-cell table:style-name="ce33" table:formula="of:=IFNA(MATCH([.A99];[LOOKUP.$A:.$A];0);&quot;&quot;)" office:value-type="float" office:value="21" calcext:value-type="float">
            <text:p>21</text:p>
          </table:table-cell>
          <table:table-cell table:style-name="ce35" table:formula="of:=IFERROR(INDEX([LOOKUP.$A:.$A];[.$D99];1);&quot;&quot;)" office:value-type="string" office:string-value="User Accounts" calcext:value-type="string">
            <text:p>User Accounts</text:p>
          </table:table-cell>
          <table:table-cell table:style-name="ce37" office:value-type="string" calcext:value-type="string">
            <text:p>"System Recovery","shell:::{9FE63AFD-59CF-4419-9775-ABCC3849F861}",</text:p>
          </table:table-cell>
          <table:table-cell table:style-name="ce37"/>
        </table:table-row>
        <table:table-row table:style-name="ro1">
          <table:table-cell office:value-type="string" calcext:value-type="string">
            <text:p>User Pinned</text:p>
          </table:table-cell>
          <table:table-cell office:value-type="string" calcext:value-type="string">
            <text:p>shell:::{1f3427c8-5c10-4210-aa03-2ee45287d668}</text:p>
          </table:table-cell>
          <table:table-cell table:formula="of:=&quot;&quot;&quot;&quot; &amp; [.A100] &amp; &quot;&quot;&quot;&quot; &amp; &quot;,&quot; &amp; &quot;&quot;&quot;&quot; &amp; [.B100] &amp; &quot;&quot;&quot;&quot; &amp; &quot;,&quot;" office:value-type="string" office:string-value="&quot;User Pinned&quot;,&quot;shell:::{1f3427c8-5c10-4210-aa03-2ee45287d668}&quot;," calcext:value-type="string">
            <text:p>"User Pinned","shell:::{1f3427c8-5c10-4210-aa03-2ee45287d668}",</text:p>
          </table:table-cell>
          <table:table-cell table:style-name="ce33" table:formula="of:=IFNA(MATCH([.A100];[LOOKUP.$A:.$A];0);&quot;&quot;)">
            <text:p/>
          </table:table-cell>
          <table:table-cell table:style-name="ce35" table:formula="of:=IFERROR(INDEX([LOOKUP.$A:.$A];[.$D100];1);&quot;&quot;)">
            <text:p/>
          </table:table-cell>
          <table:table-cell table:style-name="ce37" office:value-type="string" calcext:value-type="string">
            <text:p>"The Home folder in File Explorer","shell:::{F874310E-B6B7-47DC-BC84-B9E6B38F5903}",</text:p>
          </table:table-cell>
          <table:table-cell table:style-name="ce37"/>
        </table:table-row>
        <table:table-row table:style-name="ro1">
          <table:table-cell office:value-type="string" calcext:value-type="string">
            <text:p>UsersFiles</text:p>
          </table:table-cell>
          <table:table-cell office:value-type="string" calcext:value-type="string">
            <text:p>shell:::{59031a47-3f72-44a7-89c5-5595fe6b30ee}</text:p>
          </table:table-cell>
          <table:table-cell table:formula="of:=&quot;&quot;&quot;&quot; &amp; [.A101] &amp; &quot;&quot;&quot;&quot; &amp; &quot;,&quot; &amp; &quot;&quot;&quot;&quot; &amp; [.B101] &amp; &quot;&quot;&quot;&quot; &amp; &quot;,&quot;" office:value-type="string" office:string-value="&quot;UsersFiles&quot;,&quot;shell:::{59031a47-3f72-44a7-89c5-5595fe6b30ee}&quot;," calcext:value-type="string">
            <text:p>"UsersFiles","shell:::{59031a47-3f72-44a7-89c5-5595fe6b30ee}",</text:p>
          </table:table-cell>
          <table:table-cell table:style-name="ce33" table:formula="of:=IFNA(MATCH([.A101];[LOOKUP.$A:.$A];0);&quot;&quot;)">
            <text:p/>
          </table:table-cell>
          <table:table-cell table:style-name="ce35" table:formula="of:=IFERROR(INDEX([LOOKUP.$A:.$A];[.$D101];1);&quot;&quot;)">
            <text:p/>
          </table:table-cell>
          <table:table-cell table:style-name="ce37" office:value-type="string" calcext:value-type="string">
            <text:p>"This Device","shell:::{5b934b42-522b-4c34-bbfe-37a3ef7b9c90}",</text:p>
          </table:table-cell>
          <table:table-cell table:style-name="ce37"/>
        </table:table-row>
        <table:table-row table:style-name="ro1">
          <table:table-cell office:value-type="string" calcext:value-type="string">
            <text:p>Videos</text:p>
          </table:table-cell>
          <table:table-cell office:value-type="string" calcext:value-type="string">
            <text:p>shell:::{A0953C92-50DC-43bf-BE83-3742FED03C9C}</text:p>
          </table:table-cell>
          <table:table-cell table:formula="of:=&quot;&quot;&quot;&quot; &amp; [.A102] &amp; &quot;&quot;&quot;&quot; &amp; &quot;,&quot; &amp; &quot;&quot;&quot;&quot; &amp; [.B102] &amp; &quot;&quot;&quot;&quot; &amp; &quot;,&quot;" office:value-type="string" office:string-value="&quot;Videos&quot;,&quot;shell:::{A0953C92-50DC-43bf-BE83-3742FED03C9C}&quot;," calcext:value-type="string">
            <text:p>"Videos","shell:::{A0953C92-50DC-43bf-BE83-3742FED03C9C}",</text:p>
          </table:table-cell>
          <table:table-cell table:style-name="ce33" table:formula="of:=IFNA(MATCH([.A102];[LOOKUP.$A:.$A];0);&quot;&quot;)">
            <text:p/>
          </table:table-cell>
          <table:table-cell table:style-name="ce35" table:formula="of:=IFERROR(INDEX([LOOKUP.$A:.$A];[.$D102];1);&quot;&quot;)">
            <text:p/>
          </table:table-cell>
          <table:table-cell table:style-name="ce37" office:value-type="string" calcext:value-type="string">
            <text:p>"This Device","shell:::{f8278c54-a712-415b-b593-b77a2be0dda9}",</text:p>
          </table:table-cell>
          <table:table-cell table:style-name="ce37"/>
        </table:table-row>
        <table:table-row table:style-name="ro1">
          <table:table-cell office:value-type="string" calcext:value-type="string">
            <text:p>Videos</text:p>
          </table:table-cell>
          <table:table-cell office:value-type="string" calcext:value-type="string">
            <text:p>shell:::{f86fa3ab-70d2-4fc7-9c99-fcbf05467f3a}</text:p>
          </table:table-cell>
          <table:table-cell table:formula="of:=&quot;&quot;&quot;&quot; &amp; [.A103] &amp; &quot;&quot;&quot;&quot; &amp; &quot;,&quot; &amp; &quot;&quot;&quot;&quot; &amp; [.B103] &amp; &quot;&quot;&quot;&quot; &amp; &quot;,&quot;" office:value-type="string" office:string-value="&quot;Videos&quot;,&quot;shell:::{f86fa3ab-70d2-4fc7-9c99-fcbf05467f3a}&quot;," calcext:value-type="string">
            <text:p>"Videos","shell:::{f86fa3ab-70d2-4fc7-9c99-fcbf05467f3a}",</text:p>
          </table:table-cell>
          <table:table-cell table:style-name="ce33" table:formula="of:=IFNA(MATCH([.A103];[LOOKUP.$A:.$A];0);&quot;&quot;)">
            <text:p/>
          </table:table-cell>
          <table:table-cell table:style-name="ce35" table:formula="of:=IFERROR(INDEX([LOOKUP.$A:.$A];[.$D103];1);&quot;&quot;)">
            <text:p/>
          </table:table-cell>
          <table:table-cell table:style-name="ce37" office:value-type="string" calcext:value-type="string">
            <text:p>"This PC","shell:::{20D04FE0-3AEA-1069-A2D8-08002B30309D}",</text:p>
          </table:table-cell>
          <table:table-cell table:style-name="ce37"/>
        </table:table-row>
        <table:table-row table:style-name="ro1">
          <table:table-cell office:value-type="string" calcext:value-type="string">
            <text:p>Windows Defender Firewall</text:p>
          </table:table-cell>
          <table:table-cell office:value-type="string" calcext:value-type="string">
            <text:p>shell:::{4026492F-2F69-46B8-B9BF-5654FC07E423}</text:p>
          </table:table-cell>
          <table:table-cell table:formula="of:=&quot;&quot;&quot;&quot; &amp; [.A104] &amp; &quot;&quot;&quot;&quot; &amp; &quot;,&quot; &amp; &quot;&quot;&quot;&quot; &amp; [.B104] &amp; &quot;&quot;&quot;&quot; &amp; &quot;,&quot;" office:value-type="string" office:string-value="&quot;Windows Defender Firewall&quot;,&quot;shell:::{4026492F-2F69-46B8-B9BF-5654FC07E423}&quot;," calcext:value-type="string">
            <text:p>"Windows Defender Firewall","shell:::{4026492F-2F69-46B8-B9BF-5654FC07E423}",</text:p>
          </table:table-cell>
          <table:table-cell table:style-name="ce33" table:formula="of:=IFNA(MATCH([.A104];[LOOKUP.$A:.$A];0);&quot;&quot;)">
            <text:p/>
          </table:table-cell>
          <table:table-cell table:style-name="ce35" table:formula="of:=IFERROR(INDEX([LOOKUP.$A:.$A];[.$D104];1);&quot;&quot;)">
            <text:p/>
          </table:table-cell>
          <table:table-cell table:style-name="ce37" office:value-type="string" calcext:value-type="string">
            <text:p>"Troubleshooting","shell:::{C58C4893-3BE0-4B45-ABB5-A63E4B8C8651}",</text:p>
          </table:table-cell>
          <table:table-cell table:style-name="ce37"/>
        </table:table-row>
        <table:table-row table:style-name="ro1">
          <table:table-cell office:value-type="string" calcext:value-type="string">
            <text:p>Windows Features</text:p>
          </table:table-cell>
          <table:table-cell office:value-type="string" calcext:value-type="string">
            <text:p>shell:::{67718415-c450-4f3c-bf8a-b487642dc39b}</text:p>
          </table:table-cell>
          <table:table-cell table:formula="of:=&quot;&quot;&quot;&quot; &amp; [.A105] &amp; &quot;&quot;&quot;&quot; &amp; &quot;,&quot; &amp; &quot;&quot;&quot;&quot; &amp; [.B105] &amp; &quot;&quot;&quot;&quot; &amp; &quot;,&quot;" office:value-type="string" office:string-value="&quot;Windows Features&quot;,&quot;shell:::{67718415-c450-4f3c-bf8a-b487642dc39b}&quot;," calcext:value-type="string">
            <text:p>"Windows Features","shell:::{67718415-c450-4f3c-bf8a-b487642dc39b}",</text:p>
          </table:table-cell>
          <table:table-cell table:style-name="ce33" table:formula="of:=IFNA(MATCH([.A105];[LOOKUP.$A:.$A];0);&quot;&quot;)" office:value-type="float" office:value="22" calcext:value-type="float">
            <text:p>22</text:p>
          </table:table-cell>
          <table:table-cell table:style-name="ce35" table:formula="of:=IFERROR(INDEX([LOOKUP.$A:.$A];[.$D105];1);&quot;&quot;)" office:value-type="string" office:string-value="Windows Features" calcext:value-type="string">
            <text:p>Windows Features</text:p>
          </table:table-cell>
          <table:table-cell table:style-name="ce37" office:value-type="string" calcext:value-type="string">
            <text:p>"User Pinned","shell:::{1f3427c8-5c10-4210-aa03-2ee45287d668}",</text:p>
          </table:table-cell>
          <table:table-cell table:style-name="ce37"/>
        </table:table-row>
        <table:table-row table:style-name="ro1">
          <table:table-cell office:value-type="string" calcext:value-type="string">
            <text:p>Windows Mobility Center</text:p>
          </table:table-cell>
          <table:table-cell office:value-type="string" calcext:value-type="string">
            <text:p>shell:::{5ea4f148-308c-46d7-98a9-49041b1dd468}</text:p>
          </table:table-cell>
          <table:table-cell table:formula="of:=&quot;&quot;&quot;&quot; &amp; [.A106] &amp; &quot;&quot;&quot;&quot; &amp; &quot;,&quot; &amp; &quot;&quot;&quot;&quot; &amp; [.B106] &amp; &quot;&quot;&quot;&quot; &amp; &quot;,&quot;" office:value-type="string" office:string-value="&quot;Windows Mobility Center&quot;,&quot;shell:::{5ea4f148-308c-46d7-98a9-49041b1dd468}&quot;," calcext:value-type="string">
            <text:p>"Windows Mobility Center","shell:::{5ea4f148-308c-46d7-98a9-49041b1dd468}",</text:p>
          </table:table-cell>
          <table:table-cell table:style-name="ce33" table:formula="of:=IFNA(MATCH([.A106];[LOOKUP.$A:.$A];0);&quot;&quot;)" office:value-type="float" office:value="23" calcext:value-type="float">
            <text:p>23</text:p>
          </table:table-cell>
          <table:table-cell table:style-name="ce35" table:formula="of:=IFERROR(INDEX([LOOKUP.$A:.$A];[.$D106];1);&quot;&quot;)" office:value-type="string" office:string-value="Windows Mobility Center" calcext:value-type="string">
            <text:p>Windows Mobility Center</text:p>
          </table:table-cell>
          <table:table-cell table:style-name="ce37" office:value-type="string" calcext:value-type="string">
            <text:p>"UsersFiles","shell:::{59031a47-3f72-44a7-89c5-5595fe6b30ee}",</text:p>
          </table:table-cell>
          <table:table-cell table:style-name="ce37"/>
        </table:table-row>
        <table:table-row table:style-name="ro1">
          <table:table-cell office:value-type="string" calcext:value-type="string">
            <text:p>Windows Search</text:p>
          </table:table-cell>
          <table:table-cell office:value-type="string" calcext:value-type="string">
            <text:p>shell:::{2559a1f8-21d7-11d4-bdaf-00c04f60b9f0}</text:p>
          </table:table-cell>
          <table:table-cell table:formula="of:=&quot;&quot;&quot;&quot; &amp; [.A107] &amp; &quot;&quot;&quot;&quot; &amp; &quot;,&quot; &amp; &quot;&quot;&quot;&quot; &amp; [.B107] &amp; &quot;&quot;&quot;&quot; &amp; &quot;,&quot;" office:value-type="string" office:string-value="&quot;Windows Search&quot;,&quot;shell:::{2559a1f8-21d7-11d4-bdaf-00c04f60b9f0}&quot;," calcext:value-type="string">
            <text:p>"Windows Search","shell:::{2559a1f8-21d7-11d4-bdaf-00c04f60b9f0}",</text:p>
          </table:table-cell>
          <table:table-cell table:style-name="ce33" table:formula="of:=IFNA(MATCH([.A107];[LOOKUP.$A:.$A];0);&quot;&quot;)" office:value-type="float" office:value="24" calcext:value-type="float">
            <text:p>24</text:p>
          </table:table-cell>
          <table:table-cell table:style-name="ce35" table:formula="of:=IFERROR(INDEX([LOOKUP.$A:.$A];[.$D107];1);&quot;&quot;)" office:value-type="string" office:string-value="Windows Search" calcext:value-type="string">
            <text:p>Windows Search</text:p>
          </table:table-cell>
          <table:table-cell table:style-name="ce37" office:value-type="string" calcext:value-type="string">
            <text:p>"Videos","shell:::{A0953C92-50DC-43bf-BE83-3742FED03C9C}",</text:p>
          </table:table-cell>
          <table:table-cell table:style-name="ce37"/>
        </table:table-row>
        <table:table-row table:style-name="ro1">
          <table:table-cell office:value-type="string" calcext:value-type="string">
            <text:p>Windows Security</text:p>
          </table:table-cell>
          <table:table-cell office:value-type="string" calcext:value-type="string">
            <text:p>shell:::{2559a1f2-21d7-11d4-bdaf-00c04f60b9f0}</text:p>
          </table:table-cell>
          <table:table-cell table:formula="of:=&quot;&quot;&quot;&quot; &amp; [.A108] &amp; &quot;&quot;&quot;&quot; &amp; &quot;,&quot; &amp; &quot;&quot;&quot;&quot; &amp; [.B108] &amp; &quot;&quot;&quot;&quot; &amp; &quot;,&quot;" office:value-type="string" office:string-value="&quot;Windows Security&quot;,&quot;shell:::{2559a1f2-21d7-11d4-bdaf-00c04f60b9f0}&quot;," calcext:value-type="string">
            <text:p>"Windows Security","shell:::{2559a1f2-21d7-11d4-bdaf-00c04f60b9f0}",</text:p>
          </table:table-cell>
          <table:table-cell table:style-name="ce33" table:formula="of:=IFNA(MATCH([.A108];[LOOKUP.$A:.$A];0);&quot;&quot;)" office:value-type="float" office:value="25" calcext:value-type="float">
            <text:p>25</text:p>
          </table:table-cell>
          <table:table-cell table:style-name="ce35" table:formula="of:=IFERROR(INDEX([LOOKUP.$A:.$A];[.$D108];1);&quot;&quot;)" office:value-type="string" office:string-value="Windows Security" calcext:value-type="string">
            <text:p>Windows Security</text:p>
          </table:table-cell>
          <table:table-cell table:style-name="ce37" office:value-type="string" calcext:value-type="string">
            <text:p>"Videos","shell:::{f86fa3ab-70d2-4fc7-9c99-fcbf05467f3a}",</text:p>
          </table:table-cell>
          <table:table-cell table:style-name="ce37"/>
        </table:table-row>
        <table:table-row table:style-name="ro1">
          <table:table-cell office:value-type="string" calcext:value-type="string">
            <text:p>Windows Tools</text:p>
          </table:table-cell>
          <table:table-cell office:value-type="string" calcext:value-type="string">
            <text:p>shell:::{D20EA4E1-3957-11d2-A40B-0C5020524153}</text:p>
          </table:table-cell>
          <table:table-cell table:formula="of:=&quot;&quot;&quot;&quot; &amp; [.A109] &amp; &quot;&quot;&quot;&quot; &amp; &quot;,&quot; &amp; &quot;&quot;&quot;&quot; &amp; [.B109] &amp; &quot;&quot;&quot;&quot; &amp; &quot;,&quot;" office:value-type="string" office:string-value="&quot;Windows Tools&quot;,&quot;shell:::{D20EA4E1-3957-11d2-A40B-0C5020524153}&quot;," calcext:value-type="string">
            <text:p>"Windows Tools","shell:::{D20EA4E1-3957-11d2-A40B-0C5020524153}",</text:p>
          </table:table-cell>
          <table:table-cell table:style-name="ce33" table:formula="of:=IFNA(MATCH([.A109];[LOOKUP.$A:.$A];0);&quot;&quot;)">
            <text:p/>
          </table:table-cell>
          <table:table-cell table:style-name="ce35" table:formula="of:=IFERROR(INDEX([LOOKUP.$A:.$A];[.$D109];1);&quot;&quot;)">
            <text:p/>
          </table:table-cell>
          <table:table-cell table:style-name="ce37" office:value-type="string" calcext:value-type="string">
            <text:p>"Windows Defender Firewall","shell:::{4026492F-2F69-46B8-B9BF-5654FC07E423}",</text:p>
          </table:table-cell>
          <table:table-cell table:style-name="ce37"/>
        </table:table-row>
        <table:table-row table:style-name="ro1">
          <table:table-cell office:value-type="string" calcext:value-type="string">
            <text:p>Work Folders</text:p>
          </table:table-cell>
          <table:table-cell office:value-type="string" calcext:value-type="string">
            <text:p>shell:::{ECDB0924-4208-451E-8EE0-373C0956DE16}</text:p>
          </table:table-cell>
          <table:table-cell table:formula="of:=&quot;&quot;&quot;&quot; &amp; [.A110] &amp; &quot;&quot;&quot;&quot; &amp; &quot;,&quot; &amp; &quot;&quot;&quot;&quot; &amp; [.B110] &amp; &quot;&quot;&quot;&quot; &amp; &quot;,&quot;" office:value-type="string" office:string-value="&quot;Work Folders&quot;,&quot;shell:::{ECDB0924-4208-451E-8EE0-373C0956DE16}&quot;," calcext:value-type="string">
            <text:p>"Work Folders","shell:::{ECDB0924-4208-451E-8EE0-373C0956DE16}",</text:p>
          </table:table-cell>
          <table:table-cell table:style-name="ce33" table:formula="of:=IFNA(MATCH([.A110];[LOOKUP.$A:.$A];0);&quot;&quot;)" office:value-type="float" office:value="26" calcext:value-type="float">
            <text:p>26</text:p>
          </table:table-cell>
          <table:table-cell table:style-name="ce35" table:formula="of:=IFERROR(INDEX([LOOKUP.$A:.$A];[.$D110];1);&quot;&quot;)" office:value-type="string" office:string-value="Work Folders" calcext:value-type="string">
            <text:p>Work Folders</text:p>
          </table:table-cell>
          <table:table-cell table:style-name="ce37" office:value-type="string" calcext:value-type="string">
            <text:p>"Windows Tools","shell:::{D20EA4E1-3957-11d2-A40B-0C5020524153}",</text:p>
          </table:table-cell>
          <table:table-cell table:style-name="ce37"/>
        </table:table-row>
        <table:table-row table:style-name="ro1">
          <table:table-cell table:number-columns-repeated="7"/>
        </table:table-row>
        <table:table-row table:style-name="ro1">
          <table:table-cell table:style-name="ce10" office:value-type="string" calcext:value-type="string">
            <text:p>Manually capitalize first letter so ListView sorts properly</text:p>
          </table:table-cell>
          <table:table-cell table:number-columns-repeated="6"/>
        </table:table-row>
        <table:table-row table:style-name="ro1" table:number-rows-repeated="10484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estEnvVars.tx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<text:s/>EnvVars</text:p>
          </table:table-cell>
          <table:table-cell table:style-name="ce1" office:value-type="string" calcext:value-type="string">
            <text:p><text:s/>START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Env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%ALLUSERSPROFILE%</text:p>
          </table:table-cell>
          <table:table-cell/>
        </table:table-row>
        <table:table-row table:style-name="ro1">
          <table:table-cell office:value-type="string" calcext:value-type="string">
            <text:p>Env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%APPDATA%</text:p>
          </table:table-cell>
          <table:table-cell/>
        </table:table-row>
        <table:table-row table:style-name="ro1">
          <table:table-cell office:value-type="string" calcext:value-type="string">
            <text:p>EnvVars</text:p>
          </table:table-cell>
          <table:table-cell office:value-type="string" calcext:value-type="string">
            <text:p><text:s/>TIMEOUT</text:p>
          </table:table-cell>
          <table:table-cell office:value-type="string" calcext:value-type="string">
            <text:p><text:s/>%ComSpec%</text:p>
          </table:table-cell>
          <table:table-cell/>
        </table:table-row>
        <table:table-row table:style-name="ro1">
          <table:table-cell office:value-type="string" calcext:value-type="string">
            <text:p>Env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%ComSpec%</text:p>
          </table:table-cell>
          <table:table-cell/>
        </table:table-row>
        <table:table-row table:style-name="ro1">
          <table:table-cell office:value-type="string" calcext:value-type="string">
            <text:p>Env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%CommonProgramFiles%</text:p>
          </table:table-cell>
          <table:table-cell/>
        </table:table-row>
        <table:table-row table:style-name="ro1">
          <table:table-cell office:value-type="string" calcext:value-type="string">
            <text:p>Env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%CommonProgramFiles(x86)%</text:p>
          </table:table-cell>
          <table:table-cell/>
        </table:table-row>
        <table:table-row table:style-name="ro1">
          <table:table-cell office:value-type="string" calcext:value-type="string">
            <text:p>Env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%CommonProgramW6432%</text:p>
          </table:table-cell>
          <table:table-cell/>
        </table:table-row>
        <table:table-row table:style-name="ro1">
          <table:table-cell office:value-type="string" calcext:value-type="string">
            <text:p>Env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%DriverData%</text:p>
          </table:table-cell>
          <table:table-cell/>
        </table:table-row>
        <table:table-row table:style-name="ro1">
          <table:table-cell office:value-type="string" calcext:value-type="string">
            <text:p>Env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%LOCALAPPDATA%</text:p>
          </table:table-cell>
          <table:table-cell/>
        </table:table-row>
        <table:table-row table:style-name="ro1">
          <table:table-cell office:value-type="string" calcext:value-type="string">
            <text:p>Env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%PUBLIC%</text:p>
          </table:table-cell>
          <table:table-cell/>
        </table:table-row>
        <table:table-row table:style-name="ro1">
          <table:table-cell office:value-type="string" calcext:value-type="string">
            <text:p>Env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%ProgramData%</text:p>
          </table:table-cell>
          <table:table-cell/>
        </table:table-row>
        <table:table-row table:style-name="ro1">
          <table:table-cell office:value-type="string" calcext:value-type="string">
            <text:p>Env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%ProgramFiles%</text:p>
          </table:table-cell>
          <table:table-cell/>
        </table:table-row>
        <table:table-row table:style-name="ro1">
          <table:table-cell office:value-type="string" calcext:value-type="string">
            <text:p>Env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%ProgramFiles(x86)%</text:p>
          </table:table-cell>
          <table:table-cell/>
        </table:table-row>
        <table:table-row table:style-name="ro1">
          <table:table-cell office:value-type="string" calcext:value-type="string">
            <text:p>Env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%ProgramW6432%</text:p>
          </table:table-cell>
          <table:table-cell/>
        </table:table-row>
        <table:table-row table:style-name="ro1">
          <table:table-cell office:value-type="string" calcext:value-type="string">
            <text:p>Env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%SystemRoot%</text:p>
          </table:table-cell>
          <table:table-cell/>
        </table:table-row>
        <table:table-row table:style-name="ro1">
          <table:table-cell office:value-type="string" calcext:value-type="string">
            <text:p>Env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%TEMP%</text:p>
          </table:table-cell>
          <table:table-cell/>
        </table:table-row>
        <table:table-row table:style-name="ro1">
          <table:table-cell office:value-type="string" calcext:value-type="string">
            <text:p>Env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%TMP%</text:p>
          </table:table-cell>
          <table:table-cell/>
        </table:table-row>
        <table:table-row table:style-name="ro1">
          <table:table-cell office:value-type="string" calcext:value-type="string">
            <text:p>Env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%USERPROFILE%</text:p>
          </table:table-cell>
          <table:table-cell/>
        </table:table-row>
        <table:table-row table:style-name="ro1">
          <table:table-cell office:value-type="string" calcext:value-type="string">
            <text:p>Env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%WINDIR%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<text:s/>EnvVars</text:p>
          </table:table-cell>
          <table:table-cell office:value-type="string" calcext:value-type="string">
            <text:p><text:s/>END</text:p>
          </table:table-cell>
          <table:table-cell office:value-type="float" office:value="20250929162703" calcext:value-type="float">
            <text:p>2025092916270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<text:s/>ShellVars</text:p>
          </table:table-cell>
          <table:table-cell office:value-type="string" calcext:value-type="string">
            <text:p><text:s/>START</text:p>
          </table:table-cell>
          <table:table-cell office:value-type="float" office:value="20250929162703" calcext:value-type="float">
            <text:p>20250929162703</text:p>
          </table:table-cell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3D Object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Account Picture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AddNewPrograms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AppData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AppDataDesktop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AppDataDocument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AppDataFavorite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AppDataProgramData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AppUpdates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Application Mod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Application Shortcut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Apps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CSC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CSC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Cache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Camera Roll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Capture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ChangeRemovePrograms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Common AppData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Common Template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CommonRingtone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Conflict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Connections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Contact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ControlPanel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Cookie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CredentialManag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CryptoKey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Desktop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Development File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Device Metadata Store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Document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Download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DpapiKey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Favorite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Font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GameTask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History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ImplicitAppShortcut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TIMEOUT</text:p>
          </table:table-cell>
          <table:table-cell office:value-type="string" calcext:value-type="string">
            <text:p><text:s/>Internet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Internet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Librarie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Link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Local AppData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LocalAppDataLow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LocalizedResourcesDi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MAPI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MAPI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Music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MyComputer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NetHood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NetworkPlaces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OEM Link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OneDrive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OneDriveCameraRoll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OneDriveDocument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OneDriveMusic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OneDrivePicture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Original Image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icture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laylist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rintHood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rinters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rofile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rogram File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rogram Files (x86)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rogramFilesCommon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rogramFilesCommonX64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rogramFilesCommonX86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rogramFilesX64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rogram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ublic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ublic Account Picture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ublic Desktop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ublic Document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ublic Download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ublic Music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ublic Picture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ublic Video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ublicGameTask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ublicLibrarie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Quick Launch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ecent Item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ecorded Call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ecorded TV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ecycleBin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esourceDi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etail Demo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ingtone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oamed Tile Image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oaming Tile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Saved Game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Saved Picture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Screenshot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SearchHistory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SearchHome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SearchTemplates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Searche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SendTo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Slide Show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Start Menu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Startup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SyncCenter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SyncResults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SyncSetup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System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SystemCertificate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SystemX86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Template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Temporary Burn 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ThisDevice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User Pinned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UserProgramFile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UserProgramFilesCommon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User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UsersFiles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UsersLibrariesFolder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Video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Windows</text:p>
          </table:table-cell>
          <table:table-cell/>
        </table:table-row>
        <table:table-row table:style-name="ro1">
          <table:table-cell office:value-type="string" calcext:value-type="string">
            <text:p>Shell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Windows Tools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<text:s/>ShellVars</text:p>
          </table:table-cell>
          <table:table-cell office:value-type="string" calcext:value-type="string">
            <text:p><text:s/>END</text:p>
          </table:table-cell>
          <table:table-cell office:value-type="float" office:value="20250929162840" calcext:value-type="float">
            <text:p>2025092916284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<text:s/>CLSIDVars</text:p>
          </table:table-cell>
          <table:table-cell office:value-type="string" calcext:value-type="string">
            <text:p><text:s/>START</text:p>
          </table:table-cell>
          <table:table-cell office:value-type="float" office:value="20250929162840" calcext:value-type="float">
            <text:p>20250929162840</text:p>
          </table:table-cell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3D Object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About System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TIMEOUT</text:p>
          </table:table-cell>
          <table:table-cell office:value-type="string" calcext:value-type="string">
            <text:p><text:s/>Add Network Place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Add Network Place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All Control Panel Item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All Task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AppSuggestedLocation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Application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AutoPlay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Backup and Restore (Windows 7)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BitLocker Drive Encryption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Bluetooth Device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Classic Windows Search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Command Folder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Common Places FS Folder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TIMEOUT</text:p>
          </table:table-cell>
          <table:table-cell office:value-type="string" calcext:value-type="string">
            <text:p><text:s/>Connect To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Connect To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Control Panel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Control Panel command object for Start menu and desktop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Credential Manager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Default Program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Desktop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Devices and Printer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Document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Download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Ease of Access Center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Favorite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File Explorer Option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File History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Font setting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Frequent folder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Fusion Cache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Get Program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HomeGroup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Homegroup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Installed Update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Librarie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TIMEOUT</text:p>
          </table:table-cell>
          <table:table-cell office:value-type="string" calcext:value-type="string">
            <text:p><text:s/>Linux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Linux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Manage Wireless Network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Manage Wireless Network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Media Server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Microsoft FTP Folder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Microsoft FTP Folder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Microsoft Office Outlook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Microsoft Office Outlook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Music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My Document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Network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Network Computers and Device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Network Connection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Network and Sharing Center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Offline File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Offline File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TIMEOUT</text:p>
          </table:table-cell>
          <table:table-cell office:value-type="string" calcext:value-type="string">
            <text:p><text:s/>Offline Files Folder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Offline Files Folder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OneDrive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ersonalization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icture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ortable Device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ower Option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revious Version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Previous Version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revious Versions Results Delegate Folder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Previous Versions Results Delegate Folder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revious Versions Results Folder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rinter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rograms and Feature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ublic Folder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Quick Acces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ecent File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ecent Items Instance Folder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ecent Places Folder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ecycle Bin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TIMEOUT</text:p>
          </table:table-cell>
          <table:table-cell office:value-type="string" calcext:value-type="string">
            <text:p><text:s/>Remote File Browser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Remote File Browser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emote Printer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emoteApp and Desktop Connection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emovable Drive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emovable Storage Device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esults Folder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TIMEOUT</text:p>
          </table:table-cell>
          <table:table-cell office:value-type="string" calcext:value-type="string">
            <text:p><text:s/>Run...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Run...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Security and Maintenance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TIMEOUT</text:p>
          </table:table-cell>
          <table:table-cell office:value-type="string" calcext:value-type="string">
            <text:p><text:s/>Set Program Access and Computer Default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Set Program Access and Computer Default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TIMEOUT</text:p>
          </table:table-cell>
          <table:table-cell office:value-type="string" calcext:value-type="string">
            <text:p><text:s/>Show desktop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Show desktop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TIMEOUT</text:p>
          </table:table-cell>
          <table:table-cell office:value-type="string" calcext:value-type="string">
            <text:p><text:s/>Speech Recognition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Speech Recognition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Start Menu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Start Menu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Storage Space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Storage Space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TIMEOUT</text:p>
          </table:table-cell>
          <table:table-cell office:value-type="string" calcext:value-type="string">
            <text:p><text:s/>Switch between window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Switch between window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Sync Center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Sync Setup Folder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System Recovery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System Restore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System Restore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TIMEOUT</text:p>
          </table:table-cell>
          <table:table-cell office:value-type="string" calcext:value-type="string">
            <text:p><text:s/>Taskbar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Taskbar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The Home folder in File Explorer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This Device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This PC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Troubleshooting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TIMEOUT</text:p>
          </table:table-cell>
          <table:table-cell office:value-type="string" calcext:value-type="string">
            <text:p><text:s/>User Account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User Account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User Pinned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UsersFile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Video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Windows Defender Firewall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TIMEOUT</text:p>
          </table:table-cell>
          <table:table-cell office:value-type="string" calcext:value-type="string">
            <text:p><text:s/>Windows Feature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Windows Feature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TIMEOUT</text:p>
          </table:table-cell>
          <table:table-cell office:value-type="string" calcext:value-type="string">
            <text:p><text:s/>Windows Mobility Center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Windows Mobility Center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TIMEOUT</text:p>
          </table:table-cell>
          <table:table-cell office:value-type="string" calcext:value-type="string">
            <text:p><text:s/>Windows Search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Windows Search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TIMEOUT</text:p>
          </table:table-cell>
          <table:table-cell office:value-type="string" calcext:value-type="string">
            <text:p><text:s/>Windows Security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Windows Security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Windows Tool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Work Folder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ERROR <text:s/></text:p>
          </table:table-cell>
          <table:table-cell office:value-type="string" calcext:value-type="string">
            <text:p><text:s/>Work Folders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delegate folder that appears in Computer</text:p>
          </table:table-cell>
          <table:table-cell/>
        </table:table-row>
        <table:table-row table:style-name="ro1">
          <table:table-cell office:value-type="string" calcext:value-type="string">
            <text:p>CLSIDVars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printhood delegate folder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<text:s/>CLSIDVars</text:p>
          </table:table-cell>
          <table:table-cell office:value-type="string" calcext:value-type="string">
            <text:p><text:s/>END</text:p>
          </table:table-cell>
          <table:table-cell office:value-type="float" office:value="20250929163021" calcext:value-type="float">
            <text:p>20250929163021</text:p>
          </table:table-cell>
        </table:table-row>
      </table:table>
      <table:table table:name="Pivot Table_TestEnvVars.txt_1" table:style-name="ta1">
        <office:forms form:automatic-focus="false" form:apply-design-mode="false"/>
        <table:table-column table:style-name="co1" table:default-cell-style-name="ce43"/>
        <table:table-column table:style-name="co24" table:default-cell-style-name="ce49"/>
        <table:table-column table:style-name="co25" table:default-cell-style-name="ce49"/>
        <table:table-column table:style-name="co1" table:default-cell-style-name="ce67"/>
        <table:table-row table:style-name="ro1">
          <table:table-cell table:style-name="ce41" office:value-type="string" calcext:value-type="string">
            <text:p>TEST</text:p>
          </table:table-cell>
          <table:table-cell table:style-name="ce47" office:value-type="string" calcext:value-type="string">
            <text:p><text:s/>EnvVars</text:p>
          </table:table-cell>
          <table:table-cell table:style-name="ce47" office:value-type="string" calcext:value-type="string">
            <text:p><text:s/>START</text:p>
          </table:table-cell>
          <table:table-cell table:style-name="ce54" office:value-type="string" calcext:value-type="string">
            <text:p>(empty)</text:p>
          </table:table-cell>
        </table:table-row>
        <table:table-row table:style-name="ro1">
          <table:table-cell table:style-name="ce42" office:value-type="string" calcext:value-type="string">
            <text:p>CLSIDVars</text:p>
          </table:table-cell>
          <table:table-cell table:style-name="ce48" office:value-type="string" calcext:value-type="string">
            <text:p><text:s/>ERROR <text:s/></text:p>
          </table:table-cell>
          <table:table-cell table:style-name="ce48" office:value-type="string" calcext:value-type="string">
            <text:p><text:s/>Add Network Place</text:p>
          </table:table-cell>
          <table:table-cell table:style-name="ce55"/>
        </table:table-row>
        <table:table-row table:style-name="ro1">
          <table:table-cell table:number-columns-repeated="2"/>
          <table:table-cell office:value-type="string" calcext:value-type="string">
            <text:p><text:s/>Connect 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Linu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Manage Wireless Network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Microsoft FTP 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Microsoft Office Outloo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Offline Fi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Offline Files 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revious Vers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revious Versions Results Delegate 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Remote File Brows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Run..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et Program Access and Computer Defaul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how deskt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peech Recogni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tart Menu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torage Spac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witch between windo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ystem Resto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Taskb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User Accou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Windows Featu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Windows Mobility Cen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Windows Searc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Windows Security</text:p>
          </table:table-cell>
          <table:table-cell/>
        </table:table-row>
        <table:table-row table:style-name="ro1">
          <table:table-cell/>
          <table:table-cell table:style-name="ce50"/>
          <table:table-cell table:style-name="ce50" office:value-type="string" calcext:value-type="string">
            <text:p><text:s/>Work Folders</text:p>
          </table:table-cell>
          <table:table-cell table:style-name="ce68"/>
        </table:table-row>
        <table:table-row table:style-name="ro1">
          <table:table-cell/>
          <table:table-cell table:style-name="ce48" office:value-type="string" calcext:value-type="string">
            <text:p><text:s/>SUCCESS</text:p>
          </table:table-cell>
          <table:table-cell table:style-name="ce48" office:value-type="string" calcext:value-type="string">
            <text:p><text:s/>3D Objects</text:p>
          </table:table-cell>
          <table:table-cell table:style-name="ce55"/>
        </table:table-row>
        <table:table-row table:style-name="ro1">
          <table:table-cell table:number-columns-repeated="2"/>
          <table:table-cell office:value-type="string" calcext:value-type="string">
            <text:p><text:s/>About Syste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All Control Panel Item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All Task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Applica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AppSuggestedLoca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Auto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Backup and Restore (Windows 7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BitLocker Drive Encryp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Bluetooth Devic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Classic Windows Searc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Command 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Common Places FS 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Control Pane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Control Panel command object for Start menu and deskt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Credential Manag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Default Program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delegate folder that appears in Compu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Deskt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Devices and Printer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Docum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Download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Ease of Access Cen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Favori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File Explorer Op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File Histo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Font setting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Frequent folder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Fusion Cach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Get Program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HomeGrou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Installed Upda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Librari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Manage Wireless Network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Media Server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Microsoft FTP 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Microsoft Office Outloo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Mus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My Docum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Networ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Network and Sharing Cen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Network Computers and Devic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Network Connec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Offline Fi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OneDriv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ersonaliz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ictu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ortable Devic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ower Op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revious Vers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revious Versions Results Delegate 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revious Versions Results 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rinter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rinthood delegate 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rograms and Featu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ublic 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Quick Acc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Recent Fi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Recent Items Instance 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Recent Places 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Recycle B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Remote Printer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RemoteApp and Desktop Connec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Removable Driv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Removable Storage Devic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Results 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ecurity and Maintenanc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tart Menu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torage Spac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ync Cen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ync Setup 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ystem Recove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ystem Resto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The Home folder in File Explor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This Devic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This P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Troubleshoo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User Pinn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UsersFi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Vide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Windows Defender Firew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Windows Tools</text:p>
          </table:table-cell>
          <table:table-cell/>
        </table:table-row>
        <table:table-row table:style-name="ro1">
          <table:table-cell/>
          <table:table-cell table:style-name="ce50"/>
          <table:table-cell table:style-name="ce50" office:value-type="string" calcext:value-type="string">
            <text:p><text:s/>Work Folders</text:p>
          </table:table-cell>
          <table:table-cell table:style-name="ce68"/>
        </table:table-row>
        <table:table-row table:style-name="ro1">
          <table:table-cell/>
          <table:table-cell table:style-name="ce48" office:value-type="string" calcext:value-type="string">
            <text:p><text:s/>TIMEOUT</text:p>
          </table:table-cell>
          <table:table-cell table:style-name="ce48" office:value-type="string" calcext:value-type="string">
            <text:p><text:s/>Add Network Place</text:p>
          </table:table-cell>
          <table:table-cell table:style-name="ce55"/>
        </table:table-row>
        <table:table-row table:style-name="ro1">
          <table:table-cell table:number-columns-repeated="2"/>
          <table:table-cell office:value-type="string" calcext:value-type="string">
            <text:p><text:s/>Connect 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Linu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Offline Files 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Remote File Brows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Run..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et Program Access and Computer Defaul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how deskt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peech Recogni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witch between windo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Taskb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User Accou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Windows Featu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Windows Mobility Cen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Windows Search</text:p>
          </table:table-cell>
          <table:table-cell/>
        </table:table-row>
        <table:table-row table:style-name="ro1">
          <table:table-cell table:style-name="ce44"/>
          <table:table-cell table:style-name="ce50"/>
          <table:table-cell table:style-name="ce50" office:value-type="string" calcext:value-type="string">
            <text:p><text:s/>Windows Security</text:p>
          </table:table-cell>
          <table:table-cell table:style-name="ce68"/>
        </table:table-row>
        <table:table-row table:style-name="ro1">
          <table:table-cell table:style-name="ce42" office:value-type="string" calcext:value-type="string">
            <text:p>EnvVars</text:p>
          </table:table-cell>
          <table:table-cell table:style-name="ce51" office:value-type="string" calcext:value-type="string">
            <text:p><text:s/>ERROR <text:s/></text:p>
          </table:table-cell>
          <table:table-cell table:style-name="ce51" office:value-type="string" calcext:value-type="string">
            <text:p><text:s/>%ComSpec%</text:p>
          </table:table-cell>
          <table:table-cell table:style-name="ce69"/>
        </table:table-row>
        <table:table-row table:style-name="ro1">
          <table:table-cell/>
          <table:table-cell table:style-name="ce48" office:value-type="string" calcext:value-type="string">
            <text:p><text:s/>SUCCESS</text:p>
          </table:table-cell>
          <table:table-cell table:style-name="ce48" office:value-type="string" calcext:value-type="string">
            <text:p><text:s/>%ALLUSERSPROFILE%</text:p>
          </table:table-cell>
          <table:table-cell table:style-name="ce55"/>
        </table:table-row>
        <table:table-row table:style-name="ro1">
          <table:table-cell table:number-columns-repeated="2"/>
          <table:table-cell office:value-type="string" calcext:value-type="string">
            <text:p><text:s/>%APPDATA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%CommonProgramFiles(x86)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%CommonProgramFiles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%CommonProgramW6432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%DriverData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%LOCALAPPDATA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%ProgramData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%ProgramFiles(x86)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%ProgramFiles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%ProgramW6432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%PUBLIC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%SystemRoot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%TEMP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%TMP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%USERPROFILE%</text:p>
          </table:table-cell>
          <table:table-cell/>
        </table:table-row>
        <table:table-row table:style-name="ro1">
          <table:table-cell/>
          <table:table-cell table:style-name="ce50"/>
          <table:table-cell table:style-name="ce50" office:value-type="string" calcext:value-type="string">
            <text:p><text:s/>%WINDIR%</text:p>
          </table:table-cell>
          <table:table-cell table:style-name="ce68"/>
        </table:table-row>
        <table:table-row table:style-name="ro1">
          <table:table-cell table:style-name="ce44"/>
          <table:table-cell table:style-name="ce51" office:value-type="string" calcext:value-type="string">
            <text:p><text:s/>TIMEOUT</text:p>
          </table:table-cell>
          <table:table-cell table:style-name="ce51" office:value-type="string" calcext:value-type="string">
            <text:p><text:s/>%ComSpec%</text:p>
          </table:table-cell>
          <table:table-cell table:style-name="ce69"/>
        </table:table-row>
        <table:table-row table:style-name="ro1">
          <table:table-cell table:style-name="ce42" office:value-type="string" calcext:value-type="string">
            <text:p>ShellVars</text:p>
          </table:table-cell>
          <table:table-cell table:style-name="ce48" office:value-type="string" calcext:value-type="string">
            <text:p><text:s/>ERROR <text:s/></text:p>
          </table:table-cell>
          <table:table-cell table:style-name="ce48" office:value-type="string" calcext:value-type="string">
            <text:p><text:s/>CSCFolder</text:p>
          </table:table-cell>
          <table:table-cell table:style-name="ce55"/>
        </table:table-row>
        <table:table-row table:style-name="ro1">
          <table:table-cell table:number-columns-repeated="2"/>
          <table:table-cell office:value-type="string" calcext:value-type="string">
            <text:p><text:s/>InternetFolder</text:p>
          </table:table-cell>
          <table:table-cell/>
        </table:table-row>
        <table:table-row table:style-name="ro1">
          <table:table-cell/>
          <table:table-cell table:style-name="ce50"/>
          <table:table-cell table:style-name="ce50" office:value-type="string" calcext:value-type="string">
            <text:p><text:s/>MAPIFolder</text:p>
          </table:table-cell>
          <table:table-cell table:style-name="ce68"/>
        </table:table-row>
        <table:table-row table:style-name="ro1">
          <table:table-cell/>
          <table:table-cell table:style-name="ce48" office:value-type="string" calcext:value-type="string">
            <text:p><text:s/>SUCCESS</text:p>
          </table:table-cell>
          <table:table-cell table:style-name="ce48" office:value-type="string" calcext:value-type="string">
            <text:p><text:s/>3D Objects</text:p>
          </table:table-cell>
          <table:table-cell table:style-name="ce55"/>
        </table:table-row>
        <table:table-row table:style-name="ro1">
          <table:table-cell table:number-columns-repeated="2"/>
          <table:table-cell office:value-type="string" calcext:value-type="string">
            <text:p><text:s/>Account Pictu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AddNewPrograms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AppDa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AppDataDeskt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AppDataDocum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AppDataFavori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AppDataProgramDa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Application Mod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Application Shortcu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Apps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AppUpdates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Cach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Camera Ro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Captu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ChangeRemovePrograms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Common AppDa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Common Templa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CommonRington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Conflict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Connections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Conta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ControlPanel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Cooki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CredentialManag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CryptoKey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CSC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Deskt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Development Fi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Device Metadata Sto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Docum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Download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DpapiKey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Favori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Fo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GameTask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Histo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ImplicitAppShortcu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Librari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Link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Local AppDa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LocalAppDataLo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LocalizedResourcesDi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MAPI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Mus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MyComputer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NetHo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NetworkPlaces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OEM Link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OneDriv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OneDriveCameraRo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OneDriveDocum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OneDriveMus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OneDrivePictu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Original Imag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ictu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laylis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rinters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rintHo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rofi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rogram Fi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rogram Files (x86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rogramFilesComm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rogramFilesCommonX6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rogramFilesCommonX8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rogramFilesX6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rogram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ubl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ublic Account Pictu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ublic Deskt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ublic Docum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ublic Download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ublic Mus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ublic Pictu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ublic Vide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ublicGameTask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PublicLibrari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Quick Launc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Recent Item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Recorded Call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Recorded T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RecycleBin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ResourceDi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Retail Dem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Rington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Roamed Tile Imag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Roaming Ti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aved Gam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aved Pictu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creensho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earch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earchHistory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earchHome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earchTemplates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end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lide Sho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tart Menu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tartu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yncCenter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yncResults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yncSetup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yste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ystemCertifica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ystemX8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Templa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Temporary Burn 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ThisDevice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User Pinn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UserProgramFi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UserProgramFilesComm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User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UsersFiles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UsersLibrariesF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Vide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Windows</text:p>
          </table:table-cell>
          <table:table-cell/>
        </table:table-row>
        <table:table-row table:style-name="ro1">
          <table:table-cell/>
          <table:table-cell table:style-name="ce50"/>
          <table:table-cell table:style-name="ce50" office:value-type="string" calcext:value-type="string">
            <text:p><text:s/>Windows Tools</text:p>
          </table:table-cell>
          <table:table-cell table:style-name="ce68"/>
        </table:table-row>
        <table:table-row table:style-name="ro1">
          <table:table-cell table:style-name="ce44"/>
          <table:table-cell table:style-name="ce51" office:value-type="string" calcext:value-type="string">
            <text:p><text:s/>TIMEOUT</text:p>
          </table:table-cell>
          <table:table-cell table:style-name="ce51" office:value-type="string" calcext:value-type="string">
            <text:p><text:s/>InternetFolder</text:p>
          </table:table-cell>
          <table:table-cell table:style-name="ce69"/>
        </table:table-row>
        <table:table-row table:style-name="ro1">
          <table:table-cell table:style-name="ce42" office:value-type="string" calcext:value-type="string">
            <text:p>TEST</text:p>
          </table:table-cell>
          <table:table-cell table:style-name="ce48" office:value-type="string" calcext:value-type="string">
            <text:p><text:s/>CLSIDVars</text:p>
          </table:table-cell>
          <table:table-cell table:style-name="ce48" office:value-type="string" calcext:value-type="string">
            <text:p><text:s/>END</text:p>
          </table:table-cell>
          <table:table-cell table:style-name="ce55"/>
        </table:table-row>
        <table:table-row table:style-name="ro1">
          <table:table-cell/>
          <table:table-cell table:style-name="ce50"/>
          <table:table-cell table:style-name="ce50" office:value-type="string" calcext:value-type="string">
            <text:p><text:s/>START</text:p>
          </table:table-cell>
          <table:table-cell table:style-name="ce68"/>
        </table:table-row>
        <table:table-row table:style-name="ro1">
          <table:table-cell/>
          <table:table-cell table:style-name="ce51" office:value-type="string" calcext:value-type="string">
            <text:p><text:s/>EnvVars</text:p>
          </table:table-cell>
          <table:table-cell table:style-name="ce51" office:value-type="string" calcext:value-type="string">
            <text:p><text:s/>END</text:p>
          </table:table-cell>
          <table:table-cell table:style-name="ce69"/>
        </table:table-row>
        <table:table-row table:style-name="ro1">
          <table:table-cell/>
          <table:table-cell table:style-name="ce48" office:value-type="string" calcext:value-type="string">
            <text:p><text:s/>ShellVars</text:p>
          </table:table-cell>
          <table:table-cell table:style-name="ce48" office:value-type="string" calcext:value-type="string">
            <text:p><text:s/>END</text:p>
          </table:table-cell>
          <table:table-cell table:style-name="ce55"/>
        </table:table-row>
        <table:table-row table:style-name="ro1">
          <table:table-cell table:style-name="ce44"/>
          <table:table-cell table:style-name="ce50"/>
          <table:table-cell table:style-name="ce50" office:value-type="string" calcext:value-type="string">
            <text:p><text:s/>START</text:p>
          </table:table-cell>
          <table:table-cell table:style-name="ce68"/>
        </table:table-row>
        <table:table-row table:style-name="ro1">
          <table:table-cell table:style-name="ce45" office:value-type="string" calcext:value-type="string">
            <text:p>(empty)</text:p>
          </table:table-cell>
          <table:table-cell table:number-columns-repeated="2" table:style-name="ce51" office:value-type="string" calcext:value-type="string">
            <text:p>(empty)</text:p>
          </table:table-cell>
          <table:table-cell table:style-name="ce69"/>
        </table:table-row>
        <table:table-row table:style-name="ro1">
          <table:table-cell table:style-name="ce46" office:value-type="string" calcext:value-type="string">
            <text:p>Total Result</text:p>
          </table:table-cell>
          <table:table-cell table:style-name="ce52"/>
          <table:table-cell table:style-name="ce53"/>
          <table:table-cell table:style-name="ce70"/>
        </table:table-row>
      </table:table>
      <table:table table:name="LOOKUP" table:style-name="ta1">
        <office:forms form:automatic-focus="false" form:apply-design-mode="false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28" office:value-type="string" calcext:value-type="string">
            <text:p>PIVOT TABLE NO DUPS</text:p>
          </table:table-cell>
          <table:table-cell/>
          <table:table-cell table:style-name="ce23" office:value-type="string" calcext:value-type="string">
            <text:p>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Network Place</text:p>
          </table:table-cell>
          <table:table-cell/>
          <table:table-cell office:value-type="string" calcext:value-type="string">
            <text:p><text:s/>Add Network Place</text:p>
          </table:table-cell>
          <table:table-cell/>
          <table:table-cell table:formula="of:=TRIM([.A2])" office:value-type="string" office:string-value="Add Network Place" calcext:value-type="string">
            <text:p>Add Network Place</text:p>
          </table:table-cell>
        </table:table-row>
        <table:table-row table:style-name="ro1">
          <table:table-cell office:value-type="string" calcext:value-type="string">
            <text:p>Connect To</text:p>
          </table:table-cell>
          <table:table-cell/>
          <table:table-cell office:value-type="string" calcext:value-type="string">
            <text:p><text:s/>Connect To</text:p>
          </table:table-cell>
          <table:table-cell/>
          <table:table-cell table:formula="of:=TRIM([.A3])" office:value-type="string" office:string-value="Connect To" calcext:value-type="string">
            <text:p>Connect To</text:p>
          </table:table-cell>
        </table:table-row>
        <table:table-row table:style-name="ro1">
          <table:table-cell office:value-type="string" calcext:value-type="string">
            <text:p>Manage Wireless Networks</text:p>
          </table:table-cell>
          <table:table-cell/>
          <table:table-cell office:value-type="string" calcext:value-type="string">
            <text:p><text:s/>Manage Wireless Networks</text:p>
          </table:table-cell>
          <table:table-cell/>
          <table:table-cell table:formula="of:=TRIM([.A4])" office:value-type="string" office:string-value="Manage Wireless Networks" calcext:value-type="string">
            <text:p>Manage Wireless Networks</text:p>
          </table:table-cell>
        </table:table-row>
        <table:table-row table:style-name="ro1">
          <table:table-cell office:value-type="string" calcext:value-type="string">
            <text:p>Microsoft FTP Folder</text:p>
          </table:table-cell>
          <table:table-cell/>
          <table:table-cell office:value-type="string" calcext:value-type="string">
            <text:p><text:s/>Microsoft FTP Folder</text:p>
          </table:table-cell>
          <table:table-cell/>
          <table:table-cell table:formula="of:=TRIM([.A5])" office:value-type="string" office:string-value="Microsoft FTP Folder" calcext:value-type="string">
            <text:p>Microsoft FTP Folder</text:p>
          </table:table-cell>
        </table:table-row>
        <table:table-row table:style-name="ro1">
          <table:table-cell office:value-type="string" calcext:value-type="string">
            <text:p>Microsoft Office Outlook</text:p>
          </table:table-cell>
          <table:table-cell/>
          <table:table-cell office:value-type="string" calcext:value-type="string">
            <text:p><text:s/>Microsoft Office Outlook</text:p>
          </table:table-cell>
          <table:table-cell/>
          <table:table-cell table:formula="of:=TRIM([.A6])" office:value-type="string" office:string-value="Microsoft Office Outlook" calcext:value-type="string">
            <text:p>Microsoft Office Outlook</text:p>
          </table:table-cell>
        </table:table-row>
        <table:table-row table:style-name="ro1">
          <table:table-cell office:value-type="string" calcext:value-type="string">
            <text:p>Offline Files</text:p>
          </table:table-cell>
          <table:table-cell/>
          <table:table-cell office:value-type="string" calcext:value-type="string">
            <text:p><text:s/>Offline Files</text:p>
          </table:table-cell>
          <table:table-cell/>
          <table:table-cell table:formula="of:=TRIM([.A7])" office:value-type="string" office:string-value="Offline Files" calcext:value-type="string">
            <text:p>Offline Files</text:p>
          </table:table-cell>
        </table:table-row>
        <table:table-row table:style-name="ro1">
          <table:table-cell office:value-type="string" calcext:value-type="string">
            <text:p>Offline Files Folder</text:p>
          </table:table-cell>
          <table:table-cell/>
          <table:table-cell office:value-type="string" calcext:value-type="string">
            <text:p><text:s/>Offline Files Folder</text:p>
          </table:table-cell>
          <table:table-cell/>
          <table:table-cell table:formula="of:=TRIM([.A8])" office:value-type="string" office:string-value="Offline Files Folder" calcext:value-type="string">
            <text:p>Offline Files Folder</text:p>
          </table:table-cell>
        </table:table-row>
        <table:table-row table:style-name="ro1">
          <table:table-cell office:value-type="string" calcext:value-type="string">
            <text:p>Previous Versions</text:p>
          </table:table-cell>
          <table:table-cell/>
          <table:table-cell office:value-type="string" calcext:value-type="string">
            <text:p><text:s/>Previous Versions</text:p>
          </table:table-cell>
          <table:table-cell/>
          <table:table-cell table:formula="of:=TRIM([.A9])" office:value-type="string" office:string-value="Previous Versions" calcext:value-type="string">
            <text:p>Previous Versions</text:p>
          </table:table-cell>
        </table:table-row>
        <table:table-row table:style-name="ro1">
          <table:table-cell office:value-type="string" calcext:value-type="string">
            <text:p>Previous Versions Results Delegate Folder</text:p>
          </table:table-cell>
          <table:table-cell/>
          <table:table-cell office:value-type="string" calcext:value-type="string">
            <text:p><text:s/>Previous Versions Results Delegate Folder</text:p>
          </table:table-cell>
          <table:table-cell/>
          <table:table-cell table:formula="of:=TRIM([.A10])" office:value-type="string" office:string-value="Previous Versions Results Delegate Folder" calcext:value-type="string">
            <text:p>Previous Versions Results Delegate Folder</text:p>
          </table:table-cell>
        </table:table-row>
        <table:table-row table:style-name="ro1">
          <table:table-cell office:value-type="string" calcext:value-type="string">
            <text:p>Remote File Browser</text:p>
          </table:table-cell>
          <table:table-cell/>
          <table:table-cell office:value-type="string" calcext:value-type="string">
            <text:p><text:s/>Remote File Browser</text:p>
          </table:table-cell>
          <table:table-cell/>
          <table:table-cell table:formula="of:=TRIM([.A11])" office:value-type="string" office:string-value="Remote File Browser" calcext:value-type="string">
            <text:p>Remote File Browser</text:p>
          </table:table-cell>
        </table:table-row>
        <table:table-row table:style-name="ro1">
          <table:table-cell office:value-type="string" calcext:value-type="string">
            <text:p>Run...</text:p>
          </table:table-cell>
          <table:table-cell/>
          <table:table-cell office:value-type="string" calcext:value-type="string">
            <text:p><text:s/>Run...</text:p>
          </table:table-cell>
          <table:table-cell/>
          <table:table-cell table:formula="of:=TRIM([.A12])" office:value-type="string" office:string-value="Run..." calcext:value-type="string">
            <text:p>Run...</text:p>
          </table:table-cell>
        </table:table-row>
        <table:table-row table:style-name="ro1">
          <table:table-cell office:value-type="string" calcext:value-type="string">
            <text:p>Set Program Access and Computer Defaults</text:p>
          </table:table-cell>
          <table:table-cell/>
          <table:table-cell office:value-type="string" calcext:value-type="string">
            <text:p><text:s/>Set Program Access and Computer Defaults</text:p>
          </table:table-cell>
          <table:table-cell/>
          <table:table-cell table:formula="of:=TRIM([.A13])" office:value-type="string" office:string-value="Set Program Access and Computer Defaults" calcext:value-type="string">
            <text:p>Set Program Access and Computer Defaults</text:p>
          </table:table-cell>
        </table:table-row>
        <table:table-row table:style-name="ro1">
          <table:table-cell office:value-type="string" calcext:value-type="string">
            <text:p>Show desktop</text:p>
          </table:table-cell>
          <table:table-cell/>
          <table:table-cell office:value-type="string" calcext:value-type="string">
            <text:p><text:s/>Show desktop</text:p>
          </table:table-cell>
          <table:table-cell/>
          <table:table-cell table:formula="of:=TRIM([.A14])" office:value-type="string" office:string-value="Show desktop" calcext:value-type="string">
            <text:p>Show desktop</text:p>
          </table:table-cell>
        </table:table-row>
        <table:table-row table:style-name="ro1">
          <table:table-cell office:value-type="string" calcext:value-type="string">
            <text:p>Speech Recognition</text:p>
          </table:table-cell>
          <table:table-cell/>
          <table:table-cell office:value-type="string" calcext:value-type="string">
            <text:p><text:s/>Speech Recognition</text:p>
          </table:table-cell>
          <table:table-cell/>
          <table:table-cell table:formula="of:=TRIM([.A15])" office:value-type="string" office:string-value="Speech Recognition" calcext:value-type="string">
            <text:p>Speech Recognition</text:p>
          </table:table-cell>
        </table:table-row>
        <table:table-row table:style-name="ro1">
          <table:table-cell office:value-type="string" calcext:value-type="string">
            <text:p>Start Menu</text:p>
          </table:table-cell>
          <table:table-cell/>
          <table:table-cell office:value-type="string" calcext:value-type="string">
            <text:p><text:s/>Start Menu</text:p>
          </table:table-cell>
          <table:table-cell/>
          <table:table-cell table:formula="of:=TRIM([.A16])" office:value-type="string" office:string-value="Start Menu" calcext:value-type="string">
            <text:p>Start Menu</text:p>
          </table:table-cell>
        </table:table-row>
        <table:table-row table:style-name="ro1">
          <table:table-cell office:value-type="string" calcext:value-type="string">
            <text:p>Storage Spaces</text:p>
          </table:table-cell>
          <table:table-cell/>
          <table:table-cell office:value-type="string" calcext:value-type="string">
            <text:p><text:s/>Storage Spaces</text:p>
          </table:table-cell>
          <table:table-cell/>
          <table:table-cell table:formula="of:=TRIM([.A17])" office:value-type="string" office:string-value="Storage Spaces" calcext:value-type="string">
            <text:p>Storage Spaces</text:p>
          </table:table-cell>
        </table:table-row>
        <table:table-row table:style-name="ro1">
          <table:table-cell office:value-type="string" calcext:value-type="string">
            <text:p>Switch between windows</text:p>
          </table:table-cell>
          <table:table-cell/>
          <table:table-cell office:value-type="string" calcext:value-type="string">
            <text:p><text:s/>Switch between windows</text:p>
          </table:table-cell>
          <table:table-cell/>
          <table:table-cell table:formula="of:=TRIM([.A18])" office:value-type="string" office:string-value="Switch between windows" calcext:value-type="string">
            <text:p>Switch between windows</text:p>
          </table:table-cell>
        </table:table-row>
        <table:table-row table:style-name="ro1">
          <table:table-cell office:value-type="string" calcext:value-type="string">
            <text:p>System Restore</text:p>
          </table:table-cell>
          <table:table-cell/>
          <table:table-cell office:value-type="string" calcext:value-type="string">
            <text:p><text:s/>System Restore</text:p>
          </table:table-cell>
          <table:table-cell/>
          <table:table-cell table:formula="of:=TRIM([.A19])" office:value-type="string" office:string-value="System Restore" calcext:value-type="string">
            <text:p>System Restore</text:p>
          </table:table-cell>
        </table:table-row>
        <table:table-row table:style-name="ro1">
          <table:table-cell office:value-type="string" calcext:value-type="string">
            <text:p>Taskbar</text:p>
          </table:table-cell>
          <table:table-cell/>
          <table:table-cell office:value-type="string" calcext:value-type="string">
            <text:p><text:s/>Taskbar</text:p>
          </table:table-cell>
          <table:table-cell/>
          <table:table-cell table:formula="of:=TRIM([.A20])" office:value-type="string" office:string-value="Taskbar" calcext:value-type="string">
            <text:p>Taskbar</text:p>
          </table:table-cell>
        </table:table-row>
        <table:table-row table:style-name="ro1">
          <table:table-cell office:value-type="string" calcext:value-type="string">
            <text:p>User Accounts</text:p>
          </table:table-cell>
          <table:table-cell/>
          <table:table-cell office:value-type="string" calcext:value-type="string">
            <text:p><text:s/>User Accounts</text:p>
          </table:table-cell>
          <table:table-cell/>
          <table:table-cell table:formula="of:=TRIM([.A21])" office:value-type="string" office:string-value="User Accounts" calcext:value-type="string">
            <text:p>User Accounts</text:p>
          </table:table-cell>
        </table:table-row>
        <table:table-row table:style-name="ro1">
          <table:table-cell office:value-type="string" calcext:value-type="string">
            <text:p>Windows Features</text:p>
          </table:table-cell>
          <table:table-cell/>
          <table:table-cell office:value-type="string" calcext:value-type="string">
            <text:p><text:s/>Windows Features</text:p>
          </table:table-cell>
          <table:table-cell/>
          <table:table-cell table:formula="of:=TRIM([.A22])" office:value-type="string" office:string-value="Windows Features" calcext:value-type="string">
            <text:p>Windows Features</text:p>
          </table:table-cell>
        </table:table-row>
        <table:table-row table:style-name="ro1">
          <table:table-cell office:value-type="string" calcext:value-type="string">
            <text:p>Windows Mobility Center</text:p>
          </table:table-cell>
          <table:table-cell/>
          <table:table-cell office:value-type="string" calcext:value-type="string">
            <text:p><text:s/>Windows Mobility Center</text:p>
          </table:table-cell>
          <table:table-cell/>
          <table:table-cell table:formula="of:=TRIM([.A23])" office:value-type="string" office:string-value="Windows Mobility Center" calcext:value-type="string">
            <text:p>Windows Mobility Center</text:p>
          </table:table-cell>
        </table:table-row>
        <table:table-row table:style-name="ro1">
          <table:table-cell office:value-type="string" calcext:value-type="string">
            <text:p>Windows Search</text:p>
          </table:table-cell>
          <table:table-cell/>
          <table:table-cell office:value-type="string" calcext:value-type="string">
            <text:p><text:s/>Windows Search</text:p>
          </table:table-cell>
          <table:table-cell/>
          <table:table-cell table:formula="of:=TRIM([.A24])" office:value-type="string" office:string-value="Windows Search" calcext:value-type="string">
            <text:p>Windows Search</text:p>
          </table:table-cell>
        </table:table-row>
        <table:table-row table:style-name="ro1">
          <table:table-cell office:value-type="string" calcext:value-type="string">
            <text:p>Windows Security</text:p>
          </table:table-cell>
          <table:table-cell/>
          <table:table-cell office:value-type="string" calcext:value-type="string">
            <text:p><text:s/>Windows Security</text:p>
          </table:table-cell>
          <table:table-cell/>
          <table:table-cell table:formula="of:=TRIM([.A25])" office:value-type="string" office:string-value="Windows Security" calcext:value-type="string">
            <text:p>Windows Security</text:p>
          </table:table-cell>
        </table:table-row>
        <table:table-row table:style-name="ro1">
          <table:table-cell office:value-type="string" calcext:value-type="string">
            <text:p>Work Folders</text:p>
          </table:table-cell>
          <table:table-cell/>
          <table:table-cell office:value-type="string" calcext:value-type="string">
            <text:p><text:s/>Work Folders</text:p>
          </table:table-cell>
          <table:table-cell/>
          <table:table-cell table:formula="of:=TRIM([.A26])" office:value-type="string" office:string-value="Work Folders" calcext:value-type="string">
            <text:p>Work Folders</text:p>
          </table:table-cell>
        </table:table-row>
        <table:table-row table:style-name="ro1">
          <table:table-cell office:value-type="string" calcext:value-type="string">
            <text:p>Add Network Place</text:p>
          </table:table-cell>
          <table:table-cell/>
          <table:table-cell office:value-type="string" calcext:value-type="string">
            <text:p><text:s/>Add Network Place</text:p>
          </table:table-cell>
          <table:table-cell/>
          <table:table-cell table:formula="of:=TRIM([.A27])" office:value-type="string" office:string-value="Add Network Place" calcext:value-type="string">
            <text:p>Add Network Place</text:p>
          </table:table-cell>
        </table:table-row>
        <table:table-row table:style-name="ro1">
          <table:table-cell office:value-type="string" calcext:value-type="string">
            <text:p>%ComSpec%</text:p>
          </table:table-cell>
          <table:table-cell/>
          <table:table-cell office:value-type="string" calcext:value-type="string">
            <text:p><text:s/>Connect To</text:p>
          </table:table-cell>
          <table:table-cell/>
          <table:table-cell table:formula="of:=TRIM([.A28])" office:value-type="string" office:string-value="%ComSpec%" calcext:value-type="string">
            <text:p>%ComSpec%</text:p>
          </table:table-cell>
        </table:table-row>
        <table:table-row table:style-name="ro1">
          <table:table-cell office:value-type="string" calcext:value-type="string">
            <text:p>CSCFolder</text:p>
          </table:table-cell>
          <table:table-cell/>
          <table:table-cell office:value-type="string" calcext:value-type="string">
            <text:p><text:s/>Offline Files Folder</text:p>
          </table:table-cell>
          <table:table-cell/>
          <table:table-cell table:formula="of:=TRIM([.A29])" office:value-type="string" office:string-value="CSCFolder" calcext:value-type="string">
            <text:p>CSCFolder</text:p>
          </table:table-cell>
        </table:table-row>
        <table:table-row table:style-name="ro1">
          <table:table-cell office:value-type="string" calcext:value-type="string">
            <text:p>InternetFolder</text:p>
          </table:table-cell>
          <table:table-cell/>
          <table:table-cell office:value-type="string" calcext:value-type="string">
            <text:p><text:s/>Remote File Browser</text:p>
          </table:table-cell>
          <table:table-cell/>
          <table:table-cell table:formula="of:=TRIM([.A30])" office:value-type="string" office:string-value="InternetFolder" calcext:value-type="string">
            <text:p>InternetFolder</text:p>
          </table:table-cell>
        </table:table-row>
        <table:table-row table:style-name="ro1">
          <table:table-cell office:value-type="string" calcext:value-type="string">
            <text:p>MAPIFolder</text:p>
          </table:table-cell>
          <table:table-cell/>
          <table:table-cell office:value-type="string" calcext:value-type="string">
            <text:p><text:s/>Run...</text:p>
          </table:table-cell>
          <table:table-cell/>
          <table:table-cell table:formula="of:=TRIM([.A31])" office:value-type="string" office:string-value="MAPIFolder" calcext:value-type="string">
            <text:p>MAPIFold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Set Program Access and Computer Defaul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Show deskto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Speech Recogni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Switch between windo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Taskb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User Accou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Windows Featur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Windows Mobility Cen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Windows Sear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Windows Securi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%ComSpec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%ComSpec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CSCFol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InternetFol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MAPIFol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InternetFolder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23" office:value-type="string" calcext:value-type="string">
            <text:p>NODU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Add Network Pla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Connect 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Manage Wireless Network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Microsoft FTP Fol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Microsoft Office Outloo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Offline Fi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Offline Files Fol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Previous Vers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Previous Versions Results Delegate Fol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Remote File Brows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Run..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Set Program Access and Computer Defaul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Show deskto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Speech Recogni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Start Menu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Storage Spac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Switch between windo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System Resto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Taskb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User Accou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Windows Featur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Windows Mobility Cen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Windows Sear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Windows Securi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Work Fold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Add Network Place</text:p>
          </table:table-cell>
          <table:table-cell table:number-columns-repeated="2"/>
        </table:table-row>
        <table:table-row table:style-name="ro1" table:visibility="filter" table:number-rows-repeated="14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%ComSpec%</text:p>
          </table:table-cell>
          <table:table-cell table:number-columns-repeated="2"/>
        </table:table-row>
        <table:table-row table:style-name="ro1" table:visibility="filter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CSCFol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InternetFol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MAPIFolder</text:p>
          </table:table-cell>
          <table:table-cell table:number-columns-repeated="2"/>
        </table:table-row>
        <table:table-row table:style-name="ro1" table:visibility="filter">
          <table:table-cell table:number-columns-repeated="5"/>
        </table:table-row>
      </table:table>
      <table:named-expressions/>
      <table:database-ranges>
        <table:database-range table:name="__Anonymous_Sheet_DB__1" table:target-range-address="'INDEX(MATCH) EXAMPLE'.G2:'INDEX(MATCH) EXAMPLE'.G3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EnvVars.H2:EnvVars.H46">
          <table:sort>
            <table:sort-by table:field-number="0" table:data-type="automatic"/>
          </table:sort>
        </table:database-range>
        <table:database-range table:name="__Anonymous_Sheet_DB__3" table:target-range-address="shell.E1:shell.F135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4" table:target-range-address="CLSID.F1:CLSID.G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  <table:data-pilot-tables>
        <table:data-pilot-table table:name="DataPilot2" table:application-data="" table:target-range-address="'Pivot Table_TestEnvVars.txt_1'.A1:'Pivot Table_TestEnvVars.txt_1'.D272" table:buttons="'Pivot Table_TestEnvVars.txt_1'.A1 'Pivot Table_TestEnvVars.txt_1'.B1 'Pivot Table_TestEnvVars.txt_1'.C1" table:show-filter-button="false" table:drill-down-on-double-click="false">
          <table:source-cell-range table:cell-range-address="'TestEnvVars.txt'.A1:'TestEnvVars.txt'.C27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ST" table:orientation="row" table:used-hierarchy="0" table:function="auto">
            <table:data-pilot-level table:show-empty="false" calcext:repeat-item-labels="false">
              <table:data-pilot-members>
                <table:data-pilot-member table:name="CLSIDVars" table:display="true" table:show-details="true"/>
                <table:data-pilot-member table:name="EnvVars" table:display="true" table:show-details="true"/>
                <table:data-pilot-member table:name="ShellVars" table:display="true" table:show-details="true"/>
                <table:data-pilot-member table:name="TES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EnvVars" table:orientation="row" table:used-hierarchy="0" table:function="auto">
            <table:data-pilot-level table:show-empty="false" calcext:repeat-item-labels="false">
              <table:data-pilot-members>
                <table:data-pilot-member table:name=" CLSIDVars" table:display="true" table:show-details="true"/>
                <table:data-pilot-member table:name=" EnvVars" table:display="true" table:show-details="true"/>
                <table:data-pilot-member table:name=" ERROR  " table:display="true" table:show-details="true"/>
                <table:data-pilot-member table:name=" ShellVars" table:display="true" table:show-details="true"/>
                <table:data-pilot-member table:name=" SUCCESS" table:display="true" table:show-details="true"/>
                <table:data-pilot-member table:name=" TIMEOU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START" table:orientation="row" table:used-hierarchy="0" table:function="auto">
            <table:data-pilot-level table:show-empty="false" calcext:repeat-item-labels="false">
              <table:data-pilot-members>
                <table:data-pilot-member table:name=" %ALLUSERSPROFILE%" table:display="true" table:show-details="true"/>
                <table:data-pilot-member table:name=" %APPDATA%" table:display="true" table:show-details="true"/>
                <table:data-pilot-member table:name=" %CommonProgramFiles(x86)%" table:display="true" table:show-details="true"/>
                <table:data-pilot-member table:name=" %CommonProgramFiles%" table:display="true" table:show-details="true"/>
                <table:data-pilot-member table:name=" %CommonProgramW6432%" table:display="true" table:show-details="true"/>
                <table:data-pilot-member table:name=" %ComSpec%" table:display="true" table:show-details="true"/>
                <table:data-pilot-member table:name=" %DriverData%" table:display="true" table:show-details="true"/>
                <table:data-pilot-member table:name=" %LOCALAPPDATA%" table:display="true" table:show-details="true"/>
                <table:data-pilot-member table:name=" %ProgramData%" table:display="true" table:show-details="true"/>
                <table:data-pilot-member table:name=" %ProgramFiles(x86)%" table:display="true" table:show-details="true"/>
                <table:data-pilot-member table:name=" %ProgramFiles%" table:display="true" table:show-details="true"/>
                <table:data-pilot-member table:name=" %ProgramW6432%" table:display="true" table:show-details="true"/>
                <table:data-pilot-member table:name=" %PUBLIC%" table:display="true" table:show-details="true"/>
                <table:data-pilot-member table:name=" %SystemRoot%" table:display="true" table:show-details="true"/>
                <table:data-pilot-member table:name=" %TEMP%" table:display="true" table:show-details="true"/>
                <table:data-pilot-member table:name=" %TMP%" table:display="true" table:show-details="true"/>
                <table:data-pilot-member table:name=" %USERPROFILE%" table:display="true" table:show-details="true"/>
                <table:data-pilot-member table:name=" %WINDIR%" table:display="true" table:show-details="true"/>
                <table:data-pilot-member table:name=" 3D Objects" table:display="true" table:show-details="true"/>
                <table:data-pilot-member table:name=" About System" table:display="true" table:show-details="true"/>
                <table:data-pilot-member table:name=" Account Pictures" table:display="true" table:show-details="true"/>
                <table:data-pilot-member table:name=" Add Network Place" table:display="true" table:show-details="true"/>
                <table:data-pilot-member table:name=" AddNewProgramsFolder" table:display="true" table:show-details="true"/>
                <table:data-pilot-member table:name=" All Control Panel Items" table:display="true" table:show-details="true"/>
                <table:data-pilot-member table:name=" All Tasks" table:display="true" table:show-details="true"/>
                <table:data-pilot-member table:name=" AppData" table:display="true" table:show-details="true"/>
                <table:data-pilot-member table:name=" AppDataDesktop" table:display="true" table:show-details="true"/>
                <table:data-pilot-member table:name=" AppDataDocuments" table:display="true" table:show-details="true"/>
                <table:data-pilot-member table:name=" AppDataFavorites" table:display="true" table:show-details="true"/>
                <table:data-pilot-member table:name=" AppDataProgramData" table:display="true" table:show-details="true"/>
                <table:data-pilot-member table:name=" Application Mods" table:display="true" table:show-details="true"/>
                <table:data-pilot-member table:name=" Application Shortcuts" table:display="true" table:show-details="true"/>
                <table:data-pilot-member table:name=" Applications" table:display="true" table:show-details="true"/>
                <table:data-pilot-member table:name=" AppsFolder" table:display="true" table:show-details="true"/>
                <table:data-pilot-member table:name=" AppSuggestedLocations" table:display="true" table:show-details="true"/>
                <table:data-pilot-member table:name=" AppUpdatesFolder" table:display="true" table:show-details="true"/>
                <table:data-pilot-member table:name=" AutoPlay" table:display="true" table:show-details="true"/>
                <table:data-pilot-member table:name=" Backup and Restore (Windows 7)" table:display="true" table:show-details="true"/>
                <table:data-pilot-member table:name=" BitLocker Drive Encryption" table:display="true" table:show-details="true"/>
                <table:data-pilot-member table:name=" Bluetooth Devices" table:display="true" table:show-details="true"/>
                <table:data-pilot-member table:name=" Cache" table:display="true" table:show-details="true"/>
                <table:data-pilot-member table:name=" Camera Roll" table:display="true" table:show-details="true"/>
                <table:data-pilot-member table:name=" Captures" table:display="true" table:show-details="true"/>
                <table:data-pilot-member table:name=" ChangeRemoveProgramsFolder" table:display="true" table:show-details="true"/>
                <table:data-pilot-member table:name=" Classic Windows Search" table:display="true" table:show-details="true"/>
                <table:data-pilot-member table:name=" Command Folder" table:display="true" table:show-details="true"/>
                <table:data-pilot-member table:name=" Common AppData" table:display="true" table:show-details="true"/>
                <table:data-pilot-member table:name=" Common Places FS Folder" table:display="true" table:show-details="true"/>
                <table:data-pilot-member table:name=" Common Templates" table:display="true" table:show-details="true"/>
                <table:data-pilot-member table:name=" CommonRingtones" table:display="true" table:show-details="true"/>
                <table:data-pilot-member table:name=" ConflictFolder" table:display="true" table:show-details="true"/>
                <table:data-pilot-member table:name=" Connect To" table:display="true" table:show-details="true"/>
                <table:data-pilot-member table:name=" ConnectionsFolder" table:display="true" table:show-details="true"/>
                <table:data-pilot-member table:name=" Contacts" table:display="true" table:show-details="true"/>
                <table:data-pilot-member table:name=" Control Panel" table:display="true" table:show-details="true"/>
                <table:data-pilot-member table:name=" Control Panel command object for Start menu and desktop" table:display="true" table:show-details="true"/>
                <table:data-pilot-member table:name=" ControlPanelFolder" table:display="true" table:show-details="true"/>
                <table:data-pilot-member table:name=" Cookies" table:display="true" table:show-details="true"/>
                <table:data-pilot-member table:name=" Credential Manager" table:display="true" table:show-details="true"/>
                <table:data-pilot-member table:name=" CredentialManager" table:display="true" table:show-details="true"/>
                <table:data-pilot-member table:name=" CryptoKeys" table:display="true" table:show-details="true"/>
                <table:data-pilot-member table:name=" CSCFolder" table:display="true" table:show-details="true"/>
                <table:data-pilot-member table:name=" Default Programs" table:display="true" table:show-details="true"/>
                <table:data-pilot-member table:name=" delegate folder that appears in Computer" table:display="true" table:show-details="true"/>
                <table:data-pilot-member table:name=" Desktop" table:display="true" table:show-details="true"/>
                <table:data-pilot-member table:name=" Development Files" table:display="true" table:show-details="true"/>
                <table:data-pilot-member table:name=" Device Metadata Store" table:display="true" table:show-details="true"/>
                <table:data-pilot-member table:name=" Devices and Printers" table:display="true" table:show-details="true"/>
                <table:data-pilot-member table:name=" Documents" table:display="true" table:show-details="true"/>
                <table:data-pilot-member table:name=" Downloads" table:display="true" table:show-details="true"/>
                <table:data-pilot-member table:name=" DpapiKeys" table:display="true" table:show-details="true"/>
                <table:data-pilot-member table:name=" Ease of Access Center" table:display="true" table:show-details="true"/>
                <table:data-pilot-member table:name=" END" table:display="true" table:show-details="true"/>
                <table:data-pilot-member table:name=" Favorites" table:display="true" table:show-details="true"/>
                <table:data-pilot-member table:name=" File Explorer Options" table:display="true" table:show-details="true"/>
                <table:data-pilot-member table:name=" File History" table:display="true" table:show-details="true"/>
                <table:data-pilot-member table:name=" Font settings" table:display="true" table:show-details="true"/>
                <table:data-pilot-member table:name=" Fonts" table:display="true" table:show-details="true"/>
                <table:data-pilot-member table:name=" Frequent folders" table:display="true" table:show-details="true"/>
                <table:data-pilot-member table:name=" Fusion Cache" table:display="true" table:show-details="true"/>
                <table:data-pilot-member table:name=" GameTasks" table:display="true" table:show-details="true"/>
                <table:data-pilot-member table:name=" Get Programs" table:display="true" table:show-details="true"/>
                <table:data-pilot-member table:name=" History" table:display="true" table:show-details="true"/>
                <table:data-pilot-member table:name=" HomeGroup" table:display="true" table:show-details="true"/>
                <table:data-pilot-member table:name=" ImplicitAppShortcuts" table:display="true" table:show-details="true"/>
                <table:data-pilot-member table:name=" Installed Updates" table:display="true" table:show-details="true"/>
                <table:data-pilot-member table:name=" InternetFolder" table:display="true" table:show-details="true"/>
                <table:data-pilot-member table:name=" Libraries" table:display="true" table:show-details="true"/>
                <table:data-pilot-member table:name=" Links" table:display="true" table:show-details="true"/>
                <table:data-pilot-member table:name=" Linux" table:display="true" table:show-details="true"/>
                <table:data-pilot-member table:name=" Local AppData" table:display="true" table:show-details="true"/>
                <table:data-pilot-member table:name=" LocalAppDataLow" table:display="true" table:show-details="true"/>
                <table:data-pilot-member table:name=" LocalizedResourcesDir" table:display="true" table:show-details="true"/>
                <table:data-pilot-member table:name=" Manage Wireless Networks" table:display="true" table:show-details="true"/>
                <table:data-pilot-member table:name=" MAPIFolder" table:display="true" table:show-details="true"/>
                <table:data-pilot-member table:name=" Media Servers" table:display="true" table:show-details="true"/>
                <table:data-pilot-member table:name=" Microsoft FTP Folder" table:display="true" table:show-details="true"/>
                <table:data-pilot-member table:name=" Microsoft Office Outlook" table:display="true" table:show-details="true"/>
                <table:data-pilot-member table:name=" Music" table:display="true" table:show-details="true"/>
                <table:data-pilot-member table:name=" My Documents" table:display="true" table:show-details="true"/>
                <table:data-pilot-member table:name=" MyComputerFolder" table:display="true" table:show-details="true"/>
                <table:data-pilot-member table:name=" NetHood" table:display="true" table:show-details="true"/>
                <table:data-pilot-member table:name=" Network" table:display="true" table:show-details="true"/>
                <table:data-pilot-member table:name=" Network and Sharing Center" table:display="true" table:show-details="true"/>
                <table:data-pilot-member table:name=" Network Computers and Devices" table:display="true" table:show-details="true"/>
                <table:data-pilot-member table:name=" Network Connections" table:display="true" table:show-details="true"/>
                <table:data-pilot-member table:name=" NetworkPlacesFolder" table:display="true" table:show-details="true"/>
                <table:data-pilot-member table:name=" OEM Links" table:display="true" table:show-details="true"/>
                <table:data-pilot-member table:name=" Offline Files" table:display="true" table:show-details="true"/>
                <table:data-pilot-member table:name=" Offline Files Folder" table:display="true" table:show-details="true"/>
                <table:data-pilot-member table:name=" OneDrive" table:display="true" table:show-details="true"/>
                <table:data-pilot-member table:name=" OneDriveCameraRoll" table:display="true" table:show-details="true"/>
                <table:data-pilot-member table:name=" OneDriveDocuments" table:display="true" table:show-details="true"/>
                <table:data-pilot-member table:name=" OneDriveMusic" table:display="true" table:show-details="true"/>
                <table:data-pilot-member table:name=" OneDrivePictures" table:display="true" table:show-details="true"/>
                <table:data-pilot-member table:name=" Original Images" table:display="true" table:show-details="true"/>
                <table:data-pilot-member table:name=" Personalization" table:display="true" table:show-details="true"/>
                <table:data-pilot-member table:name=" Pictures" table:display="true" table:show-details="true"/>
                <table:data-pilot-member table:name=" Playlists" table:display="true" table:show-details="true"/>
                <table:data-pilot-member table:name=" Portable Devices" table:display="true" table:show-details="true"/>
                <table:data-pilot-member table:name=" Power Options" table:display="true" table:show-details="true"/>
                <table:data-pilot-member table:name=" Previous Versions" table:display="true" table:show-details="true"/>
                <table:data-pilot-member table:name=" Previous Versions Results Delegate Folder" table:display="true" table:show-details="true"/>
                <table:data-pilot-member table:name=" Previous Versions Results Folder" table:display="true" table:show-details="true"/>
                <table:data-pilot-member table:name=" Printers" table:display="true" table:show-details="true"/>
                <table:data-pilot-member table:name=" PrintersFolder" table:display="true" table:show-details="true"/>
                <table:data-pilot-member table:name=" PrintHood" table:display="true" table:show-details="true"/>
                <table:data-pilot-member table:name=" printhood delegate folder" table:display="true" table:show-details="true"/>
                <table:data-pilot-member table:name=" Profile" table:display="true" table:show-details="true"/>
                <table:data-pilot-member table:name=" Program Files" table:display="true" table:show-details="true"/>
                <table:data-pilot-member table:name=" Program Files (x86)" table:display="true" table:show-details="true"/>
                <table:data-pilot-member table:name=" ProgramFilesCommon" table:display="true" table:show-details="true"/>
                <table:data-pilot-member table:name=" ProgramFilesCommonX64" table:display="true" table:show-details="true"/>
                <table:data-pilot-member table:name=" ProgramFilesCommonX86" table:display="true" table:show-details="true"/>
                <table:data-pilot-member table:name=" ProgramFilesX64" table:display="true" table:show-details="true"/>
                <table:data-pilot-member table:name=" Programs" table:display="true" table:show-details="true"/>
                <table:data-pilot-member table:name=" Programs and Features" table:display="true" table:show-details="true"/>
                <table:data-pilot-member table:name=" Public" table:display="true" table:show-details="true"/>
                <table:data-pilot-member table:name=" Public Account Pictures" table:display="true" table:show-details="true"/>
                <table:data-pilot-member table:name=" Public Desktop" table:display="true" table:show-details="true"/>
                <table:data-pilot-member table:name=" Public Documents" table:display="true" table:show-details="true"/>
                <table:data-pilot-member table:name=" Public Downloads" table:display="true" table:show-details="true"/>
                <table:data-pilot-member table:name=" Public Folder" table:display="true" table:show-details="true"/>
                <table:data-pilot-member table:name=" Public Music" table:display="true" table:show-details="true"/>
                <table:data-pilot-member table:name=" Public Pictures" table:display="true" table:show-details="true"/>
                <table:data-pilot-member table:name=" Public Videos" table:display="true" table:show-details="true"/>
                <table:data-pilot-member table:name=" PublicGameTasks" table:display="true" table:show-details="true"/>
                <table:data-pilot-member table:name=" PublicLibraries" table:display="true" table:show-details="true"/>
                <table:data-pilot-member table:name=" Quick Access" table:display="true" table:show-details="true"/>
                <table:data-pilot-member table:name=" Quick Launch" table:display="true" table:show-details="true"/>
                <table:data-pilot-member table:name=" Recent Files" table:display="true" table:show-details="true"/>
                <table:data-pilot-member table:name=" Recent Items" table:display="true" table:show-details="true"/>
                <table:data-pilot-member table:name=" Recent Items Instance Folder" table:display="true" table:show-details="true"/>
                <table:data-pilot-member table:name=" Recent Places Folder" table:display="true" table:show-details="true"/>
                <table:data-pilot-member table:name=" Recorded Calls" table:display="true" table:show-details="true"/>
                <table:data-pilot-member table:name=" Recorded TV" table:display="true" table:show-details="true"/>
                <table:data-pilot-member table:name=" Recycle Bin" table:display="true" table:show-details="true"/>
                <table:data-pilot-member table:name=" RecycleBinFolder" table:display="true" table:show-details="true"/>
                <table:data-pilot-member table:name=" Remote File Browser" table:display="true" table:show-details="true"/>
                <table:data-pilot-member table:name=" Remote Printers" table:display="true" table:show-details="true"/>
                <table:data-pilot-member table:name=" RemoteApp and Desktop Connections" table:display="true" table:show-details="true"/>
                <table:data-pilot-member table:name=" Removable Drives" table:display="true" table:show-details="true"/>
                <table:data-pilot-member table:name=" Removable Storage Devices" table:display="true" table:show-details="true"/>
                <table:data-pilot-member table:name=" ResourceDir" table:display="true" table:show-details="true"/>
                <table:data-pilot-member table:name=" Results Folder" table:display="true" table:show-details="true"/>
                <table:data-pilot-member table:name=" Retail Demo" table:display="true" table:show-details="true"/>
                <table:data-pilot-member table:name=" Ringtones" table:display="true" table:show-details="true"/>
                <table:data-pilot-member table:name=" Roamed Tile Images" table:display="true" table:show-details="true"/>
                <table:data-pilot-member table:name=" Roaming Tiles" table:display="true" table:show-details="true"/>
                <table:data-pilot-member table:name=" Run..." table:display="true" table:show-details="true"/>
                <table:data-pilot-member table:name=" Saved Games" table:display="true" table:show-details="true"/>
                <table:data-pilot-member table:name=" Saved Pictures" table:display="true" table:show-details="true"/>
                <table:data-pilot-member table:name=" Screenshots" table:display="true" table:show-details="true"/>
                <table:data-pilot-member table:name=" Searches" table:display="true" table:show-details="true"/>
                <table:data-pilot-member table:name=" SearchHistoryFolder" table:display="true" table:show-details="true"/>
                <table:data-pilot-member table:name=" SearchHomeFolder" table:display="true" table:show-details="true"/>
                <table:data-pilot-member table:name=" SearchTemplatesFolder" table:display="true" table:show-details="true"/>
                <table:data-pilot-member table:name=" Security and Maintenance" table:display="true" table:show-details="true"/>
                <table:data-pilot-member table:name=" SendTo" table:display="true" table:show-details="true"/>
                <table:data-pilot-member table:name=" Set Program Access and Computer Defaults" table:display="true" table:show-details="true"/>
                <table:data-pilot-member table:name=" Show desktop" table:display="true" table:show-details="true"/>
                <table:data-pilot-member table:name=" Slide Shows" table:display="true" table:show-details="true"/>
                <table:data-pilot-member table:name=" Speech Recognition" table:display="true" table:show-details="true"/>
                <table:data-pilot-member table:name=" START" table:display="true" table:show-details="true"/>
                <table:data-pilot-member table:name=" Start Menu" table:display="true" table:show-details="true"/>
                <table:data-pilot-member table:name=" Startup" table:display="true" table:show-details="true"/>
                <table:data-pilot-member table:name=" Storage Spaces" table:display="true" table:show-details="true"/>
                <table:data-pilot-member table:name=" Switch between windows" table:display="true" table:show-details="true"/>
                <table:data-pilot-member table:name=" Sync Center" table:display="true" table:show-details="true"/>
                <table:data-pilot-member table:name=" Sync Setup Folder" table:display="true" table:show-details="true"/>
                <table:data-pilot-member table:name=" SyncCenterFolder" table:display="true" table:show-details="true"/>
                <table:data-pilot-member table:name=" SyncResultsFolder" table:display="true" table:show-details="true"/>
                <table:data-pilot-member table:name=" SyncSetupFolder" table:display="true" table:show-details="true"/>
                <table:data-pilot-member table:name=" System" table:display="true" table:show-details="true"/>
                <table:data-pilot-member table:name=" System Recovery" table:display="true" table:show-details="true"/>
                <table:data-pilot-member table:name=" System Restore" table:display="true" table:show-details="true"/>
                <table:data-pilot-member table:name=" SystemCertificates" table:display="true" table:show-details="true"/>
                <table:data-pilot-member table:name=" SystemX86" table:display="true" table:show-details="true"/>
                <table:data-pilot-member table:name=" Taskbar" table:display="true" table:show-details="true"/>
                <table:data-pilot-member table:name=" Templates" table:display="true" table:show-details="true"/>
                <table:data-pilot-member table:name=" Temporary Burn Folder" table:display="true" table:show-details="true"/>
                <table:data-pilot-member table:name=" The Home folder in File Explorer" table:display="true" table:show-details="true"/>
                <table:data-pilot-member table:name=" This Device" table:display="true" table:show-details="true"/>
                <table:data-pilot-member table:name=" This PC" table:display="true" table:show-details="true"/>
                <table:data-pilot-member table:name=" ThisDeviceFolder" table:display="true" table:show-details="true"/>
                <table:data-pilot-member table:name=" Troubleshooting" table:display="true" table:show-details="true"/>
                <table:data-pilot-member table:name=" User Accounts" table:display="true" table:show-details="true"/>
                <table:data-pilot-member table:name=" User Pinned" table:display="true" table:show-details="true"/>
                <table:data-pilot-member table:name=" UserProgramFiles" table:display="true" table:show-details="true"/>
                <table:data-pilot-member table:name=" UserProgramFilesCommon" table:display="true" table:show-details="true"/>
                <table:data-pilot-member table:name=" Users" table:display="true" table:show-details="true"/>
                <table:data-pilot-member table:name=" UsersFiles" table:display="true" table:show-details="true"/>
                <table:data-pilot-member table:name=" UsersFilesFolder" table:display="true" table:show-details="true"/>
                <table:data-pilot-member table:name=" UsersLibrariesFolder" table:display="true" table:show-details="true"/>
                <table:data-pilot-member table:name=" Videos" table:display="true" table:show-details="true"/>
                <table:data-pilot-member table:name=" Windows" table:display="true" table:show-details="true"/>
                <table:data-pilot-member table:name=" Windows Defender Firewall" table:display="true" table:show-details="true"/>
                <table:data-pilot-member table:name=" Windows Features" table:display="true" table:show-details="true"/>
                <table:data-pilot-member table:name=" Windows Mobility Center" table:display="true" table:show-details="true"/>
                <table:data-pilot-member table:name=" Windows Search" table:display="true" table:show-details="true"/>
                <table:data-pilot-member table:name=" Windows Security" table:display="true" table:show-details="true"/>
                <table:data-pilot-member table:name=" Windows Tools" table:display="true" table:show-details="true"/>
                <table:data-pilot-member table:name=" Work Folder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06:34:23.007012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8T16:52:48.104505100</meta:creation-date>
    <dc:date>2025-09-30T06:45:43.403926500</dc:date>
    <meta:editing-duration>PT6H5M38S</meta:editing-duration>
    <meta:editing-cycles>51</meta:editing-cycles>
    <meta:generator>LibreOffice/25.2.5.2$Windows_X86_64 LibreOffice_project/03d19516eb2e1dd5d4ccd751a0d6f35f35e08022</meta:generator>
    <meta:print-date>2025-09-29T12:15:01.631795500</meta:print-date>
    <meta:document-statistic meta:table-count="8" meta:cell-count="2971" meta:object-count="0"/>
  </office:meta>
</office:document-meta>
</file>